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836cm"/>
    </style:style>
    <style:style style:name="co2" style:family="table-column">
      <style:table-column-properties fo:break-before="auto" style:column-width="1.702cm"/>
    </style:style>
    <style:style style:name="co3" style:family="table-column">
      <style:table-column-properties fo:break-before="auto" style:column-width="3.782cm"/>
    </style:style>
    <style:style style:name="co4" style:family="table-column">
      <style:table-column-properties fo:break-before="auto" style:column-width="1.737cm"/>
    </style:style>
    <style:style style:name="co5" style:family="table-column">
      <style:table-column-properties fo:break-before="auto" style:column-width="3.642cm"/>
    </style:style>
    <style:style style:name="co6" style:family="table-column">
      <style:table-column-properties fo:break-before="auto" style:column-width="2.074cm"/>
    </style:style>
    <style:style style:name="co7" style:family="table-column">
      <style:table-column-properties fo:break-before="auto" style:column-width="6.048cm"/>
    </style:style>
    <style:style style:name="co8" style:family="table-column">
      <style:table-column-properties fo:break-before="auto" style:column-width="17.981cm"/>
    </style:style>
    <style:style style:name="co9" style:family="table-column">
      <style:table-column-properties fo:break-before="auto" style:column-width="3.306cm"/>
    </style:style>
    <style:style style:name="co10" style:family="table-column">
      <style:table-column-properties fo:break-before="auto" style:column-width="2.258cm"/>
    </style:style>
    <style:style style:name="co11" style:family="table-column">
      <style:table-column-properties fo:break-before="auto" style:column-width="2.997cm"/>
    </style:style>
    <style:style style:name="co12" style:family="table-column">
      <style:table-column-properties fo:break-before="auto" style:column-width="2.464cm"/>
    </style:style>
    <style:style style:name="co13" style:family="table-column">
      <style:table-column-properties fo:break-before="auto" style:column-width="2.214cm"/>
    </style:style>
    <style:style style:name="co14" style:family="table-column">
      <style:table-column-properties fo:break-before="auto" style:column-width="2.099cm"/>
    </style:style>
    <style:style style:name="co15" style:family="table-column">
      <style:table-column-properties fo:break-before="auto" style:column-width="2.491cm"/>
    </style:style>
    <style:style style:name="co16" style:family="table-column">
      <style:table-column-properties fo:break-before="auto" style:column-width="1.79cm"/>
    </style:style>
    <style:style style:name="co17" style:family="table-column">
      <style:table-column-properties fo:break-before="auto" style:column-width="4.228cm"/>
    </style:style>
    <style:style style:name="co18" style:family="table-column">
      <style:table-column-properties fo:break-before="auto" style:column-width="3.052cm"/>
    </style:style>
    <style:style style:name="ro1" style:family="table-row">
      <style:table-row-properties style:row-height="0.557cm" fo:break-before="auto" style:use-optimal-row-height="false"/>
    </style:style>
    <style:style style:name="ro2" style:family="table-row">
      <style:table-row-properties style:row-height="0.526cm" fo:break-before="auto" style:use-optimal-row-height="false"/>
    </style:style>
    <style:style style:name="ro3" style:family="table-row">
      <style:table-row-properties style:row-height="0.557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244cm" fo:break-before="auto" style:use-optimal-row-height="false"/>
    </style:style>
    <style:style style:name="ro6" style:family="table-row">
      <style:table-row-properties style:row-height="2.027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2.817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4.001cm" fo:break-before="auto" style:use-optimal-row-height="true"/>
    </style:style>
    <style:style style:name="ro12" style:family="table-row">
      <style:table-row-properties style:row-height="1.826cm" fo:break-before="auto" style:use-optimal-row-height="false"/>
    </style:style>
    <style:style style:name="ro13" style:family="table-row">
      <style:table-row-properties style:row-height="1.64cm" fo:break-before="auto" style:use-optimal-row-height="false"/>
    </style:style>
    <style:style style:name="ta1" style:family="table" style:master-page-name="PageStyle_5f_Monsters">
      <style:table-properties table:display="true" style:writing-mode="lr-tb"/>
    </style:style>
    <style:style style:name="ta2" style:family="table" style:master-page-name="PageStyle_5f_Phase_20_Colours">
      <style:table-properties table:display="true" style:writing-mode="lr-tb"/>
    </style:style>
    <style:style style:name="ta3" style:family="table" style:master-page-name="PageStyle_5f_CSV">
      <style:table-properties table:display="true" style:writing-mode="lr-tb"/>
    </style:style>
    <style:style style:name="ta4" style:family="table" style:master-page-name="PageStyle_5f_Board18Sheet">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3"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onsters" table:style-name="ta1">
        <office:forms form:automatic-focus="false" form:apply-design-mode="false"/>
        <table:table-column table:style-name="co1" table:default-cell-style-name="ce2"/>
        <table:table-column table:style-name="co2" table:number-columns-repeated="2" table:default-cell-style-name="Default"/>
        <table:table-column table:style-name="co3" table:default-cell-style-name="ce2"/>
        <table:table-column table:style-name="co4" table:default-cell-style-name="ce2"/>
        <table:table-column table:style-name="co5" table:default-cell-style-name="ce2"/>
        <table:table-column table:style-name="co6" table:number-columns-repeated="2" table:default-cell-style-name="ce2"/>
        <table:table-column table:style-name="co2" table:number-columns-repeated="2" table:default-cell-style-name="Default"/>
        <table:table-column table:style-name="co7" table:default-cell-style-name="ce2"/>
        <table:table-column table:style-name="co8" table:default-cell-style-name="ce2"/>
        <table:table-column table:style-name="co9" table:default-cell-style-name="ce2"/>
        <table:table-column table:style-name="co2" table:number-columns-repeated="1009" table:default-cell-style-name="Default"/>
        <table:table-column table:style-name="co10" table:number-columns-repeated="2" table:default-cell-style-name="ce2"/>
        <table:table-row table:style-name="ro1">
          <table:table-cell table:style-name="ce1" office:value-type="string" calcext:value-type="string">
            <text:p>monster</text:p>
          </table:table-cell>
          <table:table-cell table:style-name="ce1" office:value-type="string" calcext:value-type="string">
            <text:p>phase</text:p>
          </table:table-cell>
          <table:table-cell table:style-name="ce1" office:value-type="string" calcext:value-type="string">
            <text:p>cost</text:p>
          </table:table-cell>
          <table:table-cell table:style-name="ce1" office:value-type="string" calcext:value-type="string">
            <text:p>mvt</text:p>
          </table:table-cell>
          <table:table-cell table:style-name="ce1" office:value-type="string" calcext:value-type="string">
            <text:p>dit</text:p>
          </table:table-cell>
          <table:table-cell table:style-name="ce1" office:value-type="string" calcext:value-type="string">
            <text:p>ditstop</text:p>
          </table:table-cell>
          <table:table-cell table:style-name="ce1" office:value-type="string" calcext:value-type="string">
            <text:p>export</text:p>
          </table:table-cell>
          <table:table-cell table:style-name="ce1" office:value-type="string" calcext:value-type="string">
            <text:p>linger</text:p>
          </table:table-cell>
          <table:table-cell table:style-name="ce1" office:value-type="string" calcext:value-type="string">
            <text:p>eaten</text:p>
          </table:table-cell>
          <table:table-cell table:style-name="ce1" office:value-type="string" calcext:value-type="string">
            <text:p>class</text:p>
          </table:table-cell>
          <table:table-cell table:style-name="ce1" office:value-type="string" calcext:value-type="string">
            <text:p>special</text:p>
          </table:table-cell>
          <table:table-cell table:style-name="ce1" office:value-type="string" calcext:value-type="string">
            <text:p>flavor</text:p>
          </table:table-cell>
          <table:table-cell table:style-name="ce1" office:value-type="string" calcext:value-type="string">
            <text:p>special2</text:p>
          </table:table-cell>
          <table:table-cell table:number-columns-repeated="1011"/>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Nurſe"</text:p>
          </table:table-cell>
          <table:table-cell table:style-name="ce2" office:value-type="string" calcext:value-type="string">
            <text:p>A</text:p>
          </table:table-cell>
          <table:table-cell table:style-name="ce2" office:value-type="float" office:value="10" calcext:value-type="float">
            <text:p>1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4" calcext:value-type="float">
            <text:p>4</text:p>
          </table:table-cell>
          <table:table-cell/>
          <table:table-cell office:value-type="string" calcext:value-type="string">
            <text:p>As many nurses can operate in a city as there are open routes.</text:p>
          </table:table-cell>
          <table:table-cell office:value-type="string" calcext:value-type="string">
            <text:p>The "Doctor" will see you now.</text:p>
          </table:table-cell>
          <table:table-cell table:number-columns-repeated="1012"/>
        </table:table-row>
        <table:table-row table:style-name="ro1">
          <table:table-cell office:value-type="string" calcext:value-type="string">
            <text:p>Steelclaw</text:p>
          </table:table-cell>
          <table:table-cell table:style-name="ce2" office:value-type="string" calcext:value-type="string">
            <text:p>A</text:p>
          </table:table-cell>
          <table:table-cell/>
          <table:table-cell office:value-type="float" office:value="3" calcext:value-type="float">
            <text:p>3</text:p>
          </table:table-cell>
          <table:table-cell office:value-type="float" office:value="20" calcext:value-type="float">
            <text:p>20</text:p>
          </table:table-cell>
          <table:table-cell table:number-columns-repeated="2"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text:span text:style-name="T1">They call him Steelclaw, but they spell it incorrectly. S</text:span><text:span text:style-name="T2">teal</text:span><text:span text:style-name="T3">claw got his name because he was declawed as a pup.</text:span></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clink*</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click*</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clack*</text:p>
          </table:table-cell>
          <table:table-cell table:number-columns-repeated="1012"/>
        </table:table-row>
        <table:table-row table:style-name="ro1">
          <table:table-cell office:value-type="string" calcext:value-type="string">
            <text:p>Skeleton</text:p>
          </table:table-cell>
          <table:table-cell table:style-name="ce2" office:value-type="float" office:value="1" calcext:value-type="float">
            <text:p>1</text:p>
          </table:table-cell>
          <table:table-cell table:style-name="ce2" office:value-type="float" office:value="80" calcext:value-type="float">
            <text:p>80</text:p>
          </table:table-cell>
          <table:table-cell office:value-type="float" office:value="2" calcext:value-type="float">
            <text:p>2</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xylophone noises*</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Blerg!</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Blarrr!</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Urrrrrh!</text:p>
          </table:table-cell>
          <table:table-cell table:number-columns-repeated="1012"/>
        </table:table-row>
        <table:table-row table:style-name="ro1">
          <table:table-cell office:value-type="string" calcext:value-type="string">
            <text:p>Zombie</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2" calcext:value-type="float">
            <text:p>2</text:p>
          </table:table-cell>
          <table:table-cell table:number-columns-repeated="2"/>
          <table:table-cell office:value-type="string" calcext:value-type="string">
            <text:p>Hi, my name's Hank.</text:p>
          </table:table-cell>
          <table:table-cell table:number-columns-repeated="1012"/>
        </table:table-row>
        <table:table-row table:style-name="ro1">
          <table:table-cell office:value-type="string" calcext:value-type="string">
            <text:p>Swearwolf</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3" calcext:value-type="float">
            <text:p>3</text:p>
          </table:table-cell>
          <table:table-cell/>
          <table:table-cell office:value-type="string" calcext:value-type="string">
            <text:p>Eaten and removed if Fang hired by hiring front. Only one Swearwolf can operate in a city.</text:p>
          </table:table-cell>
          <table:table-cell office:value-type="string" calcext:value-type="string">
            <text:p>I am a werewolf, I swear it on me mam's grave. </text:p>
          </table:table-cell>
          <table:table-cell table:style-name="ce5" office:value-type="string" calcext:value-type="string">
            <text:p>Really rather pathetic, pretends to be claw. Gets eaten if a Fang hired by the front that hired the Swearwolf. Only one Swearwolf can operate in a city.</text:p>
            <text:p>Does not count against player monster limit.</text:p>
          </table:table-cell>
          <table:table-cell table:number-columns-repeated="1011"/>
        </table:table-row>
        <table:table-row table:style-name="ro1">
          <table:table-cell office:value-type="string" calcext:value-type="string">
            <text:p>Swearwolf</text:p>
          </table:table-cell>
          <table:table-cell table:style-name="ce2" office:value-type="float" office:value="1" calcext:value-type="float">
            <text:p>1</text:p>
          </table:table-cell>
          <table:table-cell table:style-name="ce2" office:value-type="float" office:value="60" calcext:value-type="float">
            <text:p>60</text:p>
          </table:table-cell>
          <table:table-cell office:value-type="float" office:value="1" calcext:value-type="float">
            <text:p>1</text:p>
          </table:table-cell>
          <table:table-cell table:number-columns-repeated="3" office:value-type="string" calcext:value-type="string">
            <text:p>N/A</text:p>
          </table:table-cell>
          <table:table-cell office:value-type="float" office:value="0" calcext:value-type="float">
            <text:p>0</text:p>
          </table:table-cell>
          <table:table-cell table:style-name="ce2" office:value-type="float" office:value="3" calcext:value-type="float">
            <text:p>3</text:p>
          </table:table-cell>
          <table:table-cell/>
          <table:table-cell office:value-type="string" calcext:value-type="string">
            <text:p>Eaten and removed if Fang hired by hiring front. Only one Swearwolf can operate in a city.</text:p>
          </table:table-cell>
          <table:table-cell office:value-type="string" calcext:value-type="string">
            <text:p>I am a werewolf, I swear it on me mam's grave.</text:p>
          </table:table-cell>
          <table:table-cell table:style-name="ce5" office:value-type="string" calcext:value-type="string">
            <text:p>Really rather pathetic, pretends to be claw. Gets eaten if a Fang hired by the front that hired the Swearwolf. Only one Swearwolf can operate in a city.</text:p>
            <text:p>Does not count against player monster limit.</text:p>
          </table:table-cell>
          <table:table-cell table:number-columns-repeated="1011"/>
        </table:table-row>
        <table:table-row table:style-name="ro1">
          <table:table-cell office:value-type="string" calcext:value-type="string">
            <text:p>Suckling</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Fang</text:p>
          </table:table-cell>
          <table:table-cell table:number-columns-repeated="1014"/>
        </table:table-row>
        <table:table-row table:style-name="ro1">
          <table:table-cell office:value-type="string" calcext:value-type="string">
            <text:p>Suckling</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Fang</text:p>
          </table:table-cell>
          <table:table-cell table:number-columns-repeated="1014"/>
        </table:table-row>
        <table:table-row table:style-name="ro1">
          <table:table-cell office:value-type="string" calcext:value-type="string">
            <text:p>Suckling</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Fang</text:p>
          </table:table-cell>
          <table:table-cell table:number-columns-repeated="1014"/>
        </table:table-row>
        <table:table-row table:style-name="ro1">
          <table:table-cell table:style-name="ce3" office:value-type="string" calcext:value-type="string">
            <text:p>"Hatchet" Murray</text:p>
          </table:table-cell>
          <table:table-cell table:style-name="ce2" office:value-type="float" office:value="2" calcext:value-type="float">
            <text:p>2</text:p>
          </table:table-cell>
          <table:table-cell table:style-name="ce2" office:value-type="float" office:value="240" calcext:value-type="float">
            <text:p>24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2"/>
          <table:table-cell office:value-type="string" calcext:value-type="string">
            <text:p>The nickname Hatchet Murray is a misnomer, technically he uses an axe.</text:p>
          </table:table-cell>
          <table:table-cell table:number-columns-repeated="1012"/>
        </table:table-row>
        <table:table-row table:style-name="ro1">
          <table:table-cell office:value-type="string" calcext:value-type="string">
            <text:p>Conſtable</text:p>
          </table:table-cell>
          <table:table-cell table:style-name="ce2" office:value-type="float" office:value="2" calcext:value-type="float">
            <text:p>2</text:p>
          </table:table-cell>
          <table:table-cell table:style-name="ce2"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1015"/>
        </table:table-row>
        <table:table-row table:style-name="ro1">
          <table:table-cell office:value-type="string" calcext:value-type="string">
            <text:p>Conſtable</text:p>
          </table:table-cell>
          <table:table-cell table:style-name="ce2" office:value-type="float" office:value="2" calcext:value-type="float">
            <text:p>2</text:p>
          </table:table-cell>
          <table:table-cell table:style-name="ce2"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1015"/>
        </table:table-row>
        <table:table-row table:style-name="ro1">
          <table:table-cell office:value-type="string" calcext:value-type="string">
            <text:p>Conſtable</text:p>
          </table:table-cell>
          <table:table-cell table:style-name="ce2" office:value-type="float" office:value="2" calcext:value-type="float">
            <text:p>2</text:p>
          </table:table-cell>
          <table:table-cell table:style-name="ce2" office:value-type="float" office:value="200" calcext:value-type="float">
            <text:p>200</text:p>
          </table:table-cell>
          <table:table-cell office:value-type="float" office:value="3" calcext:value-type="float">
            <text:p>3</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4" calcext:value-type="float">
            <text:p>4</text:p>
          </table:table-cell>
          <table:table-cell table:number-columns-repeated="1015"/>
        </table:table-row>
        <table:table-row table:style-name="ro1">
          <table:table-cell office:value-type="string" calcext:value-type="string">
            <text:p>Pup</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I like my biology tutor. He was delicious!</text:p>
          </table:table-cell>
          <table:table-cell table:number-columns-repeated="1012"/>
        </table:table-row>
        <table:table-row table:style-name="ro1">
          <table:table-cell office:value-type="string" calcext:value-type="string">
            <text:p>Pup</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CLAWZ RULE! FANGZ DROOL!</text:p>
          </table:table-cell>
          <table:table-cell table:number-columns-repeated="1012"/>
        </table:table-row>
        <table:table-row table:style-name="ro1">
          <table:table-cell office:value-type="string" calcext:value-type="string">
            <text:p>Pup</text:p>
          </table:table-cell>
          <table:table-cell table:style-name="ce2" office:value-type="float" office:value="2" calcext:value-type="float">
            <text:p>2</text:p>
          </table:table-cell>
          <table:table-cell table:style-name="ce2" office:value-type="float" office:value="160" calcext:value-type="float">
            <text:p>160</text:p>
          </table:table-cell>
          <table:table-cell office:value-type="float" office:value="3" calcext:value-type="float">
            <text:p>3</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4" calcext:value-type="float">
            <text:p>4</text:p>
          </table:table-cell>
          <table:table-cell table:style-name="ce2" office:value-type="string" calcext:value-type="string">
            <text:p>Claw</text:p>
          </table:table-cell>
          <table:table-cell/>
          <table:table-cell office:value-type="string" calcext:value-type="string">
            <text:p>Err… *woof?*</text:p>
          </table:table-cell>
          <table:table-cell table:number-columns-repeated="1012"/>
        </table:table-row>
        <table:table-row table:style-name="ro1">
          <table:table-cell office:value-type="string" calcext:value-type="string">
            <text:p>Ghoul</text:p>
          </table:table-cell>
          <table:table-cell table:style-name="ce2" office:value-type="float" office:value="2" calcext:value-type="float">
            <text:p>2</text:p>
          </table:table-cell>
          <table:table-cell table:style-name="ce2" office:value-type="float" office:value="140" calcext:value-type="float">
            <text:p>140</text:p>
          </table:table-cell>
          <table:table-cell office:value-type="float" office:value="4" calcext:value-type="float">
            <text:p>4</text:p>
          </table:table-cell>
          <table:table-cell office:value-type="float" office:value="10" calcext:value-type="float">
            <text:p>10</text:p>
          </table:table-cell>
          <table:table-cell table:number-columns-repeated="2" office:value-type="string" calcext:value-type="string">
            <text:p>No</text:p>
          </table:table-cell>
          <table:table-cell office:value-type="float" office:value="0" calcext:value-type="float">
            <text:p>0</text:p>
          </table:table-cell>
          <table:table-cell table:style-name="ce2" office:value-type="float" office:value="3" calcext:value-type="float">
            <text:p>3</text:p>
          </table:table-cell>
          <table:table-cell table:number-columns-repeated="2"/>
          <table:table-cell office:value-type="string" calcext:value-type="string">
            <text:p>I am not a zombie, I don't associate with that riff-raff!</text:p>
          </table:table-cell>
          <table:table-cell table:number-columns-repeated="1012"/>
        </table:table-row>
        <table:table-row table:style-name="ro1">
          <table:table-cell office:value-type="string" calcext:value-type="string">
            <text:p>Haunted</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10" calcext:value-type="float">
            <text:p>10</text:p>
          </table:table-cell>
          <table:table-cell table:number-columns-repeated="2"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table-cell office:value-type="string" calcext:value-type="string">
            <text:p>Can move through token blocked cities</text:p>
          </table:table-cell>
          <table:table-cell table:number-columns-repeated="1013"/>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2"/>
          <table:table-cell table:style-name="ce8" office:value-type="string" calcext:value-type="string">
            <text:p>Costs 200 pts</text:p>
            <text:p>Movement is 2</text:p>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ext:p/>
            <text:p>1 are available</text:p>
          </table:table-cell>
          <table:table-cell table:number-columns-repeated="1001"/>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014"/>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2"/>
          <table:table-cell table:style-name="ce8" office:value-type="string" calcext:value-type="string">
            <text:p>Costs 200 pts</text:p>
            <text:p>Movement is 2</text:p>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ext:p/>
            <text:p>1 are available</text:p>
          </table:table-cell>
          <table:table-cell table:number-columns-repeated="1001"/>
        </table:table-row>
        <table:table-row table:style-name="ro2">
          <table:table-cell office:value-type="string" calcext:value-type="string">
            <text:p>Grayback</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6" calcext:value-type="float">
            <text:p>6</text:p>
          </table:table-cell>
          <table:table-cell office:value-type="float" office:value="20" calcext:value-type="float">
            <text:p>20</text:p>
          </table:table-cell>
          <table:table-cell table:style-name="ce4"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style-name="ce2" office:value-type="float" office:value="5" calcext:value-type="float">
            <text:p>5</text:p>
          </table:table-cell>
          <table:table-cell table:style-name="ce2" office:value-type="string" calcext:value-type="string">
            <text:p>Claw</text:p>
          </table:table-cell>
          <table:table-cell table:number-columns-repeated="1014"/>
        </table:table-row>
        <table:table-row table:style-name="ro2">
          <table:table-cell office:value-type="string" calcext:value-type="string">
            <text:p>Soldier</text:p>
          </table:table-cell>
          <table:table-cell table:style-name="ce2" office:value-type="float" office:value="3" calcext:value-type="float">
            <text:p>3</text:p>
          </table:table-cell>
          <table:table-cell table:style-name="ce2" office:value-type="float" office:value="480" calcext:value-type="float">
            <text:p>480</text:p>
          </table:table-cell>
          <table:table-cell office:value-type="float" office:value="6" calcext:value-type="float">
            <text:p>6</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number-columns-repeated="2"/>
          <table:table-cell office:value-type="string" calcext:value-type="string">
            <text:p>Jenkins, five rounds rapid!</text:p>
          </table:table-cell>
          <table:table-cell table:number-columns-repeated="1012"/>
        </table:table-row>
        <table:table-row table:style-name="ro2">
          <table:table-cell office:value-type="string" calcext:value-type="string">
            <text:p>Soldier</text:p>
          </table:table-cell>
          <table:table-cell table:style-name="ce2" office:value-type="float" office:value="3" calcext:value-type="float">
            <text:p>3</text:p>
          </table:table-cell>
          <table:table-cell table:style-name="ce2" office:value-type="float" office:value="480" calcext:value-type="float">
            <text:p>480</text:p>
          </table:table-cell>
          <table:table-cell office:value-type="float" office:value="6" calcext:value-type="float">
            <text:p>6</text:p>
          </table:table-cell>
          <table:table-cell office:value-type="float" office:value="10" calcext:value-type="float">
            <text:p>10</text:p>
          </table:table-cell>
          <table:table-cell table:style-name="ce4" office:value-type="string" calcext:value-type="string">
            <text:p>Yes</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number-columns-repeated="2"/>
          <table:table-cell office:value-type="string" calcext:value-type="string">
            <text:p>They call him the Brigadier, nobody knows what exactly it means, but he keeps saying it's a rank.</text:p>
          </table:table-cell>
          <table:table-cell table:number-columns-repeated="1012"/>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ount</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style-name="ce2" office:value-type="float" office:value="5" calcext:value-type="float">
            <text:p>5</text:p>
          </table:table-cell>
          <table:table-cell table:style-name="ce2" office:value-type="string" calcext:value-type="string">
            <text:p>Fang</text:p>
          </table:table-cell>
          <table:table-cell table:number-columns-repeated="1014"/>
        </table:table-row>
        <table:table-row table:style-name="ro2">
          <table:table-cell office:value-type="string" calcext:value-type="string">
            <text:p>Captain Harker</text:p>
          </table:table-cell>
          <table:table-cell table:style-name="ce2" office:value-type="float" office:value="3" calcext:value-type="float">
            <text:p>3</text:p>
          </table:table-cell>
          <table:table-cell table:style-name="ce2" office:value-type="float" office:value="550" calcext:value-type="float">
            <text:p>55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number-columns-repeated="1015"/>
        </table:table-row>
        <table:table-row table:style-name="ro2">
          <table:table-cell office:value-type="string" calcext:value-type="string">
            <text:p>Renfield</text:p>
          </table:table-cell>
          <table:table-cell table:style-name="ce2" office:value-type="float" office:value="3" calcext:value-type="float">
            <text:p>3</text:p>
          </table:table-cell>
          <table:table-cell table:style-name="ce2" office:value-type="float" office:value="450" calcext:value-type="float">
            <text:p>45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style-name="ce2" office:value-type="float" office:value="5" calcext:value-type="float">
            <text:p>5</text:p>
          </table:table-cell>
          <table:table-cell/>
          <table:table-cell office:value-type="string" calcext:value-type="string">
            <text:p>Can be traded in for Count Dracula (when available) for 200</text:p>
          </table:table-cell>
          <table:table-cell/>
          <table:table-cell table:style-name="ce6" office:value-type="string" calcext:value-type="string">
            <text:p>Can be traded in for Count Dracula (when available) for 200 Pts. Given that it is removed the start of Phase 5, this means in order to be used in this manner, Count Dracula must be the first monster in Phase 5 to be hired. It does not prevent Count Dracula from being hired by another front.</text:p>
          </table:table-cell>
          <table:table-cell table:number-columns-repeated="1011"/>
        </table:table-row>
        <table:table-row table:style-name="ro2">
          <table:table-cell office:value-type="string" calcext:value-type="string">
            <text:p>Werewolf</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Werewolf</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Werewolf</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table:table-cell office:value-type="string" calcext:value-type="string">
            <text:p>No, I don't need a flea collar!</text:p>
          </table:table-cell>
          <table:table-cell table:number-columns-repeated="1012"/>
        </table:table-row>
        <table:table-row table:style-name="ro1">
          <table:table-cell office:value-type="string" calcext:value-type="string">
            <text:p>Aſsaſsin</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7" calcext:value-type="float">
            <text:p>7</text:p>
          </table:table-cell>
          <table:table-cell office:value-type="float" office:value="10" calcext:value-type="float">
            <text:p>10</text:p>
          </table:table-cell>
          <table:table-cell table:number-columns-repeated="2" office:value-type="string" calcext:value-type="string">
            <text:p>Yes</text:p>
          </table:table-cell>
          <table:table-cell office:value-type="float" office:value="0" calcext:value-type="float">
            <text:p>0</text:p>
          </table:table-cell>
          <table:table-cell table:number-columns-repeated="1016"/>
        </table:table-row>
        <table:table-row table:style-name="ro1">
          <table:table-cell office:value-type="string" calcext:value-type="string">
            <text:p>Vampire</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Vampire</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Vampire</text:p>
          </table:table-cell>
          <table:table-cell table:style-name="ce2" office:value-type="float" office:value="4" calcext:value-type="float">
            <text:p>4</text:p>
          </table:table-cell>
          <table:table-cell table:style-name="ce2" office:value-type="float" office:value="700" calcext:value-type="float">
            <text:p>70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table:table-cell office:value-type="string" calcext:value-type="string">
            <text:p>Ah, 1742, an excellent year, you can taste the white blood cells from the plague.</text:p>
          </table:table-cell>
          <table:table-cell table:number-columns-repeated="1012"/>
        </table:table-row>
        <table:table-row table:style-name="ro1">
          <table:table-cell office:value-type="string" calcext:value-type="string">
            <text:p>The Headleſs Duke</text:p>
          </table:table-cell>
          <table:table-cell table:style-name="ce2" office:value-type="float" office:value="5" calcext:value-type="float">
            <text:p>5</text:p>
          </table:table-cell>
          <table:table-cell table:style-name="ce2" office:value-type="float" office:value="950" calcext:value-type="float">
            <text:p>950</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Can move through token blocked cities</text:p>
          </table:table-cell>
          <table:table-cell table:number-columns-repeated="1013"/>
        </table:table-row>
        <table:table-row table:style-name="ro1">
          <table:table-cell office:value-type="string" calcext:value-type="string">
            <text:p>Grouſtfrat, the Necromancer</text:p>
          </table:table-cell>
          <table:table-cell table:style-name="ce2" office:value-type="float" office:value="5" calcext:value-type="float">
            <text:p>5</text:p>
          </table:table-cell>
          <table:table-cell table:style-name="ce2" office:value-type="float" office:value="950" calcext:value-type="float">
            <text:p>950</text:p>
          </table:table-cell>
          <table:table-cell table:number-columns-repeated="2" office:value-type="string" calcext:value-type="string">
            <text:p>N/A</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Functions as 4 skeletons</text:p>
          </table:table-cell>
          <table:table-cell table:number-columns-repeated="1013"/>
        </table:table-row>
        <table:table-row table:style-name="ro1">
          <table:table-cell office:value-type="string" calcext:value-type="string">
            <text:p>Doctor Frankenſtein</text:p>
          </table:table-cell>
          <table:table-cell table:style-name="ce2" office:value-type="float" office:value="5" calcext:value-type="float">
            <text:p>5</text:p>
          </table:table-cell>
          <table:table-cell table:style-name="ce2" office:value-type="float" office:value="950" calcext:value-type="float">
            <text:p>950</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No</text:p>
          </table:table-cell>
          <table:table-cell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Does not require a token on route.</text:p>
          </table:table-cell>
          <table:table-cell office:value-type="string" calcext:value-type="string">
            <text:p>No, he's my monster, I'm Frankenstein, you halfwit!</text:p>
          </table:table-cell>
          <table:table-cell table:style-name="ce7" office:value-type="string" calcext:value-type="string">
            <text:p>Does not require a token on the route (but can not move through tokens).</text:p>
          </table:table-cell>
          <table:table-cell table:number-columns-repeated="1011"/>
        </table:table-row>
        <table:table-row table:style-name="ro1">
          <table:table-cell office:value-type="string" calcext:value-type="string">
            <text:p>Count Vlad</text:p>
          </table:table-cell>
          <table:table-cell table:style-name="ce2" office:value-type="float" office:value="5" calcext:value-type="float">
            <text:p>5</text:p>
          </table:table-cell>
          <table:table-cell table:style-name="ce2" office:value-type="float" office:value="1050" calcext:value-type="float">
            <text:p>105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1" calcext:value-type="float">
            <text:p>1</text:p>
          </table:table-cell>
          <table:table-cell/>
          <table:table-cell table:style-name="ce2" office:value-type="string" calcext:value-type="string">
            <text:p>Fang</text:p>
          </table:table-cell>
          <table:table-cell office:value-type="string" calcext:value-type="string">
            <text:p>Can jump once between two tokens belonging to the employer during the route</text:p>
          </table:table-cell>
          <table:table-cell table:number-columns-repeated="1013"/>
        </table:table-row>
        <table:table-row table:style-name="ro1">
          <table:table-cell office:value-type="string" calcext:value-type="string">
            <text:p>Count Dracula</text:p>
          </table:table-cell>
          <table:table-cell table:style-name="ce2" office:value-type="float" office:value="5" calcext:value-type="float">
            <text:p>5</text:p>
          </table:table-cell>
          <table:table-cell table:style-name="ce2" office:value-type="float" office:value="1200" calcext:value-type="float">
            <text:p>1200</text:p>
          </table:table-cell>
          <table:table-cell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office:value-type="float" office:value="2" calcext:value-type="float">
            <text:p>2</text:p>
          </table:table-cell>
          <table:table-cell/>
          <table:table-cell table:style-name="ce2" office:value-type="string" calcext:value-type="string">
            <text:p>Fang</text:p>
          </table:table-cell>
          <table:table-cell office:value-type="string" calcext:value-type="string">
            <text:p>Can use Dracula's Moving Castle as a token</text:p>
          </table:table-cell>
          <table:table-cell table:number-columns-repeated="1013"/>
        </table:table-row>
        <table:table-row table:style-name="ro1">
          <table:table-cell office:value-type="string" calcext:value-type="string">
            <text:p>Duke Lupin</text:p>
          </table:table-cell>
          <table:table-cell table:style-name="ce2" office:value-type="float" office:value="5" calcext:value-type="float">
            <text:p>5</text:p>
          </table:table-cell>
          <table:table-cell table:style-name="ce2" office:value-type="float" office:value="1200" calcext:value-type="float">
            <text:p>1200</text:p>
          </table:table-cell>
          <table:table-cell office:value-type="string" calcext:value-type="string">
            <text:p>N/A</text:p>
          </table:table-cell>
          <table:table-cell office:value-type="float" office:value="20" calcext:value-type="float">
            <text:p>20</text:p>
          </table:table-cell>
          <table:table-cell table:number-columns-repeated="2"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an visit all cities with front’s tokens and all immediately adjacent open routes. Does not prevent route being covered by another monster.</text:p>
          </table:table-cell>
          <table:table-cell table:number-columns-repeated="1013"/>
        </table:table-row>
        <table:table-row table:style-name="ro1">
          <table:table-cell office:value-type="string" calcext:value-type="string">
            <text:p>Maſter Aſsaſsin</text:p>
          </table:table-cell>
          <table:table-cell table:style-name="ce2" office:value-type="float" office:value="5" calcext:value-type="float">
            <text:p>5</text:p>
          </table:table-cell>
          <table:table-cell table:style-name="ce2" office:value-type="float" office:value="1250" calcext:value-type="float">
            <text:p>1250</text:p>
          </table:table-cell>
          <table:table-cell table:style-name="ce3" office:value-type="string" calcext:value-type="string">
            <text:p>∞</text:p>
          </table:table-cell>
          <table:table-cell table:style-name="ce3" office:value-type="float" office:value="20" calcext:value-type="float">
            <text:p>20</text:p>
          </table:table-cell>
          <table:table-cell table:number-columns-repeated="2" office:value-type="string" calcext:value-type="string">
            <text:p>Yes</text:p>
          </table:table-cell>
          <table:table-cell office:value-type="float" office:value="0" calcext:value-type="float">
            <text:p>0</text:p>
          </table:table-cell>
          <table:table-cell table:number-columns-repeated="2"/>
          <table:table-cell office:value-type="string" calcext:value-type="string">
            <text:p>Costs 900 if trading Assassin</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Werewolf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float" office:value="10" calcext:value-type="float">
            <text:p>10</text:p>
          </table:table-cell>
          <table:table-cell office:value-type="float" office:value="20" calcext:value-type="float">
            <text:p>20</text:p>
          </table:table-cell>
          <table:table-cell office:value-type="string" calcext:value-type="string">
            <text:p>Yes</text:p>
          </table:table-cell>
          <table:table-cell office:value-type="string" calcext:value-type="string">
            <text:p>No</text:p>
          </table:table-cell>
          <table:table-cell office:value-type="float" office:value="0" calcext:value-type="float">
            <text:p>0</text:p>
          </table:table-cell>
          <table:table-cell/>
          <table:table-cell table:style-name="ce2" office:value-type="string" calcext:value-type="string">
            <text:p>Claw</text:p>
          </table:table-cell>
          <table:table-cell office:value-type="string" calcext:value-type="string">
            <text:p>Costs 800 if trading in Werewolf</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1">
          <table:table-cell office:value-type="string" calcext:value-type="string">
            <text:p>Vampire Lord</text:p>
          </table:table-cell>
          <table:table-cell table:style-name="ce2" office:value-type="float" office:value="5" calcext:value-type="float">
            <text:p>5</text:p>
          </table:table-cell>
          <table:table-cell table:style-name="ce2" office:value-type="float" office:value="1100" calcext:value-type="float">
            <text:p>1100</text:p>
          </table:table-cell>
          <table:table-cell table:style-name="ce3" office:value-type="string" calcext:value-type="string">
            <text:p>∞</text:p>
          </table:table-cell>
          <table:table-cell office:value-type="float" office:value="0" calcext:value-type="float">
            <text:p>0</text:p>
          </table:table-cell>
          <table:table-cell office:value-type="string" calcext:value-type="string">
            <text:p>No</text:p>
          </table:table-cell>
          <table:table-cell office:value-type="string" calcext:value-type="string">
            <text:p>Yes</text:p>
          </table:table-cell>
          <table:table-cell table:style-name="ce3" office:value-type="float" office:value="2" calcext:value-type="float">
            <text:p>2</text:p>
          </table:table-cell>
          <table:table-cell/>
          <table:table-cell table:style-name="ce2" office:value-type="string" calcext:value-type="string">
            <text:p>Fang</text:p>
          </table:table-cell>
          <table:table-cell office:value-type="string" calcext:value-type="string">
            <text:p>Costs 800 if trading in Vampire</text:p>
          </table:table-cell>
          <table:table-cell table:number-columns-repeated="1013"/>
        </table:table-row>
        <table:table-row table:style-name="ro3" table:number-rows-repeated="1048489">
          <table:table-cell table:number-columns-repeated="1024"/>
        </table:table-row>
        <table:table-row table:style-name="ro3">
          <table:table-cell table:number-columns-repeated="1024"/>
        </table:table-row>
        <table:named-expressions>
          <table:named-range table:name="_xlnm._FilterDatabase" table:base-cell-address="$Monsters.$A$1" table:cell-range-address="$Monsters.$A$1:.$A$1048576"/>
        </table:named-expressions>
      </table:table>
      <table:table table:name="Phase Colours" table:style-name="ta2">
        <office:forms form:automatic-focus="false" form:apply-design-mode="false"/>
        <table:table-column table:style-name="co6" table:default-cell-style-name="ce2"/>
        <table:table-column table:style-name="co2" table:number-columns-repeated="63" table:default-cell-style-name="Default"/>
        <table:table-row table:style-name="ro4">
          <table:table-cell office:value-type="string" calcext:value-type="string">
            <text:p>A</text:p>
          </table:table-cell>
          <table:table-cell table:style-name="ce2" office:value-type="string" calcext:value-type="string">
            <text:p>#dbdbe3</text:p>
          </table:table-cell>
          <table:table-cell table:number-columns-repeated="62"/>
        </table:table-row>
        <table:table-row table:style-name="ro4">
          <table:table-cell office:value-type="float" office:value="1" calcext:value-type="float">
            <text:p>1</text:p>
          </table:table-cell>
          <table:table-cell table:style-name="ce2" office:value-type="string" calcext:value-type="string">
            <text:p>#ffe680</text:p>
          </table:table-cell>
          <table:table-cell table:number-columns-repeated="62"/>
        </table:table-row>
        <table:table-row table:style-name="ro4">
          <table:table-cell office:value-type="float" office:value="2" calcext:value-type="float">
            <text:p>2</text:p>
          </table:table-cell>
          <table:table-cell table:style-name="ce2" office:value-type="string" calcext:value-type="string">
            <text:p>#c6e9af</text:p>
          </table:table-cell>
          <table:table-cell table:number-columns-repeated="62"/>
        </table:table-row>
        <table:table-row table:style-name="ro4">
          <table:table-cell office:value-type="float" office:value="3" calcext:value-type="float">
            <text:p>3</text:p>
          </table:table-cell>
          <table:table-cell table:style-name="ce2" office:value-type="string" calcext:value-type="string">
            <text:p>#aaccff</text:p>
          </table:table-cell>
          <table:table-cell table:number-columns-repeated="62"/>
        </table:table-row>
        <table:table-row table:style-name="ro4">
          <table:table-cell office:value-type="float" office:value="4" calcext:value-type="float">
            <text:p>4</text:p>
          </table:table-cell>
          <table:table-cell table:style-name="ce2" office:value-type="string" calcext:value-type="string">
            <text:p>#da8787</text:p>
          </table:table-cell>
          <table:table-cell table:number-columns-repeated="62"/>
        </table:table-row>
        <table:table-row table:style-name="ro4">
          <table:table-cell office:value-type="float" office:value="5" calcext:value-type="float">
            <text:p>5</text:p>
          </table:table-cell>
          <table:table-cell table:style-name="ce2" office:value-type="string" calcext:value-type="string">
            <text:p>#e6e6e6</text:p>
          </table:table-cell>
          <table:table-cell table:number-columns-repeated="62"/>
        </table:table-row>
        <table:table-row table:style-name="ro4">
          <table:table-cell office:value-type="string" calcext:value-type="string">
            <text:p>Permanent</text:p>
          </table:table-cell>
          <table:table-cell table:style-name="ce2" office:value-type="string" calcext:value-type="string">
            <text:p>#ffffff</text:p>
          </table:table-cell>
          <table:table-cell table:number-columns-repeated="62"/>
        </table:table-row>
        <table:table-row table:style-name="ro4" table:number-rows-repeated="1048568">
          <table:table-cell table:number-columns-repeated="64"/>
        </table:table-row>
        <table:table-row table:style-name="ro4">
          <table:table-cell table:number-columns-repeated="64"/>
        </table:table-row>
      </table:table>
      <table:table table:name="CSV" table:style-name="ta3">
        <office:forms form:automatic-focus="false" form:apply-design-mode="false"/>
        <table:table-column table:style-name="co2" table:default-cell-style-name="Default"/>
        <table:table-column table:style-name="co1" table:default-cell-style-name="ce2"/>
        <table:table-column table:style-name="co2" table:number-columns-repeated="2" table:default-cell-style-name="Default"/>
        <table:table-column table:style-name="co11" table:number-columns-repeated="2" table:default-cell-style-name="ce2"/>
        <table:table-column table:style-name="co2" table:default-cell-style-name="Default"/>
        <table:table-column table:style-name="co12" table:default-cell-style-name="ce2"/>
        <table:table-column table:style-name="co2" table:number-columns-repeated="2" table:default-cell-style-name="Default"/>
        <table:table-column table:style-name="co13" table:default-cell-style-name="ce2"/>
        <table:table-column table:style-name="co2" table:number-columns-repeated="3" table:default-cell-style-name="Default"/>
        <table:table-column table:style-name="co14" table:default-cell-style-name="ce2"/>
        <table:table-column table:style-name="co2" table:default-cell-style-name="Default"/>
        <table:table-column table:style-name="co15" table:default-cell-style-name="ce2"/>
        <table:table-column table:style-name="co2" table:number-columns-repeated="47" table:default-cell-style-name="Default"/>
        <table:table-row table:style-name="ro4">
          <table:table-cell table:style-name="ce2" office:value-type="string" calcext:value-type="string">
            <text:p>monster</text:p>
          </table:table-cell>
          <table:table-cell office:value-type="string" calcext:value-type="string">
            <text:p>name</text:p>
          </table:table-cell>
          <table:table-cell table:style-name="ce2" office:value-type="string" calcext:value-type="string">
            <text:p>flavor</text:p>
          </table:table-cell>
          <table:table-cell table:style-name="ce2" office:value-type="string" calcext:value-type="string">
            <text:p>phase</text:p>
          </table:table-cell>
          <table:table-cell office:value-type="string" calcext:value-type="string">
            <text:p>phase[style:fill]</text:p>
          </table:table-cell>
          <table:table-cell office:value-type="string" calcext:value-type="string">
            <text:p>phaseColor[style:fill]</text:p>
          </table:table-cell>
          <table:table-cell table:style-name="ce2" office:value-type="string" calcext:value-type="string">
            <text:p>cost</text:p>
          </table:table-cell>
          <table:table-cell office:value-type="string" calcext:value-type="string">
            <text:p>eatenText</text:p>
          </table:table-cell>
          <table:table-cell table:style-name="ce2" office:value-type="string" calcext:value-type="string">
            <text:p>eatenColor[style:fill]</text:p>
          </table:table-cell>
          <table:table-cell table:style-name="ce2" office:value-type="string" calcext:value-type="string">
            <text:p>specialText</text:p>
          </table:table-cell>
          <table:table-cell office:value-type="string" calcext:value-type="string">
            <text:p>fang?</text:p>
          </table:table-cell>
          <table:table-cell table:style-name="ce2" office:value-type="string" calcext:value-type="string">
            <text:p>claw?</text:p>
          </table:table-cell>
          <table:table-cell table:style-name="ce2" office:value-type="string" calcext:value-type="string">
            <text:p>ditgp?</text:p>
          </table:table-cell>
          <table:table-cell table:style-name="ce2" office:value-type="string" calcext:value-type="string">
            <text:p>dit</text:p>
          </table:table-cell>
          <table:table-cell office:value-type="string" calcext:value-type="string">
            <text:p>lingersgp?</text:p>
          </table:table-cell>
          <table:table-cell table:style-name="ce2" office:value-type="string" calcext:value-type="string">
            <text:p>lingers</text:p>
          </table:table-cell>
          <table:table-cell office:value-type="string" calcext:value-type="string">
            <text:p>mvt-?-value</text:p>
          </table:table-cell>
          <table:table-cell table:style-name="ce2" office:value-type="string" calcext:value-type="string">
            <text:p>mvtgp-?</text:p>
          </table:table-cell>
          <table:table-cell table:number-columns-repeated="46"/>
        </table:table-row>
        <table:table-row table:style-name="ro4">
          <table:table-cell table:style-name="ce2" office:value-type="float" office:value="1" calcext:value-type="float">
            <text:p>1</text:p>
          </table:table-cell>
          <table:table-cell table:formula="of:=SUBSTITUTE([$Monsters.A2];&quot;ſ&quot;;&quot;s&quot;)" office:value-type="string" office:string-value="&quot;Nurse&quot;" calcext:value-type="string">
            <text:p>"Nurse"</text:p>
          </table:table-cell>
          <table:table-cell table:style-name="ce2" table:formula="of:=IF(LEN([$Monsters.L2]) &gt; 0; [$Monsters.L2]; &quot;&quot;)" office:value-type="string" office:string-value="The &quot;Doctor&quot; will see you now." calcext:value-type="string">
            <text:p>The "Doctor" will see you now.</text:p>
          </table:table-cell>
          <table:table-cell table:style-name="ce2" table:formula="of:=[$Monsters.B2]" office:value-type="string" office:string-value="A" calcext:value-type="string">
            <text:p>A</text:p>
          </table:table-cell>
          <table:table-cell table:formula="of:=VLOOKUP([.D2];[$'Phase Colours'.$A$1:.$B$6];2)" office:value-type="string" office:string-value="#dbdbe3" calcext:value-type="string">
            <text:p>#dbdbe3</text:p>
          </table:table-cell>
          <table:table-cell table:formula="of:=[.E2]" office:value-type="string" office:string-value="#dbdbe3" calcext:value-type="string">
            <text:p>#dbdbe3</text:p>
          </table:table-cell>
          <table:table-cell table:style-name="ce2" table:formula="of:=IF(LEN([$Monsters.C2]) &gt; 0; COM.MICROSOFT.CONCAT([$Monsters.C2]; &quot; pts&quot;);&quot;&quot;)" office:value-type="string" office:string-value="10 pts" calcext:value-type="string">
            <text:p>10 pts</text:p>
          </table:table-cell>
          <table:table-cell table:formula="of:=IF(LEN([$Monsters.I2]) &gt; 0; COM.MICROSOFT.CONCAT(&quot;Eaten by &quot;; [$Monsters.I2]); &quot;Permanent&quot;)" office:value-type="string" office:string-value="Eaten by 4" calcext:value-type="string">
            <text:p>Eaten by 4</text:p>
          </table:table-cell>
          <table:table-cell table:style-name="ce2" table:formula="of:=IF([$Monsters.I2] &gt;0; VLOOKUP([$Monsters.I2];[$'Phase Colours'.$A$1:.$B$7];2); [$'Phase Colours'.$B$7])" office:value-type="string" office:string-value="#da8787" calcext:value-type="string">
            <text:p>#da8787</text:p>
          </table:table-cell>
          <table:table-cell table:style-name="ce2" table:formula="of:=IF(LEN([$Monsters.K2]) &gt; 0; [$Monsters.K2]; &quot;     &quot;)" office:value-type="string" office:string-value="As many nurses can operate in a city as there are open routes." calcext:value-type="string">
            <text:p>As many nurses can operate in a city as there are open routes.</text:p>
          </table:table-cell>
          <table:table-cell table:formula="of:=IF([$Monsters.J2]=&quot;Fang&quot;;&quot;y&quot;; &quot;n&quot;)" office:value-type="string" office:string-value="n" calcext:value-type="string">
            <text:p>n</text:p>
          </table:table-cell>
          <table:table-cell table:style-name="ce2" table:formula="of:=IF([$Monsters.J2]=&quot;Claw&quot;;&quot;y&quot;; &quot;n&quot;)" office:value-type="string" office:string-value="n" calcext:value-type="string">
            <text:p>n</text:p>
          </table:table-cell>
          <table:table-cell table:style-name="ce2" table:formula="of:=IF([.N2]=&quot;N/A&quot;;&quot;n&quot;;&quot;y&quot;)" office:value-type="string" office:string-value="n" calcext:value-type="string">
            <text:p>n</text:p>
          </table:table-cell>
          <table:table-cell table:style-name="ce2" table:formula="of:=IF([$Monsters.E2]=&quot;N/A&quot;;&quot;N/A&quot;;COM.MICROSOFT.CONCAT([$Monsters.E2]; &quot; pts&quot;))" office:value-type="string" office:string-value="N/A" calcext:value-type="string">
            <text:p>N/A</text:p>
          </table:table-cell>
          <table:table-cell table:formula="of:=IF([.P2]&gt;0;&quot;y&quot;;&quot;n&quot;)" office:value-type="string" office:string-value="n" calcext:value-type="string">
            <text:p>n</text:p>
          </table:table-cell>
          <table:table-cell table:style-name="ce2" table:formula="of:=[$Monsters.H2]" office:value-type="float" office:value="0" calcext:value-type="float">
            <text:p>0</text:p>
          </table:table-cell>
          <table:table-cell table:formula="of:=SUBSTITUTE([$Monsters.D2];&quot;∞&quot;;&quot;Inf.&quot;)" office:value-type="string" office:string-value="1" calcext:value-type="string">
            <text:p>1</text:p>
          </table:table-cell>
          <table:table-cell table:style-name="ce2" table:formula="of:=IF([$Monsters.$D2]&lt;&gt;&quot;N/A&quot;;IF([.Q2]=&quot;1&quot;;&quot;co&quot;;&quot;c&quot;)&amp;IF([$Monsters.$G2]=&quot;Yes&quot;;&quot;x&quot;;&quot;&quot;)&amp;IF([$Monsters.F$7]=&quot;Yes&quot;;&quot;d&quot;;&quot;&quot;);&quot;&quot;)" office:value-type="string" office:string-value="cod" calcext:value-type="string">
            <text:p>cod</text:p>
          </table:table-cell>
          <table:table-cell table:number-columns-repeated="46"/>
        </table:table-row>
        <table:table-row table:style-name="ro4">
          <table:table-cell table:style-name="ce2" office:value-type="float" office:value="1" calcext:value-type="float">
            <text:p>1</text:p>
          </table:table-cell>
          <table:table-cell table:formula="of:=SUBSTITUTE([$Monsters.A3];&quot;ſ&quot;;&quot;s&quot;)" office:value-type="string" office:string-value="&quot;Nurse&quot;" calcext:value-type="string">
            <text:p>"Nurse"</text:p>
          </table:table-cell>
          <table:table-cell table:style-name="ce2" table:formula="of:=IF(LEN([$Monsters.L3]) &gt; 0; [$Monsters.L3]; &quot;&quot;)" office:value-type="string" office:string-value="The &quot;Doctor&quot; will see you now." calcext:value-type="string">
            <text:p>The "Doctor" will see you now.</text:p>
          </table:table-cell>
          <table:table-cell table:style-name="ce2" table:formula="of:=[$Monsters.B3]" office:value-type="string" office:string-value="A" calcext:value-type="string">
            <text:p>A</text:p>
          </table:table-cell>
          <table:table-cell table:formula="of:=VLOOKUP([.D3];[$'Phase Colours'.$A$1:.$B$6];2)" office:value-type="string" office:string-value="#dbdbe3" calcext:value-type="string">
            <text:p>#dbdbe3</text:p>
          </table:table-cell>
          <table:table-cell table:formula="of:=[.E3]" office:value-type="string" office:string-value="#dbdbe3" calcext:value-type="string">
            <text:p>#dbdbe3</text:p>
          </table:table-cell>
          <table:table-cell table:style-name="ce2" table:formula="of:=IF(LEN([$Monsters.C3]) &gt; 0; COM.MICROSOFT.CONCAT([$Monsters.C3]; &quot; pts&quot;);&quot;&quot;)" office:value-type="string" office:string-value="10 pts" calcext:value-type="string">
            <text:p>10 pts</text:p>
          </table:table-cell>
          <table:table-cell table:formula="of:=IF(LEN([$Monsters.I3]) &gt; 0; COM.MICROSOFT.CONCAT(&quot;Eaten by &quot;; [$Monsters.I3]); &quot;Permanent&quot;)" office:value-type="string" office:string-value="Eaten by 4" calcext:value-type="string">
            <text:p>Eaten by 4</text:p>
          </table:table-cell>
          <table:table-cell table:style-name="ce2" table:formula="of:=IF([$Monsters.I3] &gt;0; VLOOKUP([$Monsters.I3];[$'Phase Colours'.$A$1:.$B$7];2); [$'Phase Colours'.$B$7])" office:value-type="string" office:string-value="#da8787" calcext:value-type="string">
            <text:p>#da8787</text:p>
          </table:table-cell>
          <table:table-cell table:style-name="ce2" table:formula="of:=IF(LEN([$Monsters.K3]) &gt; 0; [$Monsters.K3]; &quot;     &quot;)" office:value-type="string" office:string-value="As many nurses can operate in a city as there are open routes." calcext:value-type="string">
            <text:p>As many nurses can operate in a city as there are open routes.</text:p>
          </table:table-cell>
          <table:table-cell table:formula="of:=IF([$Monsters.J3]=&quot;Fang&quot;;&quot;y&quot;; &quot;n&quot;)" office:value-type="string" office:string-value="n" calcext:value-type="string">
            <text:p>n</text:p>
          </table:table-cell>
          <table:table-cell table:style-name="ce2" table:formula="of:=IF([$Monsters.J3]=&quot;Claw&quot;;&quot;y&quot;; &quot;n&quot;)" office:value-type="string" office:string-value="n" calcext:value-type="string">
            <text:p>n</text:p>
          </table:table-cell>
          <table:table-cell table:style-name="ce2" table:formula="of:=IF([.N3]=&quot;N/A&quot;;&quot;n&quot;;&quot;y&quot;)" office:value-type="string" office:string-value="n" calcext:value-type="string">
            <text:p>n</text:p>
          </table:table-cell>
          <table:table-cell table:style-name="ce2" table:formula="of:=IF([$Monsters.E3]=&quot;N/A&quot;;&quot;N/A&quot;;COM.MICROSOFT.CONCAT([$Monsters.E3]; &quot; pts&quot;))" office:value-type="string" office:string-value="N/A" calcext:value-type="string">
            <text:p>N/A</text:p>
          </table:table-cell>
          <table:table-cell table:formula="of:=IF([.P3]&gt;0;&quot;y&quot;;&quot;n&quot;)" office:value-type="string" office:string-value="n" calcext:value-type="string">
            <text:p>n</text:p>
          </table:table-cell>
          <table:table-cell table:style-name="ce2" table:formula="of:=[$Monsters.H3]" office:value-type="float" office:value="0" calcext:value-type="float">
            <text:p>0</text:p>
          </table:table-cell>
          <table:table-cell table:formula="of:=SUBSTITUTE([$Monsters.D3];&quot;∞&quot;;&quot;Inf.&quot;)" office:value-type="string" office:string-value="1" calcext:value-type="string">
            <text:p>1</text:p>
          </table:table-cell>
          <table:table-cell table:style-name="ce2" table:formula="of:=IF([$Monsters.$D3]&lt;&gt;&quot;N/A&quot;;IF([.Q3]=&quot;1&quot;;&quot;co&quot;;&quot;c&quot;)&amp;IF([$Monsters.$G3]=&quot;Yes&quot;;&quot;x&quot;;&quot;&quot;)&amp;IF([$Monsters.F$7]=&quot;Yes&quot;;&quot;d&quot;;&quot;&quot;);&quot;&quot;)" office:value-type="string" office:string-value="cod" calcext:value-type="string">
            <text:p>cod</text:p>
          </table:table-cell>
          <table:table-cell table:number-columns-repeated="46"/>
        </table:table-row>
        <table:table-row table:style-name="ro4">
          <table:table-cell table:style-name="ce2" office:value-type="float" office:value="1" calcext:value-type="float">
            <text:p>1</text:p>
          </table:table-cell>
          <table:table-cell table:formula="of:=SUBSTITUTE([$Monsters.A4];&quot;ſ&quot;;&quot;s&quot;)" office:value-type="string" office:string-value="&quot;Nurse&quot;" calcext:value-type="string">
            <text:p>"Nurse"</text:p>
          </table:table-cell>
          <table:table-cell table:style-name="ce2" table:formula="of:=IF(LEN([$Monsters.L4]) &gt; 0; [$Monsters.L4]; &quot;&quot;)" office:value-type="string" office:string-value="The &quot;Doctor&quot; will see you now." calcext:value-type="string">
            <text:p>The "Doctor" will see you now.</text:p>
          </table:table-cell>
          <table:table-cell table:style-name="ce2" table:formula="of:=[$Monsters.B4]" office:value-type="string" office:string-value="A" calcext:value-type="string">
            <text:p>A</text:p>
          </table:table-cell>
          <table:table-cell table:formula="of:=VLOOKUP([.D4];[$'Phase Colours'.$A$1:.$B$6];2)" office:value-type="string" office:string-value="#dbdbe3" calcext:value-type="string">
            <text:p>#dbdbe3</text:p>
          </table:table-cell>
          <table:table-cell table:formula="of:=[.E4]" office:value-type="string" office:string-value="#dbdbe3" calcext:value-type="string">
            <text:p>#dbdbe3</text:p>
          </table:table-cell>
          <table:table-cell table:style-name="ce2" table:formula="of:=IF(LEN([$Monsters.C4]) &gt; 0; COM.MICROSOFT.CONCAT([$Monsters.C4]; &quot; pts&quot;);&quot;&quot;)" office:value-type="string" office:string-value="10 pts" calcext:value-type="string">
            <text:p>10 pts</text:p>
          </table:table-cell>
          <table:table-cell table:formula="of:=IF(LEN([$Monsters.I4]) &gt; 0; COM.MICROSOFT.CONCAT(&quot;Eaten by &quot;; [$Monsters.I4]); &quot;Permanent&quot;)" office:value-type="string" office:string-value="Eaten by 4" calcext:value-type="string">
            <text:p>Eaten by 4</text:p>
          </table:table-cell>
          <table:table-cell table:style-name="ce2" table:formula="of:=IF([$Monsters.I4] &gt;0; VLOOKUP([$Monsters.I4];[$'Phase Colours'.$A$1:.$B$7];2); [$'Phase Colours'.$B$7])" office:value-type="string" office:string-value="#da8787" calcext:value-type="string">
            <text:p>#da8787</text:p>
          </table:table-cell>
          <table:table-cell table:style-name="ce2" table:formula="of:=IF(LEN([$Monsters.K4]) &gt; 0; [$Monsters.K4]; &quot;     &quot;)" office:value-type="string" office:string-value="As many nurses can operate in a city as there are open routes." calcext:value-type="string">
            <text:p>As many nurses can operate in a city as there are open routes.</text:p>
          </table:table-cell>
          <table:table-cell table:formula="of:=IF([$Monsters.J4]=&quot;Fang&quot;;&quot;y&quot;; &quot;n&quot;)" office:value-type="string" office:string-value="n" calcext:value-type="string">
            <text:p>n</text:p>
          </table:table-cell>
          <table:table-cell table:style-name="ce2" table:formula="of:=IF([$Monsters.J4]=&quot;Claw&quot;;&quot;y&quot;; &quot;n&quot;)" office:value-type="string" office:string-value="n" calcext:value-type="string">
            <text:p>n</text:p>
          </table:table-cell>
          <table:table-cell table:style-name="ce2" table:formula="of:=IF([.N4]=&quot;N/A&quot;;&quot;n&quot;;&quot;y&quot;)" office:value-type="string" office:string-value="n" calcext:value-type="string">
            <text:p>n</text:p>
          </table:table-cell>
          <table:table-cell table:style-name="ce2" table:formula="of:=IF([$Monsters.E4]=&quot;N/A&quot;;&quot;N/A&quot;;COM.MICROSOFT.CONCAT([$Monsters.E4]; &quot; pts&quot;))" office:value-type="string" office:string-value="N/A" calcext:value-type="string">
            <text:p>N/A</text:p>
          </table:table-cell>
          <table:table-cell table:formula="of:=IF([.P4]&gt;0;&quot;y&quot;;&quot;n&quot;)" office:value-type="string" office:string-value="n" calcext:value-type="string">
            <text:p>n</text:p>
          </table:table-cell>
          <table:table-cell table:style-name="ce2" table:formula="of:=[$Monsters.H4]" office:value-type="float" office:value="0" calcext:value-type="float">
            <text:p>0</text:p>
          </table:table-cell>
          <table:table-cell table:formula="of:=SUBSTITUTE([$Monsters.D4];&quot;∞&quot;;&quot;Inf.&quot;)" office:value-type="string" office:string-value="1" calcext:value-type="string">
            <text:p>1</text:p>
          </table:table-cell>
          <table:table-cell table:style-name="ce2" table:formula="of:=IF([$Monsters.$D4]&lt;&gt;&quot;N/A&quot;;IF([.Q4]=&quot;1&quot;;&quot;co&quot;;&quot;c&quot;)&amp;IF([$Monsters.$G4]=&quot;Yes&quot;;&quot;x&quot;;&quot;&quot;)&amp;IF([$Monsters.F$7]=&quot;Yes&quot;;&quot;d&quot;;&quot;&quot;);&quot;&quot;)" office:value-type="string" office:string-value="cod" calcext:value-type="string">
            <text:p>cod</text:p>
          </table:table-cell>
          <table:table-cell table:number-columns-repeated="46"/>
        </table:table-row>
        <table:table-row table:style-name="ro4">
          <table:table-cell table:style-name="ce2" office:value-type="float" office:value="1" calcext:value-type="float">
            <text:p>1</text:p>
          </table:table-cell>
          <table:table-cell table:formula="of:=SUBSTITUTE([$Monsters.A5];&quot;ſ&quot;;&quot;s&quot;)" office:value-type="string" office:string-value="&quot;Nurse&quot;" calcext:value-type="string">
            <text:p>"Nurse"</text:p>
          </table:table-cell>
          <table:table-cell table:style-name="ce2" table:formula="of:=IF(LEN([$Monsters.L5]) &gt; 0; [$Monsters.L5]; &quot;&quot;)" office:value-type="string" office:string-value="The &quot;Doctor&quot; will see you now." calcext:value-type="string">
            <text:p>The "Doctor" will see you now.</text:p>
          </table:table-cell>
          <table:table-cell table:style-name="ce2" table:formula="of:=[$Monsters.B5]" office:value-type="string" office:string-value="A" calcext:value-type="string">
            <text:p>A</text:p>
          </table:table-cell>
          <table:table-cell table:formula="of:=VLOOKUP([.D5];[$'Phase Colours'.$A$1:.$B$6];2)" office:value-type="string" office:string-value="#dbdbe3" calcext:value-type="string">
            <text:p>#dbdbe3</text:p>
          </table:table-cell>
          <table:table-cell table:formula="of:=[.E5]" office:value-type="string" office:string-value="#dbdbe3" calcext:value-type="string">
            <text:p>#dbdbe3</text:p>
          </table:table-cell>
          <table:table-cell table:style-name="ce2" table:formula="of:=IF(LEN([$Monsters.C5]) &gt; 0; COM.MICROSOFT.CONCAT([$Monsters.C5]; &quot; pts&quot;);&quot;&quot;)" office:value-type="string" office:string-value="10 pts" calcext:value-type="string">
            <text:p>10 pts</text:p>
          </table:table-cell>
          <table:table-cell table:formula="of:=IF(LEN([$Monsters.I5]) &gt; 0; COM.MICROSOFT.CONCAT(&quot;Eaten by &quot;; [$Monsters.I5]); &quot;Permanent&quot;)" office:value-type="string" office:string-value="Eaten by 4" calcext:value-type="string">
            <text:p>Eaten by 4</text:p>
          </table:table-cell>
          <table:table-cell table:style-name="ce2" table:formula="of:=IF([$Monsters.I5] &gt;0; VLOOKUP([$Monsters.I5];[$'Phase Colours'.$A$1:.$B$7];2); [$'Phase Colours'.$B$7])" office:value-type="string" office:string-value="#da8787" calcext:value-type="string">
            <text:p>#da8787</text:p>
          </table:table-cell>
          <table:table-cell table:style-name="ce2" table:formula="of:=IF(LEN([$Monsters.K5]) &gt; 0; [$Monsters.K5]; &quot;     &quot;)" office:value-type="string" office:string-value="As many nurses can operate in a city as there are open routes." calcext:value-type="string">
            <text:p>As many nurses can operate in a city as there are open routes.</text:p>
          </table:table-cell>
          <table:table-cell table:formula="of:=IF([$Monsters.J5]=&quot;Fang&quot;;&quot;y&quot;; &quot;n&quot;)" office:value-type="string" office:string-value="n" calcext:value-type="string">
            <text:p>n</text:p>
          </table:table-cell>
          <table:table-cell table:style-name="ce2" table:formula="of:=IF([$Monsters.J5]=&quot;Claw&quot;;&quot;y&quot;; &quot;n&quot;)" office:value-type="string" office:string-value="n" calcext:value-type="string">
            <text:p>n</text:p>
          </table:table-cell>
          <table:table-cell table:style-name="ce2" table:formula="of:=IF([.N5]=&quot;N/A&quot;;&quot;n&quot;;&quot;y&quot;)" office:value-type="string" office:string-value="n" calcext:value-type="string">
            <text:p>n</text:p>
          </table:table-cell>
          <table:table-cell table:style-name="ce2" table:formula="of:=IF([$Monsters.E5]=&quot;N/A&quot;;&quot;N/A&quot;;COM.MICROSOFT.CONCAT([$Monsters.E5]; &quot; pts&quot;))" office:value-type="string" office:string-value="N/A" calcext:value-type="string">
            <text:p>N/A</text:p>
          </table:table-cell>
          <table:table-cell table:formula="of:=IF([.P5]&gt;0;&quot;y&quot;;&quot;n&quot;)" office:value-type="string" office:string-value="n" calcext:value-type="string">
            <text:p>n</text:p>
          </table:table-cell>
          <table:table-cell table:style-name="ce2" table:formula="of:=[$Monsters.H5]" office:value-type="float" office:value="0" calcext:value-type="float">
            <text:p>0</text:p>
          </table:table-cell>
          <table:table-cell table:formula="of:=SUBSTITUTE([$Monsters.D5];&quot;∞&quot;;&quot;Inf.&quot;)" office:value-type="string" office:string-value="1" calcext:value-type="string">
            <text:p>1</text:p>
          </table:table-cell>
          <table:table-cell table:style-name="ce2" table:formula="of:=IF([$Monsters.$D5]&lt;&gt;&quot;N/A&quot;;IF([.Q5]=&quot;1&quot;;&quot;co&quot;;&quot;c&quot;)&amp;IF([$Monsters.$G5]=&quot;Yes&quot;;&quot;x&quot;;&quot;&quot;)&amp;IF([$Monsters.F$7]=&quot;Yes&quot;;&quot;d&quot;;&quot;&quot;);&quot;&quot;)" office:value-type="string" office:string-value="cod" calcext:value-type="string">
            <text:p>cod</text:p>
          </table:table-cell>
          <table:table-cell table:number-columns-repeated="46"/>
        </table:table-row>
        <table:table-row table:style-name="ro4">
          <table:table-cell table:style-name="ce2" office:value-type="float" office:value="1" calcext:value-type="float">
            <text:p>1</text:p>
          </table:table-cell>
          <table:table-cell table:formula="of:=SUBSTITUTE([$Monsters.A6];&quot;ſ&quot;;&quot;s&quot;)" office:value-type="string" office:string-value="Steelclaw" calcext:value-type="string">
            <text:p>Steelclaw</text:p>
          </table:table-cell>
          <table:table-cell table:style-name="ce2" table:formula="of:=IF(LEN([$Monsters.L6]) &gt; 0; [$Monsters.L6]; &quot;&quot;)" office:value-type="string" office:string-value="They call him Steelclaw, but they spell it incorrectly. Stealclaw got his name because he was declawed as a pup." calcext:value-type="string">
            <text:p>They call him Steelclaw, but they spell it incorrectly. Stealclaw got his name because he was declawed as a pup.</text:p>
          </table:table-cell>
          <table:table-cell table:style-name="ce2" table:formula="of:=[$Monsters.B6]" office:value-type="string" office:string-value="A" calcext:value-type="string">
            <text:p>A</text:p>
          </table:table-cell>
          <table:table-cell table:formula="of:=VLOOKUP([.D6];[$'Phase Colours'.$A$1:.$B$6];2)" office:value-type="string" office:string-value="#dbdbe3" calcext:value-type="string">
            <text:p>#dbdbe3</text:p>
          </table:table-cell>
          <table:table-cell table:formula="of:=[.E6]" office:value-type="string" office:string-value="#dbdbe3" calcext:value-type="string">
            <text:p>#dbdbe3</text:p>
          </table:table-cell>
          <table:table-cell table:style-name="ce2" table:formula="of:=IF(LEN([$Monsters.C6]) &gt; 0; COM.MICROSOFT.CONCAT([$Monsters.C6]; &quot; pts&quot;);&quot;&quot;)">
            <text:p/>
          </table:table-cell>
          <table:table-cell table:formula="of:=IF(LEN([$Monsters.I6]) &gt; 0; COM.MICROSOFT.CONCAT(&quot;Eaten by &quot;; [$Monsters.I6]); &quot;Permanent&quot;)" office:value-type="string" office:string-value="Eaten by 4" calcext:value-type="string">
            <text:p>Eaten by 4</text:p>
          </table:table-cell>
          <table:table-cell table:style-name="ce2" table:formula="of:=IF([$Monsters.I6] &gt;0; VLOOKUP([$Monsters.I6];[$'Phase Colours'.$A$1:.$B$7];2); [$'Phase Colours'.$B$7])" office:value-type="string" office:string-value="#da8787" calcext:value-type="string">
            <text:p>#da8787</text:p>
          </table:table-cell>
          <table:table-cell table:style-name="ce2" table:formula="of:=IF(LEN([$Monsters.K6]) &gt; 0; [$Monsters.K6]; &quot;     &quot;)" office:value-type="string" office:string-value="     " calcext:value-type="string">
            <text:p><text:s text:c="5"/></text:p>
          </table:table-cell>
          <table:table-cell table:formula="of:=IF([$Monsters.J6]=&quot;Fang&quot;;&quot;y&quot;; &quot;n&quot;)" office:value-type="string" office:string-value="n" calcext:value-type="string">
            <text:p>n</text:p>
          </table:table-cell>
          <table:table-cell table:style-name="ce2" table:formula="of:=IF([$Monsters.J6]=&quot;Claw&quot;;&quot;y&quot;; &quot;n&quot;)" office:value-type="string" office:string-value="y" calcext:value-type="string">
            <text:p>y</text:p>
          </table:table-cell>
          <table:table-cell table:style-name="ce2" table:formula="of:=IF([.N6]=&quot;N/A&quot;;&quot;n&quot;;&quot;y&quot;)" office:value-type="string" office:string-value="y" calcext:value-type="string">
            <text:p>y</text:p>
          </table:table-cell>
          <table:table-cell table:style-name="ce2" table:formula="of:=IF([$Monsters.E6]=&quot;N/A&quot;;&quot;N/A&quot;;COM.MICROSOFT.CONCAT([$Monsters.E6]; &quot; pts&quot;))" office:value-type="string" office:string-value="20 pts" calcext:value-type="string">
            <text:p>20 pts</text:p>
          </table:table-cell>
          <table:table-cell table:formula="of:=IF([.P6]&gt;0;&quot;y&quot;;&quot;n&quot;)" office:value-type="string" office:string-value="n" calcext:value-type="string">
            <text:p>n</text:p>
          </table:table-cell>
          <table:table-cell table:style-name="ce2" table:formula="of:=[$Monsters.H6]" office:value-type="float" office:value="0" calcext:value-type="float">
            <text:p>0</text:p>
          </table:table-cell>
          <table:table-cell table:formula="of:=SUBSTITUTE([$Monsters.D6];&quot;∞&quot;;&quot;Inf.&quot;)" office:value-type="string" office:string-value="3" calcext:value-type="string">
            <text:p>3</text:p>
          </table:table-cell>
          <table:table-cell table:style-name="ce2" table:formula="of:=IF([$Monsters.$D6]&lt;&gt;&quot;N/A&quot;;IF([.Q6]=&quot;1&quot;;&quot;co&quot;;&quot;c&quot;)&amp;IF([$Monsters.$G6]=&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7];&quot;ſ&quot;;&quot;s&quot;)" office:value-type="string" office:string-value="Skeleton" calcext:value-type="string">
            <text:p>Skeleton</text:p>
          </table:table-cell>
          <table:table-cell table:style-name="ce2" table:formula="of:=IF(LEN([$Monsters.L7]) &gt; 0; [$Monsters.L7]; &quot;&quot;)" office:value-type="string" office:string-value="*clink*" calcext:value-type="string">
            <text:p>*clink*</text:p>
          </table:table-cell>
          <table:table-cell table:style-name="ce2" table:formula="of:=[$Monsters.B7]" office:value-type="float" office:value="1" calcext:value-type="float">
            <text:p>1</text:p>
          </table:table-cell>
          <table:table-cell table:formula="of:=VLOOKUP([.D7];[$'Phase Colours'.$A$1:.$B$6];2)" office:value-type="string" office:string-value="#ffe680" calcext:value-type="string">
            <text:p>#ffe680</text:p>
          </table:table-cell>
          <table:table-cell table:formula="of:=[.E7]" office:value-type="string" office:string-value="#ffe680" calcext:value-type="string">
            <text:p>#ffe680</text:p>
          </table:table-cell>
          <table:table-cell table:style-name="ce2" table:formula="of:=IF(LEN([$Monsters.C7]) &gt; 0; COM.MICROSOFT.CONCAT([$Monsters.C7]; &quot; pts&quot;);&quot;&quot;)" office:value-type="string" office:string-value="80 pts" calcext:value-type="string">
            <text:p>80 pts</text:p>
          </table:table-cell>
          <table:table-cell table:formula="of:=IF(LEN([$Monsters.I7]) &gt; 0; COM.MICROSOFT.CONCAT(&quot;Eaten by &quot;; [$Monsters.I7]); &quot;Permanent&quot;)" office:value-type="string" office:string-value="Eaten by 3" calcext:value-type="string">
            <text:p>Eaten by 3</text:p>
          </table:table-cell>
          <table:table-cell table:style-name="ce2" table:formula="of:=IF([$Monsters.I7] &gt;0; VLOOKUP([$Monsters.I7];[$'Phase Colours'.$A$1:.$B$7];2); [$'Phase Colours'.$B$7])" office:value-type="string" office:string-value="#aaccff" calcext:value-type="string">
            <text:p>#aaccff</text:p>
          </table:table-cell>
          <table:table-cell table:style-name="ce2" table:formula="of:=IF(LEN([$Monsters.K7]) &gt; 0; [$Monsters.K7]; &quot;     &quot;)" office:value-type="string" office:string-value="     " calcext:value-type="string">
            <text:p><text:s text:c="5"/></text:p>
          </table:table-cell>
          <table:table-cell table:formula="of:=IF([$Monsters.J7]=&quot;Fang&quot;;&quot;y&quot;; &quot;n&quot;)" office:value-type="string" office:string-value="n" calcext:value-type="string">
            <text:p>n</text:p>
          </table:table-cell>
          <table:table-cell table:style-name="ce2" table:formula="of:=IF([$Monsters.J7]=&quot;Claw&quot;;&quot;y&quot;; &quot;n&quot;)" office:value-type="string" office:string-value="n" calcext:value-type="string">
            <text:p>n</text:p>
          </table:table-cell>
          <table:table-cell table:style-name="ce2" table:formula="of:=IF([.N7]=&quot;N/A&quot;;&quot;n&quot;;&quot;y&quot;)" office:value-type="string" office:string-value="y" calcext:value-type="string">
            <text:p>y</text:p>
          </table:table-cell>
          <table:table-cell table:style-name="ce2" table:formula="of:=IF([$Monsters.E7]=&quot;N/A&quot;;&quot;N/A&quot;;COM.MICROSOFT.CONCAT([$Monsters.E7]; &quot; pts&quot;))" office:value-type="string" office:string-value="10 pts" calcext:value-type="string">
            <text:p>10 pts</text:p>
          </table:table-cell>
          <table:table-cell table:formula="of:=IF([.P7]&gt;0;&quot;y&quot;;&quot;n&quot;)" office:value-type="string" office:string-value="n" calcext:value-type="string">
            <text:p>n</text:p>
          </table:table-cell>
          <table:table-cell table:style-name="ce2" table:formula="of:=[$Monsters.H7]" office:value-type="float" office:value="0" calcext:value-type="float">
            <text:p>0</text:p>
          </table:table-cell>
          <table:table-cell table:formula="of:=SUBSTITUTE([$Monsters.D7];&quot;∞&quot;;&quot;Inf.&quot;)" office:value-type="string" office:string-value="2" calcext:value-type="string">
            <text:p>2</text:p>
          </table:table-cell>
          <table:table-cell table:style-name="ce2" table:formula="of:=IF([$Monsters.$D7]&lt;&gt;&quot;N/A&quot;;IF([.Q7]=&quot;1&quot;;&quot;co&quot;;&quot;c&quot;)&amp;IF([$Monsters.$G7]=&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8];&quot;ſ&quot;;&quot;s&quot;)" office:value-type="string" office:string-value="Skeleton" calcext:value-type="string">
            <text:p>Skeleton</text:p>
          </table:table-cell>
          <table:table-cell table:style-name="ce2" table:formula="of:=IF(LEN([$Monsters.L8]) &gt; 0; [$Monsters.L8]; &quot;&quot;)" office:value-type="string" office:string-value="*click*" calcext:value-type="string">
            <text:p>*click*</text:p>
          </table:table-cell>
          <table:table-cell table:style-name="ce2" table:formula="of:=[$Monsters.B8]" office:value-type="float" office:value="1" calcext:value-type="float">
            <text:p>1</text:p>
          </table:table-cell>
          <table:table-cell table:formula="of:=VLOOKUP([.D8];[$'Phase Colours'.$A$1:.$B$6];2)" office:value-type="string" office:string-value="#ffe680" calcext:value-type="string">
            <text:p>#ffe680</text:p>
          </table:table-cell>
          <table:table-cell table:formula="of:=[.E8]" office:value-type="string" office:string-value="#ffe680" calcext:value-type="string">
            <text:p>#ffe680</text:p>
          </table:table-cell>
          <table:table-cell table:style-name="ce2" table:formula="of:=IF(LEN([$Monsters.C8]) &gt; 0; COM.MICROSOFT.CONCAT([$Monsters.C8]; &quot; pts&quot;);&quot;&quot;)" office:value-type="string" office:string-value="80 pts" calcext:value-type="string">
            <text:p>80 pts</text:p>
          </table:table-cell>
          <table:table-cell table:formula="of:=IF(LEN([$Monsters.I8]) &gt; 0; COM.MICROSOFT.CONCAT(&quot;Eaten by &quot;; [$Monsters.I8]); &quot;Permanent&quot;)" office:value-type="string" office:string-value="Eaten by 3" calcext:value-type="string">
            <text:p>Eaten by 3</text:p>
          </table:table-cell>
          <table:table-cell table:style-name="ce2" table:formula="of:=IF([$Monsters.I8] &gt;0; VLOOKUP([$Monsters.I8];[$'Phase Colours'.$A$1:.$B$7];2); [$'Phase Colours'.$B$7])" office:value-type="string" office:string-value="#aaccff" calcext:value-type="string">
            <text:p>#aaccff</text:p>
          </table:table-cell>
          <table:table-cell table:style-name="ce2" table:formula="of:=IF(LEN([$Monsters.K8]) &gt; 0; [$Monsters.K8]; &quot;     &quot;)" office:value-type="string" office:string-value="     " calcext:value-type="string">
            <text:p><text:s text:c="5"/></text:p>
          </table:table-cell>
          <table:table-cell table:formula="of:=IF([$Monsters.J8]=&quot;Fang&quot;;&quot;y&quot;; &quot;n&quot;)" office:value-type="string" office:string-value="n" calcext:value-type="string">
            <text:p>n</text:p>
          </table:table-cell>
          <table:table-cell table:style-name="ce2" table:formula="of:=IF([$Monsters.J8]=&quot;Claw&quot;;&quot;y&quot;; &quot;n&quot;)" office:value-type="string" office:string-value="n" calcext:value-type="string">
            <text:p>n</text:p>
          </table:table-cell>
          <table:table-cell table:style-name="ce2" table:formula="of:=IF([.N8]=&quot;N/A&quot;;&quot;n&quot;;&quot;y&quot;)" office:value-type="string" office:string-value="y" calcext:value-type="string">
            <text:p>y</text:p>
          </table:table-cell>
          <table:table-cell table:style-name="ce2" table:formula="of:=IF([$Monsters.E8]=&quot;N/A&quot;;&quot;N/A&quot;;COM.MICROSOFT.CONCAT([$Monsters.E8]; &quot; pts&quot;))" office:value-type="string" office:string-value="10 pts" calcext:value-type="string">
            <text:p>10 pts</text:p>
          </table:table-cell>
          <table:table-cell table:formula="of:=IF([.P8]&gt;0;&quot;y&quot;;&quot;n&quot;)" office:value-type="string" office:string-value="n" calcext:value-type="string">
            <text:p>n</text:p>
          </table:table-cell>
          <table:table-cell table:style-name="ce2" table:formula="of:=[$Monsters.H8]" office:value-type="float" office:value="0" calcext:value-type="float">
            <text:p>0</text:p>
          </table:table-cell>
          <table:table-cell table:formula="of:=SUBSTITUTE([$Monsters.D8];&quot;∞&quot;;&quot;Inf.&quot;)" office:value-type="string" office:string-value="2" calcext:value-type="string">
            <text:p>2</text:p>
          </table:table-cell>
          <table:table-cell table:style-name="ce2" table:formula="of:=IF([$Monsters.$D8]&lt;&gt;&quot;N/A&quot;;IF([.Q8]=&quot;1&quot;;&quot;co&quot;;&quot;c&quot;)&amp;IF([$Monsters.$G8]=&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9];&quot;ſ&quot;;&quot;s&quot;)" office:value-type="string" office:string-value="Skeleton" calcext:value-type="string">
            <text:p>Skeleton</text:p>
          </table:table-cell>
          <table:table-cell table:style-name="ce2" table:formula="of:=IF(LEN([$Monsters.L9]) &gt; 0; [$Monsters.L9]; &quot;&quot;)" office:value-type="string" office:string-value="*clack*" calcext:value-type="string">
            <text:p>*clack*</text:p>
          </table:table-cell>
          <table:table-cell table:style-name="ce2" table:formula="of:=[$Monsters.B9]" office:value-type="float" office:value="1" calcext:value-type="float">
            <text:p>1</text:p>
          </table:table-cell>
          <table:table-cell table:formula="of:=VLOOKUP([.D9];[$'Phase Colours'.$A$1:.$B$6];2)" office:value-type="string" office:string-value="#ffe680" calcext:value-type="string">
            <text:p>#ffe680</text:p>
          </table:table-cell>
          <table:table-cell table:formula="of:=[.E9]" office:value-type="string" office:string-value="#ffe680" calcext:value-type="string">
            <text:p>#ffe680</text:p>
          </table:table-cell>
          <table:table-cell table:style-name="ce2" table:formula="of:=IF(LEN([$Monsters.C9]) &gt; 0; COM.MICROSOFT.CONCAT([$Monsters.C9]; &quot; pts&quot;);&quot;&quot;)" office:value-type="string" office:string-value="80 pts" calcext:value-type="string">
            <text:p>80 pts</text:p>
          </table:table-cell>
          <table:table-cell table:formula="of:=IF(LEN([$Monsters.I9]) &gt; 0; COM.MICROSOFT.CONCAT(&quot;Eaten by &quot;; [$Monsters.I9]); &quot;Permanent&quot;)" office:value-type="string" office:string-value="Eaten by 3" calcext:value-type="string">
            <text:p>Eaten by 3</text:p>
          </table:table-cell>
          <table:table-cell table:style-name="ce2" table:formula="of:=IF([$Monsters.I9] &gt;0; VLOOKUP([$Monsters.I9];[$'Phase Colours'.$A$1:.$B$7];2); [$'Phase Colours'.$B$7])" office:value-type="string" office:string-value="#aaccff" calcext:value-type="string">
            <text:p>#aaccff</text:p>
          </table:table-cell>
          <table:table-cell table:style-name="ce2" table:formula="of:=IF(LEN([$Monsters.K9]) &gt; 0; [$Monsters.K9]; &quot;     &quot;)" office:value-type="string" office:string-value="     " calcext:value-type="string">
            <text:p><text:s text:c="5"/></text:p>
          </table:table-cell>
          <table:table-cell table:formula="of:=IF([$Monsters.J9]=&quot;Fang&quot;;&quot;y&quot;; &quot;n&quot;)" office:value-type="string" office:string-value="n" calcext:value-type="string">
            <text:p>n</text:p>
          </table:table-cell>
          <table:table-cell table:style-name="ce2" table:formula="of:=IF([$Monsters.J9]=&quot;Claw&quot;;&quot;y&quot;; &quot;n&quot;)" office:value-type="string" office:string-value="n" calcext:value-type="string">
            <text:p>n</text:p>
          </table:table-cell>
          <table:table-cell table:style-name="ce2" table:formula="of:=IF([.N9]=&quot;N/A&quot;;&quot;n&quot;;&quot;y&quot;)" office:value-type="string" office:string-value="y" calcext:value-type="string">
            <text:p>y</text:p>
          </table:table-cell>
          <table:table-cell table:style-name="ce2" table:formula="of:=IF([$Monsters.E9]=&quot;N/A&quot;;&quot;N/A&quot;;COM.MICROSOFT.CONCAT([$Monsters.E9]; &quot; pts&quot;))" office:value-type="string" office:string-value="10 pts" calcext:value-type="string">
            <text:p>10 pts</text:p>
          </table:table-cell>
          <table:table-cell table:formula="of:=IF([.P9]&gt;0;&quot;y&quot;;&quot;n&quot;)" office:value-type="string" office:string-value="n" calcext:value-type="string">
            <text:p>n</text:p>
          </table:table-cell>
          <table:table-cell table:style-name="ce2" table:formula="of:=[$Monsters.H9]" office:value-type="float" office:value="0" calcext:value-type="float">
            <text:p>0</text:p>
          </table:table-cell>
          <table:table-cell table:formula="of:=SUBSTITUTE([$Monsters.D9];&quot;∞&quot;;&quot;Inf.&quot;)" office:value-type="string" office:string-value="2" calcext:value-type="string">
            <text:p>2</text:p>
          </table:table-cell>
          <table:table-cell table:style-name="ce2" table:formula="of:=IF([$Monsters.$D9]&lt;&gt;&quot;N/A&quot;;IF([.Q9]=&quot;1&quot;;&quot;co&quot;;&quot;c&quot;)&amp;IF([$Monsters.$G9]=&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10];&quot;ſ&quot;;&quot;s&quot;)" office:value-type="string" office:string-value="Skeleton" calcext:value-type="string">
            <text:p>Skeleton</text:p>
          </table:table-cell>
          <table:table-cell table:style-name="ce2" table:formula="of:=IF(LEN([$Monsters.L10]) &gt; 0; [$Monsters.L10]; &quot;&quot;)" office:value-type="string" office:string-value="*xylophone noises*" calcext:value-type="string">
            <text:p>*xylophone noises*</text:p>
          </table:table-cell>
          <table:table-cell table:style-name="ce2" table:formula="of:=[$Monsters.B10]" office:value-type="float" office:value="1" calcext:value-type="float">
            <text:p>1</text:p>
          </table:table-cell>
          <table:table-cell table:formula="of:=VLOOKUP([.D10];[$'Phase Colours'.$A$1:.$B$6];2)" office:value-type="string" office:string-value="#ffe680" calcext:value-type="string">
            <text:p>#ffe680</text:p>
          </table:table-cell>
          <table:table-cell table:formula="of:=[.E10]" office:value-type="string" office:string-value="#ffe680" calcext:value-type="string">
            <text:p>#ffe680</text:p>
          </table:table-cell>
          <table:table-cell table:style-name="ce2" table:formula="of:=IF(LEN([$Monsters.C10]) &gt; 0; COM.MICROSOFT.CONCAT([$Monsters.C10]; &quot; pts&quot;);&quot;&quot;)" office:value-type="string" office:string-value="80 pts" calcext:value-type="string">
            <text:p>80 pts</text:p>
          </table:table-cell>
          <table:table-cell table:formula="of:=IF(LEN([$Monsters.I10]) &gt; 0; COM.MICROSOFT.CONCAT(&quot;Eaten by &quot;; [$Monsters.I10]); &quot;Permanent&quot;)" office:value-type="string" office:string-value="Eaten by 3" calcext:value-type="string">
            <text:p>Eaten by 3</text:p>
          </table:table-cell>
          <table:table-cell table:style-name="ce2" table:formula="of:=IF([$Monsters.I10] &gt;0; VLOOKUP([$Monsters.I10];[$'Phase Colours'.$A$1:.$B$7];2); [$'Phase Colours'.$B$7])" office:value-type="string" office:string-value="#aaccff" calcext:value-type="string">
            <text:p>#aaccff</text:p>
          </table:table-cell>
          <table:table-cell table:style-name="ce2" table:formula="of:=IF(LEN([$Monsters.K10]) &gt; 0; [$Monsters.K10]; &quot;     &quot;)" office:value-type="string" office:string-value="     " calcext:value-type="string">
            <text:p><text:s text:c="5"/></text:p>
          </table:table-cell>
          <table:table-cell table:formula="of:=IF([$Monsters.J10]=&quot;Fang&quot;;&quot;y&quot;; &quot;n&quot;)" office:value-type="string" office:string-value="n" calcext:value-type="string">
            <text:p>n</text:p>
          </table:table-cell>
          <table:table-cell table:style-name="ce2" table:formula="of:=IF([$Monsters.J10]=&quot;Claw&quot;;&quot;y&quot;; &quot;n&quot;)" office:value-type="string" office:string-value="n" calcext:value-type="string">
            <text:p>n</text:p>
          </table:table-cell>
          <table:table-cell table:style-name="ce2" table:formula="of:=IF([.N10]=&quot;N/A&quot;;&quot;n&quot;;&quot;y&quot;)" office:value-type="string" office:string-value="y" calcext:value-type="string">
            <text:p>y</text:p>
          </table:table-cell>
          <table:table-cell table:style-name="ce2" table:formula="of:=IF([$Monsters.E10]=&quot;N/A&quot;;&quot;N/A&quot;;COM.MICROSOFT.CONCAT([$Monsters.E10]; &quot; pts&quot;))" office:value-type="string" office:string-value="10 pts" calcext:value-type="string">
            <text:p>10 pts</text:p>
          </table:table-cell>
          <table:table-cell table:formula="of:=IF([.P10]&gt;0;&quot;y&quot;;&quot;n&quot;)" office:value-type="string" office:string-value="n" calcext:value-type="string">
            <text:p>n</text:p>
          </table:table-cell>
          <table:table-cell table:style-name="ce2" table:formula="of:=[$Monsters.H10]" office:value-type="float" office:value="0" calcext:value-type="float">
            <text:p>0</text:p>
          </table:table-cell>
          <table:table-cell table:formula="of:=SUBSTITUTE([$Monsters.D10];&quot;∞&quot;;&quot;Inf.&quot;)" office:value-type="string" office:string-value="2" calcext:value-type="string">
            <text:p>2</text:p>
          </table:table-cell>
          <table:table-cell table:style-name="ce2" table:formula="of:=IF([$Monsters.$D10]&lt;&gt;&quot;N/A&quot;;IF([.Q10]=&quot;1&quot;;&quot;co&quot;;&quot;c&quot;)&amp;IF([$Monsters.$G10]=&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11];&quot;ſ&quot;;&quot;s&quot;)" office:value-type="string" office:string-value="Zombie" calcext:value-type="string">
            <text:p>Zombie</text:p>
          </table:table-cell>
          <table:table-cell table:style-name="ce2" table:formula="of:=IF(LEN([$Monsters.L11]) &gt; 0; [$Monsters.L11]; &quot;&quot;)" office:value-type="string" office:string-value="Blerg!" calcext:value-type="string">
            <text:p>Blerg!</text:p>
          </table:table-cell>
          <table:table-cell table:style-name="ce2" table:formula="of:=[$Monsters.B11]" office:value-type="float" office:value="1" calcext:value-type="float">
            <text:p>1</text:p>
          </table:table-cell>
          <table:table-cell table:formula="of:=VLOOKUP([.D11];[$'Phase Colours'.$A$1:.$B$6];2)" office:value-type="string" office:string-value="#ffe680" calcext:value-type="string">
            <text:p>#ffe680</text:p>
          </table:table-cell>
          <table:table-cell table:formula="of:=[.E11]" office:value-type="string" office:string-value="#ffe680" calcext:value-type="string">
            <text:p>#ffe680</text:p>
          </table:table-cell>
          <table:table-cell table:style-name="ce2" table:formula="of:=IF(LEN([$Monsters.C11]) &gt; 0; COM.MICROSOFT.CONCAT([$Monsters.C11]; &quot; pts&quot;);&quot;&quot;)" office:value-type="string" office:string-value="60 pts" calcext:value-type="string">
            <text:p>60 pts</text:p>
          </table:table-cell>
          <table:table-cell table:formula="of:=IF(LEN([$Monsters.I11]) &gt; 0; COM.MICROSOFT.CONCAT(&quot;Eaten by &quot;; [$Monsters.I11]); &quot;Permanent&quot;)" office:value-type="string" office:string-value="Eaten by 2" calcext:value-type="string">
            <text:p>Eaten by 2</text:p>
          </table:table-cell>
          <table:table-cell table:style-name="ce2" table:formula="of:=IF([$Monsters.I11] &gt;0; VLOOKUP([$Monsters.I11];[$'Phase Colours'.$A$1:.$B$7];2); [$'Phase Colours'.$B$7])" office:value-type="string" office:string-value="#c6e9af" calcext:value-type="string">
            <text:p>#c6e9af</text:p>
          </table:table-cell>
          <table:table-cell table:style-name="ce2" table:formula="of:=IF(LEN([$Monsters.K11]) &gt; 0; [$Monsters.K11]; &quot;     &quot;)" office:value-type="string" office:string-value="     " calcext:value-type="string">
            <text:p><text:s text:c="5"/></text:p>
          </table:table-cell>
          <table:table-cell table:formula="of:=IF([$Monsters.J11]=&quot;Fang&quot;;&quot;y&quot;; &quot;n&quot;)" office:value-type="string" office:string-value="n" calcext:value-type="string">
            <text:p>n</text:p>
          </table:table-cell>
          <table:table-cell table:style-name="ce2" table:formula="of:=IF([$Monsters.J11]=&quot;Claw&quot;;&quot;y&quot;; &quot;n&quot;)" office:value-type="string" office:string-value="n" calcext:value-type="string">
            <text:p>n</text:p>
          </table:table-cell>
          <table:table-cell table:style-name="ce2" table:formula="of:=IF([.N11]=&quot;N/A&quot;;&quot;n&quot;;&quot;y&quot;)" office:value-type="string" office:string-value="y" calcext:value-type="string">
            <text:p>y</text:p>
          </table:table-cell>
          <table:table-cell table:style-name="ce2" table:formula="of:=IF([$Monsters.E11]=&quot;N/A&quot;;&quot;N/A&quot;;COM.MICROSOFT.CONCAT([$Monsters.E11]; &quot; pts&quot;))" office:value-type="string" office:string-value="10 pts" calcext:value-type="string">
            <text:p>10 pts</text:p>
          </table:table-cell>
          <table:table-cell table:formula="of:=IF([.P11]&gt;0;&quot;y&quot;;&quot;n&quot;)" office:value-type="string" office:string-value="n" calcext:value-type="string">
            <text:p>n</text:p>
          </table:table-cell>
          <table:table-cell table:style-name="ce2" table:formula="of:=[$Monsters.H11]" office:value-type="float" office:value="0" calcext:value-type="float">
            <text:p>0</text:p>
          </table:table-cell>
          <table:table-cell table:formula="of:=SUBSTITUTE([$Monsters.D11];&quot;∞&quot;;&quot;Inf.&quot;)" office:value-type="string" office:string-value="2" calcext:value-type="string">
            <text:p>2</text:p>
          </table:table-cell>
          <table:table-cell table:style-name="ce2" table:formula="of:=IF([$Monsters.$D11]&lt;&gt;&quot;N/A&quot;;IF([.Q11]=&quot;1&quot;;&quot;co&quot;;&quot;c&quot;)&amp;IF([$Monsters.$G11]=&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12];&quot;ſ&quot;;&quot;s&quot;)" office:value-type="string" office:string-value="Zombie" calcext:value-type="string">
            <text:p>Zombie</text:p>
          </table:table-cell>
          <table:table-cell table:style-name="ce2" table:formula="of:=IF(LEN([$Monsters.L12]) &gt; 0; [$Monsters.L12]; &quot;&quot;)" office:value-type="string" office:string-value="Blarrr!" calcext:value-type="string">
            <text:p>Blarrr!</text:p>
          </table:table-cell>
          <table:table-cell table:style-name="ce2" table:formula="of:=[$Monsters.B12]" office:value-type="float" office:value="1" calcext:value-type="float">
            <text:p>1</text:p>
          </table:table-cell>
          <table:table-cell table:formula="of:=VLOOKUP([.D12];[$'Phase Colours'.$A$1:.$B$6];2)" office:value-type="string" office:string-value="#ffe680" calcext:value-type="string">
            <text:p>#ffe680</text:p>
          </table:table-cell>
          <table:table-cell table:formula="of:=[.E12]" office:value-type="string" office:string-value="#ffe680" calcext:value-type="string">
            <text:p>#ffe680</text:p>
          </table:table-cell>
          <table:table-cell table:style-name="ce2" table:formula="of:=IF(LEN([$Monsters.C12]) &gt; 0; COM.MICROSOFT.CONCAT([$Monsters.C12]; &quot; pts&quot;);&quot;&quot;)" office:value-type="string" office:string-value="60 pts" calcext:value-type="string">
            <text:p>60 pts</text:p>
          </table:table-cell>
          <table:table-cell table:formula="of:=IF(LEN([$Monsters.I12]) &gt; 0; COM.MICROSOFT.CONCAT(&quot;Eaten by &quot;; [$Monsters.I12]); &quot;Permanent&quot;)" office:value-type="string" office:string-value="Eaten by 2" calcext:value-type="string">
            <text:p>Eaten by 2</text:p>
          </table:table-cell>
          <table:table-cell table:style-name="ce2" table:formula="of:=IF([$Monsters.I12] &gt;0; VLOOKUP([$Monsters.I12];[$'Phase Colours'.$A$1:.$B$7];2); [$'Phase Colours'.$B$7])" office:value-type="string" office:string-value="#c6e9af" calcext:value-type="string">
            <text:p>#c6e9af</text:p>
          </table:table-cell>
          <table:table-cell table:style-name="ce2" table:formula="of:=IF(LEN([$Monsters.K12]) &gt; 0; [$Monsters.K12]; &quot;     &quot;)" office:value-type="string" office:string-value="     " calcext:value-type="string">
            <text:p><text:s text:c="5"/></text:p>
          </table:table-cell>
          <table:table-cell table:formula="of:=IF([$Monsters.J12]=&quot;Fang&quot;;&quot;y&quot;; &quot;n&quot;)" office:value-type="string" office:string-value="n" calcext:value-type="string">
            <text:p>n</text:p>
          </table:table-cell>
          <table:table-cell table:style-name="ce2" table:formula="of:=IF([$Monsters.J12]=&quot;Claw&quot;;&quot;y&quot;; &quot;n&quot;)" office:value-type="string" office:string-value="n" calcext:value-type="string">
            <text:p>n</text:p>
          </table:table-cell>
          <table:table-cell table:style-name="ce2" table:formula="of:=IF([.N12]=&quot;N/A&quot;;&quot;n&quot;;&quot;y&quot;)" office:value-type="string" office:string-value="y" calcext:value-type="string">
            <text:p>y</text:p>
          </table:table-cell>
          <table:table-cell table:style-name="ce2" table:formula="of:=IF([$Monsters.E12]=&quot;N/A&quot;;&quot;N/A&quot;;COM.MICROSOFT.CONCAT([$Monsters.E12]; &quot; pts&quot;))" office:value-type="string" office:string-value="10 pts" calcext:value-type="string">
            <text:p>10 pts</text:p>
          </table:table-cell>
          <table:table-cell table:formula="of:=IF([.P12]&gt;0;&quot;y&quot;;&quot;n&quot;)" office:value-type="string" office:string-value="n" calcext:value-type="string">
            <text:p>n</text:p>
          </table:table-cell>
          <table:table-cell table:style-name="ce2" table:formula="of:=[$Monsters.H12]" office:value-type="float" office:value="0" calcext:value-type="float">
            <text:p>0</text:p>
          </table:table-cell>
          <table:table-cell table:formula="of:=SUBSTITUTE([$Monsters.D12];&quot;∞&quot;;&quot;Inf.&quot;)" office:value-type="string" office:string-value="2" calcext:value-type="string">
            <text:p>2</text:p>
          </table:table-cell>
          <table:table-cell table:style-name="ce2" table:formula="of:=IF([$Monsters.$D12]&lt;&gt;&quot;N/A&quot;;IF([.Q12]=&quot;1&quot;;&quot;co&quot;;&quot;c&quot;)&amp;IF([$Monsters.$G12]=&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13];&quot;ſ&quot;;&quot;s&quot;)" office:value-type="string" office:string-value="Zombie" calcext:value-type="string">
            <text:p>Zombie</text:p>
          </table:table-cell>
          <table:table-cell table:style-name="ce2" table:formula="of:=IF(LEN([$Monsters.L13]) &gt; 0; [$Monsters.L13]; &quot;&quot;)" office:value-type="string" office:string-value="Urrrrrh!" calcext:value-type="string">
            <text:p>Urrrrrh!</text:p>
          </table:table-cell>
          <table:table-cell table:style-name="ce2" table:formula="of:=[$Monsters.B13]" office:value-type="float" office:value="1" calcext:value-type="float">
            <text:p>1</text:p>
          </table:table-cell>
          <table:table-cell table:formula="of:=VLOOKUP([.D13];[$'Phase Colours'.$A$1:.$B$6];2)" office:value-type="string" office:string-value="#ffe680" calcext:value-type="string">
            <text:p>#ffe680</text:p>
          </table:table-cell>
          <table:table-cell table:formula="of:=[.E13]" office:value-type="string" office:string-value="#ffe680" calcext:value-type="string">
            <text:p>#ffe680</text:p>
          </table:table-cell>
          <table:table-cell table:style-name="ce2" table:formula="of:=IF(LEN([$Monsters.C13]) &gt; 0; COM.MICROSOFT.CONCAT([$Monsters.C13]; &quot; pts&quot;);&quot;&quot;)" office:value-type="string" office:string-value="60 pts" calcext:value-type="string">
            <text:p>60 pts</text:p>
          </table:table-cell>
          <table:table-cell table:formula="of:=IF(LEN([$Monsters.I13]) &gt; 0; COM.MICROSOFT.CONCAT(&quot;Eaten by &quot;; [$Monsters.I13]); &quot;Permanent&quot;)" office:value-type="string" office:string-value="Eaten by 2" calcext:value-type="string">
            <text:p>Eaten by 2</text:p>
          </table:table-cell>
          <table:table-cell table:style-name="ce2" table:formula="of:=IF([$Monsters.I13] &gt;0; VLOOKUP([$Monsters.I13];[$'Phase Colours'.$A$1:.$B$7];2); [$'Phase Colours'.$B$7])" office:value-type="string" office:string-value="#c6e9af" calcext:value-type="string">
            <text:p>#c6e9af</text:p>
          </table:table-cell>
          <table:table-cell table:style-name="ce2" table:formula="of:=IF(LEN([$Monsters.K13]) &gt; 0; [$Monsters.K13]; &quot;     &quot;)" office:value-type="string" office:string-value="     " calcext:value-type="string">
            <text:p><text:s text:c="5"/></text:p>
          </table:table-cell>
          <table:table-cell table:formula="of:=IF([$Monsters.J13]=&quot;Fang&quot;;&quot;y&quot;; &quot;n&quot;)" office:value-type="string" office:string-value="n" calcext:value-type="string">
            <text:p>n</text:p>
          </table:table-cell>
          <table:table-cell table:style-name="ce2" table:formula="of:=IF([$Monsters.J13]=&quot;Claw&quot;;&quot;y&quot;; &quot;n&quot;)" office:value-type="string" office:string-value="n" calcext:value-type="string">
            <text:p>n</text:p>
          </table:table-cell>
          <table:table-cell table:style-name="ce2" table:formula="of:=IF([.N13]=&quot;N/A&quot;;&quot;n&quot;;&quot;y&quot;)" office:value-type="string" office:string-value="y" calcext:value-type="string">
            <text:p>y</text:p>
          </table:table-cell>
          <table:table-cell table:style-name="ce2" table:formula="of:=IF([$Monsters.E13]=&quot;N/A&quot;;&quot;N/A&quot;;COM.MICROSOFT.CONCAT([$Monsters.E13]; &quot; pts&quot;))" office:value-type="string" office:string-value="10 pts" calcext:value-type="string">
            <text:p>10 pts</text:p>
          </table:table-cell>
          <table:table-cell table:formula="of:=IF([.P13]&gt;0;&quot;y&quot;;&quot;n&quot;)" office:value-type="string" office:string-value="n" calcext:value-type="string">
            <text:p>n</text:p>
          </table:table-cell>
          <table:table-cell table:style-name="ce2" table:formula="of:=[$Monsters.H13]" office:value-type="float" office:value="0" calcext:value-type="float">
            <text:p>0</text:p>
          </table:table-cell>
          <table:table-cell table:formula="of:=SUBSTITUTE([$Monsters.D13];&quot;∞&quot;;&quot;Inf.&quot;)" office:value-type="string" office:string-value="2" calcext:value-type="string">
            <text:p>2</text:p>
          </table:table-cell>
          <table:table-cell table:style-name="ce2" table:formula="of:=IF([$Monsters.$D13]&lt;&gt;&quot;N/A&quot;;IF([.Q13]=&quot;1&quot;;&quot;co&quot;;&quot;c&quot;)&amp;IF([$Monsters.$G13]=&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14];&quot;ſ&quot;;&quot;s&quot;)" office:value-type="string" office:string-value="Zombie" calcext:value-type="string">
            <text:p>Zombie</text:p>
          </table:table-cell>
          <table:table-cell table:style-name="ce2" table:formula="of:=IF(LEN([$Monsters.L14]) &gt; 0; [$Monsters.L14]; &quot;&quot;)" office:value-type="string" office:string-value="Hi, my name's Hank." calcext:value-type="string">
            <text:p>Hi, my name's Hank.</text:p>
          </table:table-cell>
          <table:table-cell table:style-name="ce2" table:formula="of:=[$Monsters.B14]" office:value-type="float" office:value="1" calcext:value-type="float">
            <text:p>1</text:p>
          </table:table-cell>
          <table:table-cell table:formula="of:=VLOOKUP([.D14];[$'Phase Colours'.$A$1:.$B$6];2)" office:value-type="string" office:string-value="#ffe680" calcext:value-type="string">
            <text:p>#ffe680</text:p>
          </table:table-cell>
          <table:table-cell table:formula="of:=[.E14]" office:value-type="string" office:string-value="#ffe680" calcext:value-type="string">
            <text:p>#ffe680</text:p>
          </table:table-cell>
          <table:table-cell table:style-name="ce2" table:formula="of:=IF(LEN([$Monsters.C14]) &gt; 0; COM.MICROSOFT.CONCAT([$Monsters.C14]; &quot; pts&quot;);&quot;&quot;)" office:value-type="string" office:string-value="60 pts" calcext:value-type="string">
            <text:p>60 pts</text:p>
          </table:table-cell>
          <table:table-cell table:formula="of:=IF(LEN([$Monsters.I14]) &gt; 0; COM.MICROSOFT.CONCAT(&quot;Eaten by &quot;; [$Monsters.I14]); &quot;Permanent&quot;)" office:value-type="string" office:string-value="Eaten by 2" calcext:value-type="string">
            <text:p>Eaten by 2</text:p>
          </table:table-cell>
          <table:table-cell table:style-name="ce2" table:formula="of:=IF([$Monsters.I14] &gt;0; VLOOKUP([$Monsters.I14];[$'Phase Colours'.$A$1:.$B$7];2); [$'Phase Colours'.$B$7])" office:value-type="string" office:string-value="#c6e9af" calcext:value-type="string">
            <text:p>#c6e9af</text:p>
          </table:table-cell>
          <table:table-cell table:style-name="ce2" table:formula="of:=IF(LEN([$Monsters.K14]) &gt; 0; [$Monsters.K14]; &quot;     &quot;)" office:value-type="string" office:string-value="     " calcext:value-type="string">
            <text:p><text:s text:c="5"/></text:p>
          </table:table-cell>
          <table:table-cell table:formula="of:=IF([$Monsters.J14]=&quot;Fang&quot;;&quot;y&quot;; &quot;n&quot;)" office:value-type="string" office:string-value="n" calcext:value-type="string">
            <text:p>n</text:p>
          </table:table-cell>
          <table:table-cell table:style-name="ce2" table:formula="of:=IF([$Monsters.J14]=&quot;Claw&quot;;&quot;y&quot;; &quot;n&quot;)" office:value-type="string" office:string-value="n" calcext:value-type="string">
            <text:p>n</text:p>
          </table:table-cell>
          <table:table-cell table:style-name="ce2" table:formula="of:=IF([.N14]=&quot;N/A&quot;;&quot;n&quot;;&quot;y&quot;)" office:value-type="string" office:string-value="y" calcext:value-type="string">
            <text:p>y</text:p>
          </table:table-cell>
          <table:table-cell table:style-name="ce2" table:formula="of:=IF([$Monsters.E14]=&quot;N/A&quot;;&quot;N/A&quot;;COM.MICROSOFT.CONCAT([$Monsters.E14]; &quot; pts&quot;))" office:value-type="string" office:string-value="10 pts" calcext:value-type="string">
            <text:p>10 pts</text:p>
          </table:table-cell>
          <table:table-cell table:formula="of:=IF([.P14]&gt;0;&quot;y&quot;;&quot;n&quot;)" office:value-type="string" office:string-value="n" calcext:value-type="string">
            <text:p>n</text:p>
          </table:table-cell>
          <table:table-cell table:style-name="ce2" table:formula="of:=[$Monsters.H14]" office:value-type="float" office:value="0" calcext:value-type="float">
            <text:p>0</text:p>
          </table:table-cell>
          <table:table-cell table:formula="of:=SUBSTITUTE([$Monsters.D14];&quot;∞&quot;;&quot;Inf.&quot;)" office:value-type="string" office:string-value="2" calcext:value-type="string">
            <text:p>2</text:p>
          </table:table-cell>
          <table:table-cell table:style-name="ce2" table:formula="of:=IF([$Monsters.$D14]&lt;&gt;&quot;N/A&quot;;IF([.Q14]=&quot;1&quot;;&quot;co&quot;;&quot;c&quot;)&amp;IF([$Monsters.$G14]=&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15];&quot;ſ&quot;;&quot;s&quot;)" office:value-type="string" office:string-value="Swearwolf" calcext:value-type="string">
            <text:p>Swearwolf</text:p>
          </table:table-cell>
          <table:table-cell table:style-name="ce2" table:formula="of:=IF(LEN([$Monsters.L15]) &gt; 0; [$Monsters.L15]; &quot;&quot;)" office:value-type="string" office:string-value="I am a werewolf, I swear it on me mam's grave." calcext:value-type="string">
            <text:p>I am a werewolf, I swear it on me mam's grave.</text:p>
          </table:table-cell>
          <table:table-cell table:style-name="ce2" table:formula="of:=[$Monsters.B15]" office:value-type="float" office:value="1" calcext:value-type="float">
            <text:p>1</text:p>
          </table:table-cell>
          <table:table-cell table:formula="of:=VLOOKUP([.D15];[$'Phase Colours'.$A$1:.$B$6];2)" office:value-type="string" office:string-value="#ffe680" calcext:value-type="string">
            <text:p>#ffe680</text:p>
          </table:table-cell>
          <table:table-cell table:formula="of:=[.E15]" office:value-type="string" office:string-value="#ffe680" calcext:value-type="string">
            <text:p>#ffe680</text:p>
          </table:table-cell>
          <table:table-cell table:style-name="ce2" table:formula="of:=IF(LEN([$Monsters.C15]) &gt; 0; COM.MICROSOFT.CONCAT([$Monsters.C15]; &quot; pts&quot;);&quot;&quot;)" office:value-type="string" office:string-value="60 pts" calcext:value-type="string">
            <text:p>60 pts</text:p>
          </table:table-cell>
          <table:table-cell table:formula="of:=IF(LEN([$Monsters.I15]) &gt; 0; COM.MICROSOFT.CONCAT(&quot;Eaten by &quot;; [$Monsters.I15]); &quot;Permanent&quot;)" office:value-type="string" office:string-value="Eaten by 3" calcext:value-type="string">
            <text:p>Eaten by 3</text:p>
          </table:table-cell>
          <table:table-cell table:style-name="ce2" table:formula="of:=IF([$Monsters.I15] &gt;0; VLOOKUP([$Monsters.I15];[$'Phase Colours'.$A$1:.$B$7];2); [$'Phase Colours'.$B$7])" office:value-type="string" office:string-value="#aaccff" calcext:value-type="string">
            <text:p>#aaccff</text:p>
          </table:table-cell>
          <table:table-cell table:style-name="ce2" table:formula="of:=IF(LEN([$Monsters.K15]) &gt; 0; [$Monsters.K15]; &quot;     &quot;)"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formula="of:=IF([$Monsters.J15]=&quot;Fang&quot;;&quot;y&quot;; &quot;n&quot;)" office:value-type="string" office:string-value="n" calcext:value-type="string">
            <text:p>n</text:p>
          </table:table-cell>
          <table:table-cell table:style-name="ce2" table:formula="of:=IF([$Monsters.J15]=&quot;Claw&quot;;&quot;y&quot;; &quot;n&quot;)" office:value-type="string" office:string-value="n" calcext:value-type="string">
            <text:p>n</text:p>
          </table:table-cell>
          <table:table-cell table:style-name="ce2" table:formula="of:=IF([.N15]=&quot;N/A&quot;;&quot;n&quot;;&quot;y&quot;)" office:value-type="string" office:string-value="n" calcext:value-type="string">
            <text:p>n</text:p>
          </table:table-cell>
          <table:table-cell table:style-name="ce2" table:formula="of:=IF([$Monsters.E15]=&quot;N/A&quot;;&quot;N/A&quot;;COM.MICROSOFT.CONCAT([$Monsters.E15]; &quot; pts&quot;))" office:value-type="string" office:string-value="N/A" calcext:value-type="string">
            <text:p>N/A</text:p>
          </table:table-cell>
          <table:table-cell table:formula="of:=IF([.P15]&gt;0;&quot;y&quot;;&quot;n&quot;)" office:value-type="string" office:string-value="n" calcext:value-type="string">
            <text:p>n</text:p>
          </table:table-cell>
          <table:table-cell table:style-name="ce2" table:formula="of:=[$Monsters.H15]" office:value-type="float" office:value="0" calcext:value-type="float">
            <text:p>0</text:p>
          </table:table-cell>
          <table:table-cell table:formula="of:=SUBSTITUTE([$Monsters.D15];&quot;∞&quot;;&quot;Inf.&quot;)" office:value-type="string" office:string-value="1" calcext:value-type="string">
            <text:p>1</text:p>
          </table:table-cell>
          <table:table-cell table:style-name="ce2" table:formula="of:=IF([$Monsters.$D15]&lt;&gt;&quot;N/A&quot;;IF([.Q15]=&quot;1&quot;;&quot;co&quot;;&quot;c&quot;)&amp;IF([$Monsters.$G15]=&quot;Yes&quot;;&quot;x&quot;;&quot;&quot;)&amp;IF([$Monsters.F$7]=&quot;Yes&quot;;&quot;d&quot;;&quot;&quot;);&quot;&quot;)" office:value-type="string" office:string-value="cod" calcext:value-type="string">
            <text:p>cod</text:p>
          </table:table-cell>
          <table:table-cell table:number-columns-repeated="46"/>
        </table:table-row>
        <table:table-row table:style-name="ro4">
          <table:table-cell table:style-name="ce2" office:value-type="float" office:value="1" calcext:value-type="float">
            <text:p>1</text:p>
          </table:table-cell>
          <table:table-cell table:formula="of:=SUBSTITUTE([$Monsters.A16];&quot;ſ&quot;;&quot;s&quot;)" office:value-type="string" office:string-value="Swearwolf" calcext:value-type="string">
            <text:p>Swearwolf</text:p>
          </table:table-cell>
          <table:table-cell table:style-name="ce2" table:formula="of:=IF(LEN([$Monsters.L16]) &gt; 0; [$Monsters.L16]; &quot;&quot;)" office:value-type="string" office:string-value="I am a werewolf, I swear it on me mam's grave." calcext:value-type="string">
            <text:p>I am a werewolf, I swear it on me mam's grave.</text:p>
          </table:table-cell>
          <table:table-cell table:style-name="ce2" table:formula="of:=[$Monsters.B16]" office:value-type="float" office:value="1" calcext:value-type="float">
            <text:p>1</text:p>
          </table:table-cell>
          <table:table-cell table:formula="of:=VLOOKUP([.D16];[$'Phase Colours'.$A$1:.$B$6];2)" office:value-type="string" office:string-value="#ffe680" calcext:value-type="string">
            <text:p>#ffe680</text:p>
          </table:table-cell>
          <table:table-cell table:formula="of:=[.E16]" office:value-type="string" office:string-value="#ffe680" calcext:value-type="string">
            <text:p>#ffe680</text:p>
          </table:table-cell>
          <table:table-cell table:style-name="ce2" table:formula="of:=IF(LEN([$Monsters.C16]) &gt; 0; COM.MICROSOFT.CONCAT([$Monsters.C16]; &quot; pts&quot;);&quot;&quot;)" office:value-type="string" office:string-value="60 pts" calcext:value-type="string">
            <text:p>60 pts</text:p>
          </table:table-cell>
          <table:table-cell table:formula="of:=IF(LEN([$Monsters.I16]) &gt; 0; COM.MICROSOFT.CONCAT(&quot;Eaten by &quot;; [$Monsters.I16]); &quot;Permanent&quot;)" office:value-type="string" office:string-value="Eaten by 3" calcext:value-type="string">
            <text:p>Eaten by 3</text:p>
          </table:table-cell>
          <table:table-cell table:style-name="ce2" table:formula="of:=IF([$Monsters.I16] &gt;0; VLOOKUP([$Monsters.I16];[$'Phase Colours'.$A$1:.$B$7];2); [$'Phase Colours'.$B$7])" office:value-type="string" office:string-value="#aaccff" calcext:value-type="string">
            <text:p>#aaccff</text:p>
          </table:table-cell>
          <table:table-cell table:style-name="ce2" table:formula="of:=IF(LEN([$Monsters.K16]) &gt; 0; [$Monsters.K16]; &quot;     &quot;)"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formula="of:=IF([$Monsters.J16]=&quot;Fang&quot;;&quot;y&quot;; &quot;n&quot;)" office:value-type="string" office:string-value="n" calcext:value-type="string">
            <text:p>n</text:p>
          </table:table-cell>
          <table:table-cell table:style-name="ce2" table:formula="of:=IF([$Monsters.J16]=&quot;Claw&quot;;&quot;y&quot;; &quot;n&quot;)" office:value-type="string" office:string-value="n" calcext:value-type="string">
            <text:p>n</text:p>
          </table:table-cell>
          <table:table-cell table:style-name="ce2" table:formula="of:=IF([.N16]=&quot;N/A&quot;;&quot;n&quot;;&quot;y&quot;)" office:value-type="string" office:string-value="n" calcext:value-type="string">
            <text:p>n</text:p>
          </table:table-cell>
          <table:table-cell table:style-name="ce2" table:formula="of:=IF([$Monsters.E16]=&quot;N/A&quot;;&quot;N/A&quot;;COM.MICROSOFT.CONCAT([$Monsters.E16]; &quot; pts&quot;))" office:value-type="string" office:string-value="N/A" calcext:value-type="string">
            <text:p>N/A</text:p>
          </table:table-cell>
          <table:table-cell table:formula="of:=IF([.P16]&gt;0;&quot;y&quot;;&quot;n&quot;)" office:value-type="string" office:string-value="n" calcext:value-type="string">
            <text:p>n</text:p>
          </table:table-cell>
          <table:table-cell table:style-name="ce2" table:formula="of:=[$Monsters.H16]" office:value-type="float" office:value="0" calcext:value-type="float">
            <text:p>0</text:p>
          </table:table-cell>
          <table:table-cell table:formula="of:=SUBSTITUTE([$Monsters.D16];&quot;∞&quot;;&quot;Inf.&quot;)" office:value-type="string" office:string-value="1" calcext:value-type="string">
            <text:p>1</text:p>
          </table:table-cell>
          <table:table-cell table:style-name="ce2" table:formula="of:=IF([$Monsters.$D16]&lt;&gt;&quot;N/A&quot;;IF([.Q16]=&quot;1&quot;;&quot;co&quot;;&quot;c&quot;)&amp;IF([$Monsters.$G16]=&quot;Yes&quot;;&quot;x&quot;;&quot;&quot;)&amp;IF([$Monsters.F$7]=&quot;Yes&quot;;&quot;d&quot;;&quot;&quot;);&quot;&quot;)" office:value-type="string" office:string-value="cod" calcext:value-type="string">
            <text:p>cod</text:p>
          </table:table-cell>
          <table:table-cell table:number-columns-repeated="46"/>
        </table:table-row>
        <table:table-row table:style-name="ro4">
          <table:table-cell table:style-name="ce2" office:value-type="float" office:value="1" calcext:value-type="float">
            <text:p>1</text:p>
          </table:table-cell>
          <table:table-cell table:formula="of:=SUBSTITUTE([$Monsters.A17];&quot;ſ&quot;;&quot;s&quot;)" office:value-type="string" office:string-value="Suckling" calcext:value-type="string">
            <text:p>Suckling</text:p>
          </table:table-cell>
          <table:table-cell table:style-name="ce2" table:formula="of:=IF(LEN([$Monsters.L17]) &gt; 0; [$Monsters.L17]; &quot;&quot;)">
            <text:p/>
          </table:table-cell>
          <table:table-cell table:style-name="ce2" table:formula="of:=[$Monsters.B17]" office:value-type="float" office:value="2" calcext:value-type="float">
            <text:p>2</text:p>
          </table:table-cell>
          <table:table-cell table:formula="of:=VLOOKUP([.D17];[$'Phase Colours'.$A$1:.$B$6];2)" office:value-type="string" office:string-value="#c6e9af" calcext:value-type="string">
            <text:p>#c6e9af</text:p>
          </table:table-cell>
          <table:table-cell table:formula="of:=[.E17]" office:value-type="string" office:string-value="#c6e9af" calcext:value-type="string">
            <text:p>#c6e9af</text:p>
          </table:table-cell>
          <table:table-cell table:style-name="ce2" table:formula="of:=IF(LEN([$Monsters.C17]) &gt; 0; COM.MICROSOFT.CONCAT([$Monsters.C17]; &quot; pts&quot;);&quot;&quot;)" office:value-type="string" office:string-value="160 pts" calcext:value-type="string">
            <text:p>160 pts</text:p>
          </table:table-cell>
          <table:table-cell table:formula="of:=IF(LEN([$Monsters.I17]) &gt; 0; COM.MICROSOFT.CONCAT(&quot;Eaten by &quot;; [$Monsters.I17]); &quot;Permanent&quot;)" office:value-type="string" office:string-value="Eaten by 4" calcext:value-type="string">
            <text:p>Eaten by 4</text:p>
          </table:table-cell>
          <table:table-cell table:style-name="ce2" table:formula="of:=IF([$Monsters.I17] &gt;0; VLOOKUP([$Monsters.I17];[$'Phase Colours'.$A$1:.$B$7];2); [$'Phase Colours'.$B$7])" office:value-type="string" office:string-value="#da8787" calcext:value-type="string">
            <text:p>#da8787</text:p>
          </table:table-cell>
          <table:table-cell table:style-name="ce2" table:formula="of:=IF(LEN([$Monsters.K17]) &gt; 0; [$Monsters.K17]; &quot;     &quot;)" office:value-type="string" office:string-value="     " calcext:value-type="string">
            <text:p><text:s text:c="5"/></text:p>
          </table:table-cell>
          <table:table-cell table:formula="of:=IF([$Monsters.J17]=&quot;Fang&quot;;&quot;y&quot;; &quot;n&quot;)" office:value-type="string" office:string-value="y" calcext:value-type="string">
            <text:p>y</text:p>
          </table:table-cell>
          <table:table-cell table:style-name="ce2" table:formula="of:=IF([$Monsters.J17]=&quot;Claw&quot;;&quot;y&quot;; &quot;n&quot;)" office:value-type="string" office:string-value="n" calcext:value-type="string">
            <text:p>n</text:p>
          </table:table-cell>
          <table:table-cell table:style-name="ce2" table:formula="of:=IF([.N17]=&quot;N/A&quot;;&quot;n&quot;;&quot;y&quot;)" office:value-type="string" office:string-value="y" calcext:value-type="string">
            <text:p>y</text:p>
          </table:table-cell>
          <table:table-cell table:style-name="ce2" table:formula="of:=IF([$Monsters.E17]=&quot;N/A&quot;;&quot;N/A&quot;;COM.MICROSOFT.CONCAT([$Monsters.E17]; &quot; pts&quot;))" office:value-type="string" office:string-value="0 pts" calcext:value-type="string">
            <text:p>0 pts</text:p>
          </table:table-cell>
          <table:table-cell table:formula="of:=IF([.P17]&gt;0;&quot;y&quot;;&quot;n&quot;)" office:value-type="string" office:string-value="n" calcext:value-type="string">
            <text:p>n</text:p>
          </table:table-cell>
          <table:table-cell table:style-name="ce2" table:formula="of:=[$Monsters.H17]" office:value-type="float" office:value="0" calcext:value-type="float">
            <text:p>0</text:p>
          </table:table-cell>
          <table:table-cell table:formula="of:=SUBSTITUTE([$Monsters.D17];&quot;∞&quot;;&quot;Inf.&quot;)" office:value-type="string" office:string-value="3" calcext:value-type="string">
            <text:p>3</text:p>
          </table:table-cell>
          <table:table-cell table:style-name="ce2" table:formula="of:=IF([$Monsters.$D17]&lt;&gt;&quot;N/A&quot;;IF([.Q17]=&quot;1&quot;;&quot;co&quot;;&quot;c&quot;)&amp;IF([$Monsters.$G17]=&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18];&quot;ſ&quot;;&quot;s&quot;)" office:value-type="string" office:string-value="Suckling" calcext:value-type="string">
            <text:p>Suckling</text:p>
          </table:table-cell>
          <table:table-cell table:style-name="ce2" table:formula="of:=IF(LEN([$Monsters.L18]) &gt; 0; [$Monsters.L18]; &quot;&quot;)">
            <text:p/>
          </table:table-cell>
          <table:table-cell table:style-name="ce2" table:formula="of:=[$Monsters.B18]" office:value-type="float" office:value="2" calcext:value-type="float">
            <text:p>2</text:p>
          </table:table-cell>
          <table:table-cell table:formula="of:=VLOOKUP([.D18];[$'Phase Colours'.$A$1:.$B$6];2)" office:value-type="string" office:string-value="#c6e9af" calcext:value-type="string">
            <text:p>#c6e9af</text:p>
          </table:table-cell>
          <table:table-cell table:formula="of:=[.E18]" office:value-type="string" office:string-value="#c6e9af" calcext:value-type="string">
            <text:p>#c6e9af</text:p>
          </table:table-cell>
          <table:table-cell table:style-name="ce2" table:formula="of:=IF(LEN([$Monsters.C18]) &gt; 0; COM.MICROSOFT.CONCAT([$Monsters.C18]; &quot; pts&quot;);&quot;&quot;)" office:value-type="string" office:string-value="160 pts" calcext:value-type="string">
            <text:p>160 pts</text:p>
          </table:table-cell>
          <table:table-cell table:formula="of:=IF(LEN([$Monsters.I18]) &gt; 0; COM.MICROSOFT.CONCAT(&quot;Eaten by &quot;; [$Monsters.I18]); &quot;Permanent&quot;)" office:value-type="string" office:string-value="Eaten by 4" calcext:value-type="string">
            <text:p>Eaten by 4</text:p>
          </table:table-cell>
          <table:table-cell table:style-name="ce2" table:formula="of:=IF([$Monsters.I18] &gt;0; VLOOKUP([$Monsters.I18];[$'Phase Colours'.$A$1:.$B$7];2); [$'Phase Colours'.$B$7])" office:value-type="string" office:string-value="#da8787" calcext:value-type="string">
            <text:p>#da8787</text:p>
          </table:table-cell>
          <table:table-cell table:style-name="ce2" table:formula="of:=IF(LEN([$Monsters.K18]) &gt; 0; [$Monsters.K18]; &quot;     &quot;)" office:value-type="string" office:string-value="     " calcext:value-type="string">
            <text:p><text:s text:c="5"/></text:p>
          </table:table-cell>
          <table:table-cell table:formula="of:=IF([$Monsters.J18]=&quot;Fang&quot;;&quot;y&quot;; &quot;n&quot;)" office:value-type="string" office:string-value="y" calcext:value-type="string">
            <text:p>y</text:p>
          </table:table-cell>
          <table:table-cell table:style-name="ce2" table:formula="of:=IF([$Monsters.J18]=&quot;Claw&quot;;&quot;y&quot;; &quot;n&quot;)" office:value-type="string" office:string-value="n" calcext:value-type="string">
            <text:p>n</text:p>
          </table:table-cell>
          <table:table-cell table:style-name="ce2" table:formula="of:=IF([.N18]=&quot;N/A&quot;;&quot;n&quot;;&quot;y&quot;)" office:value-type="string" office:string-value="y" calcext:value-type="string">
            <text:p>y</text:p>
          </table:table-cell>
          <table:table-cell table:style-name="ce2" table:formula="of:=IF([$Monsters.E18]=&quot;N/A&quot;;&quot;N/A&quot;;COM.MICROSOFT.CONCAT([$Monsters.E18]; &quot; pts&quot;))" office:value-type="string" office:string-value="0 pts" calcext:value-type="string">
            <text:p>0 pts</text:p>
          </table:table-cell>
          <table:table-cell table:formula="of:=IF([.P18]&gt;0;&quot;y&quot;;&quot;n&quot;)" office:value-type="string" office:string-value="n" calcext:value-type="string">
            <text:p>n</text:p>
          </table:table-cell>
          <table:table-cell table:style-name="ce2" table:formula="of:=[$Monsters.H18]" office:value-type="float" office:value="0" calcext:value-type="float">
            <text:p>0</text:p>
          </table:table-cell>
          <table:table-cell table:formula="of:=SUBSTITUTE([$Monsters.D18];&quot;∞&quot;;&quot;Inf.&quot;)" office:value-type="string" office:string-value="3" calcext:value-type="string">
            <text:p>3</text:p>
          </table:table-cell>
          <table:table-cell table:style-name="ce2" table:formula="of:=IF([$Monsters.$D18]&lt;&gt;&quot;N/A&quot;;IF([.Q18]=&quot;1&quot;;&quot;co&quot;;&quot;c&quot;)&amp;IF([$Monsters.$G18]=&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19];&quot;ſ&quot;;&quot;s&quot;)" office:value-type="string" office:string-value="Suckling" calcext:value-type="string">
            <text:p>Suckling</text:p>
          </table:table-cell>
          <table:table-cell table:style-name="ce2" table:formula="of:=IF(LEN([$Monsters.L19]) &gt; 0; [$Monsters.L19]; &quot;&quot;)">
            <text:p/>
          </table:table-cell>
          <table:table-cell table:style-name="ce2" table:formula="of:=[$Monsters.B19]" office:value-type="float" office:value="2" calcext:value-type="float">
            <text:p>2</text:p>
          </table:table-cell>
          <table:table-cell table:formula="of:=VLOOKUP([.D19];[$'Phase Colours'.$A$1:.$B$6];2)" office:value-type="string" office:string-value="#c6e9af" calcext:value-type="string">
            <text:p>#c6e9af</text:p>
          </table:table-cell>
          <table:table-cell table:formula="of:=[.E19]" office:value-type="string" office:string-value="#c6e9af" calcext:value-type="string">
            <text:p>#c6e9af</text:p>
          </table:table-cell>
          <table:table-cell table:style-name="ce2" table:formula="of:=IF(LEN([$Monsters.C19]) &gt; 0; COM.MICROSOFT.CONCAT([$Monsters.C19]; &quot; pts&quot;);&quot;&quot;)" office:value-type="string" office:string-value="160 pts" calcext:value-type="string">
            <text:p>160 pts</text:p>
          </table:table-cell>
          <table:table-cell table:formula="of:=IF(LEN([$Monsters.I19]) &gt; 0; COM.MICROSOFT.CONCAT(&quot;Eaten by &quot;; [$Monsters.I19]); &quot;Permanent&quot;)" office:value-type="string" office:string-value="Eaten by 4" calcext:value-type="string">
            <text:p>Eaten by 4</text:p>
          </table:table-cell>
          <table:table-cell table:style-name="ce2" table:formula="of:=IF([$Monsters.I19] &gt;0; VLOOKUP([$Monsters.I19];[$'Phase Colours'.$A$1:.$B$7];2); [$'Phase Colours'.$B$7])" office:value-type="string" office:string-value="#da8787" calcext:value-type="string">
            <text:p>#da8787</text:p>
          </table:table-cell>
          <table:table-cell table:style-name="ce2" table:formula="of:=IF(LEN([$Monsters.K19]) &gt; 0; [$Monsters.K19]; &quot;     &quot;)" office:value-type="string" office:string-value="     " calcext:value-type="string">
            <text:p><text:s text:c="5"/></text:p>
          </table:table-cell>
          <table:table-cell table:formula="of:=IF([$Monsters.J19]=&quot;Fang&quot;;&quot;y&quot;; &quot;n&quot;)" office:value-type="string" office:string-value="y" calcext:value-type="string">
            <text:p>y</text:p>
          </table:table-cell>
          <table:table-cell table:style-name="ce2" table:formula="of:=IF([$Monsters.J19]=&quot;Claw&quot;;&quot;y&quot;; &quot;n&quot;)" office:value-type="string" office:string-value="n" calcext:value-type="string">
            <text:p>n</text:p>
          </table:table-cell>
          <table:table-cell table:style-name="ce2" table:formula="of:=IF([.N19]=&quot;N/A&quot;;&quot;n&quot;;&quot;y&quot;)" office:value-type="string" office:string-value="y" calcext:value-type="string">
            <text:p>y</text:p>
          </table:table-cell>
          <table:table-cell table:style-name="ce2" table:formula="of:=IF([$Monsters.E19]=&quot;N/A&quot;;&quot;N/A&quot;;COM.MICROSOFT.CONCAT([$Monsters.E19]; &quot; pts&quot;))" office:value-type="string" office:string-value="0 pts" calcext:value-type="string">
            <text:p>0 pts</text:p>
          </table:table-cell>
          <table:table-cell table:formula="of:=IF([.P19]&gt;0;&quot;y&quot;;&quot;n&quot;)" office:value-type="string" office:string-value="n" calcext:value-type="string">
            <text:p>n</text:p>
          </table:table-cell>
          <table:table-cell table:style-name="ce2" table:formula="of:=[$Monsters.H19]" office:value-type="float" office:value="0" calcext:value-type="float">
            <text:p>0</text:p>
          </table:table-cell>
          <table:table-cell table:formula="of:=SUBSTITUTE([$Monsters.D19];&quot;∞&quot;;&quot;Inf.&quot;)" office:value-type="string" office:string-value="3" calcext:value-type="string">
            <text:p>3</text:p>
          </table:table-cell>
          <table:table-cell table:style-name="ce2" table:formula="of:=IF([$Monsters.$D19]&lt;&gt;&quot;N/A&quot;;IF([.Q19]=&quot;1&quot;;&quot;co&quot;;&quot;c&quot;)&amp;IF([$Monsters.$G19]=&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20];&quot;ſ&quot;;&quot;s&quot;)" office:value-type="string" office:string-value="&quot;Hatchet&quot; Murray" calcext:value-type="string">
            <text:p>"Hatchet" Murray</text:p>
          </table:table-cell>
          <table:table-cell table:style-name="ce2" table:formula="of:=IF(LEN([$Monsters.L20]) &gt; 0; [$Monsters.L20]; &quot;&quot;)" office:value-type="string" office:string-value="The nickname Hatchet Murray is a misnomer, technically he uses an axe." calcext:value-type="string">
            <text:p>The nickname Hatchet Murray is a misnomer, technically he uses an axe.</text:p>
          </table:table-cell>
          <table:table-cell table:style-name="ce2" table:formula="of:=[$Monsters.B20]" office:value-type="float" office:value="2" calcext:value-type="float">
            <text:p>2</text:p>
          </table:table-cell>
          <table:table-cell table:formula="of:=VLOOKUP([.D20];[$'Phase Colours'.$A$1:.$B$6];2)" office:value-type="string" office:string-value="#c6e9af" calcext:value-type="string">
            <text:p>#c6e9af</text:p>
          </table:table-cell>
          <table:table-cell table:formula="of:=[.E20]" office:value-type="string" office:string-value="#c6e9af" calcext:value-type="string">
            <text:p>#c6e9af</text:p>
          </table:table-cell>
          <table:table-cell table:style-name="ce2" table:formula="of:=IF(LEN([$Monsters.C20]) &gt; 0; COM.MICROSOFT.CONCAT([$Monsters.C20]; &quot; pts&quot;);&quot;&quot;)" office:value-type="string" office:string-value="240 pts" calcext:value-type="string">
            <text:p>240 pts</text:p>
          </table:table-cell>
          <table:table-cell table:formula="of:=IF(LEN([$Monsters.I20]) &gt; 0; COM.MICROSOFT.CONCAT(&quot;Eaten by &quot;; [$Monsters.I20]); &quot;Permanent&quot;)" office:value-type="string" office:string-value="Eaten by 4" calcext:value-type="string">
            <text:p>Eaten by 4</text:p>
          </table:table-cell>
          <table:table-cell table:style-name="ce2" table:formula="of:=IF([$Monsters.I20] &gt;0; VLOOKUP([$Monsters.I20];[$'Phase Colours'.$A$1:.$B$7];2); [$'Phase Colours'.$B$7])" office:value-type="string" office:string-value="#da8787" calcext:value-type="string">
            <text:p>#da8787</text:p>
          </table:table-cell>
          <table:table-cell table:style-name="ce2" table:formula="of:=IF(LEN([$Monsters.K20]) &gt; 0; [$Monsters.K20]; &quot;     &quot;)" office:value-type="string" office:string-value="     " calcext:value-type="string">
            <text:p><text:s text:c="5"/></text:p>
          </table:table-cell>
          <table:table-cell table:formula="of:=IF([$Monsters.J20]=&quot;Fang&quot;;&quot;y&quot;; &quot;n&quot;)" office:value-type="string" office:string-value="n" calcext:value-type="string">
            <text:p>n</text:p>
          </table:table-cell>
          <table:table-cell table:style-name="ce2" table:formula="of:=IF([$Monsters.J20]=&quot;Claw&quot;;&quot;y&quot;; &quot;n&quot;)" office:value-type="string" office:string-value="n" calcext:value-type="string">
            <text:p>n</text:p>
          </table:table-cell>
          <table:table-cell table:style-name="ce2" table:formula="of:=IF([.N20]=&quot;N/A&quot;;&quot;n&quot;;&quot;y&quot;)" office:value-type="string" office:string-value="y" calcext:value-type="string">
            <text:p>y</text:p>
          </table:table-cell>
          <table:table-cell table:style-name="ce2" table:formula="of:=IF([$Monsters.E20]=&quot;N/A&quot;;&quot;N/A&quot;;COM.MICROSOFT.CONCAT([$Monsters.E20]; &quot; pts&quot;))" office:value-type="string" office:string-value="10 pts" calcext:value-type="string">
            <text:p>10 pts</text:p>
          </table:table-cell>
          <table:table-cell table:formula="of:=IF([.P20]&gt;0;&quot;y&quot;;&quot;n&quot;)" office:value-type="string" office:string-value="n" calcext:value-type="string">
            <text:p>n</text:p>
          </table:table-cell>
          <table:table-cell table:style-name="ce2" table:formula="of:=[$Monsters.H20]" office:value-type="float" office:value="0" calcext:value-type="float">
            <text:p>0</text:p>
          </table:table-cell>
          <table:table-cell table:formula="of:=SUBSTITUTE([$Monsters.D20];&quot;∞&quot;;&quot;Inf.&quot;)" office:value-type="string" office:string-value="5" calcext:value-type="string">
            <text:p>5</text:p>
          </table:table-cell>
          <table:table-cell table:style-name="ce2" table:formula="of:=IF([$Monsters.$D20]&lt;&gt;&quot;N/A&quot;;IF([.Q20]=&quot;1&quot;;&quot;co&quot;;&quot;c&quot;)&amp;IF([$Monsters.$G20]=&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21];&quot;ſ&quot;;&quot;s&quot;)" office:value-type="string" office:string-value="Constable" calcext:value-type="string">
            <text:p>Constable</text:p>
          </table:table-cell>
          <table:table-cell table:style-name="ce2" table:formula="of:=IF(LEN([$Monsters.L21]) &gt; 0; [$Monsters.L21]; &quot;&quot;)">
            <text:p/>
          </table:table-cell>
          <table:table-cell table:style-name="ce2" table:formula="of:=[$Monsters.B21]" office:value-type="float" office:value="2" calcext:value-type="float">
            <text:p>2</text:p>
          </table:table-cell>
          <table:table-cell table:formula="of:=VLOOKUP([.D21];[$'Phase Colours'.$A$1:.$B$6];2)" office:value-type="string" office:string-value="#c6e9af" calcext:value-type="string">
            <text:p>#c6e9af</text:p>
          </table:table-cell>
          <table:table-cell table:formula="of:=[.E21]" office:value-type="string" office:string-value="#c6e9af" calcext:value-type="string">
            <text:p>#c6e9af</text:p>
          </table:table-cell>
          <table:table-cell table:style-name="ce2" table:formula="of:=IF(LEN([$Monsters.C21]) &gt; 0; COM.MICROSOFT.CONCAT([$Monsters.C21]; &quot; pts&quot;);&quot;&quot;)" office:value-type="string" office:string-value="200 pts" calcext:value-type="string">
            <text:p>200 pts</text:p>
          </table:table-cell>
          <table:table-cell table:formula="of:=IF(LEN([$Monsters.I21]) &gt; 0; COM.MICROSOFT.CONCAT(&quot;Eaten by &quot;; [$Monsters.I21]); &quot;Permanent&quot;)" office:value-type="string" office:string-value="Eaten by 4" calcext:value-type="string">
            <text:p>Eaten by 4</text:p>
          </table:table-cell>
          <table:table-cell table:style-name="ce2" table:formula="of:=IF([$Monsters.I21] &gt;0; VLOOKUP([$Monsters.I21];[$'Phase Colours'.$A$1:.$B$7];2); [$'Phase Colours'.$B$7])" office:value-type="string" office:string-value="#da8787" calcext:value-type="string">
            <text:p>#da8787</text:p>
          </table:table-cell>
          <table:table-cell table:style-name="ce2" table:formula="of:=IF(LEN([$Monsters.K21]) &gt; 0; [$Monsters.K21]; &quot;     &quot;)" office:value-type="string" office:string-value="     " calcext:value-type="string">
            <text:p><text:s text:c="5"/></text:p>
          </table:table-cell>
          <table:table-cell table:formula="of:=IF([$Monsters.J21]=&quot;Fang&quot;;&quot;y&quot;; &quot;n&quot;)" office:value-type="string" office:string-value="n" calcext:value-type="string">
            <text:p>n</text:p>
          </table:table-cell>
          <table:table-cell table:style-name="ce2" table:formula="of:=IF([$Monsters.J21]=&quot;Claw&quot;;&quot;y&quot;; &quot;n&quot;)" office:value-type="string" office:string-value="n" calcext:value-type="string">
            <text:p>n</text:p>
          </table:table-cell>
          <table:table-cell table:style-name="ce2" table:formula="of:=IF([.N21]=&quot;N/A&quot;;&quot;n&quot;;&quot;y&quot;)" office:value-type="string" office:string-value="y" calcext:value-type="string">
            <text:p>y</text:p>
          </table:table-cell>
          <table:table-cell table:style-name="ce2" table:formula="of:=IF([$Monsters.E21]=&quot;N/A&quot;;&quot;N/A&quot;;COM.MICROSOFT.CONCAT([$Monsters.E21]; &quot; pts&quot;))" office:value-type="string" office:string-value="10 pts" calcext:value-type="string">
            <text:p>10 pts</text:p>
          </table:table-cell>
          <table:table-cell table:formula="of:=IF([.P21]&gt;0;&quot;y&quot;;&quot;n&quot;)" office:value-type="string" office:string-value="n" calcext:value-type="string">
            <text:p>n</text:p>
          </table:table-cell>
          <table:table-cell table:style-name="ce2" table:formula="of:=[$Monsters.H21]" office:value-type="float" office:value="0" calcext:value-type="float">
            <text:p>0</text:p>
          </table:table-cell>
          <table:table-cell table:formula="of:=SUBSTITUTE([$Monsters.D21];&quot;∞&quot;;&quot;Inf.&quot;)" office:value-type="string" office:string-value="3" calcext:value-type="string">
            <text:p>3</text:p>
          </table:table-cell>
          <table:table-cell table:style-name="ce2" table:formula="of:=IF([$Monsters.$D21]&lt;&gt;&quot;N/A&quot;;IF([.Q21]=&quot;1&quot;;&quot;co&quot;;&quot;c&quot;)&amp;IF([$Monsters.$G21]=&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22];&quot;ſ&quot;;&quot;s&quot;)" office:value-type="string" office:string-value="Constable" calcext:value-type="string">
            <text:p>Constable</text:p>
          </table:table-cell>
          <table:table-cell table:style-name="ce2" table:formula="of:=IF(LEN([$Monsters.L22]) &gt; 0; [$Monsters.L22]; &quot;&quot;)">
            <text:p/>
          </table:table-cell>
          <table:table-cell table:style-name="ce2" table:formula="of:=[$Monsters.B22]" office:value-type="float" office:value="2" calcext:value-type="float">
            <text:p>2</text:p>
          </table:table-cell>
          <table:table-cell table:formula="of:=VLOOKUP([.D22];[$'Phase Colours'.$A$1:.$B$6];2)" office:value-type="string" office:string-value="#c6e9af" calcext:value-type="string">
            <text:p>#c6e9af</text:p>
          </table:table-cell>
          <table:table-cell table:formula="of:=[.E22]" office:value-type="string" office:string-value="#c6e9af" calcext:value-type="string">
            <text:p>#c6e9af</text:p>
          </table:table-cell>
          <table:table-cell table:style-name="ce2" table:formula="of:=IF(LEN([$Monsters.C22]) &gt; 0; COM.MICROSOFT.CONCAT([$Monsters.C22]; &quot; pts&quot;);&quot;&quot;)" office:value-type="string" office:string-value="200 pts" calcext:value-type="string">
            <text:p>200 pts</text:p>
          </table:table-cell>
          <table:table-cell table:formula="of:=IF(LEN([$Monsters.I22]) &gt; 0; COM.MICROSOFT.CONCAT(&quot;Eaten by &quot;; [$Monsters.I22]); &quot;Permanent&quot;)" office:value-type="string" office:string-value="Eaten by 4" calcext:value-type="string">
            <text:p>Eaten by 4</text:p>
          </table:table-cell>
          <table:table-cell table:style-name="ce2" table:formula="of:=IF([$Monsters.I22] &gt;0; VLOOKUP([$Monsters.I22];[$'Phase Colours'.$A$1:.$B$7];2); [$'Phase Colours'.$B$7])" office:value-type="string" office:string-value="#da8787" calcext:value-type="string">
            <text:p>#da8787</text:p>
          </table:table-cell>
          <table:table-cell table:style-name="ce2" table:formula="of:=IF(LEN([$Monsters.K22]) &gt; 0; [$Monsters.K22]; &quot;     &quot;)" office:value-type="string" office:string-value="     " calcext:value-type="string">
            <text:p><text:s text:c="5"/></text:p>
          </table:table-cell>
          <table:table-cell table:formula="of:=IF([$Monsters.J22]=&quot;Fang&quot;;&quot;y&quot;; &quot;n&quot;)" office:value-type="string" office:string-value="n" calcext:value-type="string">
            <text:p>n</text:p>
          </table:table-cell>
          <table:table-cell table:style-name="ce2" table:formula="of:=IF([$Monsters.J22]=&quot;Claw&quot;;&quot;y&quot;; &quot;n&quot;)" office:value-type="string" office:string-value="n" calcext:value-type="string">
            <text:p>n</text:p>
          </table:table-cell>
          <table:table-cell table:style-name="ce2" table:formula="of:=IF([.N22]=&quot;N/A&quot;;&quot;n&quot;;&quot;y&quot;)" office:value-type="string" office:string-value="y" calcext:value-type="string">
            <text:p>y</text:p>
          </table:table-cell>
          <table:table-cell table:style-name="ce2" table:formula="of:=IF([$Monsters.E22]=&quot;N/A&quot;;&quot;N/A&quot;;COM.MICROSOFT.CONCAT([$Monsters.E22]; &quot; pts&quot;))" office:value-type="string" office:string-value="10 pts" calcext:value-type="string">
            <text:p>10 pts</text:p>
          </table:table-cell>
          <table:table-cell table:formula="of:=IF([.P22]&gt;0;&quot;y&quot;;&quot;n&quot;)" office:value-type="string" office:string-value="n" calcext:value-type="string">
            <text:p>n</text:p>
          </table:table-cell>
          <table:table-cell table:style-name="ce2" table:formula="of:=[$Monsters.H22]" office:value-type="float" office:value="0" calcext:value-type="float">
            <text:p>0</text:p>
          </table:table-cell>
          <table:table-cell table:formula="of:=SUBSTITUTE([$Monsters.D22];&quot;∞&quot;;&quot;Inf.&quot;)" office:value-type="string" office:string-value="3" calcext:value-type="string">
            <text:p>3</text:p>
          </table:table-cell>
          <table:table-cell table:style-name="ce2" table:formula="of:=IF([$Monsters.$D22]&lt;&gt;&quot;N/A&quot;;IF([.Q22]=&quot;1&quot;;&quot;co&quot;;&quot;c&quot;)&amp;IF([$Monsters.$G22]=&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23];&quot;ſ&quot;;&quot;s&quot;)" office:value-type="string" office:string-value="Constable" calcext:value-type="string">
            <text:p>Constable</text:p>
          </table:table-cell>
          <table:table-cell table:style-name="ce2" table:formula="of:=IF(LEN([$Monsters.L23]) &gt; 0; [$Monsters.L23]; &quot;&quot;)">
            <text:p/>
          </table:table-cell>
          <table:table-cell table:style-name="ce2" table:formula="of:=[$Monsters.B23]" office:value-type="float" office:value="2" calcext:value-type="float">
            <text:p>2</text:p>
          </table:table-cell>
          <table:table-cell table:formula="of:=VLOOKUP([.D23];[$'Phase Colours'.$A$1:.$B$6];2)" office:value-type="string" office:string-value="#c6e9af" calcext:value-type="string">
            <text:p>#c6e9af</text:p>
          </table:table-cell>
          <table:table-cell table:formula="of:=[.E23]" office:value-type="string" office:string-value="#c6e9af" calcext:value-type="string">
            <text:p>#c6e9af</text:p>
          </table:table-cell>
          <table:table-cell table:style-name="ce2" table:formula="of:=IF(LEN([$Monsters.C23]) &gt; 0; COM.MICROSOFT.CONCAT([$Monsters.C23]; &quot; pts&quot;);&quot;&quot;)" office:value-type="string" office:string-value="200 pts" calcext:value-type="string">
            <text:p>200 pts</text:p>
          </table:table-cell>
          <table:table-cell table:formula="of:=IF(LEN([$Monsters.I23]) &gt; 0; COM.MICROSOFT.CONCAT(&quot;Eaten by &quot;; [$Monsters.I23]); &quot;Permanent&quot;)" office:value-type="string" office:string-value="Eaten by 4" calcext:value-type="string">
            <text:p>Eaten by 4</text:p>
          </table:table-cell>
          <table:table-cell table:style-name="ce2" table:formula="of:=IF([$Monsters.I23] &gt;0; VLOOKUP([$Monsters.I23];[$'Phase Colours'.$A$1:.$B$7];2); [$'Phase Colours'.$B$7])" office:value-type="string" office:string-value="#da8787" calcext:value-type="string">
            <text:p>#da8787</text:p>
          </table:table-cell>
          <table:table-cell table:style-name="ce2" table:formula="of:=IF(LEN([$Monsters.K23]) &gt; 0; [$Monsters.K23]; &quot;     &quot;)" office:value-type="string" office:string-value="     " calcext:value-type="string">
            <text:p><text:s text:c="5"/></text:p>
          </table:table-cell>
          <table:table-cell table:formula="of:=IF([$Monsters.J23]=&quot;Fang&quot;;&quot;y&quot;; &quot;n&quot;)" office:value-type="string" office:string-value="n" calcext:value-type="string">
            <text:p>n</text:p>
          </table:table-cell>
          <table:table-cell table:style-name="ce2" table:formula="of:=IF([$Monsters.J23]=&quot;Claw&quot;;&quot;y&quot;; &quot;n&quot;)" office:value-type="string" office:string-value="n" calcext:value-type="string">
            <text:p>n</text:p>
          </table:table-cell>
          <table:table-cell table:style-name="ce2" table:formula="of:=IF([.N23]=&quot;N/A&quot;;&quot;n&quot;;&quot;y&quot;)" office:value-type="string" office:string-value="y" calcext:value-type="string">
            <text:p>y</text:p>
          </table:table-cell>
          <table:table-cell table:style-name="ce2" table:formula="of:=IF([$Monsters.E23]=&quot;N/A&quot;;&quot;N/A&quot;;COM.MICROSOFT.CONCAT([$Monsters.E23]; &quot; pts&quot;))" office:value-type="string" office:string-value="10 pts" calcext:value-type="string">
            <text:p>10 pts</text:p>
          </table:table-cell>
          <table:table-cell table:formula="of:=IF([.P23]&gt;0;&quot;y&quot;;&quot;n&quot;)" office:value-type="string" office:string-value="n" calcext:value-type="string">
            <text:p>n</text:p>
          </table:table-cell>
          <table:table-cell table:style-name="ce2" table:formula="of:=[$Monsters.H23]" office:value-type="float" office:value="0" calcext:value-type="float">
            <text:p>0</text:p>
          </table:table-cell>
          <table:table-cell table:formula="of:=SUBSTITUTE([$Monsters.D23];&quot;∞&quot;;&quot;Inf.&quot;)" office:value-type="string" office:string-value="3" calcext:value-type="string">
            <text:p>3</text:p>
          </table:table-cell>
          <table:table-cell table:style-name="ce2" table:formula="of:=IF([$Monsters.$D23]&lt;&gt;&quot;N/A&quot;;IF([.Q23]=&quot;1&quot;;&quot;co&quot;;&quot;c&quot;)&amp;IF([$Monsters.$G23]=&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27];&quot;ſ&quot;;&quot;s&quot;)" office:value-type="string" office:string-value="Ghoul" calcext:value-type="string">
            <text:p>Ghoul</text:p>
          </table:table-cell>
          <table:table-cell table:style-name="ce2" table:formula="of:=IF(LEN([$Monsters.L27]) &gt; 0; [$Monsters.L27]; &quot;&quot;)" office:value-type="string" office:string-value="I am not a zombie, I don't associate with that riff-raff!" calcext:value-type="string">
            <text:p>I am not a zombie, I don't associate with that riff-raff!</text:p>
          </table:table-cell>
          <table:table-cell table:style-name="ce2" table:formula="of:=[$Monsters.B27]" office:value-type="float" office:value="2" calcext:value-type="float">
            <text:p>2</text:p>
          </table:table-cell>
          <table:table-cell table:formula="of:=VLOOKUP([.D24];[$'Phase Colours'.$A$1:.$B$6];2)" office:value-type="string" office:string-value="#c6e9af" calcext:value-type="string">
            <text:p>#c6e9af</text:p>
          </table:table-cell>
          <table:table-cell table:formula="of:=[.E24]" office:value-type="string" office:string-value="#c6e9af" calcext:value-type="string">
            <text:p>#c6e9af</text:p>
          </table:table-cell>
          <table:table-cell table:style-name="ce2" table:formula="of:=IF(LEN([$Monsters.C27]) &gt; 0; COM.MICROSOFT.CONCAT([$Monsters.C27]; &quot; pts&quot;);&quot;&quot;)" office:value-type="string" office:string-value="140 pts" calcext:value-type="string">
            <text:p>140 pts</text:p>
          </table:table-cell>
          <table:table-cell table:formula="of:=IF(LEN([$Monsters.I27]) &gt; 0; COM.MICROSOFT.CONCAT(&quot;Eaten by &quot;; [$Monsters.I27]); &quot;Permanent&quot;)" office:value-type="string" office:string-value="Eaten by 3" calcext:value-type="string">
            <text:p>Eaten by 3</text:p>
          </table:table-cell>
          <table:table-cell table:style-name="ce2" table:formula="of:=IF([$Monsters.I27] &gt;0; VLOOKUP([$Monsters.I27];[$'Phase Colours'.$A$1:.$B$7];2); [$'Phase Colours'.$B$7])" office:value-type="string" office:string-value="#aaccff" calcext:value-type="string">
            <text:p>#aaccff</text:p>
          </table:table-cell>
          <table:table-cell table:style-name="ce2" table:formula="of:=IF(LEN([$Monsters.K27]) &gt; 0; [$Monsters.K27]; &quot;     &quot;)" office:value-type="string" office:string-value="     " calcext:value-type="string">
            <text:p><text:s text:c="5"/></text:p>
          </table:table-cell>
          <table:table-cell table:formula="of:=IF([$Monsters.J27]=&quot;Fang&quot;;&quot;y&quot;; &quot;n&quot;)" office:value-type="string" office:string-value="n" calcext:value-type="string">
            <text:p>n</text:p>
          </table:table-cell>
          <table:table-cell table:style-name="ce2" table:formula="of:=IF([$Monsters.J27]=&quot;Claw&quot;;&quot;y&quot;; &quot;n&quot;)" office:value-type="string" office:string-value="n" calcext:value-type="string">
            <text:p>n</text:p>
          </table:table-cell>
          <table:table-cell table:style-name="ce2" table:formula="of:=IF([.N24]=&quot;N/A&quot;;&quot;n&quot;;&quot;y&quot;)" office:value-type="string" office:string-value="y" calcext:value-type="string">
            <text:p>y</text:p>
          </table:table-cell>
          <table:table-cell table:style-name="ce2" table:formula="of:=IF([$Monsters.E27]=&quot;N/A&quot;;&quot;N/A&quot;;COM.MICROSOFT.CONCAT([$Monsters.E27]; &quot; pts&quot;))" office:value-type="string" office:string-value="10 pts" calcext:value-type="string">
            <text:p>10 pts</text:p>
          </table:table-cell>
          <table:table-cell table:formula="of:=IF([.P24]&gt;0;&quot;y&quot;;&quot;n&quot;)" office:value-type="string" office:string-value="n" calcext:value-type="string">
            <text:p>n</text:p>
          </table:table-cell>
          <table:table-cell table:style-name="ce2" table:formula="of:=[$Monsters.H27]" office:value-type="float" office:value="0" calcext:value-type="float">
            <text:p>0</text:p>
          </table:table-cell>
          <table:table-cell table:formula="of:=SUBSTITUTE([$Monsters.D27];&quot;∞&quot;;&quot;Inf.&quot;)" office:value-type="string" office:string-value="4" calcext:value-type="string">
            <text:p>4</text:p>
          </table:table-cell>
          <table:table-cell table:style-name="ce2" table:formula="of:=IF([$Monsters.$D27]&lt;&gt;&quot;N/A&quot;;IF([.Q24]=&quot;1&quot;;&quot;co&quot;;&quot;c&quot;)&amp;IF([$Monsters.$G27]=&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28];&quot;ſ&quot;;&quot;s&quot;)" office:value-type="string" office:string-value="Haunted" calcext:value-type="string">
            <text:p>Haunted</text:p>
          </table:table-cell>
          <table:table-cell table:style-name="ce2" table:formula="of:=IF(LEN([$Monsters.L28]) &gt; 0; [$Monsters.L28]; &quot;&quot;)">
            <text:p/>
          </table:table-cell>
          <table:table-cell table:style-name="ce2" table:formula="of:=[$Monsters.B28]" office:value-type="float" office:value="3" calcext:value-type="float">
            <text:p>3</text:p>
          </table:table-cell>
          <table:table-cell table:formula="of:=VLOOKUP([.D25];[$'Phase Colours'.$A$1:.$B$6];2)" office:value-type="string" office:string-value="#aaccff" calcext:value-type="string">
            <text:p>#aaccff</text:p>
          </table:table-cell>
          <table:table-cell table:formula="of:=[.E25]" office:value-type="string" office:string-value="#aaccff" calcext:value-type="string">
            <text:p>#aaccff</text:p>
          </table:table-cell>
          <table:table-cell table:style-name="ce2" table:formula="of:=IF(LEN([$Monsters.C28]) &gt; 0; COM.MICROSOFT.CONCAT([$Monsters.C28]; &quot; pts&quot;);&quot;&quot;)" office:value-type="string" office:string-value="450 pts" calcext:value-type="string">
            <text:p>450 pts</text:p>
          </table:table-cell>
          <table:table-cell table:formula="of:=IF(LEN([$Monsters.I28]) &gt; 0; COM.MICROSOFT.CONCAT(&quot;Eaten by &quot;; [$Monsters.I28]); &quot;Permanent&quot;)" office:value-type="string" office:string-value="Eaten by 5" calcext:value-type="string">
            <text:p>Eaten by 5</text:p>
          </table:table-cell>
          <table:table-cell table:style-name="ce2" table:formula="of:=IF([$Monsters.I28] &gt;0; VLOOKUP([$Monsters.I28];[$'Phase Colours'.$A$1:.$B$7];2); [$'Phase Colours'.$B$7])" office:value-type="string" office:string-value="#e6e6e6" calcext:value-type="string">
            <text:p>#e6e6e6</text:p>
          </table:table-cell>
          <table:table-cell table:style-name="ce2" table:formula="of:=IF(LEN([$Monsters.K28]) &gt; 0; [$Monsters.K28]; &quot;     &quot;)" office:value-type="string" office:string-value="Can move through token blocked cities" calcext:value-type="string">
            <text:p>Can move through token blocked cities</text:p>
          </table:table-cell>
          <table:table-cell table:formula="of:=IF([$Monsters.J28]=&quot;Fang&quot;;&quot;y&quot;; &quot;n&quot;)" office:value-type="string" office:string-value="n" calcext:value-type="string">
            <text:p>n</text:p>
          </table:table-cell>
          <table:table-cell table:style-name="ce2" table:formula="of:=IF([$Monsters.J28]=&quot;Claw&quot;;&quot;y&quot;; &quot;n&quot;)" office:value-type="string" office:string-value="n" calcext:value-type="string">
            <text:p>n</text:p>
          </table:table-cell>
          <table:table-cell table:style-name="ce2" table:formula="of:=IF([.N25]=&quot;N/A&quot;;&quot;n&quot;;&quot;y&quot;)" office:value-type="string" office:string-value="y" calcext:value-type="string">
            <text:p>y</text:p>
          </table:table-cell>
          <table:table-cell table:style-name="ce2" table:formula="of:=IF([$Monsters.E28]=&quot;N/A&quot;;&quot;N/A&quot;;COM.MICROSOFT.CONCAT([$Monsters.E28]; &quot; pts&quot;))" office:value-type="string" office:string-value="10 pts" calcext:value-type="string">
            <text:p>10 pts</text:p>
          </table:table-cell>
          <table:table-cell table:formula="of:=IF([.P25]&gt;0;&quot;y&quot;;&quot;n&quot;)" office:value-type="string" office:string-value="n" calcext:value-type="string">
            <text:p>n</text:p>
          </table:table-cell>
          <table:table-cell table:style-name="ce2" table:formula="of:=[$Monsters.H28]" office:value-type="float" office:value="0" calcext:value-type="float">
            <text:p>0</text:p>
          </table:table-cell>
          <table:table-cell table:formula="of:=SUBSTITUTE([$Monsters.D28];&quot;∞&quot;;&quot;Inf.&quot;)" office:value-type="string" office:string-value="4" calcext:value-type="string">
            <text:p>4</text:p>
          </table:table-cell>
          <table:table-cell table:style-name="ce2" table:formula="of:=IF([$Monsters.$D28]&lt;&gt;&quot;N/A&quot;;IF([.Q25]=&quot;1&quot;;&quot;co&quot;;&quot;c&quot;)&amp;IF([$Monsters.$G28]=&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33];&quot;ſ&quot;;&quot;s&quot;)" office:value-type="string" office:string-value="Soldier" calcext:value-type="string">
            <text:p>Soldier</text:p>
          </table:table-cell>
          <table:table-cell table:style-name="ce2" table:formula="of:=IF(LEN([$Monsters.L33]) &gt; 0; [$Monsters.L33]; &quot;&quot;)" office:value-type="string" office:string-value="Jenkins, five rounds rapid!" calcext:value-type="string">
            <text:p>Jenkins, five rounds rapid!</text:p>
          </table:table-cell>
          <table:table-cell table:style-name="ce2" table:formula="of:=[$Monsters.B33]" office:value-type="float" office:value="3" calcext:value-type="float">
            <text:p>3</text:p>
          </table:table-cell>
          <table:table-cell table:formula="of:=VLOOKUP([.D26];[$'Phase Colours'.$A$1:.$B$6];2)" office:value-type="string" office:string-value="#aaccff" calcext:value-type="string">
            <text:p>#aaccff</text:p>
          </table:table-cell>
          <table:table-cell table:formula="of:=[.E26]" office:value-type="string" office:string-value="#aaccff" calcext:value-type="string">
            <text:p>#aaccff</text:p>
          </table:table-cell>
          <table:table-cell table:style-name="ce2" table:formula="of:=IF(LEN([$Monsters.C33]) &gt; 0; COM.MICROSOFT.CONCAT([$Monsters.C33]; &quot; pts&quot;);&quot;&quot;)" office:value-type="string" office:string-value="480 pts" calcext:value-type="string">
            <text:p>480 pts</text:p>
          </table:table-cell>
          <table:table-cell table:formula="of:=IF(LEN([$Monsters.I33]) &gt; 0; COM.MICROSOFT.CONCAT(&quot;Eaten by &quot;; [$Monsters.I33]); &quot;Permanent&quot;)" office:value-type="string" office:string-value="Eaten by 5" calcext:value-type="string">
            <text:p>Eaten by 5</text:p>
          </table:table-cell>
          <table:table-cell table:style-name="ce2" table:formula="of:=IF([$Monsters.I33] &gt;0; VLOOKUP([$Monsters.I33];[$'Phase Colours'.$A$1:.$B$7];2); [$'Phase Colours'.$B$7])" office:value-type="string" office:string-value="#e6e6e6" calcext:value-type="string">
            <text:p>#e6e6e6</text:p>
          </table:table-cell>
          <table:table-cell table:style-name="ce2" table:formula="of:=IF(LEN([$Monsters.K33]) &gt; 0; [$Monsters.K33]; &quot;     &quot;)" office:value-type="string" office:string-value="     " calcext:value-type="string">
            <text:p><text:s text:c="5"/></text:p>
          </table:table-cell>
          <table:table-cell table:formula="of:=IF([$Monsters.J33]=&quot;Fang&quot;;&quot;y&quot;; &quot;n&quot;)" office:value-type="string" office:string-value="n" calcext:value-type="string">
            <text:p>n</text:p>
          </table:table-cell>
          <table:table-cell table:style-name="ce2" table:formula="of:=IF([$Monsters.J33]=&quot;Claw&quot;;&quot;y&quot;; &quot;n&quot;)" office:value-type="string" office:string-value="n" calcext:value-type="string">
            <text:p>n</text:p>
          </table:table-cell>
          <table:table-cell table:style-name="ce2" table:formula="of:=IF([.N26]=&quot;N/A&quot;;&quot;n&quot;;&quot;y&quot;)" office:value-type="string" office:string-value="y" calcext:value-type="string">
            <text:p>y</text:p>
          </table:table-cell>
          <table:table-cell table:style-name="ce2" table:formula="of:=IF([$Monsters.E33]=&quot;N/A&quot;;&quot;N/A&quot;;COM.MICROSOFT.CONCAT([$Monsters.E33]; &quot; pts&quot;))" office:value-type="string" office:string-value="10 pts" calcext:value-type="string">
            <text:p>10 pts</text:p>
          </table:table-cell>
          <table:table-cell table:formula="of:=IF([.P26]&gt;0;&quot;y&quot;;&quot;n&quot;)" office:value-type="string" office:string-value="n" calcext:value-type="string">
            <text:p>n</text:p>
          </table:table-cell>
          <table:table-cell table:style-name="ce2" table:formula="of:=[$Monsters.H33]" office:value-type="float" office:value="0" calcext:value-type="float">
            <text:p>0</text:p>
          </table:table-cell>
          <table:table-cell table:formula="of:=SUBSTITUTE([$Monsters.D33];&quot;∞&quot;;&quot;Inf.&quot;)" office:value-type="string" office:string-value="6" calcext:value-type="string">
            <text:p>6</text:p>
          </table:table-cell>
          <table:table-cell table:style-name="ce2" table:formula="of:=IF([$Monsters.$D33]&lt;&gt;&quot;N/A&quot;;IF([.Q26]=&quot;1&quot;;&quot;co&quot;;&quot;c&quot;)&amp;IF([$Monsters.$G33]=&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34];&quot;ſ&quot;;&quot;s&quot;)" office:value-type="string" office:string-value="Soldier" calcext:value-type="string">
            <text:p>Soldier</text:p>
          </table:table-cell>
          <table:table-cell table:style-name="ce2" table:formula="of:=IF(LEN([$Monsters.L34]) &gt; 0; [$Monsters.L34]; &quot;&quot;)" office:value-type="string" office:string-value="They call him the Brigadier, nobody knows what exactly it means, but he keeps saying it's a rank." calcext:value-type="string">
            <text:p>They call him the Brigadier, nobody knows what exactly it means, but he keeps saying it's a rank.</text:p>
          </table:table-cell>
          <table:table-cell table:style-name="ce2" table:formula="of:=[$Monsters.B34]" office:value-type="float" office:value="3" calcext:value-type="float">
            <text:p>3</text:p>
          </table:table-cell>
          <table:table-cell table:formula="of:=VLOOKUP([.D27];[$'Phase Colours'.$A$1:.$B$6];2)" office:value-type="string" office:string-value="#aaccff" calcext:value-type="string">
            <text:p>#aaccff</text:p>
          </table:table-cell>
          <table:table-cell table:formula="of:=[.E27]" office:value-type="string" office:string-value="#aaccff" calcext:value-type="string">
            <text:p>#aaccff</text:p>
          </table:table-cell>
          <table:table-cell table:style-name="ce2" table:formula="of:=IF(LEN([$Monsters.C34]) &gt; 0; COM.MICROSOFT.CONCAT([$Monsters.C34]; &quot; pts&quot;);&quot;&quot;)" office:value-type="string" office:string-value="480 pts" calcext:value-type="string">
            <text:p>480 pts</text:p>
          </table:table-cell>
          <table:table-cell table:formula="of:=IF(LEN([$Monsters.I34]) &gt; 0; COM.MICROSOFT.CONCAT(&quot;Eaten by &quot;; [$Monsters.I34]); &quot;Permanent&quot;)" office:value-type="string" office:string-value="Eaten by 5" calcext:value-type="string">
            <text:p>Eaten by 5</text:p>
          </table:table-cell>
          <table:table-cell table:style-name="ce2" table:formula="of:=IF([$Monsters.I34] &gt;0; VLOOKUP([$Monsters.I34];[$'Phase Colours'.$A$1:.$B$7];2); [$'Phase Colours'.$B$7])" office:value-type="string" office:string-value="#e6e6e6" calcext:value-type="string">
            <text:p>#e6e6e6</text:p>
          </table:table-cell>
          <table:table-cell table:style-name="ce2" table:formula="of:=IF(LEN([$Monsters.K34]) &gt; 0; [$Monsters.K34]; &quot;     &quot;)" office:value-type="string" office:string-value="     " calcext:value-type="string">
            <text:p><text:s text:c="5"/></text:p>
          </table:table-cell>
          <table:table-cell table:formula="of:=IF([$Monsters.J34]=&quot;Fang&quot;;&quot;y&quot;; &quot;n&quot;)" office:value-type="string" office:string-value="n" calcext:value-type="string">
            <text:p>n</text:p>
          </table:table-cell>
          <table:table-cell table:style-name="ce2" table:formula="of:=IF([$Monsters.J34]=&quot;Claw&quot;;&quot;y&quot;; &quot;n&quot;)" office:value-type="string" office:string-value="n" calcext:value-type="string">
            <text:p>n</text:p>
          </table:table-cell>
          <table:table-cell table:style-name="ce2" table:formula="of:=IF([.N27]=&quot;N/A&quot;;&quot;n&quot;;&quot;y&quot;)" office:value-type="string" office:string-value="y" calcext:value-type="string">
            <text:p>y</text:p>
          </table:table-cell>
          <table:table-cell table:style-name="ce2" table:formula="of:=IF([$Monsters.E34]=&quot;N/A&quot;;&quot;N/A&quot;;COM.MICROSOFT.CONCAT([$Monsters.E34]; &quot; pts&quot;))" office:value-type="string" office:string-value="10 pts" calcext:value-type="string">
            <text:p>10 pts</text:p>
          </table:table-cell>
          <table:table-cell table:formula="of:=IF([.P27]&gt;0;&quot;y&quot;;&quot;n&quot;)" office:value-type="string" office:string-value="n" calcext:value-type="string">
            <text:p>n</text:p>
          </table:table-cell>
          <table:table-cell table:style-name="ce2" table:formula="of:=[$Monsters.H34]" office:value-type="float" office:value="0" calcext:value-type="float">
            <text:p>0</text:p>
          </table:table-cell>
          <table:table-cell table:formula="of:=SUBSTITUTE([$Monsters.D34];&quot;∞&quot;;&quot;Inf.&quot;)" office:value-type="string" office:string-value="6" calcext:value-type="string">
            <text:p>6</text:p>
          </table:table-cell>
          <table:table-cell table:style-name="ce2" table:formula="of:=IF([$Monsters.$D34]&lt;&gt;&quot;N/A&quot;;IF([.Q27]=&quot;1&quot;;&quot;co&quot;;&quot;c&quot;)&amp;IF([$Monsters.$G34]=&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35];&quot;ſ&quot;;&quot;s&quot;)" office:value-type="string" office:string-value="Count" calcext:value-type="string">
            <text:p>Count</text:p>
          </table:table-cell>
          <table:table-cell table:style-name="ce2" table:formula="of:=IF(LEN([$Monsters.L35]) &gt; 0; [$Monsters.L35]; &quot;&quot;)">
            <text:p/>
          </table:table-cell>
          <table:table-cell table:style-name="ce2" table:formula="of:=[$Monsters.B35]" office:value-type="float" office:value="3" calcext:value-type="float">
            <text:p>3</text:p>
          </table:table-cell>
          <table:table-cell table:formula="of:=VLOOKUP([.D28];[$'Phase Colours'.$A$1:.$B$6];2)" office:value-type="string" office:string-value="#aaccff" calcext:value-type="string">
            <text:p>#aaccff</text:p>
          </table:table-cell>
          <table:table-cell table:formula="of:=[.E28]" office:value-type="string" office:string-value="#aaccff" calcext:value-type="string">
            <text:p>#aaccff</text:p>
          </table:table-cell>
          <table:table-cell table:style-name="ce2" table:formula="of:=IF(LEN([$Monsters.C35]) &gt; 0; COM.MICROSOFT.CONCAT([$Monsters.C35]; &quot; pts&quot;);&quot;&quot;)" office:value-type="string" office:string-value="450 pts" calcext:value-type="string">
            <text:p>450 pts</text:p>
          </table:table-cell>
          <table:table-cell table:formula="of:=IF(LEN([$Monsters.I35]) &gt; 0; COM.MICROSOFT.CONCAT(&quot;Eaten by &quot;; [$Monsters.I35]); &quot;Permanent&quot;)" office:value-type="string" office:string-value="Eaten by 5" calcext:value-type="string">
            <text:p>Eaten by 5</text:p>
          </table:table-cell>
          <table:table-cell table:style-name="ce2" table:formula="of:=IF([$Monsters.I35] &gt;0; VLOOKUP([$Monsters.I35];[$'Phase Colours'.$A$1:.$B$7];2); [$'Phase Colours'.$B$7])" office:value-type="string" office:string-value="#e6e6e6" calcext:value-type="string">
            <text:p>#e6e6e6</text:p>
          </table:table-cell>
          <table:table-cell table:style-name="ce2" table:formula="of:=IF(LEN([$Monsters.K35]) &gt; 0; [$Monsters.K35]; &quot;     &quot;)" office:value-type="string" office:string-value="     " calcext:value-type="string">
            <text:p><text:s text:c="5"/></text:p>
          </table:table-cell>
          <table:table-cell table:formula="of:=IF([$Monsters.J35]=&quot;Fang&quot;;&quot;y&quot;; &quot;n&quot;)" office:value-type="string" office:string-value="y" calcext:value-type="string">
            <text:p>y</text:p>
          </table:table-cell>
          <table:table-cell table:style-name="ce2" table:formula="of:=IF([$Monsters.J35]=&quot;Claw&quot;;&quot;y&quot;; &quot;n&quot;)" office:value-type="string" office:string-value="n" calcext:value-type="string">
            <text:p>n</text:p>
          </table:table-cell>
          <table:table-cell table:style-name="ce2" table:formula="of:=IF([.N28]=&quot;N/A&quot;;&quot;n&quot;;&quot;y&quot;)" office:value-type="string" office:string-value="y" calcext:value-type="string">
            <text:p>y</text:p>
          </table:table-cell>
          <table:table-cell table:style-name="ce2" table:formula="of:=IF([$Monsters.E35]=&quot;N/A&quot;;&quot;N/A&quot;;COM.MICROSOFT.CONCAT([$Monsters.E35]; &quot; pts&quot;))" office:value-type="string" office:string-value="0 pts" calcext:value-type="string">
            <text:p>0 pts</text:p>
          </table:table-cell>
          <table:table-cell table:formula="of:=IF([.P28]&gt;0;&quot;y&quot;;&quot;n&quot;)" office:value-type="string" office:string-value="y" calcext:value-type="string">
            <text:p>y</text:p>
          </table:table-cell>
          <table:table-cell table:style-name="ce2" table:formula="of:=[$Monsters.H35]" office:value-type="float" office:value="1" calcext:value-type="float">
            <text:p>1</text:p>
          </table:table-cell>
          <table:table-cell table:formula="of:=SUBSTITUTE([$Monsters.D35];&quot;∞&quot;;&quot;Inf.&quot;)" office:value-type="string" office:string-value="4" calcext:value-type="string">
            <text:p>4</text:p>
          </table:table-cell>
          <table:table-cell table:style-name="ce2" table:formula="of:=IF([$Monsters.$D35]&lt;&gt;&quot;N/A&quot;;IF([.Q28]=&quot;1&quot;;&quot;co&quot;;&quot;c&quot;)&amp;IF([$Monsters.$G35]=&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36];&quot;ſ&quot;;&quot;s&quot;)" office:value-type="string" office:string-value="Count" calcext:value-type="string">
            <text:p>Count</text:p>
          </table:table-cell>
          <table:table-cell table:style-name="ce2" table:formula="of:=IF(LEN([$Monsters.L36]) &gt; 0; [$Monsters.L36]; &quot;&quot;)">
            <text:p/>
          </table:table-cell>
          <table:table-cell table:style-name="ce2" table:formula="of:=[$Monsters.B36]" office:value-type="float" office:value="3" calcext:value-type="float">
            <text:p>3</text:p>
          </table:table-cell>
          <table:table-cell table:formula="of:=VLOOKUP([.D29];[$'Phase Colours'.$A$1:.$B$6];2)" office:value-type="string" office:string-value="#aaccff" calcext:value-type="string">
            <text:p>#aaccff</text:p>
          </table:table-cell>
          <table:table-cell table:formula="of:=[.E29]" office:value-type="string" office:string-value="#aaccff" calcext:value-type="string">
            <text:p>#aaccff</text:p>
          </table:table-cell>
          <table:table-cell table:style-name="ce2" table:formula="of:=IF(LEN([$Monsters.C36]) &gt; 0; COM.MICROSOFT.CONCAT([$Monsters.C36]; &quot; pts&quot;);&quot;&quot;)" office:value-type="string" office:string-value="450 pts" calcext:value-type="string">
            <text:p>450 pts</text:p>
          </table:table-cell>
          <table:table-cell table:formula="of:=IF(LEN([$Monsters.I36]) &gt; 0; COM.MICROSOFT.CONCAT(&quot;Eaten by &quot;; [$Monsters.I36]); &quot;Permanent&quot;)" office:value-type="string" office:string-value="Eaten by 5" calcext:value-type="string">
            <text:p>Eaten by 5</text:p>
          </table:table-cell>
          <table:table-cell table:style-name="ce2" table:formula="of:=IF([$Monsters.I36] &gt;0; VLOOKUP([$Monsters.I36];[$'Phase Colours'.$A$1:.$B$7];2); [$'Phase Colours'.$B$7])" office:value-type="string" office:string-value="#e6e6e6" calcext:value-type="string">
            <text:p>#e6e6e6</text:p>
          </table:table-cell>
          <table:table-cell table:style-name="ce2" table:formula="of:=IF(LEN([$Monsters.K36]) &gt; 0; [$Monsters.K36]; &quot;     &quot;)" office:value-type="string" office:string-value="     " calcext:value-type="string">
            <text:p><text:s text:c="5"/></text:p>
          </table:table-cell>
          <table:table-cell table:formula="of:=IF([$Monsters.J36]=&quot;Fang&quot;;&quot;y&quot;; &quot;n&quot;)" office:value-type="string" office:string-value="y" calcext:value-type="string">
            <text:p>y</text:p>
          </table:table-cell>
          <table:table-cell table:style-name="ce2" table:formula="of:=IF([$Monsters.J36]=&quot;Claw&quot;;&quot;y&quot;; &quot;n&quot;)" office:value-type="string" office:string-value="n" calcext:value-type="string">
            <text:p>n</text:p>
          </table:table-cell>
          <table:table-cell table:style-name="ce2" table:formula="of:=IF([.N29]=&quot;N/A&quot;;&quot;n&quot;;&quot;y&quot;)" office:value-type="string" office:string-value="y" calcext:value-type="string">
            <text:p>y</text:p>
          </table:table-cell>
          <table:table-cell table:style-name="ce2" table:formula="of:=IF([$Monsters.E36]=&quot;N/A&quot;;&quot;N/A&quot;;COM.MICROSOFT.CONCAT([$Monsters.E36]; &quot; pts&quot;))" office:value-type="string" office:string-value="0 pts" calcext:value-type="string">
            <text:p>0 pts</text:p>
          </table:table-cell>
          <table:table-cell table:formula="of:=IF([.P29]&gt;0;&quot;y&quot;;&quot;n&quot;)" office:value-type="string" office:string-value="y" calcext:value-type="string">
            <text:p>y</text:p>
          </table:table-cell>
          <table:table-cell table:style-name="ce2" table:formula="of:=[$Monsters.H36]" office:value-type="float" office:value="1" calcext:value-type="float">
            <text:p>1</text:p>
          </table:table-cell>
          <table:table-cell table:formula="of:=SUBSTITUTE([$Monsters.D36];&quot;∞&quot;;&quot;Inf.&quot;)" office:value-type="string" office:string-value="4" calcext:value-type="string">
            <text:p>4</text:p>
          </table:table-cell>
          <table:table-cell table:style-name="ce2" table:formula="of:=IF([$Monsters.$D36]&lt;&gt;&quot;N/A&quot;;IF([.Q29]=&quot;1&quot;;&quot;co&quot;;&quot;c&quot;)&amp;IF([$Monsters.$G36]=&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37];&quot;ſ&quot;;&quot;s&quot;)" office:value-type="string" office:string-value="Count" calcext:value-type="string">
            <text:p>Count</text:p>
          </table:table-cell>
          <table:table-cell table:style-name="ce2" table:formula="of:=IF(LEN([$Monsters.L37]) &gt; 0; [$Monsters.L37]; &quot;&quot;)">
            <text:p/>
          </table:table-cell>
          <table:table-cell table:style-name="ce2" table:formula="of:=[$Monsters.B37]" office:value-type="float" office:value="3" calcext:value-type="float">
            <text:p>3</text:p>
          </table:table-cell>
          <table:table-cell table:formula="of:=VLOOKUP([.D30];[$'Phase Colours'.$A$1:.$B$6];2)" office:value-type="string" office:string-value="#aaccff" calcext:value-type="string">
            <text:p>#aaccff</text:p>
          </table:table-cell>
          <table:table-cell table:formula="of:=[.E30]" office:value-type="string" office:string-value="#aaccff" calcext:value-type="string">
            <text:p>#aaccff</text:p>
          </table:table-cell>
          <table:table-cell table:style-name="ce2" table:formula="of:=IF(LEN([$Monsters.C37]) &gt; 0; COM.MICROSOFT.CONCAT([$Monsters.C37]; &quot; pts&quot;);&quot;&quot;)" office:value-type="string" office:string-value="450 pts" calcext:value-type="string">
            <text:p>450 pts</text:p>
          </table:table-cell>
          <table:table-cell table:formula="of:=IF(LEN([$Monsters.I37]) &gt; 0; COM.MICROSOFT.CONCAT(&quot;Eaten by &quot;; [$Monsters.I37]); &quot;Permanent&quot;)" office:value-type="string" office:string-value="Eaten by 5" calcext:value-type="string">
            <text:p>Eaten by 5</text:p>
          </table:table-cell>
          <table:table-cell table:style-name="ce2" table:formula="of:=IF([$Monsters.I37] &gt;0; VLOOKUP([$Monsters.I37];[$'Phase Colours'.$A$1:.$B$7];2); [$'Phase Colours'.$B$7])" office:value-type="string" office:string-value="#e6e6e6" calcext:value-type="string">
            <text:p>#e6e6e6</text:p>
          </table:table-cell>
          <table:table-cell table:style-name="ce2" table:formula="of:=IF(LEN([$Monsters.K37]) &gt; 0; [$Monsters.K37]; &quot;     &quot;)" office:value-type="string" office:string-value="     " calcext:value-type="string">
            <text:p><text:s text:c="5"/></text:p>
          </table:table-cell>
          <table:table-cell table:formula="of:=IF([$Monsters.J37]=&quot;Fang&quot;;&quot;y&quot;; &quot;n&quot;)" office:value-type="string" office:string-value="y" calcext:value-type="string">
            <text:p>y</text:p>
          </table:table-cell>
          <table:table-cell table:style-name="ce2" table:formula="of:=IF([$Monsters.J37]=&quot;Claw&quot;;&quot;y&quot;; &quot;n&quot;)" office:value-type="string" office:string-value="n" calcext:value-type="string">
            <text:p>n</text:p>
          </table:table-cell>
          <table:table-cell table:style-name="ce2" table:formula="of:=IF([.N30]=&quot;N/A&quot;;&quot;n&quot;;&quot;y&quot;)" office:value-type="string" office:string-value="y" calcext:value-type="string">
            <text:p>y</text:p>
          </table:table-cell>
          <table:table-cell table:style-name="ce2" table:formula="of:=IF([$Monsters.E37]=&quot;N/A&quot;;&quot;N/A&quot;;COM.MICROSOFT.CONCAT([$Monsters.E37]; &quot; pts&quot;))" office:value-type="string" office:string-value="0 pts" calcext:value-type="string">
            <text:p>0 pts</text:p>
          </table:table-cell>
          <table:table-cell table:formula="of:=IF([.P30]&gt;0;&quot;y&quot;;&quot;n&quot;)" office:value-type="string" office:string-value="y" calcext:value-type="string">
            <text:p>y</text:p>
          </table:table-cell>
          <table:table-cell table:style-name="ce2" table:formula="of:=[$Monsters.H37]" office:value-type="float" office:value="1" calcext:value-type="float">
            <text:p>1</text:p>
          </table:table-cell>
          <table:table-cell table:formula="of:=SUBSTITUTE([$Monsters.D37];&quot;∞&quot;;&quot;Inf.&quot;)" office:value-type="string" office:string-value="4" calcext:value-type="string">
            <text:p>4</text:p>
          </table:table-cell>
          <table:table-cell table:style-name="ce2" table:formula="of:=IF([$Monsters.$D37]&lt;&gt;&quot;N/A&quot;;IF([.Q30]=&quot;1&quot;;&quot;co&quot;;&quot;c&quot;)&amp;IF([$Monsters.$G37]=&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38];&quot;ſ&quot;;&quot;s&quot;)" office:value-type="string" office:string-value="Count" calcext:value-type="string">
            <text:p>Count</text:p>
          </table:table-cell>
          <table:table-cell table:style-name="ce2" table:formula="of:=IF(LEN([$Monsters.L38]) &gt; 0; [$Monsters.L38]; &quot;&quot;)">
            <text:p/>
          </table:table-cell>
          <table:table-cell table:style-name="ce2" table:formula="of:=[$Monsters.B38]" office:value-type="float" office:value="3" calcext:value-type="float">
            <text:p>3</text:p>
          </table:table-cell>
          <table:table-cell table:formula="of:=VLOOKUP([.D31];[$'Phase Colours'.$A$1:.$B$6];2)" office:value-type="string" office:string-value="#aaccff" calcext:value-type="string">
            <text:p>#aaccff</text:p>
          </table:table-cell>
          <table:table-cell table:formula="of:=[.E31]" office:value-type="string" office:string-value="#aaccff" calcext:value-type="string">
            <text:p>#aaccff</text:p>
          </table:table-cell>
          <table:table-cell table:style-name="ce2" table:formula="of:=IF(LEN([$Monsters.C38]) &gt; 0; COM.MICROSOFT.CONCAT([$Monsters.C38]; &quot; pts&quot;);&quot;&quot;)" office:value-type="string" office:string-value="450 pts" calcext:value-type="string">
            <text:p>450 pts</text:p>
          </table:table-cell>
          <table:table-cell table:formula="of:=IF(LEN([$Monsters.I38]) &gt; 0; COM.MICROSOFT.CONCAT(&quot;Eaten by &quot;; [$Monsters.I38]); &quot;Permanent&quot;)" office:value-type="string" office:string-value="Eaten by 5" calcext:value-type="string">
            <text:p>Eaten by 5</text:p>
          </table:table-cell>
          <table:table-cell table:style-name="ce2" table:formula="of:=IF([$Monsters.I38] &gt;0; VLOOKUP([$Monsters.I38];[$'Phase Colours'.$A$1:.$B$7];2); [$'Phase Colours'.$B$7])" office:value-type="string" office:string-value="#e6e6e6" calcext:value-type="string">
            <text:p>#e6e6e6</text:p>
          </table:table-cell>
          <table:table-cell table:style-name="ce2" table:formula="of:=IF(LEN([$Monsters.K38]) &gt; 0; [$Monsters.K38]; &quot;     &quot;)" office:value-type="string" office:string-value="     " calcext:value-type="string">
            <text:p><text:s text:c="5"/></text:p>
          </table:table-cell>
          <table:table-cell table:formula="of:=IF([$Monsters.J38]=&quot;Fang&quot;;&quot;y&quot;; &quot;n&quot;)" office:value-type="string" office:string-value="y" calcext:value-type="string">
            <text:p>y</text:p>
          </table:table-cell>
          <table:table-cell table:style-name="ce2" table:formula="of:=IF([$Monsters.J38]=&quot;Claw&quot;;&quot;y&quot;; &quot;n&quot;)" office:value-type="string" office:string-value="n" calcext:value-type="string">
            <text:p>n</text:p>
          </table:table-cell>
          <table:table-cell table:style-name="ce2" table:formula="of:=IF([.N31]=&quot;N/A&quot;;&quot;n&quot;;&quot;y&quot;)" office:value-type="string" office:string-value="y" calcext:value-type="string">
            <text:p>y</text:p>
          </table:table-cell>
          <table:table-cell table:style-name="ce2" table:formula="of:=IF([$Monsters.E38]=&quot;N/A&quot;;&quot;N/A&quot;;COM.MICROSOFT.CONCAT([$Monsters.E38]; &quot; pts&quot;))" office:value-type="string" office:string-value="0 pts" calcext:value-type="string">
            <text:p>0 pts</text:p>
          </table:table-cell>
          <table:table-cell table:formula="of:=IF([.P31]&gt;0;&quot;y&quot;;&quot;n&quot;)" office:value-type="string" office:string-value="y" calcext:value-type="string">
            <text:p>y</text:p>
          </table:table-cell>
          <table:table-cell table:style-name="ce2" table:formula="of:=[$Monsters.H38]" office:value-type="float" office:value="1" calcext:value-type="float">
            <text:p>1</text:p>
          </table:table-cell>
          <table:table-cell table:formula="of:=SUBSTITUTE([$Monsters.D38];&quot;∞&quot;;&quot;Inf.&quot;)" office:value-type="string" office:string-value="4" calcext:value-type="string">
            <text:p>4</text:p>
          </table:table-cell>
          <table:table-cell table:style-name="ce2" table:formula="of:=IF([$Monsters.$D38]&lt;&gt;&quot;N/A&quot;;IF([.Q31]=&quot;1&quot;;&quot;co&quot;;&quot;c&quot;)&amp;IF([$Monsters.$G38]=&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39];&quot;ſ&quot;;&quot;s&quot;)" office:value-type="string" office:string-value="Captain Harker" calcext:value-type="string">
            <text:p>Captain Harker</text:p>
          </table:table-cell>
          <table:table-cell table:style-name="ce2" table:formula="of:=IF(LEN([$Monsters.L39]) &gt; 0; [$Monsters.L39]; &quot;&quot;)">
            <text:p/>
          </table:table-cell>
          <table:table-cell table:style-name="ce2" table:formula="of:=[$Monsters.B39]" office:value-type="float" office:value="3" calcext:value-type="float">
            <text:p>3</text:p>
          </table:table-cell>
          <table:table-cell table:formula="of:=VLOOKUP([.D32];[$'Phase Colours'.$A$1:.$B$6];2)" office:value-type="string" office:string-value="#aaccff" calcext:value-type="string">
            <text:p>#aaccff</text:p>
          </table:table-cell>
          <table:table-cell table:formula="of:=[.E32]" office:value-type="string" office:string-value="#aaccff" calcext:value-type="string">
            <text:p>#aaccff</text:p>
          </table:table-cell>
          <table:table-cell table:style-name="ce2" table:formula="of:=IF(LEN([$Monsters.C39]) &gt; 0; COM.MICROSOFT.CONCAT([$Monsters.C39]; &quot; pts&quot;);&quot;&quot;)" office:value-type="string" office:string-value="550 pts" calcext:value-type="string">
            <text:p>550 pts</text:p>
          </table:table-cell>
          <table:table-cell table:formula="of:=IF(LEN([$Monsters.I39]) &gt; 0; COM.MICROSOFT.CONCAT(&quot;Eaten by &quot;; [$Monsters.I39]); &quot;Permanent&quot;)" office:value-type="string" office:string-value="Eaten by 5" calcext:value-type="string">
            <text:p>Eaten by 5</text:p>
          </table:table-cell>
          <table:table-cell table:style-name="ce2" table:formula="of:=IF([$Monsters.I39] &gt;0; VLOOKUP([$Monsters.I39];[$'Phase Colours'.$A$1:.$B$7];2); [$'Phase Colours'.$B$7])" office:value-type="string" office:string-value="#e6e6e6" calcext:value-type="string">
            <text:p>#e6e6e6</text:p>
          </table:table-cell>
          <table:table-cell table:style-name="ce2" table:formula="of:=IF(LEN([$Monsters.K39]) &gt; 0; [$Monsters.K39]; &quot;     &quot;)" office:value-type="string" office:string-value="     " calcext:value-type="string">
            <text:p><text:s text:c="5"/></text:p>
          </table:table-cell>
          <table:table-cell table:formula="of:=IF([$Monsters.J39]=&quot;Fang&quot;;&quot;y&quot;; &quot;n&quot;)" office:value-type="string" office:string-value="n" calcext:value-type="string">
            <text:p>n</text:p>
          </table:table-cell>
          <table:table-cell table:style-name="ce2" table:formula="of:=IF([$Monsters.J39]=&quot;Claw&quot;;&quot;y&quot;; &quot;n&quot;)" office:value-type="string" office:string-value="n" calcext:value-type="string">
            <text:p>n</text:p>
          </table:table-cell>
          <table:table-cell table:style-name="ce2" table:formula="of:=IF([.N32]=&quot;N/A&quot;;&quot;n&quot;;&quot;y&quot;)" office:value-type="string" office:string-value="y" calcext:value-type="string">
            <text:p>y</text:p>
          </table:table-cell>
          <table:table-cell table:style-name="ce2" table:formula="of:=IF([$Monsters.E39]=&quot;N/A&quot;;&quot;N/A&quot;;COM.MICROSOFT.CONCAT([$Monsters.E39]; &quot; pts&quot;))" office:value-type="string" office:string-value="10 pts" calcext:value-type="string">
            <text:p>10 pts</text:p>
          </table:table-cell>
          <table:table-cell table:formula="of:=IF([.P32]&gt;0;&quot;y&quot;;&quot;n&quot;)" office:value-type="string" office:string-value="n" calcext:value-type="string">
            <text:p>n</text:p>
          </table:table-cell>
          <table:table-cell table:style-name="ce2" table:formula="of:=[$Monsters.H39]" office:value-type="float" office:value="0" calcext:value-type="float">
            <text:p>0</text:p>
          </table:table-cell>
          <table:table-cell table:formula="of:=SUBSTITUTE([$Monsters.D39];&quot;∞&quot;;&quot;Inf.&quot;)" office:value-type="string" office:string-value="5" calcext:value-type="string">
            <text:p>5</text:p>
          </table:table-cell>
          <table:table-cell table:style-name="ce2" table:formula="of:=IF([$Monsters.$D39]&lt;&gt;&quot;N/A&quot;;IF([.Q32]=&quot;1&quot;;&quot;co&quot;;&quot;c&quot;)&amp;IF([$Monsters.$G39]=&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40];&quot;ſ&quot;;&quot;s&quot;)" office:value-type="string" office:string-value="Renfield" calcext:value-type="string">
            <text:p>Renfield</text:p>
          </table:table-cell>
          <table:table-cell table:style-name="ce2" table:formula="of:=IF(LEN([$Monsters.L40]) &gt; 0; [$Monsters.L40]; &quot;&quot;)">
            <text:p/>
          </table:table-cell>
          <table:table-cell table:style-name="ce2" table:formula="of:=[$Monsters.B40]" office:value-type="float" office:value="3" calcext:value-type="float">
            <text:p>3</text:p>
          </table:table-cell>
          <table:table-cell table:formula="of:=VLOOKUP([.D33];[$'Phase Colours'.$A$1:.$B$6];2)" office:value-type="string" office:string-value="#aaccff" calcext:value-type="string">
            <text:p>#aaccff</text:p>
          </table:table-cell>
          <table:table-cell table:formula="of:=[.E33]" office:value-type="string" office:string-value="#aaccff" calcext:value-type="string">
            <text:p>#aaccff</text:p>
          </table:table-cell>
          <table:table-cell table:style-name="ce2" table:formula="of:=IF(LEN([$Monsters.C40]) &gt; 0; COM.MICROSOFT.CONCAT([$Monsters.C40]; &quot; pts&quot;);&quot;&quot;)" office:value-type="string" office:string-value="450 pts" calcext:value-type="string">
            <text:p>450 pts</text:p>
          </table:table-cell>
          <table:table-cell table:formula="of:=IF(LEN([$Monsters.I40]) &gt; 0; COM.MICROSOFT.CONCAT(&quot;Eaten by &quot;; [$Monsters.I40]); &quot;Permanent&quot;)" office:value-type="string" office:string-value="Eaten by 5" calcext:value-type="string">
            <text:p>Eaten by 5</text:p>
          </table:table-cell>
          <table:table-cell table:style-name="ce2" table:formula="of:=IF([$Monsters.I40] &gt;0; VLOOKUP([$Monsters.I40];[$'Phase Colours'.$A$1:.$B$7];2); [$'Phase Colours'.$B$7])" office:value-type="string" office:string-value="#e6e6e6" calcext:value-type="string">
            <text:p>#e6e6e6</text:p>
          </table:table-cell>
          <table:table-cell table:style-name="ce2" table:formula="of:=IF(LEN([$Monsters.K40]) &gt; 0; [$Monsters.K40]; &quot;     &quot;)" office:value-type="string" office:string-value="Can be traded in for Count Dracula (when available) for 200" calcext:value-type="string">
            <text:p>Can be traded in for Count Dracula (when available) for 200</text:p>
          </table:table-cell>
          <table:table-cell table:formula="of:=IF([$Monsters.J40]=&quot;Fang&quot;;&quot;y&quot;; &quot;n&quot;)" office:value-type="string" office:string-value="n" calcext:value-type="string">
            <text:p>n</text:p>
          </table:table-cell>
          <table:table-cell table:style-name="ce2" table:formula="of:=IF([$Monsters.J40]=&quot;Claw&quot;;&quot;y&quot;; &quot;n&quot;)" office:value-type="string" office:string-value="n" calcext:value-type="string">
            <text:p>n</text:p>
          </table:table-cell>
          <table:table-cell table:style-name="ce2" table:formula="of:=IF([.N33]=&quot;N/A&quot;;&quot;n&quot;;&quot;y&quot;)" office:value-type="string" office:string-value="y" calcext:value-type="string">
            <text:p>y</text:p>
          </table:table-cell>
          <table:table-cell table:style-name="ce2" table:formula="of:=IF([$Monsters.E40]=&quot;N/A&quot;;&quot;N/A&quot;;COM.MICROSOFT.CONCAT([$Monsters.E40]; &quot; pts&quot;))" office:value-type="string" office:string-value="0 pts" calcext:value-type="string">
            <text:p>0 pts</text:p>
          </table:table-cell>
          <table:table-cell table:formula="of:=IF([.P33]&gt;0;&quot;y&quot;;&quot;n&quot;)" office:value-type="string" office:string-value="n" calcext:value-type="string">
            <text:p>n</text:p>
          </table:table-cell>
          <table:table-cell table:style-name="ce2" table:formula="of:=[$Monsters.H40]" office:value-type="float" office:value="0" calcext:value-type="float">
            <text:p>0</text:p>
          </table:table-cell>
          <table:table-cell table:formula="of:=SUBSTITUTE([$Monsters.D40];&quot;∞&quot;;&quot;Inf.&quot;)" office:value-type="string" office:string-value="2" calcext:value-type="string">
            <text:p>2</text:p>
          </table:table-cell>
          <table:table-cell table:style-name="ce2" table:formula="of:=IF([$Monsters.$D40]&lt;&gt;&quot;N/A&quot;;IF([.Q33]=&quot;1&quot;;&quot;co&quot;;&quot;c&quot;)&amp;IF([$Monsters.$G40]=&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41];&quot;ſ&quot;;&quot;s&quot;)" office:value-type="string" office:string-value="Werewolf" calcext:value-type="string">
            <text:p>Werewolf</text:p>
          </table:table-cell>
          <table:table-cell table:style-name="ce2" table:formula="of:=IF(LEN([$Monsters.L41]) &gt; 0; [$Monsters.L41]; &quot;&quot;)" office:value-type="string" office:string-value="No, I don't need a flea collar!" calcext:value-type="string">
            <text:p>No, I don't need a flea collar!</text:p>
          </table:table-cell>
          <table:table-cell table:style-name="ce2" table:formula="of:=[$Monsters.B41]" office:value-type="float" office:value="4" calcext:value-type="float">
            <text:p>4</text:p>
          </table:table-cell>
          <table:table-cell table:formula="of:=VLOOKUP([.D34];[$'Phase Colours'.$A$1:.$B$6];2)" office:value-type="string" office:string-value="#da8787" calcext:value-type="string">
            <text:p>#da8787</text:p>
          </table:table-cell>
          <table:table-cell table:formula="of:=[.E34]" office:value-type="string" office:string-value="#da8787" calcext:value-type="string">
            <text:p>#da8787</text:p>
          </table:table-cell>
          <table:table-cell table:style-name="ce2" table:formula="of:=IF(LEN([$Monsters.C41]) &gt; 0; COM.MICROSOFT.CONCAT([$Monsters.C41]; &quot; pts&quot;);&quot;&quot;)" office:value-type="string" office:string-value="700 pts" calcext:value-type="string">
            <text:p>700 pts</text:p>
          </table:table-cell>
          <table:table-cell table:formula="of:=IF(LEN([$Monsters.I41]) &gt; 0; COM.MICROSOFT.CONCAT(&quot;Eaten by &quot;; [$Monsters.I41]); &quot;Permanent&quot;)" office:value-type="string" office:string-value="Permanent" calcext:value-type="string">
            <text:p>Permanent</text:p>
          </table:table-cell>
          <table:table-cell table:style-name="ce2" table:formula="of:=IF([$Monsters.I41] &gt;0; VLOOKUP([$Monsters.I41];[$'Phase Colours'.$A$1:.$B$7];2); [$'Phase Colours'.$B$7])" office:value-type="string" office:string-value="#ffffff" calcext:value-type="string">
            <text:p>#ffffff</text:p>
          </table:table-cell>
          <table:table-cell table:style-name="ce2" table:formula="of:=IF(LEN([$Monsters.K41]) &gt; 0; [$Monsters.K41]; &quot;     &quot;)" office:value-type="string" office:string-value="     " calcext:value-type="string">
            <text:p><text:s text:c="5"/></text:p>
          </table:table-cell>
          <table:table-cell table:formula="of:=IF([$Monsters.J41]=&quot;Fang&quot;;&quot;y&quot;; &quot;n&quot;)" office:value-type="string" office:string-value="n" calcext:value-type="string">
            <text:p>n</text:p>
          </table:table-cell>
          <table:table-cell table:style-name="ce2" table:formula="of:=IF([$Monsters.J41]=&quot;Claw&quot;;&quot;y&quot;; &quot;n&quot;)" office:value-type="string" office:string-value="y" calcext:value-type="string">
            <text:p>y</text:p>
          </table:table-cell>
          <table:table-cell table:style-name="ce2" table:formula="of:=IF([.N34]=&quot;N/A&quot;;&quot;n&quot;;&quot;y&quot;)" office:value-type="string" office:string-value="y" calcext:value-type="string">
            <text:p>y</text:p>
          </table:table-cell>
          <table:table-cell table:style-name="ce2" table:formula="of:=IF([$Monsters.E41]=&quot;N/A&quot;;&quot;N/A&quot;;COM.MICROSOFT.CONCAT([$Monsters.E41]; &quot; pts&quot;))" office:value-type="string" office:string-value="20 pts" calcext:value-type="string">
            <text:p>20 pts</text:p>
          </table:table-cell>
          <table:table-cell table:formula="of:=IF([.P34]&gt;0;&quot;y&quot;;&quot;n&quot;)" office:value-type="string" office:string-value="n" calcext:value-type="string">
            <text:p>n</text:p>
          </table:table-cell>
          <table:table-cell table:style-name="ce2" table:formula="of:=[$Monsters.H41]" office:value-type="float" office:value="0" calcext:value-type="float">
            <text:p>0</text:p>
          </table:table-cell>
          <table:table-cell table:formula="of:=SUBSTITUTE([$Monsters.D41];&quot;∞&quot;;&quot;Inf.&quot;)" office:value-type="string" office:string-value="7" calcext:value-type="string">
            <text:p>7</text:p>
          </table:table-cell>
          <table:table-cell table:style-name="ce2" table:formula="of:=IF([$Monsters.$D41]&lt;&gt;&quot;N/A&quot;;IF([.Q34]=&quot;1&quot;;&quot;co&quot;;&quot;c&quot;)&amp;IF([$Monsters.$G41]=&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42];&quot;ſ&quot;;&quot;s&quot;)" office:value-type="string" office:string-value="Werewolf" calcext:value-type="string">
            <text:p>Werewolf</text:p>
          </table:table-cell>
          <table:table-cell table:style-name="ce2" table:formula="of:=IF(LEN([$Monsters.L42]) &gt; 0; [$Monsters.L42]; &quot;&quot;)" office:value-type="string" office:string-value="No, I don't need a flea collar!" calcext:value-type="string">
            <text:p>No, I don't need a flea collar!</text:p>
          </table:table-cell>
          <table:table-cell table:style-name="ce2" table:formula="of:=[$Monsters.B42]" office:value-type="float" office:value="4" calcext:value-type="float">
            <text:p>4</text:p>
          </table:table-cell>
          <table:table-cell table:formula="of:=VLOOKUP([.D35];[$'Phase Colours'.$A$1:.$B$6];2)" office:value-type="string" office:string-value="#da8787" calcext:value-type="string">
            <text:p>#da8787</text:p>
          </table:table-cell>
          <table:table-cell table:formula="of:=[.E35]" office:value-type="string" office:string-value="#da8787" calcext:value-type="string">
            <text:p>#da8787</text:p>
          </table:table-cell>
          <table:table-cell table:style-name="ce2" table:formula="of:=IF(LEN([$Monsters.C42]) &gt; 0; COM.MICROSOFT.CONCAT([$Monsters.C42]; &quot; pts&quot;);&quot;&quot;)" office:value-type="string" office:string-value="700 pts" calcext:value-type="string">
            <text:p>700 pts</text:p>
          </table:table-cell>
          <table:table-cell table:formula="of:=IF(LEN([$Monsters.I42]) &gt; 0; COM.MICROSOFT.CONCAT(&quot;Eaten by &quot;; [$Monsters.I42]); &quot;Permanent&quot;)" office:value-type="string" office:string-value="Permanent" calcext:value-type="string">
            <text:p>Permanent</text:p>
          </table:table-cell>
          <table:table-cell table:style-name="ce2" table:formula="of:=IF([$Monsters.I42] &gt;0; VLOOKUP([$Monsters.I42];[$'Phase Colours'.$A$1:.$B$7];2); [$'Phase Colours'.$B$7])" office:value-type="string" office:string-value="#ffffff" calcext:value-type="string">
            <text:p>#ffffff</text:p>
          </table:table-cell>
          <table:table-cell table:style-name="ce2" table:formula="of:=IF(LEN([$Monsters.K42]) &gt; 0; [$Monsters.K42]; &quot;     &quot;)" office:value-type="string" office:string-value="     " calcext:value-type="string">
            <text:p><text:s text:c="5"/></text:p>
          </table:table-cell>
          <table:table-cell table:formula="of:=IF([$Monsters.J42]=&quot;Fang&quot;;&quot;y&quot;; &quot;n&quot;)" office:value-type="string" office:string-value="n" calcext:value-type="string">
            <text:p>n</text:p>
          </table:table-cell>
          <table:table-cell table:style-name="ce2" table:formula="of:=IF([$Monsters.J42]=&quot;Claw&quot;;&quot;y&quot;; &quot;n&quot;)" office:value-type="string" office:string-value="y" calcext:value-type="string">
            <text:p>y</text:p>
          </table:table-cell>
          <table:table-cell table:style-name="ce2" table:formula="of:=IF([.N35]=&quot;N/A&quot;;&quot;n&quot;;&quot;y&quot;)" office:value-type="string" office:string-value="y" calcext:value-type="string">
            <text:p>y</text:p>
          </table:table-cell>
          <table:table-cell table:style-name="ce2" table:formula="of:=IF([$Monsters.E42]=&quot;N/A&quot;;&quot;N/A&quot;;COM.MICROSOFT.CONCAT([$Monsters.E42]; &quot; pts&quot;))" office:value-type="string" office:string-value="20 pts" calcext:value-type="string">
            <text:p>20 pts</text:p>
          </table:table-cell>
          <table:table-cell table:formula="of:=IF([.P35]&gt;0;&quot;y&quot;;&quot;n&quot;)" office:value-type="string" office:string-value="n" calcext:value-type="string">
            <text:p>n</text:p>
          </table:table-cell>
          <table:table-cell table:style-name="ce2" table:formula="of:=[$Monsters.H42]" office:value-type="float" office:value="0" calcext:value-type="float">
            <text:p>0</text:p>
          </table:table-cell>
          <table:table-cell table:formula="of:=SUBSTITUTE([$Monsters.D42];&quot;∞&quot;;&quot;Inf.&quot;)" office:value-type="string" office:string-value="7" calcext:value-type="string">
            <text:p>7</text:p>
          </table:table-cell>
          <table:table-cell table:style-name="ce2" table:formula="of:=IF([$Monsters.$D42]&lt;&gt;&quot;N/A&quot;;IF([.Q35]=&quot;1&quot;;&quot;co&quot;;&quot;c&quot;)&amp;IF([$Monsters.$G42]=&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43];&quot;ſ&quot;;&quot;s&quot;)" office:value-type="string" office:string-value="Werewolf" calcext:value-type="string">
            <text:p>Werewolf</text:p>
          </table:table-cell>
          <table:table-cell table:style-name="ce2" table:formula="of:=IF(LEN([$Monsters.L43]) &gt; 0; [$Monsters.L43]; &quot;&quot;)" office:value-type="string" office:string-value="No, I don't need a flea collar!" calcext:value-type="string">
            <text:p>No, I don't need a flea collar!</text:p>
          </table:table-cell>
          <table:table-cell table:style-name="ce2" table:formula="of:=[$Monsters.B43]" office:value-type="float" office:value="4" calcext:value-type="float">
            <text:p>4</text:p>
          </table:table-cell>
          <table:table-cell table:formula="of:=VLOOKUP([.D36];[$'Phase Colours'.$A$1:.$B$6];2)" office:value-type="string" office:string-value="#da8787" calcext:value-type="string">
            <text:p>#da8787</text:p>
          </table:table-cell>
          <table:table-cell table:formula="of:=[.E36]" office:value-type="string" office:string-value="#da8787" calcext:value-type="string">
            <text:p>#da8787</text:p>
          </table:table-cell>
          <table:table-cell table:style-name="ce2" table:formula="of:=IF(LEN([$Monsters.C43]) &gt; 0; COM.MICROSOFT.CONCAT([$Monsters.C43]; &quot; pts&quot;);&quot;&quot;)" office:value-type="string" office:string-value="700 pts" calcext:value-type="string">
            <text:p>700 pts</text:p>
          </table:table-cell>
          <table:table-cell table:formula="of:=IF(LEN([$Monsters.I43]) &gt; 0; COM.MICROSOFT.CONCAT(&quot;Eaten by &quot;; [$Monsters.I43]); &quot;Permanent&quot;)" office:value-type="string" office:string-value="Permanent" calcext:value-type="string">
            <text:p>Permanent</text:p>
          </table:table-cell>
          <table:table-cell table:style-name="ce2" table:formula="of:=IF([$Monsters.I43] &gt;0; VLOOKUP([$Monsters.I43];[$'Phase Colours'.$A$1:.$B$7];2); [$'Phase Colours'.$B$7])" office:value-type="string" office:string-value="#ffffff" calcext:value-type="string">
            <text:p>#ffffff</text:p>
          </table:table-cell>
          <table:table-cell table:style-name="ce2" table:formula="of:=IF(LEN([$Monsters.K43]) &gt; 0; [$Monsters.K43]; &quot;     &quot;)" office:value-type="string" office:string-value="     " calcext:value-type="string">
            <text:p><text:s text:c="5"/></text:p>
          </table:table-cell>
          <table:table-cell table:formula="of:=IF([$Monsters.J43]=&quot;Fang&quot;;&quot;y&quot;; &quot;n&quot;)" office:value-type="string" office:string-value="n" calcext:value-type="string">
            <text:p>n</text:p>
          </table:table-cell>
          <table:table-cell table:style-name="ce2" table:formula="of:=IF([$Monsters.J43]=&quot;Claw&quot;;&quot;y&quot;; &quot;n&quot;)" office:value-type="string" office:string-value="y" calcext:value-type="string">
            <text:p>y</text:p>
          </table:table-cell>
          <table:table-cell table:style-name="ce2" table:formula="of:=IF([.N36]=&quot;N/A&quot;;&quot;n&quot;;&quot;y&quot;)" office:value-type="string" office:string-value="y" calcext:value-type="string">
            <text:p>y</text:p>
          </table:table-cell>
          <table:table-cell table:style-name="ce2" table:formula="of:=IF([$Monsters.E43]=&quot;N/A&quot;;&quot;N/A&quot;;COM.MICROSOFT.CONCAT([$Monsters.E43]; &quot; pts&quot;))" office:value-type="string" office:string-value="20 pts" calcext:value-type="string">
            <text:p>20 pts</text:p>
          </table:table-cell>
          <table:table-cell table:formula="of:=IF([.P36]&gt;0;&quot;y&quot;;&quot;n&quot;)" office:value-type="string" office:string-value="n" calcext:value-type="string">
            <text:p>n</text:p>
          </table:table-cell>
          <table:table-cell table:style-name="ce2" table:formula="of:=[$Monsters.H43]" office:value-type="float" office:value="0" calcext:value-type="float">
            <text:p>0</text:p>
          </table:table-cell>
          <table:table-cell table:formula="of:=SUBSTITUTE([$Monsters.D43];&quot;∞&quot;;&quot;Inf.&quot;)" office:value-type="string" office:string-value="7" calcext:value-type="string">
            <text:p>7</text:p>
          </table:table-cell>
          <table:table-cell table:style-name="ce2" table:formula="of:=IF([$Monsters.$D43]&lt;&gt;&quot;N/A&quot;;IF([.Q36]=&quot;1&quot;;&quot;co&quot;;&quot;c&quot;)&amp;IF([$Monsters.$G43]=&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44];&quot;ſ&quot;;&quot;s&quot;)" office:value-type="string" office:string-value="Assassin" calcext:value-type="string">
            <text:p>Assassin</text:p>
          </table:table-cell>
          <table:table-cell table:style-name="ce2" table:formula="of:=IF(LEN([$Monsters.L44]) &gt; 0; [$Monsters.L44]; &quot;&quot;)">
            <text:p/>
          </table:table-cell>
          <table:table-cell table:style-name="ce2" table:formula="of:=[$Monsters.B44]" office:value-type="float" office:value="4" calcext:value-type="float">
            <text:p>4</text:p>
          </table:table-cell>
          <table:table-cell table:formula="of:=VLOOKUP([.D37];[$'Phase Colours'.$A$1:.$B$6];2)" office:value-type="string" office:string-value="#da8787" calcext:value-type="string">
            <text:p>#da8787</text:p>
          </table:table-cell>
          <table:table-cell table:formula="of:=[.E37]" office:value-type="string" office:string-value="#da8787" calcext:value-type="string">
            <text:p>#da8787</text:p>
          </table:table-cell>
          <table:table-cell table:style-name="ce2" table:formula="of:=IF(LEN([$Monsters.C44]) &gt; 0; COM.MICROSOFT.CONCAT([$Monsters.C44]; &quot; pts&quot;);&quot;&quot;)" office:value-type="string" office:string-value="700 pts" calcext:value-type="string">
            <text:p>700 pts</text:p>
          </table:table-cell>
          <table:table-cell table:formula="of:=IF(LEN([$Monsters.I44]) &gt; 0; COM.MICROSOFT.CONCAT(&quot;Eaten by &quot;; [$Monsters.I44]); &quot;Permanent&quot;)" office:value-type="string" office:string-value="Permanent" calcext:value-type="string">
            <text:p>Permanent</text:p>
          </table:table-cell>
          <table:table-cell table:style-name="ce2" table:formula="of:=IF([$Monsters.I44] &gt;0; VLOOKUP([$Monsters.I44];[$'Phase Colours'.$A$1:.$B$7];2); [$'Phase Colours'.$B$7])" office:value-type="string" office:string-value="#ffffff" calcext:value-type="string">
            <text:p>#ffffff</text:p>
          </table:table-cell>
          <table:table-cell table:style-name="ce2" table:formula="of:=IF(LEN([$Monsters.K44]) &gt; 0; [$Monsters.K44]; &quot;     &quot;)" office:value-type="string" office:string-value="     " calcext:value-type="string">
            <text:p><text:s text:c="5"/></text:p>
          </table:table-cell>
          <table:table-cell table:formula="of:=IF([$Monsters.J44]=&quot;Fang&quot;;&quot;y&quot;; &quot;n&quot;)" office:value-type="string" office:string-value="n" calcext:value-type="string">
            <text:p>n</text:p>
          </table:table-cell>
          <table:table-cell table:style-name="ce2" table:formula="of:=IF([$Monsters.J44]=&quot;Claw&quot;;&quot;y&quot;; &quot;n&quot;)" office:value-type="string" office:string-value="n" calcext:value-type="string">
            <text:p>n</text:p>
          </table:table-cell>
          <table:table-cell table:style-name="ce2" table:formula="of:=IF([.N37]=&quot;N/A&quot;;&quot;n&quot;;&quot;y&quot;)" office:value-type="string" office:string-value="y" calcext:value-type="string">
            <text:p>y</text:p>
          </table:table-cell>
          <table:table-cell table:style-name="ce2" table:formula="of:=IF([$Monsters.E44]=&quot;N/A&quot;;&quot;N/A&quot;;COM.MICROSOFT.CONCAT([$Monsters.E44]; &quot; pts&quot;))" office:value-type="string" office:string-value="10 pts" calcext:value-type="string">
            <text:p>10 pts</text:p>
          </table:table-cell>
          <table:table-cell table:formula="of:=IF([.P37]&gt;0;&quot;y&quot;;&quot;n&quot;)" office:value-type="string" office:string-value="n" calcext:value-type="string">
            <text:p>n</text:p>
          </table:table-cell>
          <table:table-cell table:style-name="ce2" table:formula="of:=[$Monsters.H44]" office:value-type="float" office:value="0" calcext:value-type="float">
            <text:p>0</text:p>
          </table:table-cell>
          <table:table-cell table:formula="of:=SUBSTITUTE([$Monsters.D44];&quot;∞&quot;;&quot;Inf.&quot;)" office:value-type="string" office:string-value="7" calcext:value-type="string">
            <text:p>7</text:p>
          </table:table-cell>
          <table:table-cell table:style-name="ce2" table:formula="of:=IF([$Monsters.$D44]&lt;&gt;&quot;N/A&quot;;IF([.Q37]=&quot;1&quot;;&quot;co&quot;;&quot;c&quot;)&amp;IF([$Monsters.$G44]=&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45];&quot;ſ&quot;;&quot;s&quot;)" office:value-type="string" office:string-value="Vampire" calcext:value-type="string">
            <text:p>Vampire</text:p>
          </table:table-cell>
          <table:table-cell table:style-name="ce2" table:formula="of:=IF(LEN([$Monsters.L45]) &gt; 0; [$Monsters.L45];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 table:formula="of:=[$Monsters.B45]" office:value-type="float" office:value="4" calcext:value-type="float">
            <text:p>4</text:p>
          </table:table-cell>
          <table:table-cell table:formula="of:=VLOOKUP([.D38];[$'Phase Colours'.$A$1:.$B$6];2)" office:value-type="string" office:string-value="#da8787" calcext:value-type="string">
            <text:p>#da8787</text:p>
          </table:table-cell>
          <table:table-cell table:formula="of:=[.E38]" office:value-type="string" office:string-value="#da8787" calcext:value-type="string">
            <text:p>#da8787</text:p>
          </table:table-cell>
          <table:table-cell table:style-name="ce2" table:formula="of:=IF(LEN([$Monsters.C45]) &gt; 0; COM.MICROSOFT.CONCAT([$Monsters.C45]; &quot; pts&quot;);&quot;&quot;)" office:value-type="string" office:string-value="700 pts" calcext:value-type="string">
            <text:p>700 pts</text:p>
          </table:table-cell>
          <table:table-cell table:formula="of:=IF(LEN([$Monsters.I45]) &gt; 0; COM.MICROSOFT.CONCAT(&quot;Eaten by &quot;; [$Monsters.I45]); &quot;Permanent&quot;)" office:value-type="string" office:string-value="Permanent" calcext:value-type="string">
            <text:p>Permanent</text:p>
          </table:table-cell>
          <table:table-cell table:style-name="ce2" table:formula="of:=IF([$Monsters.I45] &gt;0; VLOOKUP([$Monsters.I45];[$'Phase Colours'.$A$1:.$B$7];2); [$'Phase Colours'.$B$7])" office:value-type="string" office:string-value="#ffffff" calcext:value-type="string">
            <text:p>#ffffff</text:p>
          </table:table-cell>
          <table:table-cell table:style-name="ce2" table:formula="of:=IF(LEN([$Monsters.K45]) &gt; 0; [$Monsters.K45]; &quot;     &quot;)" office:value-type="string" office:string-value="     " calcext:value-type="string">
            <text:p><text:s text:c="5"/></text:p>
          </table:table-cell>
          <table:table-cell table:formula="of:=IF([$Monsters.J45]=&quot;Fang&quot;;&quot;y&quot;; &quot;n&quot;)" office:value-type="string" office:string-value="y" calcext:value-type="string">
            <text:p>y</text:p>
          </table:table-cell>
          <table:table-cell table:style-name="ce2" table:formula="of:=IF([$Monsters.J45]=&quot;Claw&quot;;&quot;y&quot;; &quot;n&quot;)" office:value-type="string" office:string-value="n" calcext:value-type="string">
            <text:p>n</text:p>
          </table:table-cell>
          <table:table-cell table:style-name="ce2" table:formula="of:=IF([.N38]=&quot;N/A&quot;;&quot;n&quot;;&quot;y&quot;)" office:value-type="string" office:string-value="y" calcext:value-type="string">
            <text:p>y</text:p>
          </table:table-cell>
          <table:table-cell table:style-name="ce2" table:formula="of:=IF([$Monsters.E45]=&quot;N/A&quot;;&quot;N/A&quot;;COM.MICROSOFT.CONCAT([$Monsters.E45]; &quot; pts&quot;))" office:value-type="string" office:string-value="0 pts" calcext:value-type="string">
            <text:p>0 pts</text:p>
          </table:table-cell>
          <table:table-cell table:formula="of:=IF([.P38]&gt;0;&quot;y&quot;;&quot;n&quot;)" office:value-type="string" office:string-value="y" calcext:value-type="string">
            <text:p>y</text:p>
          </table:table-cell>
          <table:table-cell table:style-name="ce2" table:formula="of:=[$Monsters.H45]" office:value-type="float" office:value="1" calcext:value-type="float">
            <text:p>1</text:p>
          </table:table-cell>
          <table:table-cell table:formula="of:=SUBSTITUTE([$Monsters.D45];&quot;∞&quot;;&quot;Inf.&quot;)" office:value-type="string" office:string-value="6" calcext:value-type="string">
            <text:p>6</text:p>
          </table:table-cell>
          <table:table-cell table:style-name="ce2" table:formula="of:=IF([$Monsters.$D45]&lt;&gt;&quot;N/A&quot;;IF([.Q38]=&quot;1&quot;;&quot;co&quot;;&quot;c&quot;)&amp;IF([$Monsters.$G45]=&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46];&quot;ſ&quot;;&quot;s&quot;)" office:value-type="string" office:string-value="Vampire" calcext:value-type="string">
            <text:p>Vampire</text:p>
          </table:table-cell>
          <table:table-cell table:style-name="ce2" table:formula="of:=IF(LEN([$Monsters.L46]) &gt; 0; [$Monsters.L46];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 table:formula="of:=[$Monsters.B46]" office:value-type="float" office:value="4" calcext:value-type="float">
            <text:p>4</text:p>
          </table:table-cell>
          <table:table-cell table:formula="of:=VLOOKUP([.D39];[$'Phase Colours'.$A$1:.$B$6];2)" office:value-type="string" office:string-value="#da8787" calcext:value-type="string">
            <text:p>#da8787</text:p>
          </table:table-cell>
          <table:table-cell table:formula="of:=[.E39]" office:value-type="string" office:string-value="#da8787" calcext:value-type="string">
            <text:p>#da8787</text:p>
          </table:table-cell>
          <table:table-cell table:style-name="ce2" table:formula="of:=IF(LEN([$Monsters.C46]) &gt; 0; COM.MICROSOFT.CONCAT([$Monsters.C46]; &quot; pts&quot;);&quot;&quot;)" office:value-type="string" office:string-value="700 pts" calcext:value-type="string">
            <text:p>700 pts</text:p>
          </table:table-cell>
          <table:table-cell table:formula="of:=IF(LEN([$Monsters.I46]) &gt; 0; COM.MICROSOFT.CONCAT(&quot;Eaten by &quot;; [$Monsters.I46]); &quot;Permanent&quot;)" office:value-type="string" office:string-value="Permanent" calcext:value-type="string">
            <text:p>Permanent</text:p>
          </table:table-cell>
          <table:table-cell table:style-name="ce2" table:formula="of:=IF([$Monsters.I46] &gt;0; VLOOKUP([$Monsters.I46];[$'Phase Colours'.$A$1:.$B$7];2); [$'Phase Colours'.$B$7])" office:value-type="string" office:string-value="#ffffff" calcext:value-type="string">
            <text:p>#ffffff</text:p>
          </table:table-cell>
          <table:table-cell table:style-name="ce2" table:formula="of:=IF(LEN([$Monsters.K46]) &gt; 0; [$Monsters.K46]; &quot;     &quot;)" office:value-type="string" office:string-value="     " calcext:value-type="string">
            <text:p><text:s text:c="5"/></text:p>
          </table:table-cell>
          <table:table-cell table:formula="of:=IF([$Monsters.J46]=&quot;Fang&quot;;&quot;y&quot;; &quot;n&quot;)" office:value-type="string" office:string-value="y" calcext:value-type="string">
            <text:p>y</text:p>
          </table:table-cell>
          <table:table-cell table:style-name="ce2" table:formula="of:=IF([$Monsters.J46]=&quot;Claw&quot;;&quot;y&quot;; &quot;n&quot;)" office:value-type="string" office:string-value="n" calcext:value-type="string">
            <text:p>n</text:p>
          </table:table-cell>
          <table:table-cell table:style-name="ce2" table:formula="of:=IF([.N39]=&quot;N/A&quot;;&quot;n&quot;;&quot;y&quot;)" office:value-type="string" office:string-value="y" calcext:value-type="string">
            <text:p>y</text:p>
          </table:table-cell>
          <table:table-cell table:style-name="ce2" table:formula="of:=IF([$Monsters.E46]=&quot;N/A&quot;;&quot;N/A&quot;;COM.MICROSOFT.CONCAT([$Monsters.E46]; &quot; pts&quot;))" office:value-type="string" office:string-value="0 pts" calcext:value-type="string">
            <text:p>0 pts</text:p>
          </table:table-cell>
          <table:table-cell table:formula="of:=IF([.P39]&gt;0;&quot;y&quot;;&quot;n&quot;)" office:value-type="string" office:string-value="y" calcext:value-type="string">
            <text:p>y</text:p>
          </table:table-cell>
          <table:table-cell table:style-name="ce2" table:formula="of:=[$Monsters.H46]" office:value-type="float" office:value="1" calcext:value-type="float">
            <text:p>1</text:p>
          </table:table-cell>
          <table:table-cell table:formula="of:=SUBSTITUTE([$Monsters.D46];&quot;∞&quot;;&quot;Inf.&quot;)" office:value-type="string" office:string-value="6" calcext:value-type="string">
            <text:p>6</text:p>
          </table:table-cell>
          <table:table-cell table:style-name="ce2" table:formula="of:=IF([$Monsters.$D46]&lt;&gt;&quot;N/A&quot;;IF([.Q39]=&quot;1&quot;;&quot;co&quot;;&quot;c&quot;)&amp;IF([$Monsters.$G46]=&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47];&quot;ſ&quot;;&quot;s&quot;)" office:value-type="string" office:string-value="Vampire" calcext:value-type="string">
            <text:p>Vampire</text:p>
          </table:table-cell>
          <table:table-cell table:style-name="ce2" table:formula="of:=IF(LEN([$Monsters.L47]) &gt; 0; [$Monsters.L47]; &quot;&quot;)" office:value-type="string" office:string-value="Ah, 1742, an excellent year, you can taste the white blood cells from the plague." calcext:value-type="string">
            <text:p>Ah, 1742, an excellent year, you can taste the white blood cells from the plague.</text:p>
          </table:table-cell>
          <table:table-cell table:style-name="ce2" table:formula="of:=[$Monsters.B47]" office:value-type="float" office:value="4" calcext:value-type="float">
            <text:p>4</text:p>
          </table:table-cell>
          <table:table-cell table:formula="of:=VLOOKUP([.D40];[$'Phase Colours'.$A$1:.$B$6];2)" office:value-type="string" office:string-value="#da8787" calcext:value-type="string">
            <text:p>#da8787</text:p>
          </table:table-cell>
          <table:table-cell table:formula="of:=[.E40]" office:value-type="string" office:string-value="#da8787" calcext:value-type="string">
            <text:p>#da8787</text:p>
          </table:table-cell>
          <table:table-cell table:style-name="ce2" table:formula="of:=IF(LEN([$Monsters.C47]) &gt; 0; COM.MICROSOFT.CONCAT([$Monsters.C47]; &quot; pts&quot;);&quot;&quot;)" office:value-type="string" office:string-value="700 pts" calcext:value-type="string">
            <text:p>700 pts</text:p>
          </table:table-cell>
          <table:table-cell table:formula="of:=IF(LEN([$Monsters.I47]) &gt; 0; COM.MICROSOFT.CONCAT(&quot;Eaten by &quot;; [$Monsters.I47]); &quot;Permanent&quot;)" office:value-type="string" office:string-value="Permanent" calcext:value-type="string">
            <text:p>Permanent</text:p>
          </table:table-cell>
          <table:table-cell table:style-name="ce2" table:formula="of:=IF([$Monsters.I47] &gt;0; VLOOKUP([$Monsters.I47];[$'Phase Colours'.$A$1:.$B$7];2); [$'Phase Colours'.$B$7])" office:value-type="string" office:string-value="#ffffff" calcext:value-type="string">
            <text:p>#ffffff</text:p>
          </table:table-cell>
          <table:table-cell table:style-name="ce2" table:formula="of:=IF(LEN([$Monsters.K47]) &gt; 0; [$Monsters.K47]; &quot;     &quot;)" office:value-type="string" office:string-value="     " calcext:value-type="string">
            <text:p><text:s text:c="5"/></text:p>
          </table:table-cell>
          <table:table-cell table:formula="of:=IF([$Monsters.J47]=&quot;Fang&quot;;&quot;y&quot;; &quot;n&quot;)" office:value-type="string" office:string-value="y" calcext:value-type="string">
            <text:p>y</text:p>
          </table:table-cell>
          <table:table-cell table:style-name="ce2" table:formula="of:=IF([$Monsters.J47]=&quot;Claw&quot;;&quot;y&quot;; &quot;n&quot;)" office:value-type="string" office:string-value="n" calcext:value-type="string">
            <text:p>n</text:p>
          </table:table-cell>
          <table:table-cell table:style-name="ce2" table:formula="of:=IF([.N40]=&quot;N/A&quot;;&quot;n&quot;;&quot;y&quot;)" office:value-type="string" office:string-value="y" calcext:value-type="string">
            <text:p>y</text:p>
          </table:table-cell>
          <table:table-cell table:style-name="ce2" table:formula="of:=IF([$Monsters.E47]=&quot;N/A&quot;;&quot;N/A&quot;;COM.MICROSOFT.CONCAT([$Monsters.E47]; &quot; pts&quot;))" office:value-type="string" office:string-value="0 pts" calcext:value-type="string">
            <text:p>0 pts</text:p>
          </table:table-cell>
          <table:table-cell table:formula="of:=IF([.P40]&gt;0;&quot;y&quot;;&quot;n&quot;)" office:value-type="string" office:string-value="y" calcext:value-type="string">
            <text:p>y</text:p>
          </table:table-cell>
          <table:table-cell table:style-name="ce2" table:formula="of:=[$Monsters.H47]" office:value-type="float" office:value="1" calcext:value-type="float">
            <text:p>1</text:p>
          </table:table-cell>
          <table:table-cell table:formula="of:=SUBSTITUTE([$Monsters.D47];&quot;∞&quot;;&quot;Inf.&quot;)" office:value-type="string" office:string-value="6" calcext:value-type="string">
            <text:p>6</text:p>
          </table:table-cell>
          <table:table-cell table:style-name="ce2" table:formula="of:=IF([$Monsters.$D47]&lt;&gt;&quot;N/A&quot;;IF([.Q40]=&quot;1&quot;;&quot;co&quot;;&quot;c&quot;)&amp;IF([$Monsters.$G47]=&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48];&quot;ſ&quot;;&quot;s&quot;)" office:value-type="string" office:string-value="The Headless Duke" calcext:value-type="string">
            <text:p>The Headless Duke</text:p>
          </table:table-cell>
          <table:table-cell table:style-name="ce2" table:formula="of:=IF(LEN([$Monsters.L48]) &gt; 0; [$Monsters.L48]; &quot;&quot;)">
            <text:p/>
          </table:table-cell>
          <table:table-cell table:style-name="ce2" table:formula="of:=[$Monsters.B48]" office:value-type="float" office:value="5" calcext:value-type="float">
            <text:p>5</text:p>
          </table:table-cell>
          <table:table-cell table:formula="of:=VLOOKUP([.D41];[$'Phase Colours'.$A$1:.$B$6];2)" office:value-type="string" office:string-value="#e6e6e6" calcext:value-type="string">
            <text:p>#e6e6e6</text:p>
          </table:table-cell>
          <table:table-cell table:formula="of:=[.E41]" office:value-type="string" office:string-value="#e6e6e6" calcext:value-type="string">
            <text:p>#e6e6e6</text:p>
          </table:table-cell>
          <table:table-cell table:style-name="ce2" table:formula="of:=IF(LEN([$Monsters.C48]) &gt; 0; COM.MICROSOFT.CONCAT([$Monsters.C48]; &quot; pts&quot;);&quot;&quot;)" office:value-type="string" office:string-value="950 pts" calcext:value-type="string">
            <text:p>950 pts</text:p>
          </table:table-cell>
          <table:table-cell table:formula="of:=IF(LEN([$Monsters.I48]) &gt; 0; COM.MICROSOFT.CONCAT(&quot;Eaten by &quot;; [$Monsters.I48]); &quot;Permanent&quot;)" office:value-type="string" office:string-value="Permanent" calcext:value-type="string">
            <text:p>Permanent</text:p>
          </table:table-cell>
          <table:table-cell table:style-name="ce2" table:formula="of:=IF([$Monsters.I48] &gt;0; VLOOKUP([$Monsters.I48];[$'Phase Colours'.$A$1:.$B$7];2); [$'Phase Colours'.$B$7])" office:value-type="string" office:string-value="#ffffff" calcext:value-type="string">
            <text:p>#ffffff</text:p>
          </table:table-cell>
          <table:table-cell table:style-name="ce2" table:formula="of:=IF(LEN([$Monsters.K48]) &gt; 0; [$Monsters.K48]; &quot;     &quot;)" office:value-type="string" office:string-value="Can move through token blocked cities" calcext:value-type="string">
            <text:p>Can move through token blocked cities</text:p>
          </table:table-cell>
          <table:table-cell table:formula="of:=IF([$Monsters.J48]=&quot;Fang&quot;;&quot;y&quot;; &quot;n&quot;)" office:value-type="string" office:string-value="n" calcext:value-type="string">
            <text:p>n</text:p>
          </table:table-cell>
          <table:table-cell table:style-name="ce2" table:formula="of:=IF([$Monsters.J48]=&quot;Claw&quot;;&quot;y&quot;; &quot;n&quot;)" office:value-type="string" office:string-value="n" calcext:value-type="string">
            <text:p>n</text:p>
          </table:table-cell>
          <table:table-cell table:style-name="ce2" table:formula="of:=IF([.N41]=&quot;N/A&quot;;&quot;n&quot;;&quot;y&quot;)" office:value-type="string" office:string-value="y" calcext:value-type="string">
            <text:p>y</text:p>
          </table:table-cell>
          <table:table-cell table:style-name="ce2" table:formula="of:=IF([$Monsters.E48]=&quot;N/A&quot;;&quot;N/A&quot;;COM.MICROSOFT.CONCAT([$Monsters.E48]; &quot; pts&quot;))" office:value-type="string" office:string-value="10 pts" calcext:value-type="string">
            <text:p>10 pts</text:p>
          </table:table-cell>
          <table:table-cell table:formula="of:=IF([.P41]&gt;0;&quot;y&quot;;&quot;n&quot;)" office:value-type="string" office:string-value="n" calcext:value-type="string">
            <text:p>n</text:p>
          </table:table-cell>
          <table:table-cell table:style-name="ce2" table:formula="of:=[$Monsters.H48]" office:value-type="float" office:value="0" calcext:value-type="float">
            <text:p>0</text:p>
          </table:table-cell>
          <table:table-cell table:formula="of:=SUBSTITUTE([$Monsters.D48];&quot;∞&quot;;&quot;Inf.&quot;)" office:value-type="string" office:string-value="6" calcext:value-type="string">
            <text:p>6</text:p>
          </table:table-cell>
          <table:table-cell table:style-name="ce2" table:formula="of:=IF([$Monsters.$D48]&lt;&gt;&quot;N/A&quot;;IF([.Q41]=&quot;1&quot;;&quot;co&quot;;&quot;c&quot;)&amp;IF([$Monsters.$G48]=&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49];&quot;ſ&quot;;&quot;s&quot;)" office:value-type="string" office:string-value="Groustfrat, the Necromancer" calcext:value-type="string">
            <text:p>Groustfrat, the Necromancer</text:p>
          </table:table-cell>
          <table:table-cell table:style-name="ce2" table:formula="of:=IF(LEN([$Monsters.L49]) &gt; 0; [$Monsters.L49]; &quot;&quot;)">
            <text:p/>
          </table:table-cell>
          <table:table-cell table:style-name="ce2" table:formula="of:=[$Monsters.B49]" office:value-type="float" office:value="5" calcext:value-type="float">
            <text:p>5</text:p>
          </table:table-cell>
          <table:table-cell table:formula="of:=VLOOKUP([.D42];[$'Phase Colours'.$A$1:.$B$6];2)" office:value-type="string" office:string-value="#e6e6e6" calcext:value-type="string">
            <text:p>#e6e6e6</text:p>
          </table:table-cell>
          <table:table-cell table:formula="of:=[.E42]" office:value-type="string" office:string-value="#e6e6e6" calcext:value-type="string">
            <text:p>#e6e6e6</text:p>
          </table:table-cell>
          <table:table-cell table:style-name="ce2" table:formula="of:=IF(LEN([$Monsters.C49]) &gt; 0; COM.MICROSOFT.CONCAT([$Monsters.C49]; &quot; pts&quot;);&quot;&quot;)" office:value-type="string" office:string-value="950 pts" calcext:value-type="string">
            <text:p>950 pts</text:p>
          </table:table-cell>
          <table:table-cell table:formula="of:=IF(LEN([$Monsters.I49]) &gt; 0; COM.MICROSOFT.CONCAT(&quot;Eaten by &quot;; [$Monsters.I49]); &quot;Permanent&quot;)" office:value-type="string" office:string-value="Permanent" calcext:value-type="string">
            <text:p>Permanent</text:p>
          </table:table-cell>
          <table:table-cell table:style-name="ce2" table:formula="of:=IF([$Monsters.I49] &gt;0; VLOOKUP([$Monsters.I49];[$'Phase Colours'.$A$1:.$B$7];2); [$'Phase Colours'.$B$7])" office:value-type="string" office:string-value="#ffffff" calcext:value-type="string">
            <text:p>#ffffff</text:p>
          </table:table-cell>
          <table:table-cell table:style-name="ce2" table:formula="of:=IF(LEN([$Monsters.K49]) &gt; 0; [$Monsters.K49]; &quot;     &quot;)" office:value-type="string" office:string-value="Functions as 4 skeletons" calcext:value-type="string">
            <text:p>Functions as 4 skeletons</text:p>
          </table:table-cell>
          <table:table-cell table:formula="of:=IF([$Monsters.J49]=&quot;Fang&quot;;&quot;y&quot;; &quot;n&quot;)" office:value-type="string" office:string-value="n" calcext:value-type="string">
            <text:p>n</text:p>
          </table:table-cell>
          <table:table-cell table:style-name="ce2" table:formula="of:=IF([$Monsters.J49]=&quot;Claw&quot;;&quot;y&quot;; &quot;n&quot;)" office:value-type="string" office:string-value="n" calcext:value-type="string">
            <text:p>n</text:p>
          </table:table-cell>
          <table:table-cell table:style-name="ce2" table:formula="of:=IF([.N42]=&quot;N/A&quot;;&quot;n&quot;;&quot;y&quot;)" office:value-type="string" office:string-value="n" calcext:value-type="string">
            <text:p>n</text:p>
          </table:table-cell>
          <table:table-cell table:style-name="ce2" table:formula="of:=IF([$Monsters.E49]=&quot;N/A&quot;;&quot;N/A&quot;;COM.MICROSOFT.CONCAT([$Monsters.E49]; &quot; pts&quot;))" office:value-type="string" office:string-value="N/A" calcext:value-type="string">
            <text:p>N/A</text:p>
          </table:table-cell>
          <table:table-cell table:formula="of:=IF([.P42]&gt;0;&quot;y&quot;;&quot;n&quot;)" office:value-type="string" office:string-value="n" calcext:value-type="string">
            <text:p>n</text:p>
          </table:table-cell>
          <table:table-cell table:style-name="ce2" table:formula="of:=[$Monsters.H49]" office:value-type="float" office:value="0" calcext:value-type="float">
            <text:p>0</text:p>
          </table:table-cell>
          <table:table-cell table:formula="of:=SUBSTITUTE([$Monsters.D49];&quot;∞&quot;;&quot;Inf.&quot;)" office:value-type="string" office:string-value="N/A" calcext:value-type="string">
            <text:p>N/A</text:p>
          </table:table-cell>
          <table:table-cell table:style-name="ce2" table:formula="of:=IF([$Monsters.$D49]&lt;&gt;&quot;N/A&quot;;IF([.Q42]=&quot;1&quot;;&quot;co&quot;;&quot;c&quot;)&amp;IF([$Monsters.$G49]=&quot;Yes&quot;;&quot;x&quot;;&quot;&quot;)&amp;IF([$Monsters.F$7]=&quot;Yes&quot;;&quot;d&quot;;&quot;&quot;);&quot;&quot;)">
            <text:p/>
          </table:table-cell>
          <table:table-cell table:number-columns-repeated="46"/>
        </table:table-row>
        <table:table-row table:style-name="ro4">
          <table:table-cell table:style-name="ce2" office:value-type="float" office:value="1" calcext:value-type="float">
            <text:p>1</text:p>
          </table:table-cell>
          <table:table-cell table:formula="of:=SUBSTITUTE([$Monsters.A50];&quot;ſ&quot;;&quot;s&quot;)" office:value-type="string" office:string-value="Doctor Frankenstein" calcext:value-type="string">
            <text:p>Doctor Frankenstein</text:p>
          </table:table-cell>
          <table:table-cell table:style-name="ce2" table:formula="of:=IF(LEN([$Monsters.L50]) &gt; 0; [$Monsters.L50]; &quot;&quot;)" office:value-type="string" office:string-value="No, he's my monster, I'm Frankenstein, you halfwit!" calcext:value-type="string">
            <text:p>No, he's my monster, I'm Frankenstein, you halfwit!</text:p>
          </table:table-cell>
          <table:table-cell table:style-name="ce2" table:formula="of:=[$Monsters.B50]" office:value-type="float" office:value="5" calcext:value-type="float">
            <text:p>5</text:p>
          </table:table-cell>
          <table:table-cell table:formula="of:=VLOOKUP([.D43];[$'Phase Colours'.$A$1:.$B$6];2)" office:value-type="string" office:string-value="#e6e6e6" calcext:value-type="string">
            <text:p>#e6e6e6</text:p>
          </table:table-cell>
          <table:table-cell table:formula="of:=[.E43]" office:value-type="string" office:string-value="#e6e6e6" calcext:value-type="string">
            <text:p>#e6e6e6</text:p>
          </table:table-cell>
          <table:table-cell table:style-name="ce2" table:formula="of:=IF(LEN([$Monsters.C50]) &gt; 0; COM.MICROSOFT.CONCAT([$Monsters.C50]; &quot; pts&quot;);&quot;&quot;)" office:value-type="string" office:string-value="950 pts" calcext:value-type="string">
            <text:p>950 pts</text:p>
          </table:table-cell>
          <table:table-cell table:formula="of:=IF(LEN([$Monsters.I50]) &gt; 0; COM.MICROSOFT.CONCAT(&quot;Eaten by &quot;; [$Monsters.I50]); &quot;Permanent&quot;)" office:value-type="string" office:string-value="Permanent" calcext:value-type="string">
            <text:p>Permanent</text:p>
          </table:table-cell>
          <table:table-cell table:style-name="ce2" table:formula="of:=IF([$Monsters.I50] &gt;0; VLOOKUP([$Monsters.I50];[$'Phase Colours'.$A$1:.$B$7];2); [$'Phase Colours'.$B$7])" office:value-type="string" office:string-value="#ffffff" calcext:value-type="string">
            <text:p>#ffffff</text:p>
          </table:table-cell>
          <table:table-cell table:style-name="ce2" table:formula="of:=IF(LEN([$Monsters.K50]) &gt; 0; [$Monsters.K50]; &quot;     &quot;)" office:value-type="string" office:string-value="Does not require a token on route." calcext:value-type="string">
            <text:p>Does not require a token on route.</text:p>
          </table:table-cell>
          <table:table-cell table:formula="of:=IF([$Monsters.J50]=&quot;Fang&quot;;&quot;y&quot;; &quot;n&quot;)" office:value-type="string" office:string-value="n" calcext:value-type="string">
            <text:p>n</text:p>
          </table:table-cell>
          <table:table-cell table:style-name="ce2" table:formula="of:=IF([$Monsters.J50]=&quot;Claw&quot;;&quot;y&quot;; &quot;n&quot;)" office:value-type="string" office:string-value="n" calcext:value-type="string">
            <text:p>n</text:p>
          </table:table-cell>
          <table:table-cell table:style-name="ce2" table:formula="of:=IF([.N43]=&quot;N/A&quot;;&quot;n&quot;;&quot;y&quot;)" office:value-type="string" office:string-value="y" calcext:value-type="string">
            <text:p>y</text:p>
          </table:table-cell>
          <table:table-cell table:style-name="ce2" table:formula="of:=IF([$Monsters.E50]=&quot;N/A&quot;;&quot;N/A&quot;;COM.MICROSOFT.CONCAT([$Monsters.E50]; &quot; pts&quot;))" office:value-type="string" office:string-value="10 pts" calcext:value-type="string">
            <text:p>10 pts</text:p>
          </table:table-cell>
          <table:table-cell table:formula="of:=IF([.P43]&gt;0;&quot;y&quot;;&quot;n&quot;)" office:value-type="string" office:string-value="n" calcext:value-type="string">
            <text:p>n</text:p>
          </table:table-cell>
          <table:table-cell table:style-name="ce2" table:formula="of:=[$Monsters.H50]" office:value-type="float" office:value="0" calcext:value-type="float">
            <text:p>0</text:p>
          </table:table-cell>
          <table:table-cell table:formula="of:=SUBSTITUTE([$Monsters.D50];&quot;∞&quot;;&quot;Inf.&quot;)" office:value-type="string" office:string-value="5" calcext:value-type="string">
            <text:p>5</text:p>
          </table:table-cell>
          <table:table-cell table:style-name="ce2" table:formula="of:=IF([$Monsters.$D50]&lt;&gt;&quot;N/A&quot;;IF([.Q43]=&quot;1&quot;;&quot;co&quot;;&quot;c&quot;)&amp;IF([$Monsters.$G50]=&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51];&quot;ſ&quot;;&quot;s&quot;)" office:value-type="string" office:string-value="Count Vlad" calcext:value-type="string">
            <text:p>Count Vlad</text:p>
          </table:table-cell>
          <table:table-cell table:style-name="ce2" table:formula="of:=IF(LEN([$Monsters.L51]) &gt; 0; [$Monsters.L51]; &quot;&quot;)">
            <text:p/>
          </table:table-cell>
          <table:table-cell table:style-name="ce2" table:formula="of:=[$Monsters.B51]" office:value-type="float" office:value="5" calcext:value-type="float">
            <text:p>5</text:p>
          </table:table-cell>
          <table:table-cell table:formula="of:=VLOOKUP([.D44];[$'Phase Colours'.$A$1:.$B$6];2)" office:value-type="string" office:string-value="#e6e6e6" calcext:value-type="string">
            <text:p>#e6e6e6</text:p>
          </table:table-cell>
          <table:table-cell table:formula="of:=[.E44]" office:value-type="string" office:string-value="#e6e6e6" calcext:value-type="string">
            <text:p>#e6e6e6</text:p>
          </table:table-cell>
          <table:table-cell table:style-name="ce2" table:formula="of:=IF(LEN([$Monsters.C51]) &gt; 0; COM.MICROSOFT.CONCAT([$Monsters.C51]; &quot; pts&quot;);&quot;&quot;)" office:value-type="string" office:string-value="1050 pts" calcext:value-type="string">
            <text:p>1050 pts</text:p>
          </table:table-cell>
          <table:table-cell table:formula="of:=IF(LEN([$Monsters.I51]) &gt; 0; COM.MICROSOFT.CONCAT(&quot;Eaten by &quot;; [$Monsters.I51]); &quot;Permanent&quot;)" office:value-type="string" office:string-value="Permanent" calcext:value-type="string">
            <text:p>Permanent</text:p>
          </table:table-cell>
          <table:table-cell table:style-name="ce2" table:formula="of:=IF([$Monsters.I51] &gt;0; VLOOKUP([$Monsters.I51];[$'Phase Colours'.$A$1:.$B$7];2); [$'Phase Colours'.$B$7])" office:value-type="string" office:string-value="#ffffff" calcext:value-type="string">
            <text:p>#ffffff</text:p>
          </table:table-cell>
          <table:table-cell table:style-name="ce2" table:formula="of:=IF(LEN([$Monsters.K51]) &gt; 0; [$Monsters.K51]; &quot;     &quot;)" office:value-type="string" office:string-value="Can jump once between two tokens belonging to the employer during the route" calcext:value-type="string">
            <text:p>Can jump once between two tokens belonging to the employer during the route</text:p>
          </table:table-cell>
          <table:table-cell table:formula="of:=IF([$Monsters.J51]=&quot;Fang&quot;;&quot;y&quot;; &quot;n&quot;)" office:value-type="string" office:string-value="y" calcext:value-type="string">
            <text:p>y</text:p>
          </table:table-cell>
          <table:table-cell table:style-name="ce2" table:formula="of:=IF([$Monsters.J51]=&quot;Claw&quot;;&quot;y&quot;; &quot;n&quot;)" office:value-type="string" office:string-value="n" calcext:value-type="string">
            <text:p>n</text:p>
          </table:table-cell>
          <table:table-cell table:style-name="ce2" table:formula="of:=IF([.N44]=&quot;N/A&quot;;&quot;n&quot;;&quot;y&quot;)" office:value-type="string" office:string-value="y" calcext:value-type="string">
            <text:p>y</text:p>
          </table:table-cell>
          <table:table-cell table:style-name="ce2" table:formula="of:=IF([$Monsters.E51]=&quot;N/A&quot;;&quot;N/A&quot;;COM.MICROSOFT.CONCAT([$Monsters.E51]; &quot; pts&quot;))" office:value-type="string" office:string-value="0 pts" calcext:value-type="string">
            <text:p>0 pts</text:p>
          </table:table-cell>
          <table:table-cell table:formula="of:=IF([.P44]&gt;0;&quot;y&quot;;&quot;n&quot;)" office:value-type="string" office:string-value="y" calcext:value-type="string">
            <text:p>y</text:p>
          </table:table-cell>
          <table:table-cell table:style-name="ce2" table:formula="of:=[$Monsters.H51]" office:value-type="float" office:value="1" calcext:value-type="float">
            <text:p>1</text:p>
          </table:table-cell>
          <table:table-cell table:formula="of:=SUBSTITUTE([$Monsters.D51];&quot;∞&quot;;&quot;Inf.&quot;)" office:value-type="string" office:string-value="7" calcext:value-type="string">
            <text:p>7</text:p>
          </table:table-cell>
          <table:table-cell table:style-name="ce2" table:formula="of:=IF([$Monsters.$D51]&lt;&gt;&quot;N/A&quot;;IF([.Q44]=&quot;1&quot;;&quot;co&quot;;&quot;c&quot;)&amp;IF([$Monsters.$G51]=&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52];&quot;ſ&quot;;&quot;s&quot;)" office:value-type="string" office:string-value="Count Dracula" calcext:value-type="string">
            <text:p>Count Dracula</text:p>
          </table:table-cell>
          <table:table-cell table:style-name="ce2" table:formula="of:=IF(LEN([$Monsters.L52]) &gt; 0; [$Monsters.L52]; &quot;&quot;)">
            <text:p/>
          </table:table-cell>
          <table:table-cell table:style-name="ce2" table:formula="of:=[$Monsters.B52]" office:value-type="float" office:value="5" calcext:value-type="float">
            <text:p>5</text:p>
          </table:table-cell>
          <table:table-cell table:formula="of:=VLOOKUP([.D45];[$'Phase Colours'.$A$1:.$B$6];2)" office:value-type="string" office:string-value="#e6e6e6" calcext:value-type="string">
            <text:p>#e6e6e6</text:p>
          </table:table-cell>
          <table:table-cell table:formula="of:=[.E45]" office:value-type="string" office:string-value="#e6e6e6" calcext:value-type="string">
            <text:p>#e6e6e6</text:p>
          </table:table-cell>
          <table:table-cell table:style-name="ce2" table:formula="of:=IF(LEN([$Monsters.C52]) &gt; 0; COM.MICROSOFT.CONCAT([$Monsters.C52]; &quot; pts&quot;);&quot;&quot;)" office:value-type="string" office:string-value="1200 pts" calcext:value-type="string">
            <text:p>1200 pts</text:p>
          </table:table-cell>
          <table:table-cell table:formula="of:=IF(LEN([$Monsters.I52]) &gt; 0; COM.MICROSOFT.CONCAT(&quot;Eaten by &quot;; [$Monsters.I52]); &quot;Permanent&quot;)" office:value-type="string" office:string-value="Permanent" calcext:value-type="string">
            <text:p>Permanent</text:p>
          </table:table-cell>
          <table:table-cell table:style-name="ce2" table:formula="of:=IF([$Monsters.I52] &gt;0; VLOOKUP([$Monsters.I52];[$'Phase Colours'.$A$1:.$B$7];2); [$'Phase Colours'.$B$7])" office:value-type="string" office:string-value="#ffffff" calcext:value-type="string">
            <text:p>#ffffff</text:p>
          </table:table-cell>
          <table:table-cell table:style-name="ce2" table:formula="of:=IF(LEN([$Monsters.K52]) &gt; 0; [$Monsters.K52]; &quot;     &quot;)" office:value-type="string" office:string-value="Can use Dracula's Moving Castle as a token" calcext:value-type="string">
            <text:p>Can use Dracula's Moving Castle as a token</text:p>
          </table:table-cell>
          <table:table-cell table:formula="of:=IF([$Monsters.J52]=&quot;Fang&quot;;&quot;y&quot;; &quot;n&quot;)" office:value-type="string" office:string-value="y" calcext:value-type="string">
            <text:p>y</text:p>
          </table:table-cell>
          <table:table-cell table:style-name="ce2" table:formula="of:=IF([$Monsters.J52]=&quot;Claw&quot;;&quot;y&quot;; &quot;n&quot;)" office:value-type="string" office:string-value="n" calcext:value-type="string">
            <text:p>n</text:p>
          </table:table-cell>
          <table:table-cell table:style-name="ce2" table:formula="of:=IF([.N45]=&quot;N/A&quot;;&quot;n&quot;;&quot;y&quot;)" office:value-type="string" office:string-value="y" calcext:value-type="string">
            <text:p>y</text:p>
          </table:table-cell>
          <table:table-cell table:style-name="ce2" table:formula="of:=IF([$Monsters.E52]=&quot;N/A&quot;;&quot;N/A&quot;;COM.MICROSOFT.CONCAT([$Monsters.E52]; &quot; pts&quot;))" office:value-type="string" office:string-value="0 pts" calcext:value-type="string">
            <text:p>0 pts</text:p>
          </table:table-cell>
          <table:table-cell table:formula="of:=IF([.P45]&gt;0;&quot;y&quot;;&quot;n&quot;)" office:value-type="string" office:string-value="y" calcext:value-type="string">
            <text:p>y</text:p>
          </table:table-cell>
          <table:table-cell table:style-name="ce2" table:formula="of:=[$Monsters.H52]" office:value-type="float" office:value="2" calcext:value-type="float">
            <text:p>2</text:p>
          </table:table-cell>
          <table:table-cell table:formula="of:=SUBSTITUTE([$Monsters.D52];&quot;∞&quot;;&quot;Inf.&quot;)" office:value-type="string" office:string-value="Inf." calcext:value-type="string">
            <text:p>Inf.</text:p>
          </table:table-cell>
          <table:table-cell table:style-name="ce2" table:formula="of:=IF([$Monsters.$D52]&lt;&gt;&quot;N/A&quot;;IF([.Q45]=&quot;1&quot;;&quot;co&quot;;&quot;c&quot;)&amp;IF([$Monsters.$G52]=&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53];&quot;ſ&quot;;&quot;s&quot;)" office:value-type="string" office:string-value="Duke Lupin" calcext:value-type="string">
            <text:p>Duke Lupin</text:p>
          </table:table-cell>
          <table:table-cell table:style-name="ce2" table:formula="of:=IF(LEN([$Monsters.L53]) &gt; 0; [$Monsters.L53]; &quot;&quot;)">
            <text:p/>
          </table:table-cell>
          <table:table-cell table:style-name="ce2" table:formula="of:=[$Monsters.B53]" office:value-type="float" office:value="5" calcext:value-type="float">
            <text:p>5</text:p>
          </table:table-cell>
          <table:table-cell table:formula="of:=VLOOKUP([.D46];[$'Phase Colours'.$A$1:.$B$6];2)" office:value-type="string" office:string-value="#e6e6e6" calcext:value-type="string">
            <text:p>#e6e6e6</text:p>
          </table:table-cell>
          <table:table-cell table:formula="of:=[.E46]" office:value-type="string" office:string-value="#e6e6e6" calcext:value-type="string">
            <text:p>#e6e6e6</text:p>
          </table:table-cell>
          <table:table-cell table:style-name="ce2" table:formula="of:=IF(LEN([$Monsters.C53]) &gt; 0; COM.MICROSOFT.CONCAT([$Monsters.C53]; &quot; pts&quot;);&quot;&quot;)" office:value-type="string" office:string-value="1200 pts" calcext:value-type="string">
            <text:p>1200 pts</text:p>
          </table:table-cell>
          <table:table-cell table:formula="of:=IF(LEN([$Monsters.I53]) &gt; 0; COM.MICROSOFT.CONCAT(&quot;Eaten by &quot;; [$Monsters.I53]); &quot;Permanent&quot;)" office:value-type="string" office:string-value="Permanent" calcext:value-type="string">
            <text:p>Permanent</text:p>
          </table:table-cell>
          <table:table-cell table:style-name="ce2" table:formula="of:=IF([$Monsters.I53] &gt;0; VLOOKUP([$Monsters.I53];[$'Phase Colours'.$A$1:.$B$7];2); [$'Phase Colours'.$B$7])" office:value-type="string" office:string-value="#ffffff" calcext:value-type="string">
            <text:p>#ffffff</text:p>
          </table:table-cell>
          <table:table-cell table:style-name="ce2" table:formula="of:=IF(LEN([$Monsters.K53]) &gt; 0; [$Monsters.K53]; &quot;     &quot;)" office:value-type="string" office:string-value="Can visit all cities with front’s tokens and all immediately adjacent open routes. Does not prevent route being covered by another monster." calcext:value-type="string">
            <text:p>Can visit all cities with front’s tokens and all immediately adjacent open routes. Does not prevent route being covered by another monster.</text:p>
          </table:table-cell>
          <table:table-cell table:formula="of:=IF([$Monsters.J53]=&quot;Fang&quot;;&quot;y&quot;; &quot;n&quot;)" office:value-type="string" office:string-value="n" calcext:value-type="string">
            <text:p>n</text:p>
          </table:table-cell>
          <table:table-cell table:style-name="ce2" table:formula="of:=IF([$Monsters.J53]=&quot;Claw&quot;;&quot;y&quot;; &quot;n&quot;)" office:value-type="string" office:string-value="y" calcext:value-type="string">
            <text:p>y</text:p>
          </table:table-cell>
          <table:table-cell table:style-name="ce2" table:formula="of:=IF([.N46]=&quot;N/A&quot;;&quot;n&quot;;&quot;y&quot;)" office:value-type="string" office:string-value="y" calcext:value-type="string">
            <text:p>y</text:p>
          </table:table-cell>
          <table:table-cell table:style-name="ce2" table:formula="of:=IF([$Monsters.E53]=&quot;N/A&quot;;&quot;N/A&quot;;COM.MICROSOFT.CONCAT([$Monsters.E53]; &quot; pts&quot;))" office:value-type="string" office:string-value="20 pts" calcext:value-type="string">
            <text:p>20 pts</text:p>
          </table:table-cell>
          <table:table-cell table:formula="of:=IF([.P46]&gt;0;&quot;y&quot;;&quot;n&quot;)" office:value-type="string" office:string-value="n" calcext:value-type="string">
            <text:p>n</text:p>
          </table:table-cell>
          <table:table-cell table:style-name="ce2" table:formula="of:=[$Monsters.H53]" office:value-type="float" office:value="0" calcext:value-type="float">
            <text:p>0</text:p>
          </table:table-cell>
          <table:table-cell table:formula="of:=SUBSTITUTE([$Monsters.D53];&quot;∞&quot;;&quot;Inf.&quot;)" office:value-type="string" office:string-value="N/A" calcext:value-type="string">
            <text:p>N/A</text:p>
          </table:table-cell>
          <table:table-cell table:style-name="ce2" table:formula="of:=IF([$Monsters.$D53]&lt;&gt;&quot;N/A&quot;;IF([.Q46]=&quot;1&quot;;&quot;co&quot;;&quot;c&quot;)&amp;IF([$Monsters.$G53]=&quot;Yes&quot;;&quot;x&quot;;&quot;&quot;)&amp;IF([$Monsters.F$7]=&quot;Yes&quot;;&quot;d&quot;;&quot;&quot;);&quot;&quot;)">
            <text:p/>
          </table:table-cell>
          <table:table-cell table:number-columns-repeated="46"/>
        </table:table-row>
        <table:table-row table:style-name="ro4">
          <table:table-cell table:style-name="ce2" office:value-type="float" office:value="1" calcext:value-type="float">
            <text:p>1</text:p>
          </table:table-cell>
          <table:table-cell table:formula="of:=SUBSTITUTE([$Monsters.A54];&quot;ſ&quot;;&quot;s&quot;)" office:value-type="string" office:string-value="Master Assassin" calcext:value-type="string">
            <text:p>Master Assassin</text:p>
          </table:table-cell>
          <table:table-cell table:style-name="ce2" table:formula="of:=IF(LEN([$Monsters.L54]) &gt; 0; [$Monsters.L54]; &quot;&quot;)">
            <text:p/>
          </table:table-cell>
          <table:table-cell table:style-name="ce2" table:formula="of:=[$Monsters.B54]" office:value-type="float" office:value="5" calcext:value-type="float">
            <text:p>5</text:p>
          </table:table-cell>
          <table:table-cell table:formula="of:=VLOOKUP([.D47];[$'Phase Colours'.$A$1:.$B$6];2)" office:value-type="string" office:string-value="#e6e6e6" calcext:value-type="string">
            <text:p>#e6e6e6</text:p>
          </table:table-cell>
          <table:table-cell table:formula="of:=[.E47]" office:value-type="string" office:string-value="#e6e6e6" calcext:value-type="string">
            <text:p>#e6e6e6</text:p>
          </table:table-cell>
          <table:table-cell table:style-name="ce2" table:formula="of:=IF(LEN([$Monsters.C54]) &gt; 0; COM.MICROSOFT.CONCAT([$Monsters.C54]; &quot; pts&quot;);&quot;&quot;)" office:value-type="string" office:string-value="1250 pts" calcext:value-type="string">
            <text:p>1250 pts</text:p>
          </table:table-cell>
          <table:table-cell table:formula="of:=IF(LEN([$Monsters.I54]) &gt; 0; COM.MICROSOFT.CONCAT(&quot;Eaten by &quot;; [$Monsters.I54]); &quot;Permanent&quot;)" office:value-type="string" office:string-value="Permanent" calcext:value-type="string">
            <text:p>Permanent</text:p>
          </table:table-cell>
          <table:table-cell table:style-name="ce2" table:formula="of:=IF([$Monsters.I54] &gt;0; VLOOKUP([$Monsters.I54];[$'Phase Colours'.$A$1:.$B$7];2); [$'Phase Colours'.$B$7])" office:value-type="string" office:string-value="#ffffff" calcext:value-type="string">
            <text:p>#ffffff</text:p>
          </table:table-cell>
          <table:table-cell table:style-name="ce2" table:formula="of:=IF(LEN([$Monsters.K54]) &gt; 0; [$Monsters.K54]; &quot;     &quot;)" office:value-type="string" office:string-value="Costs 900 if trading Assassin" calcext:value-type="string">
            <text:p>Costs 900 if trading Assassin</text:p>
          </table:table-cell>
          <table:table-cell table:formula="of:=IF([$Monsters.J54]=&quot;Fang&quot;;&quot;y&quot;; &quot;n&quot;)" office:value-type="string" office:string-value="n" calcext:value-type="string">
            <text:p>n</text:p>
          </table:table-cell>
          <table:table-cell table:style-name="ce2" table:formula="of:=IF([$Monsters.J54]=&quot;Claw&quot;;&quot;y&quot;; &quot;n&quot;)" office:value-type="string" office:string-value="n" calcext:value-type="string">
            <text:p>n</text:p>
          </table:table-cell>
          <table:table-cell table:style-name="ce2" table:formula="of:=IF([.N47]=&quot;N/A&quot;;&quot;n&quot;;&quot;y&quot;)" office:value-type="string" office:string-value="y" calcext:value-type="string">
            <text:p>y</text:p>
          </table:table-cell>
          <table:table-cell table:style-name="ce2" table:formula="of:=IF([$Monsters.E54]=&quot;N/A&quot;;&quot;N/A&quot;;COM.MICROSOFT.CONCAT([$Monsters.E54]; &quot; pts&quot;))" office:value-type="string" office:string-value="20 pts" calcext:value-type="string">
            <text:p>20 pts</text:p>
          </table:table-cell>
          <table:table-cell table:formula="of:=IF([.P47]&gt;0;&quot;y&quot;;&quot;n&quot;)" office:value-type="string" office:string-value="n" calcext:value-type="string">
            <text:p>n</text:p>
          </table:table-cell>
          <table:table-cell table:style-name="ce2" table:formula="of:=[$Monsters.H54]" office:value-type="float" office:value="0" calcext:value-type="float">
            <text:p>0</text:p>
          </table:table-cell>
          <table:table-cell table:formula="of:=SUBSTITUTE([$Monsters.D54];&quot;∞&quot;;&quot;Inf.&quot;)" office:value-type="string" office:string-value="Inf." calcext:value-type="string">
            <text:p>Inf.</text:p>
          </table:table-cell>
          <table:table-cell table:style-name="ce2" table:formula="of:=IF([$Monsters.$D54]&lt;&gt;&quot;N/A&quot;;IF([.Q47]=&quot;1&quot;;&quot;co&quot;;&quot;c&quot;)&amp;IF([$Monsters.$G54]=&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55];&quot;ſ&quot;;&quot;s&quot;)" office:value-type="string" office:string-value="Werewolf Lord" calcext:value-type="string">
            <text:p>Werewolf Lord</text:p>
          </table:table-cell>
          <table:table-cell table:style-name="ce2" table:formula="of:=IF(LEN([$Monsters.L55]) &gt; 0; [$Monsters.L55]; &quot;&quot;)">
            <text:p/>
          </table:table-cell>
          <table:table-cell table:style-name="ce2" table:formula="of:=[$Monsters.B55]" office:value-type="float" office:value="5" calcext:value-type="float">
            <text:p>5</text:p>
          </table:table-cell>
          <table:table-cell table:formula="of:=VLOOKUP([.D48];[$'Phase Colours'.$A$1:.$B$6];2)" office:value-type="string" office:string-value="#e6e6e6" calcext:value-type="string">
            <text:p>#e6e6e6</text:p>
          </table:table-cell>
          <table:table-cell table:formula="of:=[.E48]" office:value-type="string" office:string-value="#e6e6e6" calcext:value-type="string">
            <text:p>#e6e6e6</text:p>
          </table:table-cell>
          <table:table-cell table:style-name="ce2" table:formula="of:=IF(LEN([$Monsters.C55]) &gt; 0; COM.MICROSOFT.CONCAT([$Monsters.C55]; &quot; pts&quot;);&quot;&quot;)" office:value-type="string" office:string-value="1100 pts" calcext:value-type="string">
            <text:p>1100 pts</text:p>
          </table:table-cell>
          <table:table-cell table:formula="of:=IF(LEN([$Monsters.I55]) &gt; 0; COM.MICROSOFT.CONCAT(&quot;Eaten by &quot;; [$Monsters.I55]); &quot;Permanent&quot;)" office:value-type="string" office:string-value="Permanent" calcext:value-type="string">
            <text:p>Permanent</text:p>
          </table:table-cell>
          <table:table-cell table:style-name="ce2" table:formula="of:=IF([$Monsters.I55] &gt;0; VLOOKUP([$Monsters.I55];[$'Phase Colours'.$A$1:.$B$7];2); [$'Phase Colours'.$B$7])" office:value-type="string" office:string-value="#ffffff" calcext:value-type="string">
            <text:p>#ffffff</text:p>
          </table:table-cell>
          <table:table-cell table:style-name="ce2" table:formula="of:=IF(LEN([$Monsters.K55]) &gt; 0; [$Monsters.K55]; &quot;     &quot;)" office:value-type="string" office:string-value="Costs 800 if trading in Werewolf" calcext:value-type="string">
            <text:p>Costs 800 if trading in Werewolf</text:p>
          </table:table-cell>
          <table:table-cell table:formula="of:=IF([$Monsters.J55]=&quot;Fang&quot;;&quot;y&quot;; &quot;n&quot;)" office:value-type="string" office:string-value="n" calcext:value-type="string">
            <text:p>n</text:p>
          </table:table-cell>
          <table:table-cell table:style-name="ce2" table:formula="of:=IF([$Monsters.J55]=&quot;Claw&quot;;&quot;y&quot;; &quot;n&quot;)" office:value-type="string" office:string-value="y" calcext:value-type="string">
            <text:p>y</text:p>
          </table:table-cell>
          <table:table-cell table:style-name="ce2" table:formula="of:=IF([.N48]=&quot;N/A&quot;;&quot;n&quot;;&quot;y&quot;)" office:value-type="string" office:string-value="y" calcext:value-type="string">
            <text:p>y</text:p>
          </table:table-cell>
          <table:table-cell table:style-name="ce2" table:formula="of:=IF([$Monsters.E55]=&quot;N/A&quot;;&quot;N/A&quot;;COM.MICROSOFT.CONCAT([$Monsters.E55]; &quot; pts&quot;))" office:value-type="string" office:string-value="20 pts" calcext:value-type="string">
            <text:p>20 pts</text:p>
          </table:table-cell>
          <table:table-cell table:formula="of:=IF([.P48]&gt;0;&quot;y&quot;;&quot;n&quot;)" office:value-type="string" office:string-value="n" calcext:value-type="string">
            <text:p>n</text:p>
          </table:table-cell>
          <table:table-cell table:style-name="ce2" table:formula="of:=[$Monsters.H55]" office:value-type="float" office:value="0" calcext:value-type="float">
            <text:p>0</text:p>
          </table:table-cell>
          <table:table-cell table:formula="of:=SUBSTITUTE([$Monsters.D55];&quot;∞&quot;;&quot;Inf.&quot;)" office:value-type="string" office:string-value="10" calcext:value-type="string">
            <text:p>10</text:p>
          </table:table-cell>
          <table:table-cell table:style-name="ce2" table:formula="of:=IF([$Monsters.$D55]&lt;&gt;&quot;N/A&quot;;IF([.Q48]=&quot;1&quot;;&quot;co&quot;;&quot;c&quot;)&amp;IF([$Monsters.$G55]=&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56];&quot;ſ&quot;;&quot;s&quot;)" office:value-type="string" office:string-value="Werewolf Lord" calcext:value-type="string">
            <text:p>Werewolf Lord</text:p>
          </table:table-cell>
          <table:table-cell table:style-name="ce2" table:formula="of:=IF(LEN([$Monsters.L56]) &gt; 0; [$Monsters.L56]; &quot;&quot;)">
            <text:p/>
          </table:table-cell>
          <table:table-cell table:style-name="ce2" table:formula="of:=[$Monsters.B56]" office:value-type="float" office:value="5" calcext:value-type="float">
            <text:p>5</text:p>
          </table:table-cell>
          <table:table-cell table:formula="of:=VLOOKUP([.D49];[$'Phase Colours'.$A$1:.$B$6];2)" office:value-type="string" office:string-value="#e6e6e6" calcext:value-type="string">
            <text:p>#e6e6e6</text:p>
          </table:table-cell>
          <table:table-cell table:formula="of:=[.E49]" office:value-type="string" office:string-value="#e6e6e6" calcext:value-type="string">
            <text:p>#e6e6e6</text:p>
          </table:table-cell>
          <table:table-cell table:style-name="ce2" table:formula="of:=IF(LEN([$Monsters.C56]) &gt; 0; COM.MICROSOFT.CONCAT([$Monsters.C56]; &quot; pts&quot;);&quot;&quot;)" office:value-type="string" office:string-value="1100 pts" calcext:value-type="string">
            <text:p>1100 pts</text:p>
          </table:table-cell>
          <table:table-cell table:formula="of:=IF(LEN([$Monsters.I56]) &gt; 0; COM.MICROSOFT.CONCAT(&quot;Eaten by &quot;; [$Monsters.I56]); &quot;Permanent&quot;)" office:value-type="string" office:string-value="Permanent" calcext:value-type="string">
            <text:p>Permanent</text:p>
          </table:table-cell>
          <table:table-cell table:style-name="ce2" table:formula="of:=IF([$Monsters.I56] &gt;0; VLOOKUP([$Monsters.I56];[$'Phase Colours'.$A$1:.$B$7];2); [$'Phase Colours'.$B$7])" office:value-type="string" office:string-value="#ffffff" calcext:value-type="string">
            <text:p>#ffffff</text:p>
          </table:table-cell>
          <table:table-cell table:style-name="ce2" table:formula="of:=IF(LEN([$Monsters.K56]) &gt; 0; [$Monsters.K56]; &quot;     &quot;)" office:value-type="string" office:string-value="Costs 800 if trading in Werewolf" calcext:value-type="string">
            <text:p>Costs 800 if trading in Werewolf</text:p>
          </table:table-cell>
          <table:table-cell table:formula="of:=IF([$Monsters.J56]=&quot;Fang&quot;;&quot;y&quot;; &quot;n&quot;)" office:value-type="string" office:string-value="n" calcext:value-type="string">
            <text:p>n</text:p>
          </table:table-cell>
          <table:table-cell table:style-name="ce2" table:formula="of:=IF([$Monsters.J56]=&quot;Claw&quot;;&quot;y&quot;; &quot;n&quot;)" office:value-type="string" office:string-value="y" calcext:value-type="string">
            <text:p>y</text:p>
          </table:table-cell>
          <table:table-cell table:style-name="ce2" table:formula="of:=IF([.N49]=&quot;N/A&quot;;&quot;n&quot;;&quot;y&quot;)" office:value-type="string" office:string-value="y" calcext:value-type="string">
            <text:p>y</text:p>
          </table:table-cell>
          <table:table-cell table:style-name="ce2" table:formula="of:=IF([$Monsters.E56]=&quot;N/A&quot;;&quot;N/A&quot;;COM.MICROSOFT.CONCAT([$Monsters.E56]; &quot; pts&quot;))" office:value-type="string" office:string-value="20 pts" calcext:value-type="string">
            <text:p>20 pts</text:p>
          </table:table-cell>
          <table:table-cell table:formula="of:=IF([.P49]&gt;0;&quot;y&quot;;&quot;n&quot;)" office:value-type="string" office:string-value="n" calcext:value-type="string">
            <text:p>n</text:p>
          </table:table-cell>
          <table:table-cell table:style-name="ce2" table:formula="of:=[$Monsters.H56]" office:value-type="float" office:value="0" calcext:value-type="float">
            <text:p>0</text:p>
          </table:table-cell>
          <table:table-cell table:formula="of:=SUBSTITUTE([$Monsters.D56];&quot;∞&quot;;&quot;Inf.&quot;)" office:value-type="string" office:string-value="10" calcext:value-type="string">
            <text:p>10</text:p>
          </table:table-cell>
          <table:table-cell table:style-name="ce2" table:formula="of:=IF([$Monsters.$D56]&lt;&gt;&quot;N/A&quot;;IF([.Q49]=&quot;1&quot;;&quot;co&quot;;&quot;c&quot;)&amp;IF([$Monsters.$G56]=&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57];&quot;ſ&quot;;&quot;s&quot;)" office:value-type="string" office:string-value="Werewolf Lord" calcext:value-type="string">
            <text:p>Werewolf Lord</text:p>
          </table:table-cell>
          <table:table-cell table:style-name="ce2" table:formula="of:=IF(LEN([$Monsters.L57]) &gt; 0; [$Monsters.L57]; &quot;&quot;)">
            <text:p/>
          </table:table-cell>
          <table:table-cell table:style-name="ce2" table:formula="of:=[$Monsters.B57]" office:value-type="float" office:value="5" calcext:value-type="float">
            <text:p>5</text:p>
          </table:table-cell>
          <table:table-cell table:formula="of:=VLOOKUP([.D50];[$'Phase Colours'.$A$1:.$B$6];2)" office:value-type="string" office:string-value="#e6e6e6" calcext:value-type="string">
            <text:p>#e6e6e6</text:p>
          </table:table-cell>
          <table:table-cell table:formula="of:=[.E50]" office:value-type="string" office:string-value="#e6e6e6" calcext:value-type="string">
            <text:p>#e6e6e6</text:p>
          </table:table-cell>
          <table:table-cell table:style-name="ce2" table:formula="of:=IF(LEN([$Monsters.C57]) &gt; 0; COM.MICROSOFT.CONCAT([$Monsters.C57]; &quot; pts&quot;);&quot;&quot;)" office:value-type="string" office:string-value="1100 pts" calcext:value-type="string">
            <text:p>1100 pts</text:p>
          </table:table-cell>
          <table:table-cell table:formula="of:=IF(LEN([$Monsters.I57]) &gt; 0; COM.MICROSOFT.CONCAT(&quot;Eaten by &quot;; [$Monsters.I57]); &quot;Permanent&quot;)" office:value-type="string" office:string-value="Permanent" calcext:value-type="string">
            <text:p>Permanent</text:p>
          </table:table-cell>
          <table:table-cell table:style-name="ce2" table:formula="of:=IF([$Monsters.I57] &gt;0; VLOOKUP([$Monsters.I57];[$'Phase Colours'.$A$1:.$B$7];2); [$'Phase Colours'.$B$7])" office:value-type="string" office:string-value="#ffffff" calcext:value-type="string">
            <text:p>#ffffff</text:p>
          </table:table-cell>
          <table:table-cell table:style-name="ce2" table:formula="of:=IF(LEN([$Monsters.K57]) &gt; 0; [$Monsters.K57]; &quot;     &quot;)" office:value-type="string" office:string-value="Costs 800 if trading in Werewolf" calcext:value-type="string">
            <text:p>Costs 800 if trading in Werewolf</text:p>
          </table:table-cell>
          <table:table-cell table:formula="of:=IF([$Monsters.J57]=&quot;Fang&quot;;&quot;y&quot;; &quot;n&quot;)" office:value-type="string" office:string-value="n" calcext:value-type="string">
            <text:p>n</text:p>
          </table:table-cell>
          <table:table-cell table:style-name="ce2" table:formula="of:=IF([$Monsters.J57]=&quot;Claw&quot;;&quot;y&quot;; &quot;n&quot;)" office:value-type="string" office:string-value="y" calcext:value-type="string">
            <text:p>y</text:p>
          </table:table-cell>
          <table:table-cell table:style-name="ce2" table:formula="of:=IF([.N50]=&quot;N/A&quot;;&quot;n&quot;;&quot;y&quot;)" office:value-type="string" office:string-value="y" calcext:value-type="string">
            <text:p>y</text:p>
          </table:table-cell>
          <table:table-cell table:style-name="ce2" table:formula="of:=IF([$Monsters.E57]=&quot;N/A&quot;;&quot;N/A&quot;;COM.MICROSOFT.CONCAT([$Monsters.E57]; &quot; pts&quot;))" office:value-type="string" office:string-value="20 pts" calcext:value-type="string">
            <text:p>20 pts</text:p>
          </table:table-cell>
          <table:table-cell table:formula="of:=IF([.P50]&gt;0;&quot;y&quot;;&quot;n&quot;)" office:value-type="string" office:string-value="n" calcext:value-type="string">
            <text:p>n</text:p>
          </table:table-cell>
          <table:table-cell table:style-name="ce2" table:formula="of:=[$Monsters.H57]" office:value-type="float" office:value="0" calcext:value-type="float">
            <text:p>0</text:p>
          </table:table-cell>
          <table:table-cell table:formula="of:=SUBSTITUTE([$Monsters.D57];&quot;∞&quot;;&quot;Inf.&quot;)" office:value-type="string" office:string-value="10" calcext:value-type="string">
            <text:p>10</text:p>
          </table:table-cell>
          <table:table-cell table:style-name="ce2" table:formula="of:=IF([$Monsters.$D57]&lt;&gt;&quot;N/A&quot;;IF([.Q50]=&quot;1&quot;;&quot;co&quot;;&quot;c&quot;)&amp;IF([$Monsters.$G57]=&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58];&quot;ſ&quot;;&quot;s&quot;)" office:value-type="string" office:string-value="Werewolf Lord" calcext:value-type="string">
            <text:p>Werewolf Lord</text:p>
          </table:table-cell>
          <table:table-cell table:style-name="ce2" table:formula="of:=IF(LEN([$Monsters.L58]) &gt; 0; [$Monsters.L58]; &quot;&quot;)">
            <text:p/>
          </table:table-cell>
          <table:table-cell table:style-name="ce2" table:formula="of:=[$Monsters.B58]" office:value-type="float" office:value="5" calcext:value-type="float">
            <text:p>5</text:p>
          </table:table-cell>
          <table:table-cell table:formula="of:=VLOOKUP([.D51];[$'Phase Colours'.$A$1:.$B$6];2)" office:value-type="string" office:string-value="#e6e6e6" calcext:value-type="string">
            <text:p>#e6e6e6</text:p>
          </table:table-cell>
          <table:table-cell table:formula="of:=[.E51]" office:value-type="string" office:string-value="#e6e6e6" calcext:value-type="string">
            <text:p>#e6e6e6</text:p>
          </table:table-cell>
          <table:table-cell table:style-name="ce2" table:formula="of:=IF(LEN([$Monsters.C58]) &gt; 0; COM.MICROSOFT.CONCAT([$Monsters.C58]; &quot; pts&quot;);&quot;&quot;)" office:value-type="string" office:string-value="1100 pts" calcext:value-type="string">
            <text:p>1100 pts</text:p>
          </table:table-cell>
          <table:table-cell table:formula="of:=IF(LEN([$Monsters.I58]) &gt; 0; COM.MICROSOFT.CONCAT(&quot;Eaten by &quot;; [$Monsters.I58]); &quot;Permanent&quot;)" office:value-type="string" office:string-value="Permanent" calcext:value-type="string">
            <text:p>Permanent</text:p>
          </table:table-cell>
          <table:table-cell table:style-name="ce2" table:formula="of:=IF([$Monsters.I58] &gt;0; VLOOKUP([$Monsters.I58];[$'Phase Colours'.$A$1:.$B$7];2); [$'Phase Colours'.$B$7])" office:value-type="string" office:string-value="#ffffff" calcext:value-type="string">
            <text:p>#ffffff</text:p>
          </table:table-cell>
          <table:table-cell table:style-name="ce2" table:formula="of:=IF(LEN([$Monsters.K58]) &gt; 0; [$Monsters.K58]; &quot;     &quot;)" office:value-type="string" office:string-value="Costs 800 if trading in Werewolf" calcext:value-type="string">
            <text:p>Costs 800 if trading in Werewolf</text:p>
          </table:table-cell>
          <table:table-cell table:formula="of:=IF([$Monsters.J58]=&quot;Fang&quot;;&quot;y&quot;; &quot;n&quot;)" office:value-type="string" office:string-value="n" calcext:value-type="string">
            <text:p>n</text:p>
          </table:table-cell>
          <table:table-cell table:style-name="ce2" table:formula="of:=IF([$Monsters.J58]=&quot;Claw&quot;;&quot;y&quot;; &quot;n&quot;)" office:value-type="string" office:string-value="y" calcext:value-type="string">
            <text:p>y</text:p>
          </table:table-cell>
          <table:table-cell table:style-name="ce2" table:formula="of:=IF([.N51]=&quot;N/A&quot;;&quot;n&quot;;&quot;y&quot;)" office:value-type="string" office:string-value="y" calcext:value-type="string">
            <text:p>y</text:p>
          </table:table-cell>
          <table:table-cell table:style-name="ce2" table:formula="of:=IF([$Monsters.E58]=&quot;N/A&quot;;&quot;N/A&quot;;COM.MICROSOFT.CONCAT([$Monsters.E58]; &quot; pts&quot;))" office:value-type="string" office:string-value="20 pts" calcext:value-type="string">
            <text:p>20 pts</text:p>
          </table:table-cell>
          <table:table-cell table:formula="of:=IF([.P51]&gt;0;&quot;y&quot;;&quot;n&quot;)" office:value-type="string" office:string-value="n" calcext:value-type="string">
            <text:p>n</text:p>
          </table:table-cell>
          <table:table-cell table:style-name="ce2" table:formula="of:=[$Monsters.H58]" office:value-type="float" office:value="0" calcext:value-type="float">
            <text:p>0</text:p>
          </table:table-cell>
          <table:table-cell table:formula="of:=SUBSTITUTE([$Monsters.D58];&quot;∞&quot;;&quot;Inf.&quot;)" office:value-type="string" office:string-value="10" calcext:value-type="string">
            <text:p>10</text:p>
          </table:table-cell>
          <table:table-cell table:style-name="ce2" table:formula="of:=IF([$Monsters.$D58]&lt;&gt;&quot;N/A&quot;;IF([.Q51]=&quot;1&quot;;&quot;co&quot;;&quot;c&quot;)&amp;IF([$Monsters.$G58]=&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59];&quot;ſ&quot;;&quot;s&quot;)" office:value-type="string" office:string-value="Werewolf Lord" calcext:value-type="string">
            <text:p>Werewolf Lord</text:p>
          </table:table-cell>
          <table:table-cell table:style-name="ce2" table:formula="of:=IF(LEN([$Monsters.L59]) &gt; 0; [$Monsters.L59]; &quot;&quot;)">
            <text:p/>
          </table:table-cell>
          <table:table-cell table:style-name="ce2" table:formula="of:=[$Monsters.B59]" office:value-type="float" office:value="5" calcext:value-type="float">
            <text:p>5</text:p>
          </table:table-cell>
          <table:table-cell table:formula="of:=VLOOKUP([.D52];[$'Phase Colours'.$A$1:.$B$6];2)" office:value-type="string" office:string-value="#e6e6e6" calcext:value-type="string">
            <text:p>#e6e6e6</text:p>
          </table:table-cell>
          <table:table-cell table:formula="of:=[.E52]" office:value-type="string" office:string-value="#e6e6e6" calcext:value-type="string">
            <text:p>#e6e6e6</text:p>
          </table:table-cell>
          <table:table-cell table:style-name="ce2" table:formula="of:=IF(LEN([$Monsters.C59]) &gt; 0; COM.MICROSOFT.CONCAT([$Monsters.C59]; &quot; pts&quot;);&quot;&quot;)" office:value-type="string" office:string-value="1100 pts" calcext:value-type="string">
            <text:p>1100 pts</text:p>
          </table:table-cell>
          <table:table-cell table:formula="of:=IF(LEN([$Monsters.I59]) &gt; 0; COM.MICROSOFT.CONCAT(&quot;Eaten by &quot;; [$Monsters.I59]); &quot;Permanent&quot;)" office:value-type="string" office:string-value="Permanent" calcext:value-type="string">
            <text:p>Permanent</text:p>
          </table:table-cell>
          <table:table-cell table:style-name="ce2" table:formula="of:=IF([$Monsters.I59] &gt;0; VLOOKUP([$Monsters.I59];[$'Phase Colours'.$A$1:.$B$7];2); [$'Phase Colours'.$B$7])" office:value-type="string" office:string-value="#ffffff" calcext:value-type="string">
            <text:p>#ffffff</text:p>
          </table:table-cell>
          <table:table-cell table:style-name="ce2" table:formula="of:=IF(LEN([$Monsters.K59]) &gt; 0; [$Monsters.K59]; &quot;     &quot;)" office:value-type="string" office:string-value="Costs 800 if trading in Werewolf" calcext:value-type="string">
            <text:p>Costs 800 if trading in Werewolf</text:p>
          </table:table-cell>
          <table:table-cell table:formula="of:=IF([$Monsters.J59]=&quot;Fang&quot;;&quot;y&quot;; &quot;n&quot;)" office:value-type="string" office:string-value="n" calcext:value-type="string">
            <text:p>n</text:p>
          </table:table-cell>
          <table:table-cell table:style-name="ce2" table:formula="of:=IF([$Monsters.J59]=&quot;Claw&quot;;&quot;y&quot;; &quot;n&quot;)" office:value-type="string" office:string-value="y" calcext:value-type="string">
            <text:p>y</text:p>
          </table:table-cell>
          <table:table-cell table:style-name="ce2" table:formula="of:=IF([.N52]=&quot;N/A&quot;;&quot;n&quot;;&quot;y&quot;)" office:value-type="string" office:string-value="y" calcext:value-type="string">
            <text:p>y</text:p>
          </table:table-cell>
          <table:table-cell table:style-name="ce2" table:formula="of:=IF([$Monsters.E59]=&quot;N/A&quot;;&quot;N/A&quot;;COM.MICROSOFT.CONCAT([$Monsters.E59]; &quot; pts&quot;))" office:value-type="string" office:string-value="20 pts" calcext:value-type="string">
            <text:p>20 pts</text:p>
          </table:table-cell>
          <table:table-cell table:formula="of:=IF([.P52]&gt;0;&quot;y&quot;;&quot;n&quot;)" office:value-type="string" office:string-value="n" calcext:value-type="string">
            <text:p>n</text:p>
          </table:table-cell>
          <table:table-cell table:style-name="ce2" table:formula="of:=[$Monsters.H59]" office:value-type="float" office:value="0" calcext:value-type="float">
            <text:p>0</text:p>
          </table:table-cell>
          <table:table-cell table:formula="of:=SUBSTITUTE([$Monsters.D59];&quot;∞&quot;;&quot;Inf.&quot;)" office:value-type="string" office:string-value="10" calcext:value-type="string">
            <text:p>10</text:p>
          </table:table-cell>
          <table:table-cell table:style-name="ce2" table:formula="of:=IF([$Monsters.$D59]&lt;&gt;&quot;N/A&quot;;IF([.Q52]=&quot;1&quot;;&quot;co&quot;;&quot;c&quot;)&amp;IF([$Monsters.$G59]=&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60];&quot;ſ&quot;;&quot;s&quot;)" office:value-type="string" office:string-value="Werewolf Lord" calcext:value-type="string">
            <text:p>Werewolf Lord</text:p>
          </table:table-cell>
          <table:table-cell table:style-name="ce2" table:formula="of:=IF(LEN([$Monsters.L60]) &gt; 0; [$Monsters.L60]; &quot;&quot;)">
            <text:p/>
          </table:table-cell>
          <table:table-cell table:style-name="ce2" table:formula="of:=[$Monsters.B60]" office:value-type="float" office:value="5" calcext:value-type="float">
            <text:p>5</text:p>
          </table:table-cell>
          <table:table-cell table:formula="of:=VLOOKUP([.D53];[$'Phase Colours'.$A$1:.$B$6];2)" office:value-type="string" office:string-value="#e6e6e6" calcext:value-type="string">
            <text:p>#e6e6e6</text:p>
          </table:table-cell>
          <table:table-cell table:formula="of:=[.E53]" office:value-type="string" office:string-value="#e6e6e6" calcext:value-type="string">
            <text:p>#e6e6e6</text:p>
          </table:table-cell>
          <table:table-cell table:style-name="ce2" table:formula="of:=IF(LEN([$Monsters.C60]) &gt; 0; COM.MICROSOFT.CONCAT([$Monsters.C60]; &quot; pts&quot;);&quot;&quot;)" office:value-type="string" office:string-value="1100 pts" calcext:value-type="string">
            <text:p>1100 pts</text:p>
          </table:table-cell>
          <table:table-cell table:formula="of:=IF(LEN([$Monsters.I60]) &gt; 0; COM.MICROSOFT.CONCAT(&quot;Eaten by &quot;; [$Monsters.I60]); &quot;Permanent&quot;)" office:value-type="string" office:string-value="Permanent" calcext:value-type="string">
            <text:p>Permanent</text:p>
          </table:table-cell>
          <table:table-cell table:style-name="ce2" table:formula="of:=IF([$Monsters.I60] &gt;0; VLOOKUP([$Monsters.I60];[$'Phase Colours'.$A$1:.$B$7];2); [$'Phase Colours'.$B$7])" office:value-type="string" office:string-value="#ffffff" calcext:value-type="string">
            <text:p>#ffffff</text:p>
          </table:table-cell>
          <table:table-cell table:style-name="ce2" table:formula="of:=IF(LEN([$Monsters.K60]) &gt; 0; [$Monsters.K60]; &quot;     &quot;)" office:value-type="string" office:string-value="Costs 800 if trading in Werewolf" calcext:value-type="string">
            <text:p>Costs 800 if trading in Werewolf</text:p>
          </table:table-cell>
          <table:table-cell table:formula="of:=IF([$Monsters.J60]=&quot;Fang&quot;;&quot;y&quot;; &quot;n&quot;)" office:value-type="string" office:string-value="n" calcext:value-type="string">
            <text:p>n</text:p>
          </table:table-cell>
          <table:table-cell table:style-name="ce2" table:formula="of:=IF([$Monsters.J60]=&quot;Claw&quot;;&quot;y&quot;; &quot;n&quot;)" office:value-type="string" office:string-value="y" calcext:value-type="string">
            <text:p>y</text:p>
          </table:table-cell>
          <table:table-cell table:style-name="ce2" table:formula="of:=IF([.N53]=&quot;N/A&quot;;&quot;n&quot;;&quot;y&quot;)" office:value-type="string" office:string-value="y" calcext:value-type="string">
            <text:p>y</text:p>
          </table:table-cell>
          <table:table-cell table:style-name="ce2" table:formula="of:=IF([$Monsters.E60]=&quot;N/A&quot;;&quot;N/A&quot;;COM.MICROSOFT.CONCAT([$Monsters.E60]; &quot; pts&quot;))" office:value-type="string" office:string-value="20 pts" calcext:value-type="string">
            <text:p>20 pts</text:p>
          </table:table-cell>
          <table:table-cell table:formula="of:=IF([.P53]&gt;0;&quot;y&quot;;&quot;n&quot;)" office:value-type="string" office:string-value="n" calcext:value-type="string">
            <text:p>n</text:p>
          </table:table-cell>
          <table:table-cell table:style-name="ce2" table:formula="of:=[$Monsters.H60]" office:value-type="float" office:value="0" calcext:value-type="float">
            <text:p>0</text:p>
          </table:table-cell>
          <table:table-cell table:formula="of:=SUBSTITUTE([$Monsters.D60];&quot;∞&quot;;&quot;Inf.&quot;)" office:value-type="string" office:string-value="10" calcext:value-type="string">
            <text:p>10</text:p>
          </table:table-cell>
          <table:table-cell table:style-name="ce2" table:formula="of:=IF([$Monsters.$D60]&lt;&gt;&quot;N/A&quot;;IF([.Q53]=&quot;1&quot;;&quot;co&quot;;&quot;c&quot;)&amp;IF([$Monsters.$G60]=&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62];&quot;ſ&quot;;&quot;s&quot;)" office:value-type="string" office:string-value="Werewolf Lord" calcext:value-type="string">
            <text:p>Werewolf Lord</text:p>
          </table:table-cell>
          <table:table-cell table:style-name="ce2" table:formula="of:=IF(LEN([$Monsters.L62]) &gt; 0; [$Monsters.L62]; &quot;&quot;)">
            <text:p/>
          </table:table-cell>
          <table:table-cell table:style-name="ce2" table:formula="of:=[$Monsters.B62]" office:value-type="float" office:value="5" calcext:value-type="float">
            <text:p>5</text:p>
          </table:table-cell>
          <table:table-cell table:formula="of:=VLOOKUP([.D54];[$'Phase Colours'.$A$1:.$B$6];2)" office:value-type="string" office:string-value="#e6e6e6" calcext:value-type="string">
            <text:p>#e6e6e6</text:p>
          </table:table-cell>
          <table:table-cell table:formula="of:=[.E54]" office:value-type="string" office:string-value="#e6e6e6" calcext:value-type="string">
            <text:p>#e6e6e6</text:p>
          </table:table-cell>
          <table:table-cell table:style-name="ce2" table:formula="of:=IF(LEN([$Monsters.C62]) &gt; 0; COM.MICROSOFT.CONCAT([$Monsters.C62]; &quot; pts&quot;);&quot;&quot;)" office:value-type="string" office:string-value="1100 pts" calcext:value-type="string">
            <text:p>1100 pts</text:p>
          </table:table-cell>
          <table:table-cell table:formula="of:=IF(LEN([$Monsters.I62]) &gt; 0; COM.MICROSOFT.CONCAT(&quot;Eaten by &quot;; [$Monsters.I62]); &quot;Permanent&quot;)" office:value-type="string" office:string-value="Permanent" calcext:value-type="string">
            <text:p>Permanent</text:p>
          </table:table-cell>
          <table:table-cell table:style-name="ce2" table:formula="of:=IF([$Monsters.I62] &gt;0; VLOOKUP([$Monsters.I62];[$'Phase Colours'.$A$1:.$B$7];2); [$'Phase Colours'.$B$7])" office:value-type="string" office:string-value="#ffffff" calcext:value-type="string">
            <text:p>#ffffff</text:p>
          </table:table-cell>
          <table:table-cell table:style-name="ce2" table:formula="of:=IF(LEN([$Monsters.K62]) &gt; 0; [$Monsters.K62]; &quot;     &quot;)" office:value-type="string" office:string-value="Costs 800 if trading in Werewolf" calcext:value-type="string">
            <text:p>Costs 800 if trading in Werewolf</text:p>
          </table:table-cell>
          <table:table-cell table:formula="of:=IF([$Monsters.J62]=&quot;Fang&quot;;&quot;y&quot;; &quot;n&quot;)" office:value-type="string" office:string-value="n" calcext:value-type="string">
            <text:p>n</text:p>
          </table:table-cell>
          <table:table-cell table:style-name="ce2" table:formula="of:=IF([$Monsters.J62]=&quot;Claw&quot;;&quot;y&quot;; &quot;n&quot;)" office:value-type="string" office:string-value="y" calcext:value-type="string">
            <text:p>y</text:p>
          </table:table-cell>
          <table:table-cell table:style-name="ce2" table:formula="of:=IF([.N54]=&quot;N/A&quot;;&quot;n&quot;;&quot;y&quot;)" office:value-type="string" office:string-value="y" calcext:value-type="string">
            <text:p>y</text:p>
          </table:table-cell>
          <table:table-cell table:style-name="ce2" table:formula="of:=IF([$Monsters.E62]=&quot;N/A&quot;;&quot;N/A&quot;;COM.MICROSOFT.CONCAT([$Monsters.E62]; &quot; pts&quot;))" office:value-type="string" office:string-value="20 pts" calcext:value-type="string">
            <text:p>20 pts</text:p>
          </table:table-cell>
          <table:table-cell table:formula="of:=IF([.P54]&gt;0;&quot;y&quot;;&quot;n&quot;)" office:value-type="string" office:string-value="n" calcext:value-type="string">
            <text:p>n</text:p>
          </table:table-cell>
          <table:table-cell table:style-name="ce2" table:formula="of:=[$Monsters.H62]" office:value-type="float" office:value="0" calcext:value-type="float">
            <text:p>0</text:p>
          </table:table-cell>
          <table:table-cell table:formula="of:=SUBSTITUTE([$Monsters.D62];&quot;∞&quot;;&quot;Inf.&quot;)" office:value-type="string" office:string-value="10" calcext:value-type="string">
            <text:p>10</text:p>
          </table:table-cell>
          <table:table-cell table:style-name="ce2" table:formula="of:=IF([$Monsters.$D62]&lt;&gt;&quot;N/A&quot;;IF([.Q54]=&quot;1&quot;;&quot;co&quot;;&quot;c&quot;)&amp;IF([$Monsters.$G62]=&quot;Yes&quot;;&quot;x&quot;;&quot;&quot;)&amp;IF([$Monsters.F$7]=&quot;Yes&quot;;&quot;d&quot;;&quot;&quot;);&quot;&quot;)" office:value-type="string" office:string-value="cd" calcext:value-type="string">
            <text:p>cd</text:p>
          </table:table-cell>
          <table:table-cell table:number-columns-repeated="46"/>
        </table:table-row>
        <table:table-row table:style-name="ro4">
          <table:table-cell table:style-name="ce2" office:value-type="float" office:value="1" calcext:value-type="float">
            <text:p>1</text:p>
          </table:table-cell>
          <table:table-cell table:formula="of:=SUBSTITUTE([$Monsters.A71];&quot;ſ&quot;;&quot;s&quot;)" office:value-type="string" office:string-value="Vampire Lord" calcext:value-type="string">
            <text:p>Vampire Lord</text:p>
          </table:table-cell>
          <table:table-cell table:style-name="ce2" table:formula="of:=IF(LEN([$Monsters.L71]) &gt; 0; [$Monsters.L71]; &quot;&quot;)">
            <text:p/>
          </table:table-cell>
          <table:table-cell table:style-name="ce2" table:formula="of:=[$Monsters.B71]" office:value-type="float" office:value="5" calcext:value-type="float">
            <text:p>5</text:p>
          </table:table-cell>
          <table:table-cell table:formula="of:=VLOOKUP([.D55];[$'Phase Colours'.$A$1:.$B$6];2)" office:value-type="string" office:string-value="#e6e6e6" calcext:value-type="string">
            <text:p>#e6e6e6</text:p>
          </table:table-cell>
          <table:table-cell table:formula="of:=[.E55]" office:value-type="string" office:string-value="#e6e6e6" calcext:value-type="string">
            <text:p>#e6e6e6</text:p>
          </table:table-cell>
          <table:table-cell table:style-name="ce2" table:formula="of:=IF(LEN([$Monsters.C71]) &gt; 0; COM.MICROSOFT.CONCAT([$Monsters.C71]; &quot; pts&quot;);&quot;&quot;)" office:value-type="string" office:string-value="1100 pts" calcext:value-type="string">
            <text:p>1100 pts</text:p>
          </table:table-cell>
          <table:table-cell table:formula="of:=IF(LEN([$Monsters.I71]) &gt; 0; COM.MICROSOFT.CONCAT(&quot;Eaten by &quot;; [$Monsters.I71]); &quot;Permanent&quot;)" office:value-type="string" office:string-value="Permanent" calcext:value-type="string">
            <text:p>Permanent</text:p>
          </table:table-cell>
          <table:table-cell table:style-name="ce2" table:formula="of:=IF([$Monsters.I71] &gt;0; VLOOKUP([$Monsters.I71];[$'Phase Colours'.$A$1:.$B$7];2); [$'Phase Colours'.$B$7])" office:value-type="string" office:string-value="#ffffff" calcext:value-type="string">
            <text:p>#ffffff</text:p>
          </table:table-cell>
          <table:table-cell table:style-name="ce2" table:formula="of:=IF(LEN([$Monsters.K71]) &gt; 0; [$Monsters.K71]; &quot;     &quot;)" office:value-type="string" office:string-value="Costs 800 if trading in Vampire" calcext:value-type="string">
            <text:p>Costs 800 if trading in Vampire</text:p>
          </table:table-cell>
          <table:table-cell table:formula="of:=IF([$Monsters.J71]=&quot;Fang&quot;;&quot;y&quot;; &quot;n&quot;)" office:value-type="string" office:string-value="y" calcext:value-type="string">
            <text:p>y</text:p>
          </table:table-cell>
          <table:table-cell table:style-name="ce2" table:formula="of:=IF([$Monsters.J71]=&quot;Claw&quot;;&quot;y&quot;; &quot;n&quot;)" office:value-type="string" office:string-value="n" calcext:value-type="string">
            <text:p>n</text:p>
          </table:table-cell>
          <table:table-cell table:style-name="ce2" table:formula="of:=IF([.N55]=&quot;N/A&quot;;&quot;n&quot;;&quot;y&quot;)" office:value-type="string" office:string-value="y" calcext:value-type="string">
            <text:p>y</text:p>
          </table:table-cell>
          <table:table-cell table:style-name="ce2" table:formula="of:=IF([$Monsters.E71]=&quot;N/A&quot;;&quot;N/A&quot;;COM.MICROSOFT.CONCAT([$Monsters.E71]; &quot; pts&quot;))" office:value-type="string" office:string-value="0 pts" calcext:value-type="string">
            <text:p>0 pts</text:p>
          </table:table-cell>
          <table:table-cell table:formula="of:=IF([.P55]&gt;0;&quot;y&quot;;&quot;n&quot;)" office:value-type="string" office:string-value="y" calcext:value-type="string">
            <text:p>y</text:p>
          </table:table-cell>
          <table:table-cell table:style-name="ce2" table:formula="of:=[$Monsters.H71]" office:value-type="float" office:value="2" calcext:value-type="float">
            <text:p>2</text:p>
          </table:table-cell>
          <table:table-cell table:formula="of:=SUBSTITUTE([$Monsters.D71];&quot;∞&quot;;&quot;Inf.&quot;)" office:value-type="string" office:string-value="Inf." calcext:value-type="string">
            <text:p>Inf.</text:p>
          </table:table-cell>
          <table:table-cell table:style-name="ce2" table:formula="of:=IF([$Monsters.$D71]&lt;&gt;&quot;N/A&quot;;IF([.Q55]=&quot;1&quot;;&quot;co&quot;;&quot;c&quot;)&amp;IF([$Monsters.$G71]=&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72];&quot;ſ&quot;;&quot;s&quot;)" office:value-type="string" office:string-value="Vampire Lord" calcext:value-type="string">
            <text:p>Vampire Lord</text:p>
          </table:table-cell>
          <table:table-cell table:style-name="ce2" table:formula="of:=IF(LEN([$Monsters.L72]) &gt; 0; [$Monsters.L72]; &quot;&quot;)">
            <text:p/>
          </table:table-cell>
          <table:table-cell table:style-name="ce2" table:formula="of:=[$Monsters.B72]" office:value-type="float" office:value="5" calcext:value-type="float">
            <text:p>5</text:p>
          </table:table-cell>
          <table:table-cell table:formula="of:=VLOOKUP([.D56];[$'Phase Colours'.$A$1:.$B$6];2)" office:value-type="string" office:string-value="#e6e6e6" calcext:value-type="string">
            <text:p>#e6e6e6</text:p>
          </table:table-cell>
          <table:table-cell table:formula="of:=[.E56]" office:value-type="string" office:string-value="#e6e6e6" calcext:value-type="string">
            <text:p>#e6e6e6</text:p>
          </table:table-cell>
          <table:table-cell table:style-name="ce2" table:formula="of:=IF(LEN([$Monsters.C72]) &gt; 0; COM.MICROSOFT.CONCAT([$Monsters.C72]; &quot; pts&quot;);&quot;&quot;)" office:value-type="string" office:string-value="1100 pts" calcext:value-type="string">
            <text:p>1100 pts</text:p>
          </table:table-cell>
          <table:table-cell table:formula="of:=IF(LEN([$Monsters.I72]) &gt; 0; COM.MICROSOFT.CONCAT(&quot;Eaten by &quot;; [$Monsters.I72]); &quot;Permanent&quot;)" office:value-type="string" office:string-value="Permanent" calcext:value-type="string">
            <text:p>Permanent</text:p>
          </table:table-cell>
          <table:table-cell table:style-name="ce2" table:formula="of:=IF([$Monsters.I72] &gt;0; VLOOKUP([$Monsters.I72];[$'Phase Colours'.$A$1:.$B$7];2); [$'Phase Colours'.$B$7])" office:value-type="string" office:string-value="#ffffff" calcext:value-type="string">
            <text:p>#ffffff</text:p>
          </table:table-cell>
          <table:table-cell table:style-name="ce2" table:formula="of:=IF(LEN([$Monsters.K72]) &gt; 0; [$Monsters.K72]; &quot;     &quot;)" office:value-type="string" office:string-value="Costs 800 if trading in Vampire" calcext:value-type="string">
            <text:p>Costs 800 if trading in Vampire</text:p>
          </table:table-cell>
          <table:table-cell table:formula="of:=IF([$Monsters.J72]=&quot;Fang&quot;;&quot;y&quot;; &quot;n&quot;)" office:value-type="string" office:string-value="y" calcext:value-type="string">
            <text:p>y</text:p>
          </table:table-cell>
          <table:table-cell table:style-name="ce2" table:formula="of:=IF([$Monsters.J72]=&quot;Claw&quot;;&quot;y&quot;; &quot;n&quot;)" office:value-type="string" office:string-value="n" calcext:value-type="string">
            <text:p>n</text:p>
          </table:table-cell>
          <table:table-cell table:style-name="ce2" table:formula="of:=IF([.N56]=&quot;N/A&quot;;&quot;n&quot;;&quot;y&quot;)" office:value-type="string" office:string-value="y" calcext:value-type="string">
            <text:p>y</text:p>
          </table:table-cell>
          <table:table-cell table:style-name="ce2" table:formula="of:=IF([$Monsters.E72]=&quot;N/A&quot;;&quot;N/A&quot;;COM.MICROSOFT.CONCAT([$Monsters.E72]; &quot; pts&quot;))" office:value-type="string" office:string-value="0 pts" calcext:value-type="string">
            <text:p>0 pts</text:p>
          </table:table-cell>
          <table:table-cell table:formula="of:=IF([.P56]&gt;0;&quot;y&quot;;&quot;n&quot;)" office:value-type="string" office:string-value="y" calcext:value-type="string">
            <text:p>y</text:p>
          </table:table-cell>
          <table:table-cell table:style-name="ce2" table:formula="of:=[$Monsters.H72]" office:value-type="float" office:value="2" calcext:value-type="float">
            <text:p>2</text:p>
          </table:table-cell>
          <table:table-cell table:formula="of:=SUBSTITUTE([$Monsters.D72];&quot;∞&quot;;&quot;Inf.&quot;)" office:value-type="string" office:string-value="Inf." calcext:value-type="string">
            <text:p>Inf.</text:p>
          </table:table-cell>
          <table:table-cell table:style-name="ce2" table:formula="of:=IF([$Monsters.$D72]&lt;&gt;&quot;N/A&quot;;IF([.Q56]=&quot;1&quot;;&quot;co&quot;;&quot;c&quot;)&amp;IF([$Monsters.$G72]=&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73];&quot;ſ&quot;;&quot;s&quot;)" office:value-type="string" office:string-value="Vampire Lord" calcext:value-type="string">
            <text:p>Vampire Lord</text:p>
          </table:table-cell>
          <table:table-cell table:style-name="ce2" table:formula="of:=IF(LEN([$Monsters.L73]) &gt; 0; [$Monsters.L73]; &quot;&quot;)">
            <text:p/>
          </table:table-cell>
          <table:table-cell table:style-name="ce2" table:formula="of:=[$Monsters.B73]" office:value-type="float" office:value="5" calcext:value-type="float">
            <text:p>5</text:p>
          </table:table-cell>
          <table:table-cell table:formula="of:=VLOOKUP([.D57];[$'Phase Colours'.$A$1:.$B$6];2)" office:value-type="string" office:string-value="#e6e6e6" calcext:value-type="string">
            <text:p>#e6e6e6</text:p>
          </table:table-cell>
          <table:table-cell table:formula="of:=[.E57]" office:value-type="string" office:string-value="#e6e6e6" calcext:value-type="string">
            <text:p>#e6e6e6</text:p>
          </table:table-cell>
          <table:table-cell table:style-name="ce2" table:formula="of:=IF(LEN([$Monsters.C73]) &gt; 0; COM.MICROSOFT.CONCAT([$Monsters.C73]; &quot; pts&quot;);&quot;&quot;)" office:value-type="string" office:string-value="1100 pts" calcext:value-type="string">
            <text:p>1100 pts</text:p>
          </table:table-cell>
          <table:table-cell table:formula="of:=IF(LEN([$Monsters.I73]) &gt; 0; COM.MICROSOFT.CONCAT(&quot;Eaten by &quot;; [$Monsters.I73]); &quot;Permanent&quot;)" office:value-type="string" office:string-value="Permanent" calcext:value-type="string">
            <text:p>Permanent</text:p>
          </table:table-cell>
          <table:table-cell table:style-name="ce2" table:formula="of:=IF([$Monsters.I73] &gt;0; VLOOKUP([$Monsters.I73];[$'Phase Colours'.$A$1:.$B$7];2); [$'Phase Colours'.$B$7])" office:value-type="string" office:string-value="#ffffff" calcext:value-type="string">
            <text:p>#ffffff</text:p>
          </table:table-cell>
          <table:table-cell table:style-name="ce2" table:formula="of:=IF(LEN([$Monsters.K73]) &gt; 0; [$Monsters.K73]; &quot;     &quot;)" office:value-type="string" office:string-value="Costs 800 if trading in Vampire" calcext:value-type="string">
            <text:p>Costs 800 if trading in Vampire</text:p>
          </table:table-cell>
          <table:table-cell table:formula="of:=IF([$Monsters.J73]=&quot;Fang&quot;;&quot;y&quot;; &quot;n&quot;)" office:value-type="string" office:string-value="y" calcext:value-type="string">
            <text:p>y</text:p>
          </table:table-cell>
          <table:table-cell table:style-name="ce2" table:formula="of:=IF([$Monsters.J73]=&quot;Claw&quot;;&quot;y&quot;; &quot;n&quot;)" office:value-type="string" office:string-value="n" calcext:value-type="string">
            <text:p>n</text:p>
          </table:table-cell>
          <table:table-cell table:style-name="ce2" table:formula="of:=IF([.N57]=&quot;N/A&quot;;&quot;n&quot;;&quot;y&quot;)" office:value-type="string" office:string-value="y" calcext:value-type="string">
            <text:p>y</text:p>
          </table:table-cell>
          <table:table-cell table:style-name="ce2" table:formula="of:=IF([$Monsters.E73]=&quot;N/A&quot;;&quot;N/A&quot;;COM.MICROSOFT.CONCAT([$Monsters.E73]; &quot; pts&quot;))" office:value-type="string" office:string-value="0 pts" calcext:value-type="string">
            <text:p>0 pts</text:p>
          </table:table-cell>
          <table:table-cell table:formula="of:=IF([.P57]&gt;0;&quot;y&quot;;&quot;n&quot;)" office:value-type="string" office:string-value="y" calcext:value-type="string">
            <text:p>y</text:p>
          </table:table-cell>
          <table:table-cell table:style-name="ce2" table:formula="of:=[$Monsters.H73]" office:value-type="float" office:value="2" calcext:value-type="float">
            <text:p>2</text:p>
          </table:table-cell>
          <table:table-cell table:formula="of:=SUBSTITUTE([$Monsters.D73];&quot;∞&quot;;&quot;Inf.&quot;)" office:value-type="string" office:string-value="Inf." calcext:value-type="string">
            <text:p>Inf.</text:p>
          </table:table-cell>
          <table:table-cell table:style-name="ce2" table:formula="of:=IF([$Monsters.$D73]&lt;&gt;&quot;N/A&quot;;IF([.Q57]=&quot;1&quot;;&quot;co&quot;;&quot;c&quot;)&amp;IF([$Monsters.$G73]=&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74];&quot;ſ&quot;;&quot;s&quot;)" office:value-type="string" office:string-value="Vampire Lord" calcext:value-type="string">
            <text:p>Vampire Lord</text:p>
          </table:table-cell>
          <table:table-cell table:style-name="ce2" table:formula="of:=IF(LEN([$Monsters.L74]) &gt; 0; [$Monsters.L74]; &quot;&quot;)">
            <text:p/>
          </table:table-cell>
          <table:table-cell table:style-name="ce2" table:formula="of:=[$Monsters.B74]" office:value-type="float" office:value="5" calcext:value-type="float">
            <text:p>5</text:p>
          </table:table-cell>
          <table:table-cell table:formula="of:=VLOOKUP([.D58];[$'Phase Colours'.$A$1:.$B$6];2)" office:value-type="string" office:string-value="#e6e6e6" calcext:value-type="string">
            <text:p>#e6e6e6</text:p>
          </table:table-cell>
          <table:table-cell table:formula="of:=[.E58]" office:value-type="string" office:string-value="#e6e6e6" calcext:value-type="string">
            <text:p>#e6e6e6</text:p>
          </table:table-cell>
          <table:table-cell table:style-name="ce2" table:formula="of:=IF(LEN([$Monsters.C74]) &gt; 0; COM.MICROSOFT.CONCAT([$Monsters.C74]; &quot; pts&quot;);&quot;&quot;)" office:value-type="string" office:string-value="1100 pts" calcext:value-type="string">
            <text:p>1100 pts</text:p>
          </table:table-cell>
          <table:table-cell table:formula="of:=IF(LEN([$Monsters.I74]) &gt; 0; COM.MICROSOFT.CONCAT(&quot;Eaten by &quot;; [$Monsters.I74]); &quot;Permanent&quot;)" office:value-type="string" office:string-value="Permanent" calcext:value-type="string">
            <text:p>Permanent</text:p>
          </table:table-cell>
          <table:table-cell table:style-name="ce2" table:formula="of:=IF([$Monsters.I74] &gt;0; VLOOKUP([$Monsters.I74];[$'Phase Colours'.$A$1:.$B$7];2); [$'Phase Colours'.$B$7])" office:value-type="string" office:string-value="#ffffff" calcext:value-type="string">
            <text:p>#ffffff</text:p>
          </table:table-cell>
          <table:table-cell table:style-name="ce2" table:formula="of:=IF(LEN([$Monsters.K74]) &gt; 0; [$Monsters.K74]; &quot;     &quot;)" office:value-type="string" office:string-value="Costs 800 if trading in Vampire" calcext:value-type="string">
            <text:p>Costs 800 if trading in Vampire</text:p>
          </table:table-cell>
          <table:table-cell table:formula="of:=IF([$Monsters.J74]=&quot;Fang&quot;;&quot;y&quot;; &quot;n&quot;)" office:value-type="string" office:string-value="y" calcext:value-type="string">
            <text:p>y</text:p>
          </table:table-cell>
          <table:table-cell table:style-name="ce2" table:formula="of:=IF([$Monsters.J74]=&quot;Claw&quot;;&quot;y&quot;; &quot;n&quot;)" office:value-type="string" office:string-value="n" calcext:value-type="string">
            <text:p>n</text:p>
          </table:table-cell>
          <table:table-cell table:style-name="ce2" table:formula="of:=IF([.N58]=&quot;N/A&quot;;&quot;n&quot;;&quot;y&quot;)" office:value-type="string" office:string-value="y" calcext:value-type="string">
            <text:p>y</text:p>
          </table:table-cell>
          <table:table-cell table:style-name="ce2" table:formula="of:=IF([$Monsters.E74]=&quot;N/A&quot;;&quot;N/A&quot;;COM.MICROSOFT.CONCAT([$Monsters.E74]; &quot; pts&quot;))" office:value-type="string" office:string-value="0 pts" calcext:value-type="string">
            <text:p>0 pts</text:p>
          </table:table-cell>
          <table:table-cell table:formula="of:=IF([.P58]&gt;0;&quot;y&quot;;&quot;n&quot;)" office:value-type="string" office:string-value="y" calcext:value-type="string">
            <text:p>y</text:p>
          </table:table-cell>
          <table:table-cell table:style-name="ce2" table:formula="of:=[$Monsters.H74]" office:value-type="float" office:value="2" calcext:value-type="float">
            <text:p>2</text:p>
          </table:table-cell>
          <table:table-cell table:formula="of:=SUBSTITUTE([$Monsters.D74];&quot;∞&quot;;&quot;Inf.&quot;)" office:value-type="string" office:string-value="Inf." calcext:value-type="string">
            <text:p>Inf.</text:p>
          </table:table-cell>
          <table:table-cell table:style-name="ce2" table:formula="of:=IF([$Monsters.$D74]&lt;&gt;&quot;N/A&quot;;IF([.Q58]=&quot;1&quot;;&quot;co&quot;;&quot;c&quot;)&amp;IF([$Monsters.$G74]=&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75];&quot;ſ&quot;;&quot;s&quot;)" office:value-type="string" office:string-value="Vampire Lord" calcext:value-type="string">
            <text:p>Vampire Lord</text:p>
          </table:table-cell>
          <table:table-cell table:style-name="ce2" table:formula="of:=IF(LEN([$Monsters.L75]) &gt; 0; [$Monsters.L75]; &quot;&quot;)">
            <text:p/>
          </table:table-cell>
          <table:table-cell table:style-name="ce2" table:formula="of:=[$Monsters.B75]" office:value-type="float" office:value="5" calcext:value-type="float">
            <text:p>5</text:p>
          </table:table-cell>
          <table:table-cell table:formula="of:=VLOOKUP([.D59];[$'Phase Colours'.$A$1:.$B$6];2)" office:value-type="string" office:string-value="#e6e6e6" calcext:value-type="string">
            <text:p>#e6e6e6</text:p>
          </table:table-cell>
          <table:table-cell table:formula="of:=[.E59]" office:value-type="string" office:string-value="#e6e6e6" calcext:value-type="string">
            <text:p>#e6e6e6</text:p>
          </table:table-cell>
          <table:table-cell table:style-name="ce2" table:formula="of:=IF(LEN([$Monsters.C75]) &gt; 0; COM.MICROSOFT.CONCAT([$Monsters.C75]; &quot; pts&quot;);&quot;&quot;)" office:value-type="string" office:string-value="1100 pts" calcext:value-type="string">
            <text:p>1100 pts</text:p>
          </table:table-cell>
          <table:table-cell table:formula="of:=IF(LEN([$Monsters.I75]) &gt; 0; COM.MICROSOFT.CONCAT(&quot;Eaten by &quot;; [$Monsters.I75]); &quot;Permanent&quot;)" office:value-type="string" office:string-value="Permanent" calcext:value-type="string">
            <text:p>Permanent</text:p>
          </table:table-cell>
          <table:table-cell table:style-name="ce2" table:formula="of:=IF([$Monsters.I75] &gt;0; VLOOKUP([$Monsters.I75];[$'Phase Colours'.$A$1:.$B$7];2); [$'Phase Colours'.$B$7])" office:value-type="string" office:string-value="#ffffff" calcext:value-type="string">
            <text:p>#ffffff</text:p>
          </table:table-cell>
          <table:table-cell table:style-name="ce2" table:formula="of:=IF(LEN([$Monsters.K75]) &gt; 0; [$Monsters.K75]; &quot;     &quot;)" office:value-type="string" office:string-value="Costs 800 if trading in Vampire" calcext:value-type="string">
            <text:p>Costs 800 if trading in Vampire</text:p>
          </table:table-cell>
          <table:table-cell table:formula="of:=IF([$Monsters.J75]=&quot;Fang&quot;;&quot;y&quot;; &quot;n&quot;)" office:value-type="string" office:string-value="y" calcext:value-type="string">
            <text:p>y</text:p>
          </table:table-cell>
          <table:table-cell table:style-name="ce2" table:formula="of:=IF([$Monsters.J75]=&quot;Claw&quot;;&quot;y&quot;; &quot;n&quot;)" office:value-type="string" office:string-value="n" calcext:value-type="string">
            <text:p>n</text:p>
          </table:table-cell>
          <table:table-cell table:style-name="ce2" table:formula="of:=IF([.N59]=&quot;N/A&quot;;&quot;n&quot;;&quot;y&quot;)" office:value-type="string" office:string-value="y" calcext:value-type="string">
            <text:p>y</text:p>
          </table:table-cell>
          <table:table-cell table:style-name="ce2" table:formula="of:=IF([$Monsters.E75]=&quot;N/A&quot;;&quot;N/A&quot;;COM.MICROSOFT.CONCAT([$Monsters.E75]; &quot; pts&quot;))" office:value-type="string" office:string-value="0 pts" calcext:value-type="string">
            <text:p>0 pts</text:p>
          </table:table-cell>
          <table:table-cell table:formula="of:=IF([.P59]&gt;0;&quot;y&quot;;&quot;n&quot;)" office:value-type="string" office:string-value="y" calcext:value-type="string">
            <text:p>y</text:p>
          </table:table-cell>
          <table:table-cell table:style-name="ce2" table:formula="of:=[$Monsters.H75]" office:value-type="float" office:value="2" calcext:value-type="float">
            <text:p>2</text:p>
          </table:table-cell>
          <table:table-cell table:formula="of:=SUBSTITUTE([$Monsters.D75];&quot;∞&quot;;&quot;Inf.&quot;)" office:value-type="string" office:string-value="Inf." calcext:value-type="string">
            <text:p>Inf.</text:p>
          </table:table-cell>
          <table:table-cell table:style-name="ce2" table:formula="of:=IF([$Monsters.$D75]&lt;&gt;&quot;N/A&quot;;IF([.Q59]=&quot;1&quot;;&quot;co&quot;;&quot;c&quot;)&amp;IF([$Monsters.$G75]=&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76];&quot;ſ&quot;;&quot;s&quot;)" office:value-type="string" office:string-value="Vampire Lord" calcext:value-type="string">
            <text:p>Vampire Lord</text:p>
          </table:table-cell>
          <table:table-cell table:style-name="ce2" table:formula="of:=IF(LEN([$Monsters.L76]) &gt; 0; [$Monsters.L76]; &quot;&quot;)">
            <text:p/>
          </table:table-cell>
          <table:table-cell table:style-name="ce2" table:formula="of:=[$Monsters.B76]" office:value-type="float" office:value="5" calcext:value-type="float">
            <text:p>5</text:p>
          </table:table-cell>
          <table:table-cell table:formula="of:=VLOOKUP([.D60];[$'Phase Colours'.$A$1:.$B$6];2)" office:value-type="string" office:string-value="#e6e6e6" calcext:value-type="string">
            <text:p>#e6e6e6</text:p>
          </table:table-cell>
          <table:table-cell table:formula="of:=[.E60]" office:value-type="string" office:string-value="#e6e6e6" calcext:value-type="string">
            <text:p>#e6e6e6</text:p>
          </table:table-cell>
          <table:table-cell table:style-name="ce2" table:formula="of:=IF(LEN([$Monsters.C76]) &gt; 0; COM.MICROSOFT.CONCAT([$Monsters.C76]; &quot; pts&quot;);&quot;&quot;)" office:value-type="string" office:string-value="1100 pts" calcext:value-type="string">
            <text:p>1100 pts</text:p>
          </table:table-cell>
          <table:table-cell table:formula="of:=IF(LEN([$Monsters.I76]) &gt; 0; COM.MICROSOFT.CONCAT(&quot;Eaten by &quot;; [$Monsters.I76]); &quot;Permanent&quot;)" office:value-type="string" office:string-value="Permanent" calcext:value-type="string">
            <text:p>Permanent</text:p>
          </table:table-cell>
          <table:table-cell table:style-name="ce2" table:formula="of:=IF([$Monsters.I76] &gt;0; VLOOKUP([$Monsters.I76];[$'Phase Colours'.$A$1:.$B$7];2); [$'Phase Colours'.$B$7])" office:value-type="string" office:string-value="#ffffff" calcext:value-type="string">
            <text:p>#ffffff</text:p>
          </table:table-cell>
          <table:table-cell table:style-name="ce2" table:formula="of:=IF(LEN([$Monsters.K76]) &gt; 0; [$Monsters.K76]; &quot;     &quot;)" office:value-type="string" office:string-value="Costs 800 if trading in Vampire" calcext:value-type="string">
            <text:p>Costs 800 if trading in Vampire</text:p>
          </table:table-cell>
          <table:table-cell table:formula="of:=IF([$Monsters.J76]=&quot;Fang&quot;;&quot;y&quot;; &quot;n&quot;)" office:value-type="string" office:string-value="y" calcext:value-type="string">
            <text:p>y</text:p>
          </table:table-cell>
          <table:table-cell table:style-name="ce2" table:formula="of:=IF([$Monsters.J76]=&quot;Claw&quot;;&quot;y&quot;; &quot;n&quot;)" office:value-type="string" office:string-value="n" calcext:value-type="string">
            <text:p>n</text:p>
          </table:table-cell>
          <table:table-cell table:style-name="ce2" table:formula="of:=IF([.N60]=&quot;N/A&quot;;&quot;n&quot;;&quot;y&quot;)" office:value-type="string" office:string-value="y" calcext:value-type="string">
            <text:p>y</text:p>
          </table:table-cell>
          <table:table-cell table:style-name="ce2" table:formula="of:=IF([$Monsters.E76]=&quot;N/A&quot;;&quot;N/A&quot;;COM.MICROSOFT.CONCAT([$Monsters.E76]; &quot; pts&quot;))" office:value-type="string" office:string-value="0 pts" calcext:value-type="string">
            <text:p>0 pts</text:p>
          </table:table-cell>
          <table:table-cell table:formula="of:=IF([.P60]&gt;0;&quot;y&quot;;&quot;n&quot;)" office:value-type="string" office:string-value="y" calcext:value-type="string">
            <text:p>y</text:p>
          </table:table-cell>
          <table:table-cell table:style-name="ce2" table:formula="of:=[$Monsters.H76]" office:value-type="float" office:value="2" calcext:value-type="float">
            <text:p>2</text:p>
          </table:table-cell>
          <table:table-cell table:formula="of:=SUBSTITUTE([$Monsters.D76];&quot;∞&quot;;&quot;Inf.&quot;)" office:value-type="string" office:string-value="Inf." calcext:value-type="string">
            <text:p>Inf.</text:p>
          </table:table-cell>
          <table:table-cell table:style-name="ce2" table:formula="of:=IF([$Monsters.$D76]&lt;&gt;&quot;N/A&quot;;IF([.Q60]=&quot;1&quot;;&quot;co&quot;;&quot;c&quot;)&amp;IF([$Monsters.$G76]=&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77];&quot;ſ&quot;;&quot;s&quot;)" office:value-type="string" office:string-value="Vampire Lord" calcext:value-type="string">
            <text:p>Vampire Lord</text:p>
          </table:table-cell>
          <table:table-cell table:style-name="ce2" table:formula="of:=IF(LEN([$Monsters.L77]) &gt; 0; [$Monsters.L77]; &quot;&quot;)">
            <text:p/>
          </table:table-cell>
          <table:table-cell table:style-name="ce2" table:formula="of:=[$Monsters.B77]" office:value-type="float" office:value="5" calcext:value-type="float">
            <text:p>5</text:p>
          </table:table-cell>
          <table:table-cell table:formula="of:=VLOOKUP([.D61];[$'Phase Colours'.$A$1:.$B$6];2)" office:value-type="string" office:string-value="#e6e6e6" calcext:value-type="string">
            <text:p>#e6e6e6</text:p>
          </table:table-cell>
          <table:table-cell table:formula="of:=[.E61]" office:value-type="string" office:string-value="#e6e6e6" calcext:value-type="string">
            <text:p>#e6e6e6</text:p>
          </table:table-cell>
          <table:table-cell table:style-name="ce2" table:formula="of:=IF(LEN([$Monsters.C77]) &gt; 0; COM.MICROSOFT.CONCAT([$Monsters.C77]; &quot; pts&quot;);&quot;&quot;)" office:value-type="string" office:string-value="1100 pts" calcext:value-type="string">
            <text:p>1100 pts</text:p>
          </table:table-cell>
          <table:table-cell table:formula="of:=IF(LEN([$Monsters.I77]) &gt; 0; COM.MICROSOFT.CONCAT(&quot;Eaten by &quot;; [$Monsters.I77]); &quot;Permanent&quot;)" office:value-type="string" office:string-value="Permanent" calcext:value-type="string">
            <text:p>Permanent</text:p>
          </table:table-cell>
          <table:table-cell table:style-name="ce2" table:formula="of:=IF([$Monsters.I77] &gt;0; VLOOKUP([$Monsters.I77];[$'Phase Colours'.$A$1:.$B$7];2); [$'Phase Colours'.$B$7])" office:value-type="string" office:string-value="#ffffff" calcext:value-type="string">
            <text:p>#ffffff</text:p>
          </table:table-cell>
          <table:table-cell table:style-name="ce2" table:formula="of:=IF(LEN([$Monsters.K77]) &gt; 0; [$Monsters.K77]; &quot;     &quot;)" office:value-type="string" office:string-value="Costs 800 if trading in Vampire" calcext:value-type="string">
            <text:p>Costs 800 if trading in Vampire</text:p>
          </table:table-cell>
          <table:table-cell table:formula="of:=IF([$Monsters.J77]=&quot;Fang&quot;;&quot;y&quot;; &quot;n&quot;)" office:value-type="string" office:string-value="y" calcext:value-type="string">
            <text:p>y</text:p>
          </table:table-cell>
          <table:table-cell table:style-name="ce2" table:formula="of:=IF([$Monsters.J77]=&quot;Claw&quot;;&quot;y&quot;; &quot;n&quot;)" office:value-type="string" office:string-value="n" calcext:value-type="string">
            <text:p>n</text:p>
          </table:table-cell>
          <table:table-cell table:style-name="ce2" table:formula="of:=IF([.N61]=&quot;N/A&quot;;&quot;n&quot;;&quot;y&quot;)" office:value-type="string" office:string-value="y" calcext:value-type="string">
            <text:p>y</text:p>
          </table:table-cell>
          <table:table-cell table:style-name="ce2" table:formula="of:=IF([$Monsters.E77]=&quot;N/A&quot;;&quot;N/A&quot;;COM.MICROSOFT.CONCAT([$Monsters.E77]; &quot; pts&quot;))" office:value-type="string" office:string-value="0 pts" calcext:value-type="string">
            <text:p>0 pts</text:p>
          </table:table-cell>
          <table:table-cell table:formula="of:=IF([.P61]&gt;0;&quot;y&quot;;&quot;n&quot;)" office:value-type="string" office:string-value="y" calcext:value-type="string">
            <text:p>y</text:p>
          </table:table-cell>
          <table:table-cell table:style-name="ce2" table:formula="of:=[$Monsters.H77]" office:value-type="float" office:value="2" calcext:value-type="float">
            <text:p>2</text:p>
          </table:table-cell>
          <table:table-cell table:formula="of:=SUBSTITUTE([$Monsters.D77];&quot;∞&quot;;&quot;Inf.&quot;)" office:value-type="string" office:string-value="Inf." calcext:value-type="string">
            <text:p>Inf.</text:p>
          </table:table-cell>
          <table:table-cell table:style-name="ce2" table:formula="of:=IF([$Monsters.$D77]&lt;&gt;&quot;N/A&quot;;IF([.Q61]=&quot;1&quot;;&quot;co&quot;;&quot;c&quot;)&amp;IF([$Monsters.$G77]=&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78];&quot;ſ&quot;;&quot;s&quot;)" office:value-type="string" office:string-value="Vampire Lord" calcext:value-type="string">
            <text:p>Vampire Lord</text:p>
          </table:table-cell>
          <table:table-cell table:style-name="ce2" table:formula="of:=IF(LEN([$Monsters.L78]) &gt; 0; [$Monsters.L78]; &quot;&quot;)">
            <text:p/>
          </table:table-cell>
          <table:table-cell table:style-name="ce2" table:formula="of:=[$Monsters.B78]" office:value-type="float" office:value="5" calcext:value-type="float">
            <text:p>5</text:p>
          </table:table-cell>
          <table:table-cell table:formula="of:=VLOOKUP([.D62];[$'Phase Colours'.$A$1:.$B$6];2)" office:value-type="string" office:string-value="#e6e6e6" calcext:value-type="string">
            <text:p>#e6e6e6</text:p>
          </table:table-cell>
          <table:table-cell table:formula="of:=[.E62]" office:value-type="string" office:string-value="#e6e6e6" calcext:value-type="string">
            <text:p>#e6e6e6</text:p>
          </table:table-cell>
          <table:table-cell table:style-name="ce2" table:formula="of:=IF(LEN([$Monsters.C78]) &gt; 0; COM.MICROSOFT.CONCAT([$Monsters.C78]; &quot; pts&quot;);&quot;&quot;)" office:value-type="string" office:string-value="1100 pts" calcext:value-type="string">
            <text:p>1100 pts</text:p>
          </table:table-cell>
          <table:table-cell table:formula="of:=IF(LEN([$Monsters.I78]) &gt; 0; COM.MICROSOFT.CONCAT(&quot;Eaten by &quot;; [$Monsters.I78]); &quot;Permanent&quot;)" office:value-type="string" office:string-value="Permanent" calcext:value-type="string">
            <text:p>Permanent</text:p>
          </table:table-cell>
          <table:table-cell table:style-name="ce2" table:formula="of:=IF([$Monsters.I78] &gt;0; VLOOKUP([$Monsters.I78];[$'Phase Colours'.$A$1:.$B$7];2); [$'Phase Colours'.$B$7])" office:value-type="string" office:string-value="#ffffff" calcext:value-type="string">
            <text:p>#ffffff</text:p>
          </table:table-cell>
          <table:table-cell table:style-name="ce2" table:formula="of:=IF(LEN([$Monsters.K78]) &gt; 0; [$Monsters.K78]; &quot;     &quot;)" office:value-type="string" office:string-value="Costs 800 if trading in Vampire" calcext:value-type="string">
            <text:p>Costs 800 if trading in Vampire</text:p>
          </table:table-cell>
          <table:table-cell table:formula="of:=IF([$Monsters.J78]=&quot;Fang&quot;;&quot;y&quot;; &quot;n&quot;)" office:value-type="string" office:string-value="y" calcext:value-type="string">
            <text:p>y</text:p>
          </table:table-cell>
          <table:table-cell table:style-name="ce2" table:formula="of:=IF([$Monsters.J78]=&quot;Claw&quot;;&quot;y&quot;; &quot;n&quot;)" office:value-type="string" office:string-value="n" calcext:value-type="string">
            <text:p>n</text:p>
          </table:table-cell>
          <table:table-cell table:style-name="ce2" table:formula="of:=IF([.N62]=&quot;N/A&quot;;&quot;n&quot;;&quot;y&quot;)" office:value-type="string" office:string-value="y" calcext:value-type="string">
            <text:p>y</text:p>
          </table:table-cell>
          <table:table-cell table:style-name="ce2" table:formula="of:=IF([$Monsters.E78]=&quot;N/A&quot;;&quot;N/A&quot;;COM.MICROSOFT.CONCAT([$Monsters.E78]; &quot; pts&quot;))" office:value-type="string" office:string-value="0 pts" calcext:value-type="string">
            <text:p>0 pts</text:p>
          </table:table-cell>
          <table:table-cell table:formula="of:=IF([.P62]&gt;0;&quot;y&quot;;&quot;n&quot;)" office:value-type="string" office:string-value="y" calcext:value-type="string">
            <text:p>y</text:p>
          </table:table-cell>
          <table:table-cell table:style-name="ce2" table:formula="of:=[$Monsters.H78]" office:value-type="float" office:value="2" calcext:value-type="float">
            <text:p>2</text:p>
          </table:table-cell>
          <table:table-cell table:formula="of:=SUBSTITUTE([$Monsters.D78];&quot;∞&quot;;&quot;Inf.&quot;)" office:value-type="string" office:string-value="Inf." calcext:value-type="string">
            <text:p>Inf.</text:p>
          </table:table-cell>
          <table:table-cell table:style-name="ce2" table:formula="of:=IF([$Monsters.$D78]&lt;&gt;&quot;N/A&quot;;IF([.Q62]=&quot;1&quot;;&quot;co&quot;;&quot;c&quot;)&amp;IF([$Monsters.$G78]=&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79];&quot;ſ&quot;;&quot;s&quot;)" office:value-type="string" office:string-value="Vampire Lord" calcext:value-type="string">
            <text:p>Vampire Lord</text:p>
          </table:table-cell>
          <table:table-cell table:style-name="ce2" table:formula="of:=IF(LEN([$Monsters.L79]) &gt; 0; [$Monsters.L79]; &quot;&quot;)">
            <text:p/>
          </table:table-cell>
          <table:table-cell table:style-name="ce2" table:formula="of:=[$Monsters.B79]" office:value-type="float" office:value="5" calcext:value-type="float">
            <text:p>5</text:p>
          </table:table-cell>
          <table:table-cell table:formula="of:=VLOOKUP([.D63];[$'Phase Colours'.$A$1:.$B$6];2)" office:value-type="string" office:string-value="#e6e6e6" calcext:value-type="string">
            <text:p>#e6e6e6</text:p>
          </table:table-cell>
          <table:table-cell table:formula="of:=[.E63]" office:value-type="string" office:string-value="#e6e6e6" calcext:value-type="string">
            <text:p>#e6e6e6</text:p>
          </table:table-cell>
          <table:table-cell table:style-name="ce2" table:formula="of:=IF(LEN([$Monsters.C79]) &gt; 0; COM.MICROSOFT.CONCAT([$Monsters.C79]; &quot; pts&quot;);&quot;&quot;)" office:value-type="string" office:string-value="1100 pts" calcext:value-type="string">
            <text:p>1100 pts</text:p>
          </table:table-cell>
          <table:table-cell table:formula="of:=IF(LEN([$Monsters.I79]) &gt; 0; COM.MICROSOFT.CONCAT(&quot;Eaten by &quot;; [$Monsters.I79]); &quot;Permanent&quot;)" office:value-type="string" office:string-value="Permanent" calcext:value-type="string">
            <text:p>Permanent</text:p>
          </table:table-cell>
          <table:table-cell table:style-name="ce2" table:formula="of:=IF([$Monsters.I79] &gt;0; VLOOKUP([$Monsters.I79];[$'Phase Colours'.$A$1:.$B$7];2); [$'Phase Colours'.$B$7])" office:value-type="string" office:string-value="#ffffff" calcext:value-type="string">
            <text:p>#ffffff</text:p>
          </table:table-cell>
          <table:table-cell table:style-name="ce2" table:formula="of:=IF(LEN([$Monsters.K79]) &gt; 0; [$Monsters.K79]; &quot;     &quot;)" office:value-type="string" office:string-value="Costs 800 if trading in Vampire" calcext:value-type="string">
            <text:p>Costs 800 if trading in Vampire</text:p>
          </table:table-cell>
          <table:table-cell table:formula="of:=IF([$Monsters.J79]=&quot;Fang&quot;;&quot;y&quot;; &quot;n&quot;)" office:value-type="string" office:string-value="y" calcext:value-type="string">
            <text:p>y</text:p>
          </table:table-cell>
          <table:table-cell table:style-name="ce2" table:formula="of:=IF([$Monsters.J79]=&quot;Claw&quot;;&quot;y&quot;; &quot;n&quot;)" office:value-type="string" office:string-value="n" calcext:value-type="string">
            <text:p>n</text:p>
          </table:table-cell>
          <table:table-cell table:style-name="ce2" table:formula="of:=IF([.N63]=&quot;N/A&quot;;&quot;n&quot;;&quot;y&quot;)" office:value-type="string" office:string-value="y" calcext:value-type="string">
            <text:p>y</text:p>
          </table:table-cell>
          <table:table-cell table:style-name="ce2" table:formula="of:=IF([$Monsters.E79]=&quot;N/A&quot;;&quot;N/A&quot;;COM.MICROSOFT.CONCAT([$Monsters.E79]; &quot; pts&quot;))" office:value-type="string" office:string-value="0 pts" calcext:value-type="string">
            <text:p>0 pts</text:p>
          </table:table-cell>
          <table:table-cell table:formula="of:=IF([.P63]&gt;0;&quot;y&quot;;&quot;n&quot;)" office:value-type="string" office:string-value="y" calcext:value-type="string">
            <text:p>y</text:p>
          </table:table-cell>
          <table:table-cell table:style-name="ce2" table:formula="of:=[$Monsters.H79]" office:value-type="float" office:value="2" calcext:value-type="float">
            <text:p>2</text:p>
          </table:table-cell>
          <table:table-cell table:formula="of:=SUBSTITUTE([$Monsters.D79];&quot;∞&quot;;&quot;Inf.&quot;)" office:value-type="string" office:string-value="Inf." calcext:value-type="string">
            <text:p>Inf.</text:p>
          </table:table-cell>
          <table:table-cell table:style-name="ce2" table:formula="of:=IF([$Monsters.$D79]&lt;&gt;&quot;N/A&quot;;IF([.Q63]=&quot;1&quot;;&quot;co&quot;;&quot;c&quot;)&amp;IF([$Monsters.$G79]=&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80];&quot;ſ&quot;;&quot;s&quot;)" office:value-type="string" office:string-value="Vampire Lord" calcext:value-type="string">
            <text:p>Vampire Lord</text:p>
          </table:table-cell>
          <table:table-cell table:style-name="ce2" table:formula="of:=IF(LEN([$Monsters.L80]) &gt; 0; [$Monsters.L80]; &quot;&quot;)">
            <text:p/>
          </table:table-cell>
          <table:table-cell table:style-name="ce2" table:formula="of:=[$Monsters.B80]" office:value-type="float" office:value="5" calcext:value-type="float">
            <text:p>5</text:p>
          </table:table-cell>
          <table:table-cell table:formula="of:=VLOOKUP([.D64];[$'Phase Colours'.$A$1:.$B$6];2)" office:value-type="string" office:string-value="#e6e6e6" calcext:value-type="string">
            <text:p>#e6e6e6</text:p>
          </table:table-cell>
          <table:table-cell table:formula="of:=[.E64]" office:value-type="string" office:string-value="#e6e6e6" calcext:value-type="string">
            <text:p>#e6e6e6</text:p>
          </table:table-cell>
          <table:table-cell table:style-name="ce2" table:formula="of:=IF(LEN([$Monsters.C80]) &gt; 0; COM.MICROSOFT.CONCAT([$Monsters.C80]; &quot; pts&quot;);&quot;&quot;)" office:value-type="string" office:string-value="1100 pts" calcext:value-type="string">
            <text:p>1100 pts</text:p>
          </table:table-cell>
          <table:table-cell table:formula="of:=IF(LEN([$Monsters.I80]) &gt; 0; COM.MICROSOFT.CONCAT(&quot;Eaten by &quot;; [$Monsters.I80]); &quot;Permanent&quot;)" office:value-type="string" office:string-value="Permanent" calcext:value-type="string">
            <text:p>Permanent</text:p>
          </table:table-cell>
          <table:table-cell table:style-name="ce2" table:formula="of:=IF([$Monsters.I80] &gt;0; VLOOKUP([$Monsters.I80];[$'Phase Colours'.$A$1:.$B$7];2); [$'Phase Colours'.$B$7])" office:value-type="string" office:string-value="#ffffff" calcext:value-type="string">
            <text:p>#ffffff</text:p>
          </table:table-cell>
          <table:table-cell table:style-name="ce2" table:formula="of:=IF(LEN([$Monsters.K80]) &gt; 0; [$Monsters.K80]; &quot;     &quot;)" office:value-type="string" office:string-value="Costs 800 if trading in Vampire" calcext:value-type="string">
            <text:p>Costs 800 if trading in Vampire</text:p>
          </table:table-cell>
          <table:table-cell table:formula="of:=IF([$Monsters.J80]=&quot;Fang&quot;;&quot;y&quot;; &quot;n&quot;)" office:value-type="string" office:string-value="y" calcext:value-type="string">
            <text:p>y</text:p>
          </table:table-cell>
          <table:table-cell table:style-name="ce2" table:formula="of:=IF([$Monsters.J80]=&quot;Claw&quot;;&quot;y&quot;; &quot;n&quot;)" office:value-type="string" office:string-value="n" calcext:value-type="string">
            <text:p>n</text:p>
          </table:table-cell>
          <table:table-cell table:style-name="ce2" table:formula="of:=IF([.N64]=&quot;N/A&quot;;&quot;n&quot;;&quot;y&quot;)" office:value-type="string" office:string-value="y" calcext:value-type="string">
            <text:p>y</text:p>
          </table:table-cell>
          <table:table-cell table:style-name="ce2" table:formula="of:=IF([$Monsters.E80]=&quot;N/A&quot;;&quot;N/A&quot;;COM.MICROSOFT.CONCAT([$Monsters.E80]; &quot; pts&quot;))" office:value-type="string" office:string-value="0 pts" calcext:value-type="string">
            <text:p>0 pts</text:p>
          </table:table-cell>
          <table:table-cell table:formula="of:=IF([.P64]&gt;0;&quot;y&quot;;&quot;n&quot;)" office:value-type="string" office:string-value="y" calcext:value-type="string">
            <text:p>y</text:p>
          </table:table-cell>
          <table:table-cell table:style-name="ce2" table:formula="of:=[$Monsters.H80]" office:value-type="float" office:value="2" calcext:value-type="float">
            <text:p>2</text:p>
          </table:table-cell>
          <table:table-cell table:formula="of:=SUBSTITUTE([$Monsters.D80];&quot;∞&quot;;&quot;Inf.&quot;)" office:value-type="string" office:string-value="Inf." calcext:value-type="string">
            <text:p>Inf.</text:p>
          </table:table-cell>
          <table:table-cell table:style-name="ce2" table:formula="of:=IF([$Monsters.$D80]&lt;&gt;&quot;N/A&quot;;IF([.Q64]=&quot;1&quot;;&quot;co&quot;;&quot;c&quot;)&amp;IF([$Monsters.$G80]=&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81];&quot;ſ&quot;;&quot;s&quot;)" office:value-type="string" office:string-value="Vampire Lord" calcext:value-type="string">
            <text:p>Vampire Lord</text:p>
          </table:table-cell>
          <table:table-cell table:style-name="ce2" table:formula="of:=IF(LEN([$Monsters.L81]) &gt; 0; [$Monsters.L81]; &quot;&quot;)">
            <text:p/>
          </table:table-cell>
          <table:table-cell table:style-name="ce2" table:formula="of:=[$Monsters.B81]" office:value-type="float" office:value="5" calcext:value-type="float">
            <text:p>5</text:p>
          </table:table-cell>
          <table:table-cell table:formula="of:=VLOOKUP([.D65];[$'Phase Colours'.$A$1:.$B$6];2)" office:value-type="string" office:string-value="#e6e6e6" calcext:value-type="string">
            <text:p>#e6e6e6</text:p>
          </table:table-cell>
          <table:table-cell table:formula="of:=[.E65]" office:value-type="string" office:string-value="#e6e6e6" calcext:value-type="string">
            <text:p>#e6e6e6</text:p>
          </table:table-cell>
          <table:table-cell table:style-name="ce2" table:formula="of:=IF(LEN([$Monsters.C81]) &gt; 0; COM.MICROSOFT.CONCAT([$Monsters.C81]; &quot; pts&quot;);&quot;&quot;)" office:value-type="string" office:string-value="1100 pts" calcext:value-type="string">
            <text:p>1100 pts</text:p>
          </table:table-cell>
          <table:table-cell table:formula="of:=IF(LEN([$Monsters.I81]) &gt; 0; COM.MICROSOFT.CONCAT(&quot;Eaten by &quot;; [$Monsters.I81]); &quot;Permanent&quot;)" office:value-type="string" office:string-value="Permanent" calcext:value-type="string">
            <text:p>Permanent</text:p>
          </table:table-cell>
          <table:table-cell table:style-name="ce2" table:formula="of:=IF([$Monsters.I81] &gt;0; VLOOKUP([$Monsters.I81];[$'Phase Colours'.$A$1:.$B$7];2); [$'Phase Colours'.$B$7])" office:value-type="string" office:string-value="#ffffff" calcext:value-type="string">
            <text:p>#ffffff</text:p>
          </table:table-cell>
          <table:table-cell table:style-name="ce2" table:formula="of:=IF(LEN([$Monsters.K81]) &gt; 0; [$Monsters.K81]; &quot;     &quot;)" office:value-type="string" office:string-value="Costs 800 if trading in Vampire" calcext:value-type="string">
            <text:p>Costs 800 if trading in Vampire</text:p>
          </table:table-cell>
          <table:table-cell table:formula="of:=IF([$Monsters.J81]=&quot;Fang&quot;;&quot;y&quot;; &quot;n&quot;)" office:value-type="string" office:string-value="y" calcext:value-type="string">
            <text:p>y</text:p>
          </table:table-cell>
          <table:table-cell table:style-name="ce2" table:formula="of:=IF([$Monsters.J81]=&quot;Claw&quot;;&quot;y&quot;; &quot;n&quot;)" office:value-type="string" office:string-value="n" calcext:value-type="string">
            <text:p>n</text:p>
          </table:table-cell>
          <table:table-cell table:style-name="ce2" table:formula="of:=IF([.N65]=&quot;N/A&quot;;&quot;n&quot;;&quot;y&quot;)" office:value-type="string" office:string-value="y" calcext:value-type="string">
            <text:p>y</text:p>
          </table:table-cell>
          <table:table-cell table:style-name="ce2" table:formula="of:=IF([$Monsters.E81]=&quot;N/A&quot;;&quot;N/A&quot;;COM.MICROSOFT.CONCAT([$Monsters.E81]; &quot; pts&quot;))" office:value-type="string" office:string-value="0 pts" calcext:value-type="string">
            <text:p>0 pts</text:p>
          </table:table-cell>
          <table:table-cell table:formula="of:=IF([.P65]&gt;0;&quot;y&quot;;&quot;n&quot;)" office:value-type="string" office:string-value="y" calcext:value-type="string">
            <text:p>y</text:p>
          </table:table-cell>
          <table:table-cell table:style-name="ce2" table:formula="of:=[$Monsters.H81]" office:value-type="float" office:value="2" calcext:value-type="float">
            <text:p>2</text:p>
          </table:table-cell>
          <table:table-cell table:formula="of:=SUBSTITUTE([$Monsters.D81];&quot;∞&quot;;&quot;Inf.&quot;)" office:value-type="string" office:string-value="Inf." calcext:value-type="string">
            <text:p>Inf.</text:p>
          </table:table-cell>
          <table:table-cell table:style-name="ce2" table:formula="of:=IF([$Monsters.$D81]&lt;&gt;&quot;N/A&quot;;IF([.Q65]=&quot;1&quot;;&quot;co&quot;;&quot;c&quot;)&amp;IF([$Monsters.$G81]=&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82];&quot;ſ&quot;;&quot;s&quot;)" office:value-type="string" office:string-value="Vampire Lord" calcext:value-type="string">
            <text:p>Vampire Lord</text:p>
          </table:table-cell>
          <table:table-cell table:style-name="ce2" table:formula="of:=IF(LEN([$Monsters.L82]) &gt; 0; [$Monsters.L82]; &quot;&quot;)">
            <text:p/>
          </table:table-cell>
          <table:table-cell table:style-name="ce2" table:formula="of:=[$Monsters.B82]" office:value-type="float" office:value="5" calcext:value-type="float">
            <text:p>5</text:p>
          </table:table-cell>
          <table:table-cell table:formula="of:=VLOOKUP([.D66];[$'Phase Colours'.$A$1:.$B$6];2)" office:value-type="string" office:string-value="#e6e6e6" calcext:value-type="string">
            <text:p>#e6e6e6</text:p>
          </table:table-cell>
          <table:table-cell table:formula="of:=[.E66]" office:value-type="string" office:string-value="#e6e6e6" calcext:value-type="string">
            <text:p>#e6e6e6</text:p>
          </table:table-cell>
          <table:table-cell table:style-name="ce2" table:formula="of:=IF(LEN([$Monsters.C82]) &gt; 0; COM.MICROSOFT.CONCAT([$Monsters.C82]; &quot; pts&quot;);&quot;&quot;)" office:value-type="string" office:string-value="1100 pts" calcext:value-type="string">
            <text:p>1100 pts</text:p>
          </table:table-cell>
          <table:table-cell table:formula="of:=IF(LEN([$Monsters.I82]) &gt; 0; COM.MICROSOFT.CONCAT(&quot;Eaten by &quot;; [$Monsters.I82]); &quot;Permanent&quot;)" office:value-type="string" office:string-value="Permanent" calcext:value-type="string">
            <text:p>Permanent</text:p>
          </table:table-cell>
          <table:table-cell table:style-name="ce2" table:formula="of:=IF([$Monsters.I82] &gt;0; VLOOKUP([$Monsters.I82];[$'Phase Colours'.$A$1:.$B$7];2); [$'Phase Colours'.$B$7])" office:value-type="string" office:string-value="#ffffff" calcext:value-type="string">
            <text:p>#ffffff</text:p>
          </table:table-cell>
          <table:table-cell table:style-name="ce2" table:formula="of:=IF(LEN([$Monsters.K82]) &gt; 0; [$Monsters.K82]; &quot;     &quot;)" office:value-type="string" office:string-value="Costs 800 if trading in Vampire" calcext:value-type="string">
            <text:p>Costs 800 if trading in Vampire</text:p>
          </table:table-cell>
          <table:table-cell table:formula="of:=IF([$Monsters.J82]=&quot;Fang&quot;;&quot;y&quot;; &quot;n&quot;)" office:value-type="string" office:string-value="y" calcext:value-type="string">
            <text:p>y</text:p>
          </table:table-cell>
          <table:table-cell table:style-name="ce2" table:formula="of:=IF([$Monsters.J82]=&quot;Claw&quot;;&quot;y&quot;; &quot;n&quot;)" office:value-type="string" office:string-value="n" calcext:value-type="string">
            <text:p>n</text:p>
          </table:table-cell>
          <table:table-cell table:style-name="ce2" table:formula="of:=IF([.N66]=&quot;N/A&quot;;&quot;n&quot;;&quot;y&quot;)" office:value-type="string" office:string-value="y" calcext:value-type="string">
            <text:p>y</text:p>
          </table:table-cell>
          <table:table-cell table:style-name="ce2" table:formula="of:=IF([$Monsters.E82]=&quot;N/A&quot;;&quot;N/A&quot;;COM.MICROSOFT.CONCAT([$Monsters.E82]; &quot; pts&quot;))" office:value-type="string" office:string-value="0 pts" calcext:value-type="string">
            <text:p>0 pts</text:p>
          </table:table-cell>
          <table:table-cell table:formula="of:=IF([.P66]&gt;0;&quot;y&quot;;&quot;n&quot;)" office:value-type="string" office:string-value="y" calcext:value-type="string">
            <text:p>y</text:p>
          </table:table-cell>
          <table:table-cell table:style-name="ce2" table:formula="of:=[$Monsters.H82]" office:value-type="float" office:value="2" calcext:value-type="float">
            <text:p>2</text:p>
          </table:table-cell>
          <table:table-cell table:formula="of:=SUBSTITUTE([$Monsters.D82];&quot;∞&quot;;&quot;Inf.&quot;)" office:value-type="string" office:string-value="Inf." calcext:value-type="string">
            <text:p>Inf.</text:p>
          </table:table-cell>
          <table:table-cell table:style-name="ce2" table:formula="of:=IF([$Monsters.$D82]&lt;&gt;&quot;N/A&quot;;IF([.Q66]=&quot;1&quot;;&quot;co&quot;;&quot;c&quot;)&amp;IF([$Monsters.$G82]=&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83];&quot;ſ&quot;;&quot;s&quot;)" office:value-type="string" office:string-value="Vampire Lord" calcext:value-type="string">
            <text:p>Vampire Lord</text:p>
          </table:table-cell>
          <table:table-cell table:style-name="ce2" table:formula="of:=IF(LEN([$Monsters.L83]) &gt; 0; [$Monsters.L83]; &quot;&quot;)">
            <text:p/>
          </table:table-cell>
          <table:table-cell table:style-name="ce2" table:formula="of:=[$Monsters.B83]" office:value-type="float" office:value="5" calcext:value-type="float">
            <text:p>5</text:p>
          </table:table-cell>
          <table:table-cell table:formula="of:=VLOOKUP([.D67];[$'Phase Colours'.$A$1:.$B$6];2)" office:value-type="string" office:string-value="#e6e6e6" calcext:value-type="string">
            <text:p>#e6e6e6</text:p>
          </table:table-cell>
          <table:table-cell table:formula="of:=[.E67]" office:value-type="string" office:string-value="#e6e6e6" calcext:value-type="string">
            <text:p>#e6e6e6</text:p>
          </table:table-cell>
          <table:table-cell table:style-name="ce2" table:formula="of:=IF(LEN([$Monsters.C83]) &gt; 0; COM.MICROSOFT.CONCAT([$Monsters.C83]; &quot; pts&quot;);&quot;&quot;)" office:value-type="string" office:string-value="1100 pts" calcext:value-type="string">
            <text:p>1100 pts</text:p>
          </table:table-cell>
          <table:table-cell table:formula="of:=IF(LEN([$Monsters.I83]) &gt; 0; COM.MICROSOFT.CONCAT(&quot;Eaten by &quot;; [$Monsters.I83]); &quot;Permanent&quot;)" office:value-type="string" office:string-value="Permanent" calcext:value-type="string">
            <text:p>Permanent</text:p>
          </table:table-cell>
          <table:table-cell table:style-name="ce2" table:formula="of:=IF([$Monsters.I83] &gt;0; VLOOKUP([$Monsters.I83];[$'Phase Colours'.$A$1:.$B$7];2); [$'Phase Colours'.$B$7])" office:value-type="string" office:string-value="#ffffff" calcext:value-type="string">
            <text:p>#ffffff</text:p>
          </table:table-cell>
          <table:table-cell table:style-name="ce2" table:formula="of:=IF(LEN([$Monsters.K83]) &gt; 0; [$Monsters.K83]; &quot;     &quot;)" office:value-type="string" office:string-value="Costs 800 if trading in Vampire" calcext:value-type="string">
            <text:p>Costs 800 if trading in Vampire</text:p>
          </table:table-cell>
          <table:table-cell table:formula="of:=IF([$Monsters.J83]=&quot;Fang&quot;;&quot;y&quot;; &quot;n&quot;)" office:value-type="string" office:string-value="y" calcext:value-type="string">
            <text:p>y</text:p>
          </table:table-cell>
          <table:table-cell table:style-name="ce2" table:formula="of:=IF([$Monsters.J83]=&quot;Claw&quot;;&quot;y&quot;; &quot;n&quot;)" office:value-type="string" office:string-value="n" calcext:value-type="string">
            <text:p>n</text:p>
          </table:table-cell>
          <table:table-cell table:style-name="ce2" table:formula="of:=IF([.N67]=&quot;N/A&quot;;&quot;n&quot;;&quot;y&quot;)" office:value-type="string" office:string-value="y" calcext:value-type="string">
            <text:p>y</text:p>
          </table:table-cell>
          <table:table-cell table:style-name="ce2" table:formula="of:=IF([$Monsters.E83]=&quot;N/A&quot;;&quot;N/A&quot;;COM.MICROSOFT.CONCAT([$Monsters.E83]; &quot; pts&quot;))" office:value-type="string" office:string-value="0 pts" calcext:value-type="string">
            <text:p>0 pts</text:p>
          </table:table-cell>
          <table:table-cell table:formula="of:=IF([.P67]&gt;0;&quot;y&quot;;&quot;n&quot;)" office:value-type="string" office:string-value="y" calcext:value-type="string">
            <text:p>y</text:p>
          </table:table-cell>
          <table:table-cell table:style-name="ce2" table:formula="of:=[$Monsters.H83]" office:value-type="float" office:value="2" calcext:value-type="float">
            <text:p>2</text:p>
          </table:table-cell>
          <table:table-cell table:formula="of:=SUBSTITUTE([$Monsters.D83];&quot;∞&quot;;&quot;Inf.&quot;)" office:value-type="string" office:string-value="Inf." calcext:value-type="string">
            <text:p>Inf.</text:p>
          </table:table-cell>
          <table:table-cell table:style-name="ce2" table:formula="of:=IF([$Monsters.$D83]&lt;&gt;&quot;N/A&quot;;IF([.Q67]=&quot;1&quot;;&quot;co&quot;;&quot;c&quot;)&amp;IF([$Monsters.$G83]=&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84];&quot;ſ&quot;;&quot;s&quot;)" office:value-type="string" office:string-value="Vampire Lord" calcext:value-type="string">
            <text:p>Vampire Lord</text:p>
          </table:table-cell>
          <table:table-cell table:style-name="ce2" table:formula="of:=IF(LEN([$Monsters.L84]) &gt; 0; [$Monsters.L84]; &quot;&quot;)">
            <text:p/>
          </table:table-cell>
          <table:table-cell table:style-name="ce2" table:formula="of:=[$Monsters.B84]" office:value-type="float" office:value="5" calcext:value-type="float">
            <text:p>5</text:p>
          </table:table-cell>
          <table:table-cell table:formula="of:=VLOOKUP([.D68];[$'Phase Colours'.$A$1:.$B$6];2)" office:value-type="string" office:string-value="#e6e6e6" calcext:value-type="string">
            <text:p>#e6e6e6</text:p>
          </table:table-cell>
          <table:table-cell table:formula="of:=[.E68]" office:value-type="string" office:string-value="#e6e6e6" calcext:value-type="string">
            <text:p>#e6e6e6</text:p>
          </table:table-cell>
          <table:table-cell table:style-name="ce2" table:formula="of:=IF(LEN([$Monsters.C84]) &gt; 0; COM.MICROSOFT.CONCAT([$Monsters.C84]; &quot; pts&quot;);&quot;&quot;)" office:value-type="string" office:string-value="1100 pts" calcext:value-type="string">
            <text:p>1100 pts</text:p>
          </table:table-cell>
          <table:table-cell table:formula="of:=IF(LEN([$Monsters.I84]) &gt; 0; COM.MICROSOFT.CONCAT(&quot;Eaten by &quot;; [$Monsters.I84]); &quot;Permanent&quot;)" office:value-type="string" office:string-value="Permanent" calcext:value-type="string">
            <text:p>Permanent</text:p>
          </table:table-cell>
          <table:table-cell table:style-name="ce2" table:formula="of:=IF([$Monsters.I84] &gt;0; VLOOKUP([$Monsters.I84];[$'Phase Colours'.$A$1:.$B$7];2); [$'Phase Colours'.$B$7])" office:value-type="string" office:string-value="#ffffff" calcext:value-type="string">
            <text:p>#ffffff</text:p>
          </table:table-cell>
          <table:table-cell table:style-name="ce2" table:formula="of:=IF(LEN([$Monsters.K84]) &gt; 0; [$Monsters.K84]; &quot;     &quot;)" office:value-type="string" office:string-value="Costs 800 if trading in Vampire" calcext:value-type="string">
            <text:p>Costs 800 if trading in Vampire</text:p>
          </table:table-cell>
          <table:table-cell table:formula="of:=IF([$Monsters.J84]=&quot;Fang&quot;;&quot;y&quot;; &quot;n&quot;)" office:value-type="string" office:string-value="y" calcext:value-type="string">
            <text:p>y</text:p>
          </table:table-cell>
          <table:table-cell table:style-name="ce2" table:formula="of:=IF([$Monsters.J84]=&quot;Claw&quot;;&quot;y&quot;; &quot;n&quot;)" office:value-type="string" office:string-value="n" calcext:value-type="string">
            <text:p>n</text:p>
          </table:table-cell>
          <table:table-cell table:style-name="ce2" table:formula="of:=IF([.N68]=&quot;N/A&quot;;&quot;n&quot;;&quot;y&quot;)" office:value-type="string" office:string-value="y" calcext:value-type="string">
            <text:p>y</text:p>
          </table:table-cell>
          <table:table-cell table:style-name="ce2" table:formula="of:=IF([$Monsters.E84]=&quot;N/A&quot;;&quot;N/A&quot;;COM.MICROSOFT.CONCAT([$Monsters.E84]; &quot; pts&quot;))" office:value-type="string" office:string-value="0 pts" calcext:value-type="string">
            <text:p>0 pts</text:p>
          </table:table-cell>
          <table:table-cell table:formula="of:=IF([.P68]&gt;0;&quot;y&quot;;&quot;n&quot;)" office:value-type="string" office:string-value="y" calcext:value-type="string">
            <text:p>y</text:p>
          </table:table-cell>
          <table:table-cell table:style-name="ce2" table:formula="of:=[$Monsters.H84]" office:value-type="float" office:value="2" calcext:value-type="float">
            <text:p>2</text:p>
          </table:table-cell>
          <table:table-cell table:formula="of:=SUBSTITUTE([$Monsters.D84];&quot;∞&quot;;&quot;Inf.&quot;)" office:value-type="string" office:string-value="Inf." calcext:value-type="string">
            <text:p>Inf.</text:p>
          </table:table-cell>
          <table:table-cell table:style-name="ce2" table:formula="of:=IF([$Monsters.$D84]&lt;&gt;&quot;N/A&quot;;IF([.Q68]=&quot;1&quot;;&quot;co&quot;;&quot;c&quot;)&amp;IF([$Monsters.$G84]=&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85];&quot;ſ&quot;;&quot;s&quot;)" office:value-type="string" office:string-value="Vampire Lord" calcext:value-type="string">
            <text:p>Vampire Lord</text:p>
          </table:table-cell>
          <table:table-cell table:style-name="ce2" table:formula="of:=IF(LEN([$Monsters.L85]) &gt; 0; [$Monsters.L85]; &quot;&quot;)">
            <text:p/>
          </table:table-cell>
          <table:table-cell table:style-name="ce2" table:formula="of:=[$Monsters.B85]" office:value-type="float" office:value="5" calcext:value-type="float">
            <text:p>5</text:p>
          </table:table-cell>
          <table:table-cell table:formula="of:=VLOOKUP([.D69];[$'Phase Colours'.$A$1:.$B$6];2)" office:value-type="string" office:string-value="#e6e6e6" calcext:value-type="string">
            <text:p>#e6e6e6</text:p>
          </table:table-cell>
          <table:table-cell table:formula="of:=[.E69]" office:value-type="string" office:string-value="#e6e6e6" calcext:value-type="string">
            <text:p>#e6e6e6</text:p>
          </table:table-cell>
          <table:table-cell table:style-name="ce2" table:formula="of:=IF(LEN([$Monsters.C85]) &gt; 0; COM.MICROSOFT.CONCAT([$Monsters.C85]; &quot; pts&quot;);&quot;&quot;)" office:value-type="string" office:string-value="1100 pts" calcext:value-type="string">
            <text:p>1100 pts</text:p>
          </table:table-cell>
          <table:table-cell table:formula="of:=IF(LEN([$Monsters.I85]) &gt; 0; COM.MICROSOFT.CONCAT(&quot;Eaten by &quot;; [$Monsters.I85]); &quot;Permanent&quot;)" office:value-type="string" office:string-value="Permanent" calcext:value-type="string">
            <text:p>Permanent</text:p>
          </table:table-cell>
          <table:table-cell table:style-name="ce2" table:formula="of:=IF([$Monsters.I85] &gt;0; VLOOKUP([$Monsters.I85];[$'Phase Colours'.$A$1:.$B$7];2); [$'Phase Colours'.$B$7])" office:value-type="string" office:string-value="#ffffff" calcext:value-type="string">
            <text:p>#ffffff</text:p>
          </table:table-cell>
          <table:table-cell table:style-name="ce2" table:formula="of:=IF(LEN([$Monsters.K85]) &gt; 0; [$Monsters.K85]; &quot;     &quot;)" office:value-type="string" office:string-value="Costs 800 if trading in Vampire" calcext:value-type="string">
            <text:p>Costs 800 if trading in Vampire</text:p>
          </table:table-cell>
          <table:table-cell table:formula="of:=IF([$Monsters.J85]=&quot;Fang&quot;;&quot;y&quot;; &quot;n&quot;)" office:value-type="string" office:string-value="y" calcext:value-type="string">
            <text:p>y</text:p>
          </table:table-cell>
          <table:table-cell table:style-name="ce2" table:formula="of:=IF([$Monsters.J85]=&quot;Claw&quot;;&quot;y&quot;; &quot;n&quot;)" office:value-type="string" office:string-value="n" calcext:value-type="string">
            <text:p>n</text:p>
          </table:table-cell>
          <table:table-cell table:style-name="ce2" table:formula="of:=IF([.N69]=&quot;N/A&quot;;&quot;n&quot;;&quot;y&quot;)" office:value-type="string" office:string-value="y" calcext:value-type="string">
            <text:p>y</text:p>
          </table:table-cell>
          <table:table-cell table:style-name="ce2" table:formula="of:=IF([$Monsters.E85]=&quot;N/A&quot;;&quot;N/A&quot;;COM.MICROSOFT.CONCAT([$Monsters.E85]; &quot; pts&quot;))" office:value-type="string" office:string-value="0 pts" calcext:value-type="string">
            <text:p>0 pts</text:p>
          </table:table-cell>
          <table:table-cell table:formula="of:=IF([.P69]&gt;0;&quot;y&quot;;&quot;n&quot;)" office:value-type="string" office:string-value="y" calcext:value-type="string">
            <text:p>y</text:p>
          </table:table-cell>
          <table:table-cell table:style-name="ce2" table:formula="of:=[$Monsters.H85]" office:value-type="float" office:value="2" calcext:value-type="float">
            <text:p>2</text:p>
          </table:table-cell>
          <table:table-cell table:formula="of:=SUBSTITUTE([$Monsters.D85];&quot;∞&quot;;&quot;Inf.&quot;)" office:value-type="string" office:string-value="Inf." calcext:value-type="string">
            <text:p>Inf.</text:p>
          </table:table-cell>
          <table:table-cell table:style-name="ce2" table:formula="of:=IF([$Monsters.$D85]&lt;&gt;&quot;N/A&quot;;IF([.Q69]=&quot;1&quot;;&quot;co&quot;;&quot;c&quot;)&amp;IF([$Monsters.$G85]=&quot;Yes&quot;;&quot;x&quot;;&quot;&quot;)&amp;IF([$Monsters.F$7]=&quot;Yes&quot;;&quot;d&quot;;&quot;&quot;);&quot;&quot;)" office:value-type="string" office:string-value="cxd" calcext:value-type="string">
            <text:p>cxd</text:p>
          </table:table-cell>
          <table:table-cell table:number-columns-repeated="46"/>
        </table:table-row>
        <table:table-row table:style-name="ro4">
          <table:table-cell table:style-name="ce2" office:value-type="float" office:value="1" calcext:value-type="float">
            <text:p>1</text:p>
          </table:table-cell>
          <table:table-cell table:formula="of:=SUBSTITUTE([$Monsters.A86];&quot;ſ&quot;;&quot;s&quot;)" office:value-type="string" office:string-value="Vampire Lord" calcext:value-type="string">
            <text:p>Vampire Lord</text:p>
          </table:table-cell>
          <table:table-cell table:style-name="ce2" table:formula="of:=IF(LEN([$Monsters.L86]) &gt; 0; [$Monsters.L86]; &quot;&quot;)">
            <text:p/>
          </table:table-cell>
          <table:table-cell table:style-name="ce2" table:formula="of:=[$Monsters.B86]" office:value-type="float" office:value="5" calcext:value-type="float">
            <text:p>5</text:p>
          </table:table-cell>
          <table:table-cell table:formula="of:=VLOOKUP([.D70];[$'Phase Colours'.$A$1:.$B$6];2)" office:value-type="string" office:string-value="#e6e6e6" calcext:value-type="string">
            <text:p>#e6e6e6</text:p>
          </table:table-cell>
          <table:table-cell table:formula="of:=[.E70]" office:value-type="string" office:string-value="#e6e6e6" calcext:value-type="string">
            <text:p>#e6e6e6</text:p>
          </table:table-cell>
          <table:table-cell table:style-name="ce2" table:formula="of:=IF(LEN([$Monsters.C86]) &gt; 0; COM.MICROSOFT.CONCAT([$Monsters.C86]; &quot; pts&quot;);&quot;&quot;)" office:value-type="string" office:string-value="1100 pts" calcext:value-type="string">
            <text:p>1100 pts</text:p>
          </table:table-cell>
          <table:table-cell table:formula="of:=IF(LEN([$Monsters.I86]) &gt; 0; COM.MICROSOFT.CONCAT(&quot;Eaten by &quot;; [$Monsters.I86]); &quot;Permanent&quot;)" office:value-type="string" office:string-value="Permanent" calcext:value-type="string">
            <text:p>Permanent</text:p>
          </table:table-cell>
          <table:table-cell table:style-name="ce2" table:formula="of:=IF([$Monsters.I86] &gt;0; VLOOKUP([$Monsters.I86];[$'Phase Colours'.$A$1:.$B$7];2); [$'Phase Colours'.$B$7])" office:value-type="string" office:string-value="#ffffff" calcext:value-type="string">
            <text:p>#ffffff</text:p>
          </table:table-cell>
          <table:table-cell table:style-name="ce2" table:formula="of:=IF(LEN([$Monsters.K86]) &gt; 0; [$Monsters.K86]; &quot;     &quot;)" office:value-type="string" office:string-value="Costs 800 if trading in Vampire" calcext:value-type="string">
            <text:p>Costs 800 if trading in Vampire</text:p>
          </table:table-cell>
          <table:table-cell table:formula="of:=IF([$Monsters.J86]=&quot;Fang&quot;;&quot;y&quot;; &quot;n&quot;)" office:value-type="string" office:string-value="y" calcext:value-type="string">
            <text:p>y</text:p>
          </table:table-cell>
          <table:table-cell table:style-name="ce2" table:formula="of:=IF([$Monsters.J86]=&quot;Claw&quot;;&quot;y&quot;; &quot;n&quot;)" office:value-type="string" office:string-value="n" calcext:value-type="string">
            <text:p>n</text:p>
          </table:table-cell>
          <table:table-cell table:style-name="ce2" table:formula="of:=IF([.N70]=&quot;N/A&quot;;&quot;n&quot;;&quot;y&quot;)" office:value-type="string" office:string-value="y" calcext:value-type="string">
            <text:p>y</text:p>
          </table:table-cell>
          <table:table-cell table:style-name="ce2" table:formula="of:=IF([$Monsters.E86]=&quot;N/A&quot;;&quot;N/A&quot;;COM.MICROSOFT.CONCAT([$Monsters.E86]; &quot; pts&quot;))" office:value-type="string" office:string-value="0 pts" calcext:value-type="string">
            <text:p>0 pts</text:p>
          </table:table-cell>
          <table:table-cell table:formula="of:=IF([.P70]&gt;0;&quot;y&quot;;&quot;n&quot;)" office:value-type="string" office:string-value="y" calcext:value-type="string">
            <text:p>y</text:p>
          </table:table-cell>
          <table:table-cell table:style-name="ce2" table:formula="of:=[$Monsters.H86]" office:value-type="float" office:value="2" calcext:value-type="float">
            <text:p>2</text:p>
          </table:table-cell>
          <table:table-cell table:formula="of:=SUBSTITUTE([$Monsters.D86];&quot;∞&quot;;&quot;Inf.&quot;)" office:value-type="string" office:string-value="Inf." calcext:value-type="string">
            <text:p>Inf.</text:p>
          </table:table-cell>
          <table:table-cell table:style-name="ce2" table:formula="of:=IF([$Monsters.$D86]&lt;&gt;&quot;N/A&quot;;IF([.Q70]=&quot;1&quot;;&quot;co&quot;;&quot;c&quot;)&amp;IF([$Monsters.$G86]=&quot;Yes&quot;;&quot;x&quot;;&quot;&quot;)&amp;IF([$Monsters.F$7]=&quot;Yes&quot;;&quot;d&quot;;&quot;&quot;);&quot;&quot;)" office:value-type="string" office:string-value="cxd" calcext:value-type="string">
            <text:p>cxd</text:p>
          </table:table-cell>
          <table:table-cell table:number-columns-repeated="46"/>
        </table:table-row>
        <table:table-row table:style-name="ro4" table:number-rows-repeated="1048505">
          <table:table-cell table:number-columns-repeated="64"/>
        </table:table-row>
        <table:table-row table:style-name="ro4">
          <table:table-cell table:number-columns-repeated="64"/>
        </table:table-row>
      </table:table>
      <table:table table:name="Board18Sheet" table:style-name="ta4">
        <office:forms form:automatic-focus="false" form:apply-design-mode="false"/>
        <table:table-column table:style-name="co16" table:number-columns-repeated="2" table:default-cell-style-name="ce9"/>
        <table:table-column table:style-name="co17" table:default-cell-style-name="ce10"/>
        <table:table-column table:style-name="co16" table:number-columns-repeated="3" table:default-cell-style-name="ce9"/>
        <table:table-column table:style-name="co18" table:default-cell-style-name="ce9"/>
        <table:table-column table:style-name="co16" table:number-columns-repeated="1017" table:default-cell-style-name="ce9"/>
        <table:table-row table:style-name="ro4">
          <table:table-cell office:value-type="string" calcext:value-type="string">
            <text:p>Name</text:p>
          </table:table-cell>
          <table:table-cell office:value-type="string" calcext:value-type="string">
            <text:p>Phase</text:p>
          </table:table-cell>
          <table:table-cell office:value-type="string" calcext:value-type="string">
            <text:p>Descriptor</text:p>
          </table:table-cell>
          <table:table-cell office:value-type="string" calcext:value-type="string">
            <text:p>Cost</text:p>
          </table:table-cell>
          <table:table-cell office:value-type="string" calcext:value-type="string">
            <text:p>Eaten</text:p>
          </table:table-cell>
          <table:table-cell office:value-type="string" calcext:value-type="string">
            <text:p>Class</text:p>
          </table:table-cell>
          <table:table-cell office:value-type="string" calcext:value-type="string">
            <text:p>Movement</text:p>
          </table:table-cell>
          <table:table-cell office:value-type="string" calcext:value-type="string">
            <text:p>Dit Score</text:p>
          </table:table-cell>
          <table:table-cell office:value-type="string" calcext:value-type="string">
            <text:p>Lingers</text:p>
          </table:table-cell>
          <table:table-cell office:value-type="string" calcext:value-type="string">
            <text:p>Special Rule</text:p>
          </table:table-cell>
          <table:table-cell table:number-columns-repeated="1014"/>
        </table:table-row>
        <table:table-row table:style-name="ro5">
          <table:table-cell table:formula="of:=[$Monsters.A2]" office:value-type="string" office:string-value="&quot;Nurſe&quot;" calcext:value-type="string">
            <text:p>"Nurſe"</text:p>
          </table:table-cell>
          <table:table-cell table:formula="of:=[$Monsters.B2]" office:value-type="string" office:string-value="A" calcext:value-type="string">
            <text:p>A</text:p>
          </table:table-cell>
          <table:table-cell table:formula="of:=[.A2]&amp;IF([.E2]&gt;0;&quot;💀&quot;&amp;[.E2];&quot;&quot;)&amp;COM.MICROSOFT.SWITCH([.F2];&quot;Claw&quot;;&quot;🐺&quot;;&quot;Fang&quot;;&quot;🦇&quot;;&quot;None&quot;;&quot;&quot;)&amp;CHAR(10)&amp;IF(LEN([.G2])&gt;0;&quot;→&quot;&amp;[.G2]&amp;&quot;&quot;;&quot;&quot;)&amp;IF(OR(LEN([.H2])&gt;0;LEN([.I2])&gt;0);CHAR(10);&quot;&quot;)&amp;IF(LEN([.H2])&gt;0;&quot;●=&quot;&amp;[.H2];&quot;&quot;)&amp;IF(LEN([.I2])&gt;0;&quot;  ⌛=&quot;&amp;[.I2];&quot;&quot;)&amp;IF(LEN([.J2])&gt;1;CHAR(10)&amp;[.J2];&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2]" office:value-type="float" office:value="10" calcext:value-type="float">
            <text:p>10</text:p>
          </table:table-cell>
          <table:table-cell table:formula="of:=[$Monsters.I2]" office:value-type="float" office:value="4" calcext:value-type="float">
            <text:p>4</text:p>
          </table:table-cell>
          <table:table-cell table:formula="of:=IF(LEN([$Monsters.J2])&gt;0;[$Monsters.J2];&quot;None&quot;)" office:value-type="string" office:string-value="None" calcext:value-type="string">
            <text:p>None</text:p>
          </table:table-cell>
          <table:table-cell table:number-matrix-columns-spanned="1" table:number-matrix-rows-spanned="1" table:formula="of:=COM.MICROSOFT.SWITCH([$Monsters.D2];1;&quot;○&quot;;&quot;N/A&quot;;&quot;&quot;;COM.MICROSOFT.CONCAT([$Monsters.D2];&quot;×&quot;;&quot;○&quot;;IF([$Monsters.G2]=&quot;Yes&quot;;&quot;|OB&quot;;&quot;&quot;); IF([$Monsters.F4]=&quot;Yes&quot;;&quot;|●&quot;;&quot;+∞●&quot;)))" office:value-type="string" office:string-value="○" calcext:value-type="string">
            <text:p>○</text:p>
          </table:table-cell>
          <table:table-cell table:formula="of:=IF([$Monsters.E2]=&quot;N/A&quot;;&quot;&quot;;[$Monsters.E2])">
            <text:p/>
          </table:table-cell>
          <table:table-cell table:formula="of:=IF([$Monsters.H2]&gt;0;[$Monsters.H2];&quot;&quot;)">
            <text:p/>
          </table:table-cell>
          <table:table-cell table:formula="of:=[$Monsters.K2]"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6">
          <table:table-cell table:formula="of:=[$Monsters.A3]" office:value-type="string" office:string-value="&quot;Nurſe&quot;" calcext:value-type="string">
            <text:p>"Nurſe"</text:p>
          </table:table-cell>
          <table:table-cell table:formula="of:=[$Monsters.B3]" office:value-type="string" office:string-value="A" calcext:value-type="string">
            <text:p>A</text:p>
          </table:table-cell>
          <table:table-cell table:formula="of:=[.A3]&amp;IF([.E3]&gt;0;&quot;💀&quot;&amp;[.E3];&quot;&quot;)&amp;COM.MICROSOFT.SWITCH([.F3];&quot;Claw&quot;;&quot;🐺&quot;;&quot;Fang&quot;;&quot;🦇&quot;;&quot;None&quot;;&quot;&quot;)&amp;CHAR(10)&amp;IF(LEN([.G3])&gt;0;&quot;→&quot;&amp;[.G3]&amp;&quot;&quot;;&quot;&quot;)&amp;IF(OR(LEN([.H3])&gt;0;LEN([.I3])&gt;0);CHAR(10);&quot;&quot;)&amp;IF(LEN([.H3])&gt;0;&quot;●=&quot;&amp;[.H3];&quot;&quot;)&amp;IF(LEN([.I3])&gt;0;&quot;  ⌛=&quot;&amp;[.I3];&quot;&quot;)&amp;IF(LEN([.J3])&gt;1;CHAR(10)&amp;[.J3];&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3]" office:value-type="float" office:value="10" calcext:value-type="float">
            <text:p>10</text:p>
          </table:table-cell>
          <table:table-cell table:formula="of:=[$Monsters.I3]" office:value-type="float" office:value="4" calcext:value-type="float">
            <text:p>4</text:p>
          </table:table-cell>
          <table:table-cell table:formula="of:=IF(LEN([$Monsters.J3])&gt;0;[$Monsters.J3];&quot;None&quot;)" office:value-type="string" office:string-value="None" calcext:value-type="string">
            <text:p>None</text:p>
          </table:table-cell>
          <table:table-cell table:number-matrix-columns-spanned="1" table:number-matrix-rows-spanned="1" table:formula="of:=COM.MICROSOFT.SWITCH([$Monsters.D3];1;&quot;○&quot;;&quot;N/A&quot;;&quot;&quot;;COM.MICROSOFT.CONCAT([$Monsters.D3];&quot;×&quot;;&quot;○&quot;;IF([$Monsters.G3]=&quot;Yes&quot;;&quot;|OB&quot;;&quot;&quot;); IF([$Monsters.F5]=&quot;Yes&quot;;&quot;|●&quot;;&quot;+∞●&quot;)))" office:value-type="string" office:string-value="○" calcext:value-type="string">
            <text:p>○</text:p>
          </table:table-cell>
          <table:table-cell table:formula="of:=IF([$Monsters.E3]=&quot;N/A&quot;;&quot;&quot;;[$Monsters.E3])">
            <text:p/>
          </table:table-cell>
          <table:table-cell table:formula="of:=IF([$Monsters.H3]&gt;0;[$Monsters.H3];&quot;&quot;)">
            <text:p/>
          </table:table-cell>
          <table:table-cell table:formula="of:=[$Monsters.K3]"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6">
          <table:table-cell table:formula="of:=[$Monsters.A4]" office:value-type="string" office:string-value="&quot;Nurſe&quot;" calcext:value-type="string">
            <text:p>"Nurſe"</text:p>
          </table:table-cell>
          <table:table-cell table:formula="of:=[$Monsters.B4]" office:value-type="string" office:string-value="A" calcext:value-type="string">
            <text:p>A</text:p>
          </table:table-cell>
          <table:table-cell table:formula="of:=[.A4]&amp;IF([.E4]&gt;0;&quot;💀&quot;&amp;[.E4];&quot;&quot;)&amp;COM.MICROSOFT.SWITCH([.F4];&quot;Claw&quot;;&quot;🐺&quot;;&quot;Fang&quot;;&quot;🦇&quot;;&quot;None&quot;;&quot;&quot;)&amp;CHAR(10)&amp;IF(LEN([.G4])&gt;0;&quot;→&quot;&amp;[.G4]&amp;&quot;&quot;;&quot;&quot;)&amp;IF(OR(LEN([.H4])&gt;0;LEN([.I4])&gt;0);CHAR(10);&quot;&quot;)&amp;IF(LEN([.H4])&gt;0;&quot;●=&quot;&amp;[.H4];&quot;&quot;)&amp;IF(LEN([.I4])&gt;0;&quot;  ⌛=&quot;&amp;[.I4];&quot;&quot;)&amp;IF(LEN([.J4])&gt;1;CHAR(10)&amp;[.J4];&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4]" office:value-type="float" office:value="10" calcext:value-type="float">
            <text:p>10</text:p>
          </table:table-cell>
          <table:table-cell table:formula="of:=[$Monsters.I4]" office:value-type="float" office:value="4" calcext:value-type="float">
            <text:p>4</text:p>
          </table:table-cell>
          <table:table-cell table:formula="of:=IF(LEN([$Monsters.J4])&gt;0;[$Monsters.J4];&quot;None&quot;)" office:value-type="string" office:string-value="None" calcext:value-type="string">
            <text:p>None</text:p>
          </table:table-cell>
          <table:table-cell table:number-matrix-columns-spanned="1" table:number-matrix-rows-spanned="1" table:formula="of:=COM.MICROSOFT.SWITCH([$Monsters.D4];1;&quot;○&quot;;&quot;N/A&quot;;&quot;&quot;;COM.MICROSOFT.CONCAT([$Monsters.D4];&quot;×&quot;;&quot;○&quot;;IF([$Monsters.G4]=&quot;Yes&quot;;&quot;|OB&quot;;&quot;&quot;); IF([$Monsters.F6]=&quot;Yes&quot;;&quot;|●&quot;;&quot;+∞●&quot;)))" office:value-type="string" office:string-value="○" calcext:value-type="string">
            <text:p>○</text:p>
          </table:table-cell>
          <table:table-cell table:formula="of:=IF([$Monsters.E4]=&quot;N/A&quot;;&quot;&quot;;[$Monsters.E4])">
            <text:p/>
          </table:table-cell>
          <table:table-cell table:formula="of:=IF([$Monsters.H4]&gt;0;[$Monsters.H4];&quot;&quot;)">
            <text:p/>
          </table:table-cell>
          <table:table-cell table:formula="of:=[$Monsters.K4]"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6">
          <table:table-cell table:formula="of:=[$Monsters.A5]" office:value-type="string" office:string-value="&quot;Nurſe&quot;" calcext:value-type="string">
            <text:p>"Nurſe"</text:p>
          </table:table-cell>
          <table:table-cell table:formula="of:=[$Monsters.B5]" office:value-type="string" office:string-value="A" calcext:value-type="string">
            <text:p>A</text:p>
          </table:table-cell>
          <table:table-cell table:formula="of:=[.A5]&amp;IF([.E5]&gt;0;&quot;💀&quot;&amp;[.E5];&quot;&quot;)&amp;COM.MICROSOFT.SWITCH([.F5];&quot;Claw&quot;;&quot;🐺&quot;;&quot;Fang&quot;;&quot;🦇&quot;;&quot;None&quot;;&quot;&quot;)&amp;CHAR(10)&amp;IF(LEN([.G5])&gt;0;&quot;→&quot;&amp;[.G5]&amp;&quot;&quot;;&quot;&quot;)&amp;IF(OR(LEN([.H5])&gt;0;LEN([.I5])&gt;0);CHAR(10);&quot;&quot;)&amp;IF(LEN([.H5])&gt;0;&quot;●=&quot;&amp;[.H5];&quot;&quot;)&amp;IF(LEN([.I5])&gt;0;&quot;  ⌛=&quot;&amp;[.I5];&quot;&quot;)&amp;IF(LEN([.J5])&gt;1;CHAR(10)&amp;[.J5];&quot;&quot;)" office:value-type="string" office:string-value="&quot;Nurſe&quot;💀4&#10;→○&#10;As many nurses can operate in a city as there are open routes." calcext:value-type="string">
            <text:p>"Nurſe"💀4</text:p>
            <text:p>→○</text:p>
            <text:p>As many nurses can operate in a city as there are open routes.</text:p>
          </table:table-cell>
          <table:table-cell table:formula="of:=[$Monsters.C5]" office:value-type="float" office:value="10" calcext:value-type="float">
            <text:p>10</text:p>
          </table:table-cell>
          <table:table-cell table:formula="of:=[$Monsters.I5]" office:value-type="float" office:value="4" calcext:value-type="float">
            <text:p>4</text:p>
          </table:table-cell>
          <table:table-cell table:formula="of:=IF(LEN([$Monsters.J5])&gt;0;[$Monsters.J5];&quot;None&quot;)" office:value-type="string" office:string-value="None" calcext:value-type="string">
            <text:p>None</text:p>
          </table:table-cell>
          <table:table-cell table:number-matrix-columns-spanned="1" table:number-matrix-rows-spanned="1" table:formula="of:=COM.MICROSOFT.SWITCH([$Monsters.D5];1;&quot;○&quot;;&quot;N/A&quot;;&quot;&quot;;COM.MICROSOFT.CONCAT([$Monsters.D5];&quot;×&quot;;&quot;○&quot;;IF([$Monsters.G5]=&quot;Yes&quot;;&quot;|OB&quot;;&quot;&quot;); IF([$Monsters.F7]=&quot;Yes&quot;;&quot;|●&quot;;&quot;+∞●&quot;)))" office:value-type="string" office:string-value="○" calcext:value-type="string">
            <text:p>○</text:p>
          </table:table-cell>
          <table:table-cell table:formula="of:=IF([$Monsters.E5]=&quot;N/A&quot;;&quot;&quot;;[$Monsters.E5])">
            <text:p/>
          </table:table-cell>
          <table:table-cell table:formula="of:=IF([$Monsters.H5]&gt;0;[$Monsters.H5];&quot;&quot;)">
            <text:p/>
          </table:table-cell>
          <table:table-cell table:formula="of:=[$Monsters.K5]" office:value-type="string" office:string-value="As many nurses can operate in a city as there are open routes." calcext:value-type="string">
            <text:p>As many nurses can operate in a city as there are open routes.</text:p>
          </table:table-cell>
          <table:table-cell table:number-columns-repeated="1014"/>
        </table:table-row>
        <table:table-row table:style-name="ro7">
          <table:table-cell table:formula="of:=[$Monsters.A6]" office:value-type="string" office:string-value="Steelclaw" calcext:value-type="string">
            <text:p>Steelclaw</text:p>
          </table:table-cell>
          <table:table-cell table:formula="of:=[$Monsters.B6]" office:value-type="string" office:string-value="A" calcext:value-type="string">
            <text:p>A</text:p>
          </table:table-cell>
          <table:table-cell table:formula="of:=[.A6]&amp;IF([.E6]&gt;0;&quot;💀&quot;&amp;[.E6];&quot;&quot;)&amp;COM.MICROSOFT.SWITCH([.F6];&quot;Claw&quot;;&quot;🐺&quot;;&quot;Fang&quot;;&quot;🦇&quot;;&quot;None&quot;;&quot;&quot;)&amp;CHAR(10)&amp;IF(LEN([.G6])&gt;0;&quot;→&quot;&amp;[.G6]&amp;&quot;&quot;;&quot;&quot;)&amp;IF(OR(LEN([.H6])&gt;0;LEN([.I6])&gt;0);CHAR(10);&quot;&quot;)&amp;IF(LEN([.H6])&gt;0;&quot;●=&quot;&amp;[.H6];&quot;&quot;)&amp;IF(LEN([.I6])&gt;0;&quot;  ⌛=&quot;&amp;[.I6];&quot;&quot;)&amp;IF(LEN([.J6])&gt;1;CHAR(10)&amp;[.J6];&quot;&quot;)" office:value-type="string" office:string-value="Steelclaw💀4🐺&#10;→3×○|●&#10;●=20" calcext:value-type="string">
            <text:p>Steelclaw💀4🐺</text:p>
            <text:p>→3×○|●</text:p>
            <text:p>●=20</text:p>
          </table:table-cell>
          <table:table-cell table:formula="of:=[$Monsters.C6]" office:value-type="float" office:value="0" calcext:value-type="float">
            <text:p>0</text:p>
          </table:table-cell>
          <table:table-cell table:formula="of:=[$Monsters.I6]" office:value-type="float" office:value="4" calcext:value-type="float">
            <text:p>4</text:p>
          </table:table-cell>
          <table:table-cell table:formula="of:=IF(LEN([$Monsters.J6])&gt;0;[$Monsters.J6];&quot;None&quot;)" office:value-type="string" office:string-value="Claw" calcext:value-type="string">
            <text:p>Claw</text:p>
          </table:table-cell>
          <table:table-cell table:number-matrix-columns-spanned="1" table:number-matrix-rows-spanned="1" table:formula="of:=COM.MICROSOFT.SWITCH([$Monsters.D6];1;&quot;○&quot;;&quot;N/A&quot;;&quot;&quot;;COM.MICROSOFT.CONCAT([$Monsters.D6];&quot;×&quot;;&quot;○&quot;;IF([$Monsters.G6]=&quot;Yes&quot;;&quot;|OB&quot;;&quot;&quot;); IF([$Monsters.F8]=&quot;Yes&quot;;&quot;|●&quot;;&quot;+∞●&quot;)))" office:value-type="string" office:string-value="3×○|●" calcext:value-type="string">
            <text:p>3×○|●</text:p>
          </table:table-cell>
          <table:table-cell table:formula="of:=IF([$Monsters.E6]=&quot;N/A&quot;;&quot;&quot;;[$Monsters.E6])" office:value-type="float" office:value="20" calcext:value-type="float">
            <text:p>20</text:p>
          </table:table-cell>
          <table:table-cell table:formula="of:=IF([$Monsters.H6]&gt;0;[$Monsters.H6];&quot;&quot;)">
            <text:p/>
          </table:table-cell>
          <table:table-cell table:formula="of:=[$Monsters.K6]" office:value-type="float" office:value="0" calcext:value-type="float">
            <text:p>0</text:p>
          </table:table-cell>
          <table:table-cell table:number-columns-repeated="1014"/>
        </table:table-row>
        <table:table-row table:style-name="ro7">
          <table:table-cell table:formula="of:=[$Monsters.A7]" office:value-type="string" office:string-value="Skeleton" calcext:value-type="string">
            <text:p>Skeleton</text:p>
          </table:table-cell>
          <table:table-cell table:formula="of:=[$Monsters.B7]" office:value-type="float" office:value="1" calcext:value-type="float">
            <text:p>1</text:p>
          </table:table-cell>
          <table:table-cell table:formula="of:=[.A7]&amp;IF([.E7]&gt;0;&quot;💀&quot;&amp;[.E7];&quot;&quot;)&amp;COM.MICROSOFT.SWITCH([.F7];&quot;Claw&quot;;&quot;🐺&quot;;&quot;Fang&quot;;&quot;🦇&quot;;&quot;None&quot;;&quot;&quot;)&amp;CHAR(10)&amp;IF(LEN([.G7])&gt;0;&quot;→&quot;&amp;[.G7]&amp;&quot;&quot;;&quot;&quot;)&amp;IF(OR(LEN([.H7])&gt;0;LEN([.I7])&gt;0);CHAR(10);&quot;&quot;)&amp;IF(LEN([.H7])&gt;0;&quot;●=&quot;&amp;[.H7];&quot;&quot;)&amp;IF(LEN([.I7])&gt;0;&quot;  ⌛=&quot;&amp;[.I7];&quot;&quot;)&amp;IF(LEN([.J7])&gt;1;CHAR(10)&amp;[.J7];&quot;&quot;)" office:value-type="string" office:string-value="Skeleton💀3&#10;→2×○|OB|●&#10;●=10" calcext:value-type="string">
            <text:p>Skeleton💀3</text:p>
            <text:p>→2×○|OB|●</text:p>
            <text:p>●=10</text:p>
          </table:table-cell>
          <table:table-cell table:formula="of:=[$Monsters.C7]" office:value-type="float" office:value="80" calcext:value-type="float">
            <text:p>80</text:p>
          </table:table-cell>
          <table:table-cell table:formula="of:=[$Monsters.I7]" office:value-type="float" office:value="3" calcext:value-type="float">
            <text:p>3</text:p>
          </table:table-cell>
          <table:table-cell table:formula="of:=IF(LEN([$Monsters.J7])&gt;0;[$Monsters.J7];&quot;None&quot;)" office:value-type="string" office:string-value="None" calcext:value-type="string">
            <text:p>None</text:p>
          </table:table-cell>
          <table:table-cell table:number-matrix-columns-spanned="1" table:number-matrix-rows-spanned="1" table:formula="of:=COM.MICROSOFT.SWITCH([$Monsters.D7];1;&quot;○&quot;;&quot;N/A&quot;;&quot;&quot;;COM.MICROSOFT.CONCAT([$Monsters.D7];&quot;×&quot;;&quot;○&quot;;IF([$Monsters.G7]=&quot;Yes&quot;;&quot;|OB&quot;;&quot;&quot;); IF([$Monsters.F9]=&quot;Yes&quot;;&quot;|●&quot;;&quot;+∞●&quot;)))" office:value-type="string" office:string-value="2×○|OB|●" calcext:value-type="string">
            <text:p>2×○|OB|●</text:p>
          </table:table-cell>
          <table:table-cell table:formula="of:=IF([$Monsters.E7]=&quot;N/A&quot;;&quot;&quot;;[$Monsters.E7])" office:value-type="float" office:value="10" calcext:value-type="float">
            <text:p>10</text:p>
          </table:table-cell>
          <table:table-cell table:formula="of:=IF([$Monsters.H7]&gt;0;[$Monsters.H7];&quot;&quot;)">
            <text:p/>
          </table:table-cell>
          <table:table-cell table:formula="of:=[$Monsters.K7]" office:value-type="float" office:value="0" calcext:value-type="float">
            <text:p>0</text:p>
          </table:table-cell>
          <table:table-cell table:number-columns-repeated="1014"/>
        </table:table-row>
        <table:table-row table:style-name="ro7">
          <table:table-cell table:formula="of:=[$Monsters.A8]" office:value-type="string" office:string-value="Skeleton" calcext:value-type="string">
            <text:p>Skeleton</text:p>
          </table:table-cell>
          <table:table-cell table:formula="of:=[$Monsters.B8]" office:value-type="float" office:value="1" calcext:value-type="float">
            <text:p>1</text:p>
          </table:table-cell>
          <table:table-cell table:formula="of:=[.A8]&amp;IF([.E8]&gt;0;&quot;💀&quot;&amp;[.E8];&quot;&quot;)&amp;COM.MICROSOFT.SWITCH([.F8];&quot;Claw&quot;;&quot;🐺&quot;;&quot;Fang&quot;;&quot;🦇&quot;;&quot;None&quot;;&quot;&quot;)&amp;CHAR(10)&amp;IF(LEN([.G8])&gt;0;&quot;→&quot;&amp;[.G8]&amp;&quot;&quot;;&quot;&quot;)&amp;IF(OR(LEN([.H8])&gt;0;LEN([.I8])&gt;0);CHAR(10);&quot;&quot;)&amp;IF(LEN([.H8])&gt;0;&quot;●=&quot;&amp;[.H8];&quot;&quot;)&amp;IF(LEN([.I8])&gt;0;&quot;  ⌛=&quot;&amp;[.I8];&quot;&quot;)&amp;IF(LEN([.J8])&gt;1;CHAR(10)&amp;[.J8];&quot;&quot;)" office:value-type="string" office:string-value="Skeleton💀3&#10;→2×○|OB|●&#10;●=10" calcext:value-type="string">
            <text:p>Skeleton💀3</text:p>
            <text:p>→2×○|OB|●</text:p>
            <text:p>●=10</text:p>
          </table:table-cell>
          <table:table-cell table:formula="of:=[$Monsters.C8]" office:value-type="float" office:value="80" calcext:value-type="float">
            <text:p>80</text:p>
          </table:table-cell>
          <table:table-cell table:formula="of:=[$Monsters.I8]" office:value-type="float" office:value="3" calcext:value-type="float">
            <text:p>3</text:p>
          </table:table-cell>
          <table:table-cell table:formula="of:=IF(LEN([$Monsters.J8])&gt;0;[$Monsters.J8];&quot;None&quot;)" office:value-type="string" office:string-value="None" calcext:value-type="string">
            <text:p>None</text:p>
          </table:table-cell>
          <table:table-cell table:number-matrix-columns-spanned="1" table:number-matrix-rows-spanned="1" table:formula="of:=COM.MICROSOFT.SWITCH([$Monsters.D8];1;&quot;○&quot;;&quot;N/A&quot;;&quot;&quot;;COM.MICROSOFT.CONCAT([$Monsters.D8];&quot;×&quot;;&quot;○&quot;;IF([$Monsters.G8]=&quot;Yes&quot;;&quot;|OB&quot;;&quot;&quot;); IF([$Monsters.F10]=&quot;Yes&quot;;&quot;|●&quot;;&quot;+∞●&quot;)))" office:value-type="string" office:string-value="2×○|OB|●" calcext:value-type="string">
            <text:p>2×○|OB|●</text:p>
          </table:table-cell>
          <table:table-cell table:formula="of:=IF([$Monsters.E8]=&quot;N/A&quot;;&quot;&quot;;[$Monsters.E8])" office:value-type="float" office:value="10" calcext:value-type="float">
            <text:p>10</text:p>
          </table:table-cell>
          <table:table-cell table:formula="of:=IF([$Monsters.H8]&gt;0;[$Monsters.H8];&quot;&quot;)">
            <text:p/>
          </table:table-cell>
          <table:table-cell table:formula="of:=[$Monsters.K8]" office:value-type="float" office:value="0" calcext:value-type="float">
            <text:p>0</text:p>
          </table:table-cell>
          <table:table-cell table:number-columns-repeated="1014"/>
        </table:table-row>
        <table:table-row table:style-name="ro7">
          <table:table-cell table:formula="of:=[$Monsters.A9]" office:value-type="string" office:string-value="Skeleton" calcext:value-type="string">
            <text:p>Skeleton</text:p>
          </table:table-cell>
          <table:table-cell table:formula="of:=[$Monsters.B9]" office:value-type="float" office:value="1" calcext:value-type="float">
            <text:p>1</text:p>
          </table:table-cell>
          <table:table-cell table:formula="of:=[.A9]&amp;IF([.E9]&gt;0;&quot;💀&quot;&amp;[.E9];&quot;&quot;)&amp;COM.MICROSOFT.SWITCH([.F9];&quot;Claw&quot;;&quot;🐺&quot;;&quot;Fang&quot;;&quot;🦇&quot;;&quot;None&quot;;&quot;&quot;)&amp;CHAR(10)&amp;IF(LEN([.G9])&gt;0;&quot;→&quot;&amp;[.G9]&amp;&quot;&quot;;&quot;&quot;)&amp;IF(OR(LEN([.H9])&gt;0;LEN([.I9])&gt;0);CHAR(10);&quot;&quot;)&amp;IF(LEN([.H9])&gt;0;&quot;●=&quot;&amp;[.H9];&quot;&quot;)&amp;IF(LEN([.I9])&gt;0;&quot;  ⌛=&quot;&amp;[.I9];&quot;&quot;)&amp;IF(LEN([.J9])&gt;1;CHAR(10)&amp;[.J9];&quot;&quot;)" office:value-type="string" office:string-value="Skeleton💀3&#10;→2×○|OB|●&#10;●=10" calcext:value-type="string">
            <text:p>Skeleton💀3</text:p>
            <text:p>→2×○|OB|●</text:p>
            <text:p>●=10</text:p>
          </table:table-cell>
          <table:table-cell table:formula="of:=[$Monsters.C9]" office:value-type="float" office:value="80" calcext:value-type="float">
            <text:p>80</text:p>
          </table:table-cell>
          <table:table-cell table:formula="of:=[$Monsters.I9]" office:value-type="float" office:value="3" calcext:value-type="float">
            <text:p>3</text:p>
          </table:table-cell>
          <table:table-cell table:formula="of:=IF(LEN([$Monsters.J9])&gt;0;[$Monsters.J9];&quot;None&quot;)" office:value-type="string" office:string-value="None" calcext:value-type="string">
            <text:p>None</text:p>
          </table:table-cell>
          <table:table-cell table:number-matrix-columns-spanned="1" table:number-matrix-rows-spanned="1" table:formula="of:=COM.MICROSOFT.SWITCH([$Monsters.D9];1;&quot;○&quot;;&quot;N/A&quot;;&quot;&quot;;COM.MICROSOFT.CONCAT([$Monsters.D9];&quot;×&quot;;&quot;○&quot;;IF([$Monsters.G9]=&quot;Yes&quot;;&quot;|OB&quot;;&quot;&quot;); IF([$Monsters.F11]=&quot;Yes&quot;;&quot;|●&quot;;&quot;+∞●&quot;)))" office:value-type="string" office:string-value="2×○|OB|●" calcext:value-type="string">
            <text:p>2×○|OB|●</text:p>
          </table:table-cell>
          <table:table-cell table:formula="of:=IF([$Monsters.E9]=&quot;N/A&quot;;&quot;&quot;;[$Monsters.E9])" office:value-type="float" office:value="10" calcext:value-type="float">
            <text:p>10</text:p>
          </table:table-cell>
          <table:table-cell table:formula="of:=IF([$Monsters.H9]&gt;0;[$Monsters.H9];&quot;&quot;)">
            <text:p/>
          </table:table-cell>
          <table:table-cell table:formula="of:=[$Monsters.K9]" office:value-type="float" office:value="0" calcext:value-type="float">
            <text:p>0</text:p>
          </table:table-cell>
          <table:table-cell table:number-columns-repeated="1014"/>
        </table:table-row>
        <table:table-row table:style-name="ro7">
          <table:table-cell table:formula="of:=[$Monsters.A10]" office:value-type="string" office:string-value="Skeleton" calcext:value-type="string">
            <text:p>Skeleton</text:p>
          </table:table-cell>
          <table:table-cell table:formula="of:=[$Monsters.B10]" office:value-type="float" office:value="1" calcext:value-type="float">
            <text:p>1</text:p>
          </table:table-cell>
          <table:table-cell table:formula="of:=[.A10]&amp;IF([.E10]&gt;0;&quot;💀&quot;&amp;[.E10];&quot;&quot;)&amp;COM.MICROSOFT.SWITCH([.F10];&quot;Claw&quot;;&quot;🐺&quot;;&quot;Fang&quot;;&quot;🦇&quot;;&quot;None&quot;;&quot;&quot;)&amp;CHAR(10)&amp;IF(LEN([.G10])&gt;0;&quot;→&quot;&amp;[.G10]&amp;&quot;&quot;;&quot;&quot;)&amp;IF(OR(LEN([.H10])&gt;0;LEN([.I10])&gt;0);CHAR(10);&quot;&quot;)&amp;IF(LEN([.H10])&gt;0;&quot;●=&quot;&amp;[.H10];&quot;&quot;)&amp;IF(LEN([.I10])&gt;0;&quot;  ⌛=&quot;&amp;[.I10];&quot;&quot;)&amp;IF(LEN([.J10])&gt;1;CHAR(10)&amp;[.J10];&quot;&quot;)" office:value-type="string" office:string-value="Skeleton💀3&#10;→2×○|OB|●&#10;●=10" calcext:value-type="string">
            <text:p>Skeleton💀3</text:p>
            <text:p>→2×○|OB|●</text:p>
            <text:p>●=10</text:p>
          </table:table-cell>
          <table:table-cell table:formula="of:=[$Monsters.C10]" office:value-type="float" office:value="80" calcext:value-type="float">
            <text:p>80</text:p>
          </table:table-cell>
          <table:table-cell table:formula="of:=[$Monsters.I10]" office:value-type="float" office:value="3" calcext:value-type="float">
            <text:p>3</text:p>
          </table:table-cell>
          <table:table-cell table:formula="of:=IF(LEN([$Monsters.J10])&gt;0;[$Monsters.J10];&quot;None&quot;)" office:value-type="string" office:string-value="None" calcext:value-type="string">
            <text:p>None</text:p>
          </table:table-cell>
          <table:table-cell table:number-matrix-columns-spanned="1" table:number-matrix-rows-spanned="1" table:formula="of:=COM.MICROSOFT.SWITCH([$Monsters.D10];1;&quot;○&quot;;&quot;N/A&quot;;&quot;&quot;;COM.MICROSOFT.CONCAT([$Monsters.D10];&quot;×&quot;;&quot;○&quot;;IF([$Monsters.G10]=&quot;Yes&quot;;&quot;|OB&quot;;&quot;&quot;); IF([$Monsters.F12]=&quot;Yes&quot;;&quot;|●&quot;;&quot;+∞●&quot;)))" office:value-type="string" office:string-value="2×○|OB|●" calcext:value-type="string">
            <text:p>2×○|OB|●</text:p>
          </table:table-cell>
          <table:table-cell table:formula="of:=IF([$Monsters.E10]=&quot;N/A&quot;;&quot;&quot;;[$Monsters.E10])" office:value-type="float" office:value="10" calcext:value-type="float">
            <text:p>10</text:p>
          </table:table-cell>
          <table:table-cell table:formula="of:=IF([$Monsters.H10]&gt;0;[$Monsters.H10];&quot;&quot;)">
            <text:p/>
          </table:table-cell>
          <table:table-cell table:formula="of:=[$Monsters.K10]" office:value-type="float" office:value="0" calcext:value-type="float">
            <text:p>0</text:p>
          </table:table-cell>
          <table:table-cell table:number-columns-repeated="1014"/>
        </table:table-row>
        <table:table-row table:style-name="ro7">
          <table:table-cell table:formula="of:=[$Monsters.A11]" office:value-type="string" office:string-value="Zombie" calcext:value-type="string">
            <text:p>Zombie</text:p>
          </table:table-cell>
          <table:table-cell table:formula="of:=[$Monsters.B11]" office:value-type="float" office:value="1" calcext:value-type="float">
            <text:p>1</text:p>
          </table:table-cell>
          <table:table-cell table:formula="of:=[.A11]&amp;IF([.E11]&gt;0;&quot;💀&quot;&amp;[.E11];&quot;&quot;)&amp;COM.MICROSOFT.SWITCH([.F11];&quot;Claw&quot;;&quot;🐺&quot;;&quot;Fang&quot;;&quot;🦇&quot;;&quot;None&quot;;&quot;&quot;)&amp;CHAR(10)&amp;IF(LEN([.G11])&gt;0;&quot;→&quot;&amp;[.G11]&amp;&quot;&quot;;&quot;&quot;)&amp;IF(OR(LEN([.H11])&gt;0;LEN([.I11])&gt;0);CHAR(10);&quot;&quot;)&amp;IF(LEN([.H11])&gt;0;&quot;●=&quot;&amp;[.H11];&quot;&quot;)&amp;IF(LEN([.I11])&gt;0;&quot;  ⌛=&quot;&amp;[.I11];&quot;&quot;)&amp;IF(LEN([.J11])&gt;1;CHAR(10)&amp;[.J11];&quot;&quot;)" office:value-type="string" office:string-value="Zombie💀2&#10;→2×○|●&#10;●=10" calcext:value-type="string">
            <text:p>Zombie💀2</text:p>
            <text:p>→2×○|●</text:p>
            <text:p>●=10</text:p>
          </table:table-cell>
          <table:table-cell table:formula="of:=[$Monsters.C11]" office:value-type="float" office:value="60" calcext:value-type="float">
            <text:p>60</text:p>
          </table:table-cell>
          <table:table-cell table:formula="of:=[$Monsters.I11]" office:value-type="float" office:value="2" calcext:value-type="float">
            <text:p>2</text:p>
          </table:table-cell>
          <table:table-cell table:formula="of:=IF(LEN([$Monsters.J11])&gt;0;[$Monsters.J11];&quot;None&quot;)" office:value-type="string" office:string-value="None" calcext:value-type="string">
            <text:p>None</text:p>
          </table:table-cell>
          <table:table-cell table:number-matrix-columns-spanned="1" table:number-matrix-rows-spanned="1" table:formula="of:=COM.MICROSOFT.SWITCH([$Monsters.D11];1;&quot;○&quot;;&quot;N/A&quot;;&quot;&quot;;COM.MICROSOFT.CONCAT([$Monsters.D11];&quot;×&quot;;&quot;○&quot;;IF([$Monsters.G11]=&quot;Yes&quot;;&quot;|OB&quot;;&quot;&quot;); IF([$Monsters.F13]=&quot;Yes&quot;;&quot;|●&quot;;&quot;+∞●&quot;)))" office:value-type="string" office:string-value="2×○|●" calcext:value-type="string">
            <text:p>2×○|●</text:p>
          </table:table-cell>
          <table:table-cell table:formula="of:=IF([$Monsters.E11]=&quot;N/A&quot;;&quot;&quot;;[$Monsters.E11])" office:value-type="float" office:value="10" calcext:value-type="float">
            <text:p>10</text:p>
          </table:table-cell>
          <table:table-cell table:formula="of:=IF([$Monsters.H11]&gt;0;[$Monsters.H11];&quot;&quot;)">
            <text:p/>
          </table:table-cell>
          <table:table-cell table:formula="of:=[$Monsters.K11]" office:value-type="float" office:value="0" calcext:value-type="float">
            <text:p>0</text:p>
          </table:table-cell>
          <table:table-cell table:number-columns-repeated="1014"/>
        </table:table-row>
        <table:table-row table:style-name="ro7">
          <table:table-cell table:formula="of:=[$Monsters.A12]" office:value-type="string" office:string-value="Zombie" calcext:value-type="string">
            <text:p>Zombie</text:p>
          </table:table-cell>
          <table:table-cell table:formula="of:=[$Monsters.B12]" office:value-type="float" office:value="1" calcext:value-type="float">
            <text:p>1</text:p>
          </table:table-cell>
          <table:table-cell table:formula="of:=[.A12]&amp;IF([.E12]&gt;0;&quot;💀&quot;&amp;[.E12];&quot;&quot;)&amp;COM.MICROSOFT.SWITCH([.F12];&quot;Claw&quot;;&quot;🐺&quot;;&quot;Fang&quot;;&quot;🦇&quot;;&quot;None&quot;;&quot;&quot;)&amp;CHAR(10)&amp;IF(LEN([.G12])&gt;0;&quot;→&quot;&amp;[.G12]&amp;&quot;&quot;;&quot;&quot;)&amp;IF(OR(LEN([.H12])&gt;0;LEN([.I12])&gt;0);CHAR(10);&quot;&quot;)&amp;IF(LEN([.H12])&gt;0;&quot;●=&quot;&amp;[.H12];&quot;&quot;)&amp;IF(LEN([.I12])&gt;0;&quot;  ⌛=&quot;&amp;[.I12];&quot;&quot;)&amp;IF(LEN([.J12])&gt;1;CHAR(10)&amp;[.J12];&quot;&quot;)" office:value-type="string" office:string-value="Zombie💀2&#10;→2×○|●&#10;●=10" calcext:value-type="string">
            <text:p>Zombie💀2</text:p>
            <text:p>→2×○|●</text:p>
            <text:p>●=10</text:p>
          </table:table-cell>
          <table:table-cell table:formula="of:=[$Monsters.C12]" office:value-type="float" office:value="60" calcext:value-type="float">
            <text:p>60</text:p>
          </table:table-cell>
          <table:table-cell table:formula="of:=[$Monsters.I12]" office:value-type="float" office:value="2" calcext:value-type="float">
            <text:p>2</text:p>
          </table:table-cell>
          <table:table-cell table:formula="of:=IF(LEN([$Monsters.J12])&gt;0;[$Monsters.J12];&quot;None&quot;)" office:value-type="string" office:string-value="None" calcext:value-type="string">
            <text:p>None</text:p>
          </table:table-cell>
          <table:table-cell table:number-matrix-columns-spanned="1" table:number-matrix-rows-spanned="1" table:formula="of:=COM.MICROSOFT.SWITCH([$Monsters.D12];1;&quot;○&quot;;&quot;N/A&quot;;&quot;&quot;;COM.MICROSOFT.CONCAT([$Monsters.D12];&quot;×&quot;;&quot;○&quot;;IF([$Monsters.G12]=&quot;Yes&quot;;&quot;|OB&quot;;&quot;&quot;); IF([$Monsters.F14]=&quot;Yes&quot;;&quot;|●&quot;;&quot;+∞●&quot;)))" office:value-type="string" office:string-value="2×○|●" calcext:value-type="string">
            <text:p>2×○|●</text:p>
          </table:table-cell>
          <table:table-cell table:formula="of:=IF([$Monsters.E12]=&quot;N/A&quot;;&quot;&quot;;[$Monsters.E12])" office:value-type="float" office:value="10" calcext:value-type="float">
            <text:p>10</text:p>
          </table:table-cell>
          <table:table-cell table:formula="of:=IF([$Monsters.H12]&gt;0;[$Monsters.H12];&quot;&quot;)">
            <text:p/>
          </table:table-cell>
          <table:table-cell table:formula="of:=[$Monsters.K12]" office:value-type="float" office:value="0" calcext:value-type="float">
            <text:p>0</text:p>
          </table:table-cell>
          <table:table-cell table:number-columns-repeated="1014"/>
        </table:table-row>
        <table:table-row table:style-name="ro7">
          <table:table-cell table:formula="of:=[$Monsters.A13]" office:value-type="string" office:string-value="Zombie" calcext:value-type="string">
            <text:p>Zombie</text:p>
          </table:table-cell>
          <table:table-cell table:formula="of:=[$Monsters.B13]" office:value-type="float" office:value="1" calcext:value-type="float">
            <text:p>1</text:p>
          </table:table-cell>
          <table:table-cell table:formula="of:=[.A13]&amp;IF([.E13]&gt;0;&quot;💀&quot;&amp;[.E13];&quot;&quot;)&amp;COM.MICROSOFT.SWITCH([.F13];&quot;Claw&quot;;&quot;🐺&quot;;&quot;Fang&quot;;&quot;🦇&quot;;&quot;None&quot;;&quot;&quot;)&amp;CHAR(10)&amp;IF(LEN([.G13])&gt;0;&quot;→&quot;&amp;[.G13]&amp;&quot;&quot;;&quot;&quot;)&amp;IF(OR(LEN([.H13])&gt;0;LEN([.I13])&gt;0);CHAR(10);&quot;&quot;)&amp;IF(LEN([.H13])&gt;0;&quot;●=&quot;&amp;[.H13];&quot;&quot;)&amp;IF(LEN([.I13])&gt;0;&quot;  ⌛=&quot;&amp;[.I13];&quot;&quot;)&amp;IF(LEN([.J13])&gt;1;CHAR(10)&amp;[.J13];&quot;&quot;)" office:value-type="string" office:string-value="Zombie💀2&#10;→2×○+∞●&#10;●=10" calcext:value-type="string">
            <text:p>Zombie💀2</text:p>
            <text:p>→2×○+∞●</text:p>
            <text:p>●=10</text:p>
          </table:table-cell>
          <table:table-cell table:formula="of:=[$Monsters.C13]" office:value-type="float" office:value="60" calcext:value-type="float">
            <text:p>60</text:p>
          </table:table-cell>
          <table:table-cell table:formula="of:=[$Monsters.I13]" office:value-type="float" office:value="2" calcext:value-type="float">
            <text:p>2</text:p>
          </table:table-cell>
          <table:table-cell table:formula="of:=IF(LEN([$Monsters.J13])&gt;0;[$Monsters.J13];&quot;None&quot;)" office:value-type="string" office:string-value="None" calcext:value-type="string">
            <text:p>None</text:p>
          </table:table-cell>
          <table:table-cell table:number-matrix-columns-spanned="1" table:number-matrix-rows-spanned="1" table:formula="of:=COM.MICROSOFT.SWITCH([$Monsters.D13];1;&quot;○&quot;;&quot;N/A&quot;;&quot;&quot;;COM.MICROSOFT.CONCAT([$Monsters.D13];&quot;×&quot;;&quot;○&quot;;IF([$Monsters.G13]=&quot;Yes&quot;;&quot;|OB&quot;;&quot;&quot;); IF([$Monsters.F15]=&quot;Yes&quot;;&quot;|●&quot;;&quot;+∞●&quot;)))" office:value-type="string" office:string-value="2×○+∞●" calcext:value-type="string">
            <text:p>2×○+∞●</text:p>
          </table:table-cell>
          <table:table-cell table:formula="of:=IF([$Monsters.E13]=&quot;N/A&quot;;&quot;&quot;;[$Monsters.E13])" office:value-type="float" office:value="10" calcext:value-type="float">
            <text:p>10</text:p>
          </table:table-cell>
          <table:table-cell table:formula="of:=IF([$Monsters.H13]&gt;0;[$Monsters.H13];&quot;&quot;)">
            <text:p/>
          </table:table-cell>
          <table:table-cell table:formula="of:=[$Monsters.K13]" office:value-type="float" office:value="0" calcext:value-type="float">
            <text:p>0</text:p>
          </table:table-cell>
          <table:table-cell table:number-columns-repeated="1014"/>
        </table:table-row>
        <table:table-row table:style-name="ro7">
          <table:table-cell table:formula="of:=[$Monsters.A14]" office:value-type="string" office:string-value="Zombie" calcext:value-type="string">
            <text:p>Zombie</text:p>
          </table:table-cell>
          <table:table-cell table:formula="of:=[$Monsters.B14]" office:value-type="float" office:value="1" calcext:value-type="float">
            <text:p>1</text:p>
          </table:table-cell>
          <table:table-cell table:formula="of:=[.A14]&amp;IF([.E14]&gt;0;&quot;💀&quot;&amp;[.E14];&quot;&quot;)&amp;COM.MICROSOFT.SWITCH([.F14];&quot;Claw&quot;;&quot;🐺&quot;;&quot;Fang&quot;;&quot;🦇&quot;;&quot;None&quot;;&quot;&quot;)&amp;CHAR(10)&amp;IF(LEN([.G14])&gt;0;&quot;→&quot;&amp;[.G14]&amp;&quot;&quot;;&quot;&quot;)&amp;IF(OR(LEN([.H14])&gt;0;LEN([.I14])&gt;0);CHAR(10);&quot;&quot;)&amp;IF(LEN([.H14])&gt;0;&quot;●=&quot;&amp;[.H14];&quot;&quot;)&amp;IF(LEN([.I14])&gt;0;&quot;  ⌛=&quot;&amp;[.I14];&quot;&quot;)&amp;IF(LEN([.J14])&gt;1;CHAR(10)&amp;[.J14];&quot;&quot;)" office:value-type="string" office:string-value="Zombie💀2&#10;→2×○+∞●&#10;●=10" calcext:value-type="string">
            <text:p>Zombie💀2</text:p>
            <text:p>→2×○+∞●</text:p>
            <text:p>●=10</text:p>
          </table:table-cell>
          <table:table-cell table:formula="of:=[$Monsters.C14]" office:value-type="float" office:value="60" calcext:value-type="float">
            <text:p>60</text:p>
          </table:table-cell>
          <table:table-cell table:formula="of:=[$Monsters.I14]" office:value-type="float" office:value="2" calcext:value-type="float">
            <text:p>2</text:p>
          </table:table-cell>
          <table:table-cell table:formula="of:=IF(LEN([$Monsters.J14])&gt;0;[$Monsters.J14];&quot;None&quot;)" office:value-type="string" office:string-value="None" calcext:value-type="string">
            <text:p>None</text:p>
          </table:table-cell>
          <table:table-cell table:number-matrix-columns-spanned="1" table:number-matrix-rows-spanned="1" table:formula="of:=COM.MICROSOFT.SWITCH([$Monsters.D14];1;&quot;○&quot;;&quot;N/A&quot;;&quot;&quot;;COM.MICROSOFT.CONCAT([$Monsters.D14];&quot;×&quot;;&quot;○&quot;;IF([$Monsters.G14]=&quot;Yes&quot;;&quot;|OB&quot;;&quot;&quot;); IF([$Monsters.F16]=&quot;Yes&quot;;&quot;|●&quot;;&quot;+∞●&quot;)))" office:value-type="string" office:string-value="2×○+∞●" calcext:value-type="string">
            <text:p>2×○+∞●</text:p>
          </table:table-cell>
          <table:table-cell table:formula="of:=IF([$Monsters.E14]=&quot;N/A&quot;;&quot;&quot;;[$Monsters.E14])" office:value-type="float" office:value="10" calcext:value-type="float">
            <text:p>10</text:p>
          </table:table-cell>
          <table:table-cell table:formula="of:=IF([$Monsters.H14]&gt;0;[$Monsters.H14];&quot;&quot;)">
            <text:p/>
          </table:table-cell>
          <table:table-cell table:formula="of:=[$Monsters.K14]" office:value-type="float" office:value="0" calcext:value-type="float">
            <text:p>0</text:p>
          </table:table-cell>
          <table:table-cell table:number-columns-repeated="1014"/>
        </table:table-row>
        <table:table-row table:style-name="ro8">
          <table:table-cell table:formula="of:=[$Monsters.A15]" office:value-type="string" office:string-value="Swearwolf" calcext:value-type="string">
            <text:p>Swearwolf</text:p>
          </table:table-cell>
          <table:table-cell table:formula="of:=[$Monsters.B15]" office:value-type="float" office:value="1" calcext:value-type="float">
            <text:p>1</text:p>
          </table:table-cell>
          <table:table-cell table:formula="of:=[.A15]&amp;IF([.E15]&gt;0;&quot;💀&quot;&amp;[.E15];&quot;&quot;)&amp;COM.MICROSOFT.SWITCH([.F15];&quot;Claw&quot;;&quot;🐺&quot;;&quot;Fang&quot;;&quot;🦇&quot;;&quot;None&quot;;&quot;&quot;)&amp;CHAR(10)&amp;IF(LEN([.G15])&gt;0;&quot;→&quot;&amp;[.G15]&amp;&quot;&quot;;&quot;&quot;)&amp;IF(OR(LEN([.H15])&gt;0;LEN([.I15])&gt;0);CHAR(10);&quot;&quot;)&amp;IF(LEN([.H15])&gt;0;&quot;●=&quot;&amp;[.H15];&quot;&quot;)&amp;IF(LEN([.I15])&gt;0;&quot;  ⌛=&quot;&amp;[.I15];&quot;&quot;)&amp;IF(LEN([.J15])&gt;1;CHAR(10)&amp;[.J15];&quot;&quot;)" office:value-type="string" office:string-value="Swearwolf💀3&#10;→○&#10;Eaten and removed if Fang hired by hiring front. Only one Swearwolf can operate in a city." calcext:value-type="string">
            <text:p>Swearwolf💀3</text:p>
            <text:p>→○</text:p>
            <text:p>Eaten and removed if Fang hired by hiring front. Only one Swearwolf can operate in a city.</text:p>
          </table:table-cell>
          <table:table-cell table:formula="of:=[$Monsters.C15]" office:value-type="float" office:value="60" calcext:value-type="float">
            <text:p>60</text:p>
          </table:table-cell>
          <table:table-cell table:formula="of:=[$Monsters.I15]" office:value-type="float" office:value="3" calcext:value-type="float">
            <text:p>3</text:p>
          </table:table-cell>
          <table:table-cell table:formula="of:=IF(LEN([$Monsters.J15])&gt;0;[$Monsters.J15];&quot;None&quot;)" office:value-type="string" office:string-value="None" calcext:value-type="string">
            <text:p>None</text:p>
          </table:table-cell>
          <table:table-cell table:number-matrix-columns-spanned="1" table:number-matrix-rows-spanned="1" table:formula="of:=COM.MICROSOFT.SWITCH([$Monsters.D15];1;&quot;○&quot;;&quot;N/A&quot;;&quot;&quot;;COM.MICROSOFT.CONCAT([$Monsters.D15];&quot;×&quot;;&quot;○&quot;;IF([$Monsters.G15]=&quot;Yes&quot;;&quot;|OB&quot;;&quot;&quot;); IF([$Monsters.F17]=&quot;Yes&quot;;&quot;|●&quot;;&quot;+∞●&quot;)))" office:value-type="string" office:string-value="○" calcext:value-type="string">
            <text:p>○</text:p>
          </table:table-cell>
          <table:table-cell table:formula="of:=IF([$Monsters.E15]=&quot;N/A&quot;;&quot;&quot;;[$Monsters.E15])">
            <text:p/>
          </table:table-cell>
          <table:table-cell table:formula="of:=IF([$Monsters.H15]&gt;0;[$Monsters.H15];&quot;&quot;)">
            <text:p/>
          </table:table-cell>
          <table:table-cell table:formula="of:=[$Monsters.K15]"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number-columns-repeated="1014"/>
        </table:table-row>
        <table:table-row table:style-name="ro8">
          <table:table-cell table:formula="of:=[$Monsters.A16]" office:value-type="string" office:string-value="Swearwolf" calcext:value-type="string">
            <text:p>Swearwolf</text:p>
          </table:table-cell>
          <table:table-cell table:formula="of:=[$Monsters.B16]" office:value-type="float" office:value="1" calcext:value-type="float">
            <text:p>1</text:p>
          </table:table-cell>
          <table:table-cell table:formula="of:=[.A16]&amp;IF([.E16]&gt;0;&quot;💀&quot;&amp;[.E16];&quot;&quot;)&amp;COM.MICROSOFT.SWITCH([.F16];&quot;Claw&quot;;&quot;🐺&quot;;&quot;Fang&quot;;&quot;🦇&quot;;&quot;None&quot;;&quot;&quot;)&amp;CHAR(10)&amp;IF(LEN([.G16])&gt;0;&quot;→&quot;&amp;[.G16]&amp;&quot;&quot;;&quot;&quot;)&amp;IF(OR(LEN([.H16])&gt;0;LEN([.I16])&gt;0);CHAR(10);&quot;&quot;)&amp;IF(LEN([.H16])&gt;0;&quot;●=&quot;&amp;[.H16];&quot;&quot;)&amp;IF(LEN([.I16])&gt;0;&quot;  ⌛=&quot;&amp;[.I16];&quot;&quot;)&amp;IF(LEN([.J16])&gt;1;CHAR(10)&amp;[.J16];&quot;&quot;)" office:value-type="string" office:string-value="Swearwolf💀3&#10;→○&#10;Eaten and removed if Fang hired by hiring front. Only one Swearwolf can operate in a city." calcext:value-type="string">
            <text:p>Swearwolf💀3</text:p>
            <text:p>→○</text:p>
            <text:p>Eaten and removed if Fang hired by hiring front. Only one Swearwolf can operate in a city.</text:p>
          </table:table-cell>
          <table:table-cell table:formula="of:=[$Monsters.C16]" office:value-type="float" office:value="60" calcext:value-type="float">
            <text:p>60</text:p>
          </table:table-cell>
          <table:table-cell table:formula="of:=[$Monsters.I16]" office:value-type="float" office:value="3" calcext:value-type="float">
            <text:p>3</text:p>
          </table:table-cell>
          <table:table-cell table:formula="of:=IF(LEN([$Monsters.J16])&gt;0;[$Monsters.J16];&quot;None&quot;)" office:value-type="string" office:string-value="None" calcext:value-type="string">
            <text:p>None</text:p>
          </table:table-cell>
          <table:table-cell table:number-matrix-columns-spanned="1" table:number-matrix-rows-spanned="1" table:formula="of:=COM.MICROSOFT.SWITCH([$Monsters.D16];1;&quot;○&quot;;&quot;N/A&quot;;&quot;&quot;;COM.MICROSOFT.CONCAT([$Monsters.D16];&quot;×&quot;;&quot;○&quot;;IF([$Monsters.G16]=&quot;Yes&quot;;&quot;|OB&quot;;&quot;&quot;); IF([$Monsters.F18]=&quot;Yes&quot;;&quot;|●&quot;;&quot;+∞●&quot;)))" office:value-type="string" office:string-value="○" calcext:value-type="string">
            <text:p>○</text:p>
          </table:table-cell>
          <table:table-cell table:formula="of:=IF([$Monsters.E16]=&quot;N/A&quot;;&quot;&quot;;[$Monsters.E16])">
            <text:p/>
          </table:table-cell>
          <table:table-cell table:formula="of:=IF([$Monsters.H16]&gt;0;[$Monsters.H16];&quot;&quot;)">
            <text:p/>
          </table:table-cell>
          <table:table-cell table:formula="of:=[$Monsters.K16]" office:value-type="string" office:string-value="Eaten and removed if Fang hired by hiring front. Only one Swearwolf can operate in a city." calcext:value-type="string">
            <text:p>Eaten and removed if Fang hired by hiring front. Only one Swearwolf can operate in a city.</text:p>
          </table:table-cell>
          <table:table-cell table:number-columns-repeated="1014"/>
        </table:table-row>
        <table:table-row table:style-name="ro7">
          <table:table-cell table:formula="of:=[$Monsters.A17]" office:value-type="string" office:string-value="Suckling" calcext:value-type="string">
            <text:p>Suckling</text:p>
          </table:table-cell>
          <table:table-cell table:formula="of:=[$Monsters.B17]" office:value-type="float" office:value="2" calcext:value-type="float">
            <text:p>2</text:p>
          </table:table-cell>
          <table:table-cell table:formula="of:=[.A17]&amp;IF([.E17]&gt;0;&quot;💀&quot;&amp;[.E17];&quot;&quot;)&amp;COM.MICROSOFT.SWITCH([.F17];&quot;Claw&quot;;&quot;🐺&quot;;&quot;Fang&quot;;&quot;🦇&quot;;&quot;None&quot;;&quot;&quot;)&amp;CHAR(10)&amp;IF(LEN([.G17])&gt;0;&quot;→&quot;&amp;[.G17]&amp;&quot;&quot;;&quot;&quot;)&amp;IF(OR(LEN([.H17])&gt;0;LEN([.I17])&gt;0);CHAR(10);&quot;&quot;)&amp;IF(LEN([.H17])&gt;0;&quot;●=&quot;&amp;[.H17];&quot;&quot;)&amp;IF(LEN([.I17])&gt;0;&quot;  ⌛=&quot;&amp;[.I17];&quot;&quot;)&amp;IF(LEN([.J17])&gt;1;CHAR(10)&amp;[.J17];&quot;&quot;)" office:value-type="string" office:string-value="Suckling💀4🦇&#10;→3×○|OB+∞●&#10;●=0" calcext:value-type="string">
            <text:p>Suckling💀4🦇</text:p>
            <text:p>→3×○|OB+∞●</text:p>
            <text:p>●=0</text:p>
          </table:table-cell>
          <table:table-cell table:formula="of:=[$Monsters.C17]" office:value-type="float" office:value="160" calcext:value-type="float">
            <text:p>160</text:p>
          </table:table-cell>
          <table:table-cell table:formula="of:=[$Monsters.I17]" office:value-type="float" office:value="4" calcext:value-type="float">
            <text:p>4</text:p>
          </table:table-cell>
          <table:table-cell table:formula="of:=IF(LEN([$Monsters.J17])&gt;0;[$Monsters.J17];&quot;None&quot;)" office:value-type="string" office:string-value="Fang" calcext:value-type="string">
            <text:p>Fang</text:p>
          </table:table-cell>
          <table:table-cell table:number-matrix-columns-spanned="1" table:number-matrix-rows-spanned="1" table:formula="of:=COM.MICROSOFT.SWITCH([$Monsters.D17];1;&quot;○&quot;;&quot;N/A&quot;;&quot;&quot;;COM.MICROSOFT.CONCAT([$Monsters.D17];&quot;×&quot;;&quot;○&quot;;IF([$Monsters.G17]=&quot;Yes&quot;;&quot;|OB&quot;;&quot;&quot;); IF([$Monsters.F19]=&quot;Yes&quot;;&quot;|●&quot;;&quot;+∞●&quot;)))" office:value-type="string" office:string-value="3×○|OB+∞●" calcext:value-type="string">
            <text:p>3×○|OB+∞●</text:p>
          </table:table-cell>
          <table:table-cell table:formula="of:=IF([$Monsters.E17]=&quot;N/A&quot;;&quot;&quot;;[$Monsters.E17])" office:value-type="float" office:value="0" calcext:value-type="float">
            <text:p>0</text:p>
          </table:table-cell>
          <table:table-cell table:formula="of:=IF([$Monsters.H17]&gt;0;[$Monsters.H17];&quot;&quot;)">
            <text:p/>
          </table:table-cell>
          <table:table-cell table:formula="of:=[$Monsters.K17]" office:value-type="float" office:value="0" calcext:value-type="float">
            <text:p>0</text:p>
          </table:table-cell>
          <table:table-cell table:number-columns-repeated="1014"/>
        </table:table-row>
        <table:table-row table:style-name="ro7">
          <table:table-cell table:formula="of:=[$Monsters.A18]" office:value-type="string" office:string-value="Suckling" calcext:value-type="string">
            <text:p>Suckling</text:p>
          </table:table-cell>
          <table:table-cell table:formula="of:=[$Monsters.B18]" office:value-type="float" office:value="2" calcext:value-type="float">
            <text:p>2</text:p>
          </table:table-cell>
          <table:table-cell table:formula="of:=[.A18]&amp;IF([.E18]&gt;0;&quot;💀&quot;&amp;[.E18];&quot;&quot;)&amp;COM.MICROSOFT.SWITCH([.F18];&quot;Claw&quot;;&quot;🐺&quot;;&quot;Fang&quot;;&quot;🦇&quot;;&quot;None&quot;;&quot;&quot;)&amp;CHAR(10)&amp;IF(LEN([.G18])&gt;0;&quot;→&quot;&amp;[.G18]&amp;&quot;&quot;;&quot;&quot;)&amp;IF(OR(LEN([.H18])&gt;0;LEN([.I18])&gt;0);CHAR(10);&quot;&quot;)&amp;IF(LEN([.H18])&gt;0;&quot;●=&quot;&amp;[.H18];&quot;&quot;)&amp;IF(LEN([.I18])&gt;0;&quot;  ⌛=&quot;&amp;[.I18];&quot;&quot;)&amp;IF(LEN([.J18])&gt;1;CHAR(10)&amp;[.J18];&quot;&quot;)" office:value-type="string" office:string-value="Suckling💀4🦇&#10;→3×○|OB+∞●&#10;●=0" calcext:value-type="string">
            <text:p>Suckling💀4🦇</text:p>
            <text:p>→3×○|OB+∞●</text:p>
            <text:p>●=0</text:p>
          </table:table-cell>
          <table:table-cell table:formula="of:=[$Monsters.C18]" office:value-type="float" office:value="160" calcext:value-type="float">
            <text:p>160</text:p>
          </table:table-cell>
          <table:table-cell table:formula="of:=[$Monsters.I18]" office:value-type="float" office:value="4" calcext:value-type="float">
            <text:p>4</text:p>
          </table:table-cell>
          <table:table-cell table:formula="of:=IF(LEN([$Monsters.J18])&gt;0;[$Monsters.J18];&quot;None&quot;)" office:value-type="string" office:string-value="Fang" calcext:value-type="string">
            <text:p>Fang</text:p>
          </table:table-cell>
          <table:table-cell table:number-matrix-columns-spanned="1" table:number-matrix-rows-spanned="1" table:formula="of:=COM.MICROSOFT.SWITCH([$Monsters.D18];1;&quot;○&quot;;&quot;N/A&quot;;&quot;&quot;;COM.MICROSOFT.CONCAT([$Monsters.D18];&quot;×&quot;;&quot;○&quot;;IF([$Monsters.G18]=&quot;Yes&quot;;&quot;|OB&quot;;&quot;&quot;); IF([$Monsters.F20]=&quot;Yes&quot;;&quot;|●&quot;;&quot;+∞●&quot;)))" office:value-type="string" office:string-value="3×○|OB+∞●" calcext:value-type="string">
            <text:p>3×○|OB+∞●</text:p>
          </table:table-cell>
          <table:table-cell table:formula="of:=IF([$Monsters.E18]=&quot;N/A&quot;;&quot;&quot;;[$Monsters.E18])" office:value-type="float" office:value="0" calcext:value-type="float">
            <text:p>0</text:p>
          </table:table-cell>
          <table:table-cell table:formula="of:=IF([$Monsters.H18]&gt;0;[$Monsters.H18];&quot;&quot;)">
            <text:p/>
          </table:table-cell>
          <table:table-cell table:formula="of:=[$Monsters.K18]" office:value-type="float" office:value="0" calcext:value-type="float">
            <text:p>0</text:p>
          </table:table-cell>
          <table:table-cell table:number-columns-repeated="1014"/>
        </table:table-row>
        <table:table-row table:style-name="ro7">
          <table:table-cell table:formula="of:=[$Monsters.A19]" office:value-type="string" office:string-value="Suckling" calcext:value-type="string">
            <text:p>Suckling</text:p>
          </table:table-cell>
          <table:table-cell table:formula="of:=[$Monsters.B19]" office:value-type="float" office:value="2" calcext:value-type="float">
            <text:p>2</text:p>
          </table:table-cell>
          <table:table-cell table:formula="of:=[.A19]&amp;IF([.E19]&gt;0;&quot;💀&quot;&amp;[.E19];&quot;&quot;)&amp;COM.MICROSOFT.SWITCH([.F19];&quot;Claw&quot;;&quot;🐺&quot;;&quot;Fang&quot;;&quot;🦇&quot;;&quot;None&quot;;&quot;&quot;)&amp;CHAR(10)&amp;IF(LEN([.G19])&gt;0;&quot;→&quot;&amp;[.G19]&amp;&quot;&quot;;&quot;&quot;)&amp;IF(OR(LEN([.H19])&gt;0;LEN([.I19])&gt;0);CHAR(10);&quot;&quot;)&amp;IF(LEN([.H19])&gt;0;&quot;●=&quot;&amp;[.H19];&quot;&quot;)&amp;IF(LEN([.I19])&gt;0;&quot;  ⌛=&quot;&amp;[.I19];&quot;&quot;)&amp;IF(LEN([.J19])&gt;1;CHAR(10)&amp;[.J19];&quot;&quot;)" office:value-type="string" office:string-value="Suckling💀4🦇&#10;→3×○|OB|●&#10;●=0" calcext:value-type="string">
            <text:p>Suckling💀4🦇</text:p>
            <text:p>→3×○|OB|●</text:p>
            <text:p>●=0</text:p>
          </table:table-cell>
          <table:table-cell table:formula="of:=[$Monsters.C19]" office:value-type="float" office:value="160" calcext:value-type="float">
            <text:p>160</text:p>
          </table:table-cell>
          <table:table-cell table:formula="of:=[$Monsters.I19]" office:value-type="float" office:value="4" calcext:value-type="float">
            <text:p>4</text:p>
          </table:table-cell>
          <table:table-cell table:formula="of:=IF(LEN([$Monsters.J19])&gt;0;[$Monsters.J19];&quot;None&quot;)" office:value-type="string" office:string-value="Fang" calcext:value-type="string">
            <text:p>Fang</text:p>
          </table:table-cell>
          <table:table-cell table:number-matrix-columns-spanned="1" table:number-matrix-rows-spanned="1" table:formula="of:=COM.MICROSOFT.SWITCH([$Monsters.D19];1;&quot;○&quot;;&quot;N/A&quot;;&quot;&quot;;COM.MICROSOFT.CONCAT([$Monsters.D19];&quot;×&quot;;&quot;○&quot;;IF([$Monsters.G19]=&quot;Yes&quot;;&quot;|OB&quot;;&quot;&quot;); IF([$Monsters.F21]=&quot;Yes&quot;;&quot;|●&quot;;&quot;+∞●&quot;)))" office:value-type="string" office:string-value="3×○|OB|●" calcext:value-type="string">
            <text:p>3×○|OB|●</text:p>
          </table:table-cell>
          <table:table-cell table:formula="of:=IF([$Monsters.E19]=&quot;N/A&quot;;&quot;&quot;;[$Monsters.E19])" office:value-type="float" office:value="0" calcext:value-type="float">
            <text:p>0</text:p>
          </table:table-cell>
          <table:table-cell table:formula="of:=IF([$Monsters.H19]&gt;0;[$Monsters.H19];&quot;&quot;)">
            <text:p/>
          </table:table-cell>
          <table:table-cell table:formula="of:=[$Monsters.K19]" office:value-type="float" office:value="0" calcext:value-type="float">
            <text:p>0</text:p>
          </table:table-cell>
          <table:table-cell table:number-columns-repeated="1014"/>
        </table:table-row>
        <table:table-row table:style-name="ro7">
          <table:table-cell table:formula="of:=[$Monsters.A20]" office:value-type="string" office:string-value="&quot;Hatchet&quot; Murray" calcext:value-type="string">
            <text:p>"Hatchet" Murray</text:p>
          </table:table-cell>
          <table:table-cell table:formula="of:=[$Monsters.B20]" office:value-type="float" office:value="2" calcext:value-type="float">
            <text:p>2</text:p>
          </table:table-cell>
          <table:table-cell table:formula="of:=[.A20]&amp;IF([.E20]&gt;0;&quot;💀&quot;&amp;[.E20];&quot;&quot;)&amp;COM.MICROSOFT.SWITCH([.F20];&quot;Claw&quot;;&quot;🐺&quot;;&quot;Fang&quot;;&quot;🦇&quot;;&quot;None&quot;;&quot;&quot;)&amp;CHAR(10)&amp;IF(LEN([.G20])&gt;0;&quot;→&quot;&amp;[.G20]&amp;&quot;&quot;;&quot;&quot;)&amp;IF(OR(LEN([.H20])&gt;0;LEN([.I20])&gt;0);CHAR(10);&quot;&quot;)&amp;IF(LEN([.H20])&gt;0;&quot;●=&quot;&amp;[.H20];&quot;&quot;)&amp;IF(LEN([.I20])&gt;0;&quot;  ⌛=&quot;&amp;[.I20];&quot;&quot;)&amp;IF(LEN([.J20])&gt;1;CHAR(10)&amp;[.J20];&quot;&quot;)" office:value-type="string" office:string-value="&quot;Hatchet&quot; Murray💀4&#10;→5×○|OB|●&#10;●=10" calcext:value-type="string">
            <text:p>"Hatchet" Murray💀4</text:p>
            <text:p>→5×○|OB|●</text:p>
            <text:p>●=10</text:p>
          </table:table-cell>
          <table:table-cell table:formula="of:=[$Monsters.C20]" office:value-type="float" office:value="240" calcext:value-type="float">
            <text:p>240</text:p>
          </table:table-cell>
          <table:table-cell table:formula="of:=[$Monsters.I20]" office:value-type="float" office:value="4" calcext:value-type="float">
            <text:p>4</text:p>
          </table:table-cell>
          <table:table-cell table:formula="of:=IF(LEN([$Monsters.J20])&gt;0;[$Monsters.J20];&quot;None&quot;)" office:value-type="string" office:string-value="None" calcext:value-type="string">
            <text:p>None</text:p>
          </table:table-cell>
          <table:table-cell table:number-matrix-columns-spanned="1" table:number-matrix-rows-spanned="1" table:formula="of:=COM.MICROSOFT.SWITCH([$Monsters.D20];1;&quot;○&quot;;&quot;N/A&quot;;&quot;&quot;;COM.MICROSOFT.CONCAT([$Monsters.D20];&quot;×&quot;;&quot;○&quot;;IF([$Monsters.G20]=&quot;Yes&quot;;&quot;|OB&quot;;&quot;&quot;); IF([$Monsters.F22]=&quot;Yes&quot;;&quot;|●&quot;;&quot;+∞●&quot;)))" office:value-type="string" office:string-value="5×○|OB|●" calcext:value-type="string">
            <text:p>5×○|OB|●</text:p>
          </table:table-cell>
          <table:table-cell table:formula="of:=IF([$Monsters.E20]=&quot;N/A&quot;;&quot;&quot;;[$Monsters.E20])" office:value-type="float" office:value="10" calcext:value-type="float">
            <text:p>10</text:p>
          </table:table-cell>
          <table:table-cell table:formula="of:=IF([$Monsters.H20]&gt;0;[$Monsters.H20];&quot;&quot;)">
            <text:p/>
          </table:table-cell>
          <table:table-cell table:formula="of:=[$Monsters.K20]" office:value-type="float" office:value="0" calcext:value-type="float">
            <text:p>0</text:p>
          </table:table-cell>
          <table:table-cell table:number-columns-repeated="1014"/>
        </table:table-row>
        <table:table-row table:style-name="ro7">
          <table:table-cell table:formula="of:=[$Monsters.A21]" office:value-type="string" office:string-value="Conſtable" calcext:value-type="string">
            <text:p>Conſtable</text:p>
          </table:table-cell>
          <table:table-cell table:formula="of:=[$Monsters.B21]" office:value-type="float" office:value="2" calcext:value-type="float">
            <text:p>2</text:p>
          </table:table-cell>
          <table:table-cell table:formula="of:=[.A21]&amp;IF([.E21]&gt;0;&quot;💀&quot;&amp;[.E21];&quot;&quot;)&amp;COM.MICROSOFT.SWITCH([.F21];&quot;Claw&quot;;&quot;🐺&quot;;&quot;Fang&quot;;&quot;🦇&quot;;&quot;None&quot;;&quot;&quot;)&amp;CHAR(10)&amp;IF(LEN([.G21])&gt;0;&quot;→&quot;&amp;[.G21]&amp;&quot;&quot;;&quot;&quot;)&amp;IF(OR(LEN([.H21])&gt;0;LEN([.I21])&gt;0);CHAR(10);&quot;&quot;)&amp;IF(LEN([.H21])&gt;0;&quot;●=&quot;&amp;[.H21];&quot;&quot;)&amp;IF(LEN([.I21])&gt;0;&quot;  ⌛=&quot;&amp;[.I21];&quot;&quot;)&amp;IF(LEN([.J21])&gt;1;CHAR(10)&amp;[.J21];&quot;&quot;)" office:value-type="string" office:string-value="Conſtable💀4&#10;→3×○|OB|●&#10;●=10" calcext:value-type="string">
            <text:p>Conſtable💀4</text:p>
            <text:p>→3×○|OB|●</text:p>
            <text:p>●=10</text:p>
          </table:table-cell>
          <table:table-cell table:formula="of:=[$Monsters.C21]" office:value-type="float" office:value="200" calcext:value-type="float">
            <text:p>200</text:p>
          </table:table-cell>
          <table:table-cell table:formula="of:=[$Monsters.I21]" office:value-type="float" office:value="4" calcext:value-type="float">
            <text:p>4</text:p>
          </table:table-cell>
          <table:table-cell table:formula="of:=IF(LEN([$Monsters.J21])&gt;0;[$Monsters.J21];&quot;None&quot;)" office:value-type="string" office:string-value="None" calcext:value-type="string">
            <text:p>None</text:p>
          </table:table-cell>
          <table:table-cell table:number-matrix-columns-spanned="1" table:number-matrix-rows-spanned="1" table:formula="of:=COM.MICROSOFT.SWITCH([$Monsters.D21];1;&quot;○&quot;;&quot;N/A&quot;;&quot;&quot;;COM.MICROSOFT.CONCAT([$Monsters.D21];&quot;×&quot;;&quot;○&quot;;IF([$Monsters.G21]=&quot;Yes&quot;;&quot;|OB&quot;;&quot;&quot;); IF([$Monsters.F23]=&quot;Yes&quot;;&quot;|●&quot;;&quot;+∞●&quot;)))" office:value-type="string" office:string-value="3×○|OB|●" calcext:value-type="string">
            <text:p>3×○|OB|●</text:p>
          </table:table-cell>
          <table:table-cell table:formula="of:=IF([$Monsters.E21]=&quot;N/A&quot;;&quot;&quot;;[$Monsters.E21])" office:value-type="float" office:value="10" calcext:value-type="float">
            <text:p>10</text:p>
          </table:table-cell>
          <table:table-cell table:formula="of:=IF([$Monsters.H21]&gt;0;[$Monsters.H21];&quot;&quot;)">
            <text:p/>
          </table:table-cell>
          <table:table-cell table:formula="of:=[$Monsters.K21]" office:value-type="float" office:value="0" calcext:value-type="float">
            <text:p>0</text:p>
          </table:table-cell>
          <table:table-cell table:number-columns-repeated="1014"/>
        </table:table-row>
        <table:table-row table:style-name="ro7">
          <table:table-cell table:formula="of:=[$Monsters.A22]" office:value-type="string" office:string-value="Conſtable" calcext:value-type="string">
            <text:p>Conſtable</text:p>
          </table:table-cell>
          <table:table-cell table:formula="of:=[$Monsters.B22]" office:value-type="float" office:value="2" calcext:value-type="float">
            <text:p>2</text:p>
          </table:table-cell>
          <table:table-cell table:formula="of:=[.A22]&amp;IF([.E22]&gt;0;&quot;💀&quot;&amp;[.E22];&quot;&quot;)&amp;COM.MICROSOFT.SWITCH([.F22];&quot;Claw&quot;;&quot;🐺&quot;;&quot;Fang&quot;;&quot;🦇&quot;;&quot;None&quot;;&quot;&quot;)&amp;CHAR(10)&amp;IF(LEN([.G22])&gt;0;&quot;→&quot;&amp;[.G22]&amp;&quot;&quot;;&quot;&quot;)&amp;IF(OR(LEN([.H22])&gt;0;LEN([.I22])&gt;0);CHAR(10);&quot;&quot;)&amp;IF(LEN([.H22])&gt;0;&quot;●=&quot;&amp;[.H22];&quot;&quot;)&amp;IF(LEN([.I22])&gt;0;&quot;  ⌛=&quot;&amp;[.I22];&quot;&quot;)&amp;IF(LEN([.J22])&gt;1;CHAR(10)&amp;[.J22];&quot;&quot;)" office:value-type="string" office:string-value="Conſtable💀4&#10;→3×○|OB|●&#10;●=10" calcext:value-type="string">
            <text:p>Conſtable💀4</text:p>
            <text:p>→3×○|OB|●</text:p>
            <text:p>●=10</text:p>
          </table:table-cell>
          <table:table-cell table:formula="of:=[$Monsters.C22]" office:value-type="float" office:value="200" calcext:value-type="float">
            <text:p>200</text:p>
          </table:table-cell>
          <table:table-cell table:formula="of:=[$Monsters.I22]" office:value-type="float" office:value="4" calcext:value-type="float">
            <text:p>4</text:p>
          </table:table-cell>
          <table:table-cell table:formula="of:=IF(LEN([$Monsters.J22])&gt;0;[$Monsters.J22];&quot;None&quot;)" office:value-type="string" office:string-value="None" calcext:value-type="string">
            <text:p>None</text:p>
          </table:table-cell>
          <table:table-cell table:number-matrix-columns-spanned="1" table:number-matrix-rows-spanned="1" table:formula="of:=COM.MICROSOFT.SWITCH([$Monsters.D22];1;&quot;○&quot;;&quot;N/A&quot;;&quot;&quot;;COM.MICROSOFT.CONCAT([$Monsters.D22];&quot;×&quot;;&quot;○&quot;;IF([$Monsters.G22]=&quot;Yes&quot;;&quot;|OB&quot;;&quot;&quot;); IF([$Monsters.F24]=&quot;Yes&quot;;&quot;|●&quot;;&quot;+∞●&quot;)))" office:value-type="string" office:string-value="3×○|OB|●" calcext:value-type="string">
            <text:p>3×○|OB|●</text:p>
          </table:table-cell>
          <table:table-cell table:formula="of:=IF([$Monsters.E22]=&quot;N/A&quot;;&quot;&quot;;[$Monsters.E22])" office:value-type="float" office:value="10" calcext:value-type="float">
            <text:p>10</text:p>
          </table:table-cell>
          <table:table-cell table:formula="of:=IF([$Monsters.H22]&gt;0;[$Monsters.H22];&quot;&quot;)">
            <text:p/>
          </table:table-cell>
          <table:table-cell table:formula="of:=[$Monsters.K22]" office:value-type="float" office:value="0" calcext:value-type="float">
            <text:p>0</text:p>
          </table:table-cell>
          <table:table-cell table:number-columns-repeated="1014"/>
        </table:table-row>
        <table:table-row table:style-name="ro7">
          <table:table-cell table:formula="of:=[$Monsters.A23]" office:value-type="string" office:string-value="Conſtable" calcext:value-type="string">
            <text:p>Conſtable</text:p>
          </table:table-cell>
          <table:table-cell table:formula="of:=[$Monsters.B23]" office:value-type="float" office:value="2" calcext:value-type="float">
            <text:p>2</text:p>
          </table:table-cell>
          <table:table-cell table:formula="of:=[.A23]&amp;IF([.E23]&gt;0;&quot;💀&quot;&amp;[.E23];&quot;&quot;)&amp;COM.MICROSOFT.SWITCH([.F23];&quot;Claw&quot;;&quot;🐺&quot;;&quot;Fang&quot;;&quot;🦇&quot;;&quot;None&quot;;&quot;&quot;)&amp;CHAR(10)&amp;IF(LEN([.G23])&gt;0;&quot;→&quot;&amp;[.G23]&amp;&quot;&quot;;&quot;&quot;)&amp;IF(OR(LEN([.H23])&gt;0;LEN([.I23])&gt;0);CHAR(10);&quot;&quot;)&amp;IF(LEN([.H23])&gt;0;&quot;●=&quot;&amp;[.H23];&quot;&quot;)&amp;IF(LEN([.I23])&gt;0;&quot;  ⌛=&quot;&amp;[.I23];&quot;&quot;)&amp;IF(LEN([.J23])&gt;1;CHAR(10)&amp;[.J23];&quot;&quot;)" office:value-type="string" office:string-value="Conſtable💀4&#10;→3×○|OB|●&#10;●=10" calcext:value-type="string">
            <text:p>Conſtable💀4</text:p>
            <text:p>→3×○|OB|●</text:p>
            <text:p>●=10</text:p>
          </table:table-cell>
          <table:table-cell table:formula="of:=[$Monsters.C23]" office:value-type="float" office:value="200" calcext:value-type="float">
            <text:p>200</text:p>
          </table:table-cell>
          <table:table-cell table:formula="of:=[$Monsters.I23]" office:value-type="float" office:value="4" calcext:value-type="float">
            <text:p>4</text:p>
          </table:table-cell>
          <table:table-cell table:formula="of:=IF(LEN([$Monsters.J23])&gt;0;[$Monsters.J23];&quot;None&quot;)" office:value-type="string" office:string-value="None" calcext:value-type="string">
            <text:p>None</text:p>
          </table:table-cell>
          <table:table-cell table:number-matrix-columns-spanned="1" table:number-matrix-rows-spanned="1" table:formula="of:=COM.MICROSOFT.SWITCH([$Monsters.D23];1;&quot;○&quot;;&quot;N/A&quot;;&quot;&quot;;COM.MICROSOFT.CONCAT([$Monsters.D23];&quot;×&quot;;&quot;○&quot;;IF([$Monsters.G23]=&quot;Yes&quot;;&quot;|OB&quot;;&quot;&quot;); IF([$Monsters.F25]=&quot;Yes&quot;;&quot;|●&quot;;&quot;+∞●&quot;)))" office:value-type="string" office:string-value="3×○|OB|●" calcext:value-type="string">
            <text:p>3×○|OB|●</text:p>
          </table:table-cell>
          <table:table-cell table:formula="of:=IF([$Monsters.E23]=&quot;N/A&quot;;&quot;&quot;;[$Monsters.E23])" office:value-type="float" office:value="10" calcext:value-type="float">
            <text:p>10</text:p>
          </table:table-cell>
          <table:table-cell table:formula="of:=IF([$Monsters.H23]&gt;0;[$Monsters.H23];&quot;&quot;)">
            <text:p/>
          </table:table-cell>
          <table:table-cell table:formula="of:=[$Monsters.K23]" office:value-type="float" office:value="0" calcext:value-type="float">
            <text:p>0</text:p>
          </table:table-cell>
          <table:table-cell table:number-columns-repeated="1014"/>
        </table:table-row>
        <table:table-row table:style-name="ro7">
          <table:table-cell table:formula="of:=[$Monsters.A24]" office:value-type="string" office:string-value="Pup" calcext:value-type="string">
            <text:p>Pup</text:p>
          </table:table-cell>
          <table:table-cell table:formula="of:=[$Monsters.B24]" office:value-type="float" office:value="2" calcext:value-type="float">
            <text:p>2</text:p>
          </table:table-cell>
          <table:table-cell table:formula="of:=[.A24]&amp;IF([.E24]&gt;0;&quot;💀&quot;&amp;[.E24];&quot;&quot;)&amp;COM.MICROSOFT.SWITCH([.F24];&quot;Claw&quot;;&quot;🐺&quot;;&quot;Fang&quot;;&quot;🦇&quot;;&quot;None&quot;;&quot;&quot;)&amp;CHAR(10)&amp;IF(LEN([.G24])&gt;0;&quot;→&quot;&amp;[.G24]&amp;&quot;&quot;;&quot;&quot;)&amp;IF(OR(LEN([.H24])&gt;0;LEN([.I24])&gt;0);CHAR(10);&quot;&quot;)&amp;IF(LEN([.H24])&gt;0;&quot;●=&quot;&amp;[.H24];&quot;&quot;)&amp;IF(LEN([.I24])&gt;0;&quot;  ⌛=&quot;&amp;[.I24];&quot;&quot;)&amp;IF(LEN([.J24])&gt;1;CHAR(10)&amp;[.J24];&quot;&quot;)" office:value-type="string" office:string-value="Pup💀4🐺&#10;→3×○|●&#10;●=20" calcext:value-type="string">
            <text:p>Pup💀4🐺</text:p>
            <text:p>→3×○|●</text:p>
            <text:p>●=20</text:p>
          </table:table-cell>
          <table:table-cell table:formula="of:=[$Monsters.C24]" office:value-type="float" office:value="160" calcext:value-type="float">
            <text:p>160</text:p>
          </table:table-cell>
          <table:table-cell table:formula="of:=[$Monsters.I24]" office:value-type="float" office:value="4" calcext:value-type="float">
            <text:p>4</text:p>
          </table:table-cell>
          <table:table-cell table:formula="of:=IF(LEN([$Monsters.J24])&gt;0;[$Monsters.J24];&quot;None&quot;)" office:value-type="string" office:string-value="Claw" calcext:value-type="string">
            <text:p>Claw</text:p>
          </table:table-cell>
          <table:table-cell table:number-matrix-columns-spanned="1" table:number-matrix-rows-spanned="1" table:formula="of:=COM.MICROSOFT.SWITCH([$Monsters.D24];1;&quot;○&quot;;&quot;N/A&quot;;&quot;&quot;;COM.MICROSOFT.CONCAT([$Monsters.D24];&quot;×&quot;;&quot;○&quot;;IF([$Monsters.G24]=&quot;Yes&quot;;&quot;|OB&quot;;&quot;&quot;); IF([$Monsters.F26]=&quot;Yes&quot;;&quot;|●&quot;;&quot;+∞●&quot;)))" office:value-type="string" office:string-value="3×○|●" calcext:value-type="string">
            <text:p>3×○|●</text:p>
          </table:table-cell>
          <table:table-cell table:formula="of:=IF([$Monsters.E24]=&quot;N/A&quot;;&quot;&quot;;[$Monsters.E24])" office:value-type="float" office:value="20" calcext:value-type="float">
            <text:p>20</text:p>
          </table:table-cell>
          <table:table-cell table:formula="of:=IF([$Monsters.H24]&gt;0;[$Monsters.H24];&quot;&quot;)">
            <text:p/>
          </table:table-cell>
          <table:table-cell table:formula="of:=[$Monsters.K24]" office:value-type="float" office:value="0" calcext:value-type="float">
            <text:p>0</text:p>
          </table:table-cell>
          <table:table-cell table:number-columns-repeated="1014"/>
        </table:table-row>
        <table:table-row table:style-name="ro7">
          <table:table-cell table:formula="of:=[$Monsters.A25]" office:value-type="string" office:string-value="Pup" calcext:value-type="string">
            <text:p>Pup</text:p>
          </table:table-cell>
          <table:table-cell table:formula="of:=[$Monsters.B25]" office:value-type="float" office:value="2" calcext:value-type="float">
            <text:p>2</text:p>
          </table:table-cell>
          <table:table-cell table:formula="of:=[.A25]&amp;IF([.E25]&gt;0;&quot;💀&quot;&amp;[.E25];&quot;&quot;)&amp;COM.MICROSOFT.SWITCH([.F25];&quot;Claw&quot;;&quot;🐺&quot;;&quot;Fang&quot;;&quot;🦇&quot;;&quot;None&quot;;&quot;&quot;)&amp;CHAR(10)&amp;IF(LEN([.G25])&gt;0;&quot;→&quot;&amp;[.G25]&amp;&quot;&quot;;&quot;&quot;)&amp;IF(OR(LEN([.H25])&gt;0;LEN([.I25])&gt;0);CHAR(10);&quot;&quot;)&amp;IF(LEN([.H25])&gt;0;&quot;●=&quot;&amp;[.H25];&quot;&quot;)&amp;IF(LEN([.I25])&gt;0;&quot;  ⌛=&quot;&amp;[.I25];&quot;&quot;)&amp;IF(LEN([.J25])&gt;1;CHAR(10)&amp;[.J25];&quot;&quot;)" office:value-type="string" office:string-value="Pup💀4🐺&#10;→3×○+∞●&#10;●=20" calcext:value-type="string">
            <text:p>Pup💀4🐺</text:p>
            <text:p>→3×○+∞●</text:p>
            <text:p>●=20</text:p>
          </table:table-cell>
          <table:table-cell table:formula="of:=[$Monsters.C25]" office:value-type="float" office:value="160" calcext:value-type="float">
            <text:p>160</text:p>
          </table:table-cell>
          <table:table-cell table:formula="of:=[$Monsters.I25]" office:value-type="float" office:value="4" calcext:value-type="float">
            <text:p>4</text:p>
          </table:table-cell>
          <table:table-cell table:formula="of:=IF(LEN([$Monsters.J25])&gt;0;[$Monsters.J25];&quot;None&quot;)" office:value-type="string" office:string-value="Claw" calcext:value-type="string">
            <text:p>Claw</text:p>
          </table:table-cell>
          <table:table-cell table:number-matrix-columns-spanned="1" table:number-matrix-rows-spanned="1" table:formula="of:=COM.MICROSOFT.SWITCH([$Monsters.D25];1;&quot;○&quot;;&quot;N/A&quot;;&quot;&quot;;COM.MICROSOFT.CONCAT([$Monsters.D25];&quot;×&quot;;&quot;○&quot;;IF([$Monsters.G25]=&quot;Yes&quot;;&quot;|OB&quot;;&quot;&quot;); IF([$Monsters.F27]=&quot;Yes&quot;;&quot;|●&quot;;&quot;+∞●&quot;)))" office:value-type="string" office:string-value="3×○+∞●" calcext:value-type="string">
            <text:p>3×○+∞●</text:p>
          </table:table-cell>
          <table:table-cell table:formula="of:=IF([$Monsters.E25]=&quot;N/A&quot;;&quot;&quot;;[$Monsters.E25])" office:value-type="float" office:value="20" calcext:value-type="float">
            <text:p>20</text:p>
          </table:table-cell>
          <table:table-cell table:formula="of:=IF([$Monsters.H25]&gt;0;[$Monsters.H25];&quot;&quot;)">
            <text:p/>
          </table:table-cell>
          <table:table-cell table:formula="of:=[$Monsters.K25]" office:value-type="float" office:value="0" calcext:value-type="float">
            <text:p>0</text:p>
          </table:table-cell>
          <table:table-cell table:number-columns-repeated="1014"/>
        </table:table-row>
        <table:table-row table:style-name="ro7">
          <table:table-cell table:formula="of:=[$Monsters.A26]" office:value-type="string" office:string-value="Pup" calcext:value-type="string">
            <text:p>Pup</text:p>
          </table:table-cell>
          <table:table-cell table:formula="of:=[$Monsters.B26]" office:value-type="float" office:value="2" calcext:value-type="float">
            <text:p>2</text:p>
          </table:table-cell>
          <table:table-cell table:formula="of:=[.A26]&amp;IF([.E26]&gt;0;&quot;💀&quot;&amp;[.E26];&quot;&quot;)&amp;COM.MICROSOFT.SWITCH([.F26];&quot;Claw&quot;;&quot;🐺&quot;;&quot;Fang&quot;;&quot;🦇&quot;;&quot;None&quot;;&quot;&quot;)&amp;CHAR(10)&amp;IF(LEN([.G26])&gt;0;&quot;→&quot;&amp;[.G26]&amp;&quot;&quot;;&quot;&quot;)&amp;IF(OR(LEN([.H26])&gt;0;LEN([.I26])&gt;0);CHAR(10);&quot;&quot;)&amp;IF(LEN([.H26])&gt;0;&quot;●=&quot;&amp;[.H26];&quot;&quot;)&amp;IF(LEN([.I26])&gt;0;&quot;  ⌛=&quot;&amp;[.I26];&quot;&quot;)&amp;IF(LEN([.J26])&gt;1;CHAR(10)&amp;[.J26];&quot;&quot;)" office:value-type="string" office:string-value="Pup💀4🐺&#10;→3×○+∞●&#10;●=20" calcext:value-type="string">
            <text:p>Pup💀4🐺</text:p>
            <text:p>→3×○+∞●</text:p>
            <text:p>●=20</text:p>
          </table:table-cell>
          <table:table-cell table:formula="of:=[$Monsters.C26]" office:value-type="float" office:value="160" calcext:value-type="float">
            <text:p>160</text:p>
          </table:table-cell>
          <table:table-cell table:formula="of:=[$Monsters.I26]" office:value-type="float" office:value="4" calcext:value-type="float">
            <text:p>4</text:p>
          </table:table-cell>
          <table:table-cell table:formula="of:=IF(LEN([$Monsters.J26])&gt;0;[$Monsters.J26];&quot;None&quot;)" office:value-type="string" office:string-value="Claw" calcext:value-type="string">
            <text:p>Claw</text:p>
          </table:table-cell>
          <table:table-cell table:number-matrix-columns-spanned="1" table:number-matrix-rows-spanned="1" table:formula="of:=COM.MICROSOFT.SWITCH([$Monsters.D26];1;&quot;○&quot;;&quot;N/A&quot;;&quot;&quot;;COM.MICROSOFT.CONCAT([$Monsters.D26];&quot;×&quot;;&quot;○&quot;;IF([$Monsters.G26]=&quot;Yes&quot;;&quot;|OB&quot;;&quot;&quot;); IF([$Monsters.F28]=&quot;Yes&quot;;&quot;|●&quot;;&quot;+∞●&quot;)))" office:value-type="string" office:string-value="3×○+∞●" calcext:value-type="string">
            <text:p>3×○+∞●</text:p>
          </table:table-cell>
          <table:table-cell table:formula="of:=IF([$Monsters.E26]=&quot;N/A&quot;;&quot;&quot;;[$Monsters.E26])" office:value-type="float" office:value="20" calcext:value-type="float">
            <text:p>20</text:p>
          </table:table-cell>
          <table:table-cell table:formula="of:=IF([$Monsters.H26]&gt;0;[$Monsters.H26];&quot;&quot;)">
            <text:p/>
          </table:table-cell>
          <table:table-cell table:formula="of:=[$Monsters.K26]" office:value-type="float" office:value="0" calcext:value-type="float">
            <text:p>0</text:p>
          </table:table-cell>
          <table:table-cell table:number-columns-repeated="1014"/>
        </table:table-row>
        <table:table-row table:style-name="ro7">
          <table:table-cell table:formula="of:=[$Monsters.A27]" office:value-type="string" office:string-value="Ghoul" calcext:value-type="string">
            <text:p>Ghoul</text:p>
          </table:table-cell>
          <table:table-cell table:formula="of:=[$Monsters.B27]" office:value-type="float" office:value="2" calcext:value-type="float">
            <text:p>2</text:p>
          </table:table-cell>
          <table:table-cell table:formula="of:=[.A27]&amp;IF([.E27]&gt;0;&quot;💀&quot;&amp;[.E27];&quot;&quot;)&amp;COM.MICROSOFT.SWITCH([.F27];&quot;Claw&quot;;&quot;🐺&quot;;&quot;Fang&quot;;&quot;🦇&quot;;&quot;None&quot;;&quot;&quot;)&amp;CHAR(10)&amp;IF(LEN([.G27])&gt;0;&quot;→&quot;&amp;[.G27]&amp;&quot;&quot;;&quot;&quot;)&amp;IF(OR(LEN([.H27])&gt;0;LEN([.I27])&gt;0);CHAR(10);&quot;&quot;)&amp;IF(LEN([.H27])&gt;0;&quot;●=&quot;&amp;[.H27];&quot;&quot;)&amp;IF(LEN([.I27])&gt;0;&quot;  ⌛=&quot;&amp;[.I27];&quot;&quot;)&amp;IF(LEN([.J27])&gt;1;CHAR(10)&amp;[.J27];&quot;&quot;)" office:value-type="string" office:string-value="Ghoul💀3&#10;→4×○|●&#10;●=10" calcext:value-type="string">
            <text:p>Ghoul💀3</text:p>
            <text:p>→4×○|●</text:p>
            <text:p>●=10</text:p>
          </table:table-cell>
          <table:table-cell table:formula="of:=[$Monsters.C27]" office:value-type="float" office:value="140" calcext:value-type="float">
            <text:p>140</text:p>
          </table:table-cell>
          <table:table-cell table:formula="of:=[$Monsters.I27]" office:value-type="float" office:value="3" calcext:value-type="float">
            <text:p>3</text:p>
          </table:table-cell>
          <table:table-cell table:formula="of:=IF(LEN([$Monsters.J27])&gt;0;[$Monsters.J27];&quot;None&quot;)" office:value-type="string" office:string-value="None" calcext:value-type="string">
            <text:p>None</text:p>
          </table:table-cell>
          <table:table-cell table:number-matrix-columns-spanned="1" table:number-matrix-rows-spanned="1" table:formula="of:=COM.MICROSOFT.SWITCH([$Monsters.D27];1;&quot;○&quot;;&quot;N/A&quot;;&quot;&quot;;COM.MICROSOFT.CONCAT([$Monsters.D27];&quot;×&quot;;&quot;○&quot;;IF([$Monsters.G27]=&quot;Yes&quot;;&quot;|OB&quot;;&quot;&quot;); IF([$Monsters.F29]=&quot;Yes&quot;;&quot;|●&quot;;&quot;+∞●&quot;)))" office:value-type="string" office:string-value="4×○|●" calcext:value-type="string">
            <text:p>4×○|●</text:p>
          </table:table-cell>
          <table:table-cell table:formula="of:=IF([$Monsters.E27]=&quot;N/A&quot;;&quot;&quot;;[$Monsters.E27])" office:value-type="float" office:value="10" calcext:value-type="float">
            <text:p>10</text:p>
          </table:table-cell>
          <table:table-cell table:formula="of:=IF([$Monsters.H27]&gt;0;[$Monsters.H27];&quot;&quot;)">
            <text:p/>
          </table:table-cell>
          <table:table-cell table:formula="of:=[$Monsters.K27]" office:value-type="float" office:value="0" calcext:value-type="float">
            <text:p>0</text:p>
          </table:table-cell>
          <table:table-cell table:number-columns-repeated="1014"/>
        </table:table-row>
        <table:table-row table:style-name="ro6">
          <table:table-cell table:formula="of:=[$Monsters.A28]" office:value-type="string" office:string-value="Haunted" calcext:value-type="string">
            <text:p>Haunted</text:p>
          </table:table-cell>
          <table:table-cell table:formula="of:=[$Monsters.B28]" office:value-type="float" office:value="3" calcext:value-type="float">
            <text:p>3</text:p>
          </table:table-cell>
          <table:table-cell table:formula="of:=[.A28]&amp;IF([.E28]&gt;0;&quot;💀&quot;&amp;[.E28];&quot;&quot;)&amp;COM.MICROSOFT.SWITCH([.F28];&quot;Claw&quot;;&quot;🐺&quot;;&quot;Fang&quot;;&quot;🦇&quot;;&quot;None&quot;;&quot;&quot;)&amp;CHAR(10)&amp;IF(LEN([.G28])&gt;0;&quot;→&quot;&amp;[.G28]&amp;&quot;&quot;;&quot;&quot;)&amp;IF(OR(LEN([.H28])&gt;0;LEN([.I28])&gt;0);CHAR(10);&quot;&quot;)&amp;IF(LEN([.H28])&gt;0;&quot;●=&quot;&amp;[.H28];&quot;&quot;)&amp;IF(LEN([.I28])&gt;0;&quot;  ⌛=&quot;&amp;[.I28];&quot;&quot;)&amp;IF(LEN([.J28])&gt;1;CHAR(10)&amp;[.J28];&quot;&quot;)" office:value-type="string" office:string-value="Haunted💀5&#10;→4×○|●&#10;●=10&#10;Can move through token blocked cities" calcext:value-type="string">
            <text:p>Haunted💀5</text:p>
            <text:p>→4×○|●</text:p>
            <text:p>●=10</text:p>
            <text:p>Can move through token blocked cities</text:p>
          </table:table-cell>
          <table:table-cell table:formula="of:=[$Monsters.C28]" office:value-type="float" office:value="450" calcext:value-type="float">
            <text:p>450</text:p>
          </table:table-cell>
          <table:table-cell table:formula="of:=[$Monsters.I28]" office:value-type="float" office:value="5" calcext:value-type="float">
            <text:p>5</text:p>
          </table:table-cell>
          <table:table-cell table:formula="of:=IF(LEN([$Monsters.J28])&gt;0;[$Monsters.J28];&quot;None&quot;)" office:value-type="string" office:string-value="None" calcext:value-type="string">
            <text:p>None</text:p>
          </table:table-cell>
          <table:table-cell table:number-matrix-columns-spanned="1" table:number-matrix-rows-spanned="1" table:formula="of:=COM.MICROSOFT.SWITCH([$Monsters.D28];1;&quot;○&quot;;&quot;N/A&quot;;&quot;&quot;;COM.MICROSOFT.CONCAT([$Monsters.D28];&quot;×&quot;;&quot;○&quot;;IF([$Monsters.G28]=&quot;Yes&quot;;&quot;|OB&quot;;&quot;&quot;); IF([$Monsters.F30]=&quot;Yes&quot;;&quot;|●&quot;;&quot;+∞●&quot;)))" office:value-type="string" office:string-value="4×○|●" calcext:value-type="string">
            <text:p>4×○|●</text:p>
          </table:table-cell>
          <table:table-cell table:formula="of:=IF([$Monsters.E28]=&quot;N/A&quot;;&quot;&quot;;[$Monsters.E28])" office:value-type="float" office:value="10" calcext:value-type="float">
            <text:p>10</text:p>
          </table:table-cell>
          <table:table-cell table:formula="of:=IF([$Monsters.H28]&gt;0;[$Monsters.H28];&quot;&quot;)">
            <text:p/>
          </table:table-cell>
          <table:table-cell table:formula="of:=[$Monsters.K28]" office:value-type="string" office:string-value="Can move through token blocked cities" calcext:value-type="string">
            <text:p>Can move through token blocked cities</text:p>
          </table:table-cell>
          <table:table-cell table:number-columns-repeated="1014"/>
        </table:table-row>
        <table:table-row table:style-name="ro7">
          <table:table-cell table:formula="of:=[$Monsters.A29]" office:value-type="string" office:string-value="Grayback" calcext:value-type="string">
            <text:p>Grayback</text:p>
          </table:table-cell>
          <table:table-cell table:formula="of:=[$Monsters.B29]" office:value-type="float" office:value="3" calcext:value-type="float">
            <text:p>3</text:p>
          </table:table-cell>
          <table:table-cell table:formula="of:=[.A29]&amp;IF([.E29]&gt;0;&quot;💀&quot;&amp;[.E29];&quot;&quot;)&amp;COM.MICROSOFT.SWITCH([.F29];&quot;Claw&quot;;&quot;🐺&quot;;&quot;Fang&quot;;&quot;🦇&quot;;&quot;None&quot;;&quot;&quot;)&amp;CHAR(10)&amp;IF(LEN([.G29])&gt;0;&quot;→&quot;&amp;[.G29]&amp;&quot;&quot;;&quot;&quot;)&amp;IF(OR(LEN([.H29])&gt;0;LEN([.I29])&gt;0);CHAR(10);&quot;&quot;)&amp;IF(LEN([.H29])&gt;0;&quot;●=&quot;&amp;[.H29];&quot;&quot;)&amp;IF(LEN([.I29])&gt;0;&quot;  ⌛=&quot;&amp;[.I29];&quot;&quot;)&amp;IF(LEN([.J29])&gt;1;CHAR(10)&amp;[.J29];&quot;&quot;)" office:value-type="string" office:string-value="Grayback💀5🐺&#10;→6×○|●&#10;●=20" calcext:value-type="string">
            <text:p>Grayback💀5🐺</text:p>
            <text:p>→6×○|●</text:p>
            <text:p>●=20</text:p>
          </table:table-cell>
          <table:table-cell table:formula="of:=[$Monsters.C29]" office:value-type="float" office:value="450" calcext:value-type="float">
            <text:p>450</text:p>
          </table:table-cell>
          <table:table-cell table:formula="of:=[$Monsters.I29]" office:value-type="float" office:value="5" calcext:value-type="float">
            <text:p>5</text:p>
          </table:table-cell>
          <table:table-cell table:formula="of:=IF(LEN([$Monsters.J29])&gt;0;[$Monsters.J29];&quot;None&quot;)" office:value-type="string" office:string-value="Claw" calcext:value-type="string">
            <text:p>Claw</text:p>
          </table:table-cell>
          <table:table-cell table:number-matrix-columns-spanned="1" table:number-matrix-rows-spanned="1" table:formula="of:=COM.MICROSOFT.SWITCH([$Monsters.D29];1;&quot;○&quot;;&quot;N/A&quot;;&quot;&quot;;COM.MICROSOFT.CONCAT([$Monsters.D29];&quot;×&quot;;&quot;○&quot;;IF([$Monsters.G29]=&quot;Yes&quot;;&quot;|OB&quot;;&quot;&quot;); IF([$Monsters.F31]=&quot;Yes&quot;;&quot;|●&quot;;&quot;+∞●&quot;)))" office:value-type="string" office:string-value="6×○|●" calcext:value-type="string">
            <text:p>6×○|●</text:p>
          </table:table-cell>
          <table:table-cell table:formula="of:=IF([$Monsters.E29]=&quot;N/A&quot;;&quot;&quot;;[$Monsters.E29])" office:value-type="float" office:value="20" calcext:value-type="float">
            <text:p>20</text:p>
          </table:table-cell>
          <table:table-cell table:formula="of:=IF([$Monsters.H29]&gt;0;[$Monsters.H29];&quot;&quot;)">
            <text:p/>
          </table:table-cell>
          <table:table-cell table:formula="of:=[$Monsters.K29]" office:value-type="float" office:value="0" calcext:value-type="float">
            <text:p>0</text:p>
          </table:table-cell>
          <table:table-cell table:number-columns-repeated="1014"/>
        </table:table-row>
        <table:table-row table:style-name="ro7">
          <table:table-cell table:formula="of:=[$Monsters.A30]" office:value-type="string" office:string-value="Grayback" calcext:value-type="string">
            <text:p>Grayback</text:p>
          </table:table-cell>
          <table:table-cell table:formula="of:=[$Monsters.B30]" office:value-type="float" office:value="3" calcext:value-type="float">
            <text:p>3</text:p>
          </table:table-cell>
          <table:table-cell table:formula="of:=[.A30]&amp;IF([.E30]&gt;0;&quot;💀&quot;&amp;[.E30];&quot;&quot;)&amp;COM.MICROSOFT.SWITCH([.F30];&quot;Claw&quot;;&quot;🐺&quot;;&quot;Fang&quot;;&quot;🦇&quot;;&quot;None&quot;;&quot;&quot;)&amp;CHAR(10)&amp;IF(LEN([.G30])&gt;0;&quot;→&quot;&amp;[.G30]&amp;&quot;&quot;;&quot;&quot;)&amp;IF(OR(LEN([.H30])&gt;0;LEN([.I30])&gt;0);CHAR(10);&quot;&quot;)&amp;IF(LEN([.H30])&gt;0;&quot;●=&quot;&amp;[.H30];&quot;&quot;)&amp;IF(LEN([.I30])&gt;0;&quot;  ⌛=&quot;&amp;[.I30];&quot;&quot;)&amp;IF(LEN([.J30])&gt;1;CHAR(10)&amp;[.J30];&quot;&quot;)" office:value-type="string" office:string-value="Grayback💀5🐺&#10;→6×○|●&#10;●=20" calcext:value-type="string">
            <text:p>Grayback💀5🐺</text:p>
            <text:p>→6×○|●</text:p>
            <text:p>●=20</text:p>
          </table:table-cell>
          <table:table-cell table:formula="of:=[$Monsters.C30]" office:value-type="float" office:value="450" calcext:value-type="float">
            <text:p>450</text:p>
          </table:table-cell>
          <table:table-cell table:formula="of:=[$Monsters.I30]" office:value-type="float" office:value="5" calcext:value-type="float">
            <text:p>5</text:p>
          </table:table-cell>
          <table:table-cell table:formula="of:=IF(LEN([$Monsters.J30])&gt;0;[$Monsters.J30];&quot;None&quot;)" office:value-type="string" office:string-value="Claw" calcext:value-type="string">
            <text:p>Claw</text:p>
          </table:table-cell>
          <table:table-cell table:number-matrix-columns-spanned="1" table:number-matrix-rows-spanned="1" table:formula="of:=COM.MICROSOFT.SWITCH([$Monsters.D30];1;&quot;○&quot;;&quot;N/A&quot;;&quot;&quot;;COM.MICROSOFT.CONCAT([$Monsters.D30];&quot;×&quot;;&quot;○&quot;;IF([$Monsters.G30]=&quot;Yes&quot;;&quot;|OB&quot;;&quot;&quot;); IF([$Monsters.F32]=&quot;Yes&quot;;&quot;|●&quot;;&quot;+∞●&quot;)))" office:value-type="string" office:string-value="6×○|●" calcext:value-type="string">
            <text:p>6×○|●</text:p>
          </table:table-cell>
          <table:table-cell table:formula="of:=IF([$Monsters.E30]=&quot;N/A&quot;;&quot;&quot;;[$Monsters.E30])" office:value-type="float" office:value="20" calcext:value-type="float">
            <text:p>20</text:p>
          </table:table-cell>
          <table:table-cell table:formula="of:=IF([$Monsters.H30]&gt;0;[$Monsters.H30];&quot;&quot;)">
            <text:p/>
          </table:table-cell>
          <table:table-cell table:formula="of:=[$Monsters.K30]" office:value-type="float" office:value="0" calcext:value-type="float">
            <text:p>0</text:p>
          </table:table-cell>
          <table:table-cell table:number-columns-repeated="1014"/>
        </table:table-row>
        <table:table-row table:style-name="ro7">
          <table:table-cell table:formula="of:=[$Monsters.A31]" office:value-type="string" office:string-value="Grayback" calcext:value-type="string">
            <text:p>Grayback</text:p>
          </table:table-cell>
          <table:table-cell table:formula="of:=[$Monsters.B31]" office:value-type="float" office:value="3" calcext:value-type="float">
            <text:p>3</text:p>
          </table:table-cell>
          <table:table-cell table:formula="of:=[.A31]&amp;IF([.E31]&gt;0;&quot;💀&quot;&amp;[.E31];&quot;&quot;)&amp;COM.MICROSOFT.SWITCH([.F31];&quot;Claw&quot;;&quot;🐺&quot;;&quot;Fang&quot;;&quot;🦇&quot;;&quot;None&quot;;&quot;&quot;)&amp;CHAR(10)&amp;IF(LEN([.G31])&gt;0;&quot;→&quot;&amp;[.G31]&amp;&quot;&quot;;&quot;&quot;)&amp;IF(OR(LEN([.H31])&gt;0;LEN([.I31])&gt;0);CHAR(10);&quot;&quot;)&amp;IF(LEN([.H31])&gt;0;&quot;●=&quot;&amp;[.H31];&quot;&quot;)&amp;IF(LEN([.I31])&gt;0;&quot;  ⌛=&quot;&amp;[.I31];&quot;&quot;)&amp;IF(LEN([.J31])&gt;1;CHAR(10)&amp;[.J31];&quot;&quot;)" office:value-type="string" office:string-value="Grayback💀5🐺&#10;→6×○|●&#10;●=20" calcext:value-type="string">
            <text:p>Grayback💀5🐺</text:p>
            <text:p>→6×○|●</text:p>
            <text:p>●=20</text:p>
          </table:table-cell>
          <table:table-cell table:formula="of:=[$Monsters.C31]" office:value-type="float" office:value="450" calcext:value-type="float">
            <text:p>450</text:p>
          </table:table-cell>
          <table:table-cell table:formula="of:=[$Monsters.I31]" office:value-type="float" office:value="5" calcext:value-type="float">
            <text:p>5</text:p>
          </table:table-cell>
          <table:table-cell table:formula="of:=IF(LEN([$Monsters.J31])&gt;0;[$Monsters.J31];&quot;None&quot;)" office:value-type="string" office:string-value="Claw" calcext:value-type="string">
            <text:p>Claw</text:p>
          </table:table-cell>
          <table:table-cell table:number-matrix-columns-spanned="1" table:number-matrix-rows-spanned="1" table:formula="of:=COM.MICROSOFT.SWITCH([$Monsters.D31];1;&quot;○&quot;;&quot;N/A&quot;;&quot;&quot;;COM.MICROSOFT.CONCAT([$Monsters.D31];&quot;×&quot;;&quot;○&quot;;IF([$Monsters.G31]=&quot;Yes&quot;;&quot;|OB&quot;;&quot;&quot;); IF([$Monsters.F33]=&quot;Yes&quot;;&quot;|●&quot;;&quot;+∞●&quot;)))" office:value-type="string" office:string-value="6×○|●" calcext:value-type="string">
            <text:p>6×○|●</text:p>
          </table:table-cell>
          <table:table-cell table:formula="of:=IF([$Monsters.E31]=&quot;N/A&quot;;&quot;&quot;;[$Monsters.E31])" office:value-type="float" office:value="20" calcext:value-type="float">
            <text:p>20</text:p>
          </table:table-cell>
          <table:table-cell table:formula="of:=IF([$Monsters.H31]&gt;0;[$Monsters.H31];&quot;&quot;)">
            <text:p/>
          </table:table-cell>
          <table:table-cell table:formula="of:=[$Monsters.K31]" office:value-type="float" office:value="0" calcext:value-type="float">
            <text:p>0</text:p>
          </table:table-cell>
          <table:table-cell table:number-columns-repeated="1014"/>
        </table:table-row>
        <table:table-row table:style-name="ro7">
          <table:table-cell table:formula="of:=[$Monsters.A32]" office:value-type="string" office:string-value="Grayback" calcext:value-type="string">
            <text:p>Grayback</text:p>
          </table:table-cell>
          <table:table-cell table:formula="of:=[$Monsters.B32]" office:value-type="float" office:value="3" calcext:value-type="float">
            <text:p>3</text:p>
          </table:table-cell>
          <table:table-cell table:formula="of:=[.A32]&amp;IF([.E32]&gt;0;&quot;💀&quot;&amp;[.E32];&quot;&quot;)&amp;COM.MICROSOFT.SWITCH([.F32];&quot;Claw&quot;;&quot;🐺&quot;;&quot;Fang&quot;;&quot;🦇&quot;;&quot;None&quot;;&quot;&quot;)&amp;CHAR(10)&amp;IF(LEN([.G32])&gt;0;&quot;→&quot;&amp;[.G32]&amp;&quot;&quot;;&quot;&quot;)&amp;IF(OR(LEN([.H32])&gt;0;LEN([.I32])&gt;0);CHAR(10);&quot;&quot;)&amp;IF(LEN([.H32])&gt;0;&quot;●=&quot;&amp;[.H32];&quot;&quot;)&amp;IF(LEN([.I32])&gt;0;&quot;  ⌛=&quot;&amp;[.I32];&quot;&quot;)&amp;IF(LEN([.J32])&gt;1;CHAR(10)&amp;[.J32];&quot;&quot;)" office:value-type="string" office:string-value="Grayback💀5🐺&#10;→6×○|●&#10;●=20" calcext:value-type="string">
            <text:p>Grayback💀5🐺</text:p>
            <text:p>→6×○|●</text:p>
            <text:p>●=20</text:p>
          </table:table-cell>
          <table:table-cell table:formula="of:=[$Monsters.C32]" office:value-type="float" office:value="450" calcext:value-type="float">
            <text:p>450</text:p>
          </table:table-cell>
          <table:table-cell table:formula="of:=[$Monsters.I32]" office:value-type="float" office:value="5" calcext:value-type="float">
            <text:p>5</text:p>
          </table:table-cell>
          <table:table-cell table:formula="of:=IF(LEN([$Monsters.J32])&gt;0;[$Monsters.J32];&quot;None&quot;)" office:value-type="string" office:string-value="Claw" calcext:value-type="string">
            <text:p>Claw</text:p>
          </table:table-cell>
          <table:table-cell table:number-matrix-columns-spanned="1" table:number-matrix-rows-spanned="1" table:formula="of:=COM.MICROSOFT.SWITCH([$Monsters.D32];1;&quot;○&quot;;&quot;N/A&quot;;&quot;&quot;;COM.MICROSOFT.CONCAT([$Monsters.D32];&quot;×&quot;;&quot;○&quot;;IF([$Monsters.G32]=&quot;Yes&quot;;&quot;|OB&quot;;&quot;&quot;); IF([$Monsters.F34]=&quot;Yes&quot;;&quot;|●&quot;;&quot;+∞●&quot;)))" office:value-type="string" office:string-value="6×○|●" calcext:value-type="string">
            <text:p>6×○|●</text:p>
          </table:table-cell>
          <table:table-cell table:formula="of:=IF([$Monsters.E32]=&quot;N/A&quot;;&quot;&quot;;[$Monsters.E32])" office:value-type="float" office:value="20" calcext:value-type="float">
            <text:p>20</text:p>
          </table:table-cell>
          <table:table-cell table:formula="of:=IF([$Monsters.H32]&gt;0;[$Monsters.H32];&quot;&quot;)">
            <text:p/>
          </table:table-cell>
          <table:table-cell table:formula="of:=[$Monsters.K32]" office:value-type="float" office:value="0" calcext:value-type="float">
            <text:p>0</text:p>
          </table:table-cell>
          <table:table-cell table:number-columns-repeated="1014"/>
        </table:table-row>
        <table:table-row table:style-name="ro7">
          <table:table-cell table:formula="of:=[$Monsters.A33]" office:value-type="string" office:string-value="Soldier" calcext:value-type="string">
            <text:p>Soldier</text:p>
          </table:table-cell>
          <table:table-cell table:formula="of:=[$Monsters.B33]" office:value-type="float" office:value="3" calcext:value-type="float">
            <text:p>3</text:p>
          </table:table-cell>
          <table:table-cell table:formula="of:=[.A33]&amp;IF([.E33]&gt;0;&quot;💀&quot;&amp;[.E33];&quot;&quot;)&amp;COM.MICROSOFT.SWITCH([.F33];&quot;Claw&quot;;&quot;🐺&quot;;&quot;Fang&quot;;&quot;🦇&quot;;&quot;None&quot;;&quot;&quot;)&amp;CHAR(10)&amp;IF(LEN([.G33])&gt;0;&quot;→&quot;&amp;[.G33]&amp;&quot;&quot;;&quot;&quot;)&amp;IF(OR(LEN([.H33])&gt;0;LEN([.I33])&gt;0);CHAR(10);&quot;&quot;)&amp;IF(LEN([.H33])&gt;0;&quot;●=&quot;&amp;[.H33];&quot;&quot;)&amp;IF(LEN([.I33])&gt;0;&quot;  ⌛=&quot;&amp;[.I33];&quot;&quot;)&amp;IF(LEN([.J33])&gt;1;CHAR(10)&amp;[.J33];&quot;&quot;)" office:value-type="string" office:string-value="Soldier💀5&#10;→6×○|OB+∞●&#10;●=10" calcext:value-type="string">
            <text:p>Soldier💀5</text:p>
            <text:p>→6×○|OB+∞●</text:p>
            <text:p>●=10</text:p>
          </table:table-cell>
          <table:table-cell table:formula="of:=[$Monsters.C33]" office:value-type="float" office:value="480" calcext:value-type="float">
            <text:p>480</text:p>
          </table:table-cell>
          <table:table-cell table:formula="of:=[$Monsters.I33]" office:value-type="float" office:value="5" calcext:value-type="float">
            <text:p>5</text:p>
          </table:table-cell>
          <table:table-cell table:formula="of:=IF(LEN([$Monsters.J33])&gt;0;[$Monsters.J33];&quot;None&quot;)" office:value-type="string" office:string-value="None" calcext:value-type="string">
            <text:p>None</text:p>
          </table:table-cell>
          <table:table-cell table:number-matrix-columns-spanned="1" table:number-matrix-rows-spanned="1" table:formula="of:=COM.MICROSOFT.SWITCH([$Monsters.D33];1;&quot;○&quot;;&quot;N/A&quot;;&quot;&quot;;COM.MICROSOFT.CONCAT([$Monsters.D33];&quot;×&quot;;&quot;○&quot;;IF([$Monsters.G33]=&quot;Yes&quot;;&quot;|OB&quot;;&quot;&quot;); IF([$Monsters.F35]=&quot;Yes&quot;;&quot;|●&quot;;&quot;+∞●&quot;)))" office:value-type="string" office:string-value="6×○|OB+∞●" calcext:value-type="string">
            <text:p>6×○|OB+∞●</text:p>
          </table:table-cell>
          <table:table-cell table:formula="of:=IF([$Monsters.E33]=&quot;N/A&quot;;&quot;&quot;;[$Monsters.E33])" office:value-type="float" office:value="10" calcext:value-type="float">
            <text:p>10</text:p>
          </table:table-cell>
          <table:table-cell table:formula="of:=IF([$Monsters.H33]&gt;0;[$Monsters.H33];&quot;&quot;)">
            <text:p/>
          </table:table-cell>
          <table:table-cell table:formula="of:=[$Monsters.K33]" office:value-type="float" office:value="0" calcext:value-type="float">
            <text:p>0</text:p>
          </table:table-cell>
          <table:table-cell table:number-columns-repeated="1014"/>
        </table:table-row>
        <table:table-row table:style-name="ro7">
          <table:table-cell table:formula="of:=[$Monsters.A34]" office:value-type="string" office:string-value="Soldier" calcext:value-type="string">
            <text:p>Soldier</text:p>
          </table:table-cell>
          <table:table-cell table:formula="of:=[$Monsters.B34]" office:value-type="float" office:value="3" calcext:value-type="float">
            <text:p>3</text:p>
          </table:table-cell>
          <table:table-cell table:formula="of:=[.A34]&amp;IF([.E34]&gt;0;&quot;💀&quot;&amp;[.E34];&quot;&quot;)&amp;COM.MICROSOFT.SWITCH([.F34];&quot;Claw&quot;;&quot;🐺&quot;;&quot;Fang&quot;;&quot;🦇&quot;;&quot;None&quot;;&quot;&quot;)&amp;CHAR(10)&amp;IF(LEN([.G34])&gt;0;&quot;→&quot;&amp;[.G34]&amp;&quot;&quot;;&quot;&quot;)&amp;IF(OR(LEN([.H34])&gt;0;LEN([.I34])&gt;0);CHAR(10);&quot;&quot;)&amp;IF(LEN([.H34])&gt;0;&quot;●=&quot;&amp;[.H34];&quot;&quot;)&amp;IF(LEN([.I34])&gt;0;&quot;  ⌛=&quot;&amp;[.I34];&quot;&quot;)&amp;IF(LEN([.J34])&gt;1;CHAR(10)&amp;[.J34];&quot;&quot;)" office:value-type="string" office:string-value="Soldier💀5&#10;→6×○|OB+∞●&#10;●=10" calcext:value-type="string">
            <text:p>Soldier💀5</text:p>
            <text:p>→6×○|OB+∞●</text:p>
            <text:p>●=10</text:p>
          </table:table-cell>
          <table:table-cell table:formula="of:=[$Monsters.C34]" office:value-type="float" office:value="480" calcext:value-type="float">
            <text:p>480</text:p>
          </table:table-cell>
          <table:table-cell table:formula="of:=[$Monsters.I34]" office:value-type="float" office:value="5" calcext:value-type="float">
            <text:p>5</text:p>
          </table:table-cell>
          <table:table-cell table:formula="of:=IF(LEN([$Monsters.J34])&gt;0;[$Monsters.J34];&quot;None&quot;)" office:value-type="string" office:string-value="None" calcext:value-type="string">
            <text:p>None</text:p>
          </table:table-cell>
          <table:table-cell table:number-matrix-columns-spanned="1" table:number-matrix-rows-spanned="1" table:formula="of:=COM.MICROSOFT.SWITCH([$Monsters.D34];1;&quot;○&quot;;&quot;N/A&quot;;&quot;&quot;;COM.MICROSOFT.CONCAT([$Monsters.D34];&quot;×&quot;;&quot;○&quot;;IF([$Monsters.G34]=&quot;Yes&quot;;&quot;|OB&quot;;&quot;&quot;); IF([$Monsters.F36]=&quot;Yes&quot;;&quot;|●&quot;;&quot;+∞●&quot;)))" office:value-type="string" office:string-value="6×○|OB+∞●" calcext:value-type="string">
            <text:p>6×○|OB+∞●</text:p>
          </table:table-cell>
          <table:table-cell table:formula="of:=IF([$Monsters.E34]=&quot;N/A&quot;;&quot;&quot;;[$Monsters.E34])" office:value-type="float" office:value="10" calcext:value-type="float">
            <text:p>10</text:p>
          </table:table-cell>
          <table:table-cell table:formula="of:=IF([$Monsters.H34]&gt;0;[$Monsters.H34];&quot;&quot;)">
            <text:p/>
          </table:table-cell>
          <table:table-cell table:formula="of:=[$Monsters.K34]" office:value-type="float" office:value="0" calcext:value-type="float">
            <text:p>0</text:p>
          </table:table-cell>
          <table:table-cell table:number-columns-repeated="1014"/>
        </table:table-row>
        <table:table-row table:style-name="ro7">
          <table:table-cell table:formula="of:=[$Monsters.A35]" office:value-type="string" office:string-value="Count" calcext:value-type="string">
            <text:p>Count</text:p>
          </table:table-cell>
          <table:table-cell table:formula="of:=[$Monsters.B35]" office:value-type="float" office:value="3" calcext:value-type="float">
            <text:p>3</text:p>
          </table:table-cell>
          <table:table-cell table:formula="of:=[.A35]&amp;IF([.E35]&gt;0;&quot;💀&quot;&amp;[.E35];&quot;&quot;)&amp;COM.MICROSOFT.SWITCH([.F35];&quot;Claw&quot;;&quot;🐺&quot;;&quot;Fang&quot;;&quot;🦇&quot;;&quot;None&quot;;&quot;&quot;)&amp;CHAR(10)&amp;IF(LEN([.G35])&gt;0;&quot;→&quot;&amp;[.G35]&amp;&quot;&quot;;&quot;&quot;)&amp;IF(OR(LEN([.H35])&gt;0;LEN([.I35])&gt;0);CHAR(10);&quot;&quot;)&amp;IF(LEN([.H35])&gt;0;&quot;●=&quot;&amp;[.H35];&quot;&quot;)&amp;IF(LEN([.I35])&gt;0;&quot;  ⌛=&quot;&amp;[.I35];&quot;&quot;)&amp;IF(LEN([.J35])&gt;1;CHAR(10)&amp;[.J35];&quot;&quot;)" office:value-type="string" office:string-value="Count💀5🦇&#10;→4×○|OB+∞●&#10;●=0  ⌛=1" calcext:value-type="string">
            <text:p>Count💀5🦇</text:p>
            <text:p>→4×○|OB+∞●</text:p>
            <text:p>●=0  ⌛=1</text:p>
          </table:table-cell>
          <table:table-cell table:formula="of:=[$Monsters.C35]" office:value-type="float" office:value="450" calcext:value-type="float">
            <text:p>450</text:p>
          </table:table-cell>
          <table:table-cell table:formula="of:=[$Monsters.I35]" office:value-type="float" office:value="5" calcext:value-type="float">
            <text:p>5</text:p>
          </table:table-cell>
          <table:table-cell table:formula="of:=IF(LEN([$Monsters.J35])&gt;0;[$Monsters.J35];&quot;None&quot;)" office:value-type="string" office:string-value="Fang" calcext:value-type="string">
            <text:p>Fang</text:p>
          </table:table-cell>
          <table:table-cell table:number-matrix-columns-spanned="1" table:number-matrix-rows-spanned="1" table:formula="of:=COM.MICROSOFT.SWITCH([$Monsters.D35];1;&quot;○&quot;;&quot;N/A&quot;;&quot;&quot;;COM.MICROSOFT.CONCAT([$Monsters.D35];&quot;×&quot;;&quot;○&quot;;IF([$Monsters.G35]=&quot;Yes&quot;;&quot;|OB&quot;;&quot;&quot;); IF([$Monsters.F37]=&quot;Yes&quot;;&quot;|●&quot;;&quot;+∞●&quot;)))" office:value-type="string" office:string-value="4×○|OB+∞●" calcext:value-type="string">
            <text:p>4×○|OB+∞●</text:p>
          </table:table-cell>
          <table:table-cell table:formula="of:=IF([$Monsters.E35]=&quot;N/A&quot;;&quot;&quot;;[$Monsters.E35])" office:value-type="float" office:value="0" calcext:value-type="float">
            <text:p>0</text:p>
          </table:table-cell>
          <table:table-cell table:formula="of:=IF([$Monsters.H35]&gt;0;[$Monsters.H35];&quot;&quot;)" office:value-type="float" office:value="1" calcext:value-type="float">
            <text:p>1</text:p>
          </table:table-cell>
          <table:table-cell table:formula="of:=[$Monsters.K35]" office:value-type="float" office:value="0" calcext:value-type="float">
            <text:p>0</text:p>
          </table:table-cell>
          <table:table-cell table:number-columns-repeated="1014"/>
        </table:table-row>
        <table:table-row table:style-name="ro7">
          <table:table-cell table:formula="of:=[$Monsters.A36]" office:value-type="string" office:string-value="Count" calcext:value-type="string">
            <text:p>Count</text:p>
          </table:table-cell>
          <table:table-cell table:formula="of:=[$Monsters.B36]" office:value-type="float" office:value="3" calcext:value-type="float">
            <text:p>3</text:p>
          </table:table-cell>
          <table:table-cell table:formula="of:=[.A36]&amp;IF([.E36]&gt;0;&quot;💀&quot;&amp;[.E36];&quot;&quot;)&amp;COM.MICROSOFT.SWITCH([.F36];&quot;Claw&quot;;&quot;🐺&quot;;&quot;Fang&quot;;&quot;🦇&quot;;&quot;None&quot;;&quot;&quot;)&amp;CHAR(10)&amp;IF(LEN([.G36])&gt;0;&quot;→&quot;&amp;[.G36]&amp;&quot;&quot;;&quot;&quot;)&amp;IF(OR(LEN([.H36])&gt;0;LEN([.I36])&gt;0);CHAR(10);&quot;&quot;)&amp;IF(LEN([.H36])&gt;0;&quot;●=&quot;&amp;[.H36];&quot;&quot;)&amp;IF(LEN([.I36])&gt;0;&quot;  ⌛=&quot;&amp;[.I36];&quot;&quot;)&amp;IF(LEN([.J36])&gt;1;CHAR(10)&amp;[.J36];&quot;&quot;)" office:value-type="string" office:string-value="Count💀5🦇&#10;→4×○|OB+∞●&#10;●=0  ⌛=1" calcext:value-type="string">
            <text:p>Count💀5🦇</text:p>
            <text:p>→4×○|OB+∞●</text:p>
            <text:p>●=0  ⌛=1</text:p>
          </table:table-cell>
          <table:table-cell table:formula="of:=[$Monsters.C36]" office:value-type="float" office:value="450" calcext:value-type="float">
            <text:p>450</text:p>
          </table:table-cell>
          <table:table-cell table:formula="of:=[$Monsters.I36]" office:value-type="float" office:value="5" calcext:value-type="float">
            <text:p>5</text:p>
          </table:table-cell>
          <table:table-cell table:formula="of:=IF(LEN([$Monsters.J36])&gt;0;[$Monsters.J36];&quot;None&quot;)" office:value-type="string" office:string-value="Fang" calcext:value-type="string">
            <text:p>Fang</text:p>
          </table:table-cell>
          <table:table-cell table:number-matrix-columns-spanned="1" table:number-matrix-rows-spanned="1" table:formula="of:=COM.MICROSOFT.SWITCH([$Monsters.D36];1;&quot;○&quot;;&quot;N/A&quot;;&quot;&quot;;COM.MICROSOFT.CONCAT([$Monsters.D36];&quot;×&quot;;&quot;○&quot;;IF([$Monsters.G36]=&quot;Yes&quot;;&quot;|OB&quot;;&quot;&quot;); IF([$Monsters.F38]=&quot;Yes&quot;;&quot;|●&quot;;&quot;+∞●&quot;)))" office:value-type="string" office:string-value="4×○|OB+∞●" calcext:value-type="string">
            <text:p>4×○|OB+∞●</text:p>
          </table:table-cell>
          <table:table-cell table:formula="of:=IF([$Monsters.E36]=&quot;N/A&quot;;&quot;&quot;;[$Monsters.E36])" office:value-type="float" office:value="0" calcext:value-type="float">
            <text:p>0</text:p>
          </table:table-cell>
          <table:table-cell table:formula="of:=IF([$Monsters.H36]&gt;0;[$Monsters.H36];&quot;&quot;)" office:value-type="float" office:value="1" calcext:value-type="float">
            <text:p>1</text:p>
          </table:table-cell>
          <table:table-cell table:formula="of:=[$Monsters.K36]" office:value-type="float" office:value="0" calcext:value-type="float">
            <text:p>0</text:p>
          </table:table-cell>
          <table:table-cell table:number-columns-repeated="1014"/>
        </table:table-row>
        <table:table-row table:style-name="ro7">
          <table:table-cell table:formula="of:=[$Monsters.A37]" office:value-type="string" office:string-value="Count" calcext:value-type="string">
            <text:p>Count</text:p>
          </table:table-cell>
          <table:table-cell table:formula="of:=[$Monsters.B37]" office:value-type="float" office:value="3" calcext:value-type="float">
            <text:p>3</text:p>
          </table:table-cell>
          <table:table-cell table:formula="of:=[.A37]&amp;IF([.E37]&gt;0;&quot;💀&quot;&amp;[.E37];&quot;&quot;)&amp;COM.MICROSOFT.SWITCH([.F37];&quot;Claw&quot;;&quot;🐺&quot;;&quot;Fang&quot;;&quot;🦇&quot;;&quot;None&quot;;&quot;&quot;)&amp;CHAR(10)&amp;IF(LEN([.G37])&gt;0;&quot;→&quot;&amp;[.G37]&amp;&quot;&quot;;&quot;&quot;)&amp;IF(OR(LEN([.H37])&gt;0;LEN([.I37])&gt;0);CHAR(10);&quot;&quot;)&amp;IF(LEN([.H37])&gt;0;&quot;●=&quot;&amp;[.H37];&quot;&quot;)&amp;IF(LEN([.I37])&gt;0;&quot;  ⌛=&quot;&amp;[.I37];&quot;&quot;)&amp;IF(LEN([.J37])&gt;1;CHAR(10)&amp;[.J37];&quot;&quot;)" office:value-type="string" office:string-value="Count💀5🦇&#10;→4×○|OB+∞●&#10;●=0  ⌛=1" calcext:value-type="string">
            <text:p>Count💀5🦇</text:p>
            <text:p>→4×○|OB+∞●</text:p>
            <text:p>●=0  ⌛=1</text:p>
          </table:table-cell>
          <table:table-cell table:formula="of:=[$Monsters.C37]" office:value-type="float" office:value="450" calcext:value-type="float">
            <text:p>450</text:p>
          </table:table-cell>
          <table:table-cell table:formula="of:=[$Monsters.I37]" office:value-type="float" office:value="5" calcext:value-type="float">
            <text:p>5</text:p>
          </table:table-cell>
          <table:table-cell table:formula="of:=IF(LEN([$Monsters.J37])&gt;0;[$Monsters.J37];&quot;None&quot;)" office:value-type="string" office:string-value="Fang" calcext:value-type="string">
            <text:p>Fang</text:p>
          </table:table-cell>
          <table:table-cell table:number-matrix-columns-spanned="1" table:number-matrix-rows-spanned="1" table:formula="of:=COM.MICROSOFT.SWITCH([$Monsters.D37];1;&quot;○&quot;;&quot;N/A&quot;;&quot;&quot;;COM.MICROSOFT.CONCAT([$Monsters.D37];&quot;×&quot;;&quot;○&quot;;IF([$Monsters.G37]=&quot;Yes&quot;;&quot;|OB&quot;;&quot;&quot;); IF([$Monsters.F39]=&quot;Yes&quot;;&quot;|●&quot;;&quot;+∞●&quot;)))" office:value-type="string" office:string-value="4×○|OB+∞●" calcext:value-type="string">
            <text:p>4×○|OB+∞●</text:p>
          </table:table-cell>
          <table:table-cell table:formula="of:=IF([$Monsters.E37]=&quot;N/A&quot;;&quot;&quot;;[$Monsters.E37])" office:value-type="float" office:value="0" calcext:value-type="float">
            <text:p>0</text:p>
          </table:table-cell>
          <table:table-cell table:formula="of:=IF([$Monsters.H37]&gt;0;[$Monsters.H37];&quot;&quot;)" office:value-type="float" office:value="1" calcext:value-type="float">
            <text:p>1</text:p>
          </table:table-cell>
          <table:table-cell table:formula="of:=[$Monsters.K37]" office:value-type="float" office:value="0" calcext:value-type="float">
            <text:p>0</text:p>
          </table:table-cell>
          <table:table-cell table:number-columns-repeated="1014"/>
        </table:table-row>
        <table:table-row table:style-name="ro7">
          <table:table-cell table:formula="of:=[$Monsters.A38]" office:value-type="string" office:string-value="Count" calcext:value-type="string">
            <text:p>Count</text:p>
          </table:table-cell>
          <table:table-cell table:formula="of:=[$Monsters.B38]" office:value-type="float" office:value="3" calcext:value-type="float">
            <text:p>3</text:p>
          </table:table-cell>
          <table:table-cell table:formula="of:=[.A38]&amp;IF([.E38]&gt;0;&quot;💀&quot;&amp;[.E38];&quot;&quot;)&amp;COM.MICROSOFT.SWITCH([.F38];&quot;Claw&quot;;&quot;🐺&quot;;&quot;Fang&quot;;&quot;🦇&quot;;&quot;None&quot;;&quot;&quot;)&amp;CHAR(10)&amp;IF(LEN([.G38])&gt;0;&quot;→&quot;&amp;[.G38]&amp;&quot;&quot;;&quot;&quot;)&amp;IF(OR(LEN([.H38])&gt;0;LEN([.I38])&gt;0);CHAR(10);&quot;&quot;)&amp;IF(LEN([.H38])&gt;0;&quot;●=&quot;&amp;[.H38];&quot;&quot;)&amp;IF(LEN([.I38])&gt;0;&quot;  ⌛=&quot;&amp;[.I38];&quot;&quot;)&amp;IF(LEN([.J38])&gt;1;CHAR(10)&amp;[.J38];&quot;&quot;)" office:value-type="string" office:string-value="Count💀5🦇&#10;→4×○|OB+∞●&#10;●=0  ⌛=1" calcext:value-type="string">
            <text:p>Count💀5🦇</text:p>
            <text:p>→4×○|OB+∞●</text:p>
            <text:p>●=0  ⌛=1</text:p>
          </table:table-cell>
          <table:table-cell table:formula="of:=[$Monsters.C38]" office:value-type="float" office:value="450" calcext:value-type="float">
            <text:p>450</text:p>
          </table:table-cell>
          <table:table-cell table:formula="of:=[$Monsters.I38]" office:value-type="float" office:value="5" calcext:value-type="float">
            <text:p>5</text:p>
          </table:table-cell>
          <table:table-cell table:formula="of:=IF(LEN([$Monsters.J38])&gt;0;[$Monsters.J38];&quot;None&quot;)" office:value-type="string" office:string-value="Fang" calcext:value-type="string">
            <text:p>Fang</text:p>
          </table:table-cell>
          <table:table-cell table:number-matrix-columns-spanned="1" table:number-matrix-rows-spanned="1" table:formula="of:=COM.MICROSOFT.SWITCH([$Monsters.D38];1;&quot;○&quot;;&quot;N/A&quot;;&quot;&quot;;COM.MICROSOFT.CONCAT([$Monsters.D38];&quot;×&quot;;&quot;○&quot;;IF([$Monsters.G38]=&quot;Yes&quot;;&quot;|OB&quot;;&quot;&quot;); IF([$Monsters.F40]=&quot;Yes&quot;;&quot;|●&quot;;&quot;+∞●&quot;)))" office:value-type="string" office:string-value="4×○|OB+∞●" calcext:value-type="string">
            <text:p>4×○|OB+∞●</text:p>
          </table:table-cell>
          <table:table-cell table:formula="of:=IF([$Monsters.E38]=&quot;N/A&quot;;&quot;&quot;;[$Monsters.E38])" office:value-type="float" office:value="0" calcext:value-type="float">
            <text:p>0</text:p>
          </table:table-cell>
          <table:table-cell table:formula="of:=IF([$Monsters.H38]&gt;0;[$Monsters.H38];&quot;&quot;)" office:value-type="float" office:value="1" calcext:value-type="float">
            <text:p>1</text:p>
          </table:table-cell>
          <table:table-cell table:formula="of:=[$Monsters.K38]" office:value-type="float" office:value="0" calcext:value-type="float">
            <text:p>0</text:p>
          </table:table-cell>
          <table:table-cell table:number-columns-repeated="1014"/>
        </table:table-row>
        <table:table-row table:style-name="ro7">
          <table:table-cell table:formula="of:=[$Monsters.A39]" office:value-type="string" office:string-value="Captain Harker" calcext:value-type="string">
            <text:p>Captain Harker</text:p>
          </table:table-cell>
          <table:table-cell table:formula="of:=[$Monsters.B39]" office:value-type="float" office:value="3" calcext:value-type="float">
            <text:p>3</text:p>
          </table:table-cell>
          <table:table-cell table:formula="of:=[.A39]&amp;IF([.E39]&gt;0;&quot;💀&quot;&amp;[.E39];&quot;&quot;)&amp;COM.MICROSOFT.SWITCH([.F39];&quot;Claw&quot;;&quot;🐺&quot;;&quot;Fang&quot;;&quot;🦇&quot;;&quot;None&quot;;&quot;&quot;)&amp;CHAR(10)&amp;IF(LEN([.G39])&gt;0;&quot;→&quot;&amp;[.G39]&amp;&quot;&quot;;&quot;&quot;)&amp;IF(OR(LEN([.H39])&gt;0;LEN([.I39])&gt;0);CHAR(10);&quot;&quot;)&amp;IF(LEN([.H39])&gt;0;&quot;●=&quot;&amp;[.H39];&quot;&quot;)&amp;IF(LEN([.I39])&gt;0;&quot;  ⌛=&quot;&amp;[.I39];&quot;&quot;)&amp;IF(LEN([.J39])&gt;1;CHAR(10)&amp;[.J39];&quot;&quot;)" office:value-type="string" office:string-value="Captain Harker💀5&#10;→5×○|OB|●&#10;●=10" calcext:value-type="string">
            <text:p>Captain Harker💀5</text:p>
            <text:p>→5×○|OB|●</text:p>
            <text:p>●=10</text:p>
          </table:table-cell>
          <table:table-cell table:formula="of:=[$Monsters.C39]" office:value-type="float" office:value="550" calcext:value-type="float">
            <text:p>550</text:p>
          </table:table-cell>
          <table:table-cell table:formula="of:=[$Monsters.I39]" office:value-type="float" office:value="5" calcext:value-type="float">
            <text:p>5</text:p>
          </table:table-cell>
          <table:table-cell table:formula="of:=IF(LEN([$Monsters.J39])&gt;0;[$Monsters.J39];&quot;None&quot;)" office:value-type="string" office:string-value="None" calcext:value-type="string">
            <text:p>None</text:p>
          </table:table-cell>
          <table:table-cell table:number-matrix-columns-spanned="1" table:number-matrix-rows-spanned="1" table:formula="of:=COM.MICROSOFT.SWITCH([$Monsters.D39];1;&quot;○&quot;;&quot;N/A&quot;;&quot;&quot;;COM.MICROSOFT.CONCAT([$Monsters.D39];&quot;×&quot;;&quot;○&quot;;IF([$Monsters.G39]=&quot;Yes&quot;;&quot;|OB&quot;;&quot;&quot;); IF([$Monsters.F41]=&quot;Yes&quot;;&quot;|●&quot;;&quot;+∞●&quot;)))" office:value-type="string" office:string-value="5×○|OB|●" calcext:value-type="string">
            <text:p>5×○|OB|●</text:p>
          </table:table-cell>
          <table:table-cell table:formula="of:=IF([$Monsters.E39]=&quot;N/A&quot;;&quot;&quot;;[$Monsters.E39])" office:value-type="float" office:value="10" calcext:value-type="float">
            <text:p>10</text:p>
          </table:table-cell>
          <table:table-cell table:formula="of:=IF([$Monsters.H39]&gt;0;[$Monsters.H39];&quot;&quot;)">
            <text:p/>
          </table:table-cell>
          <table:table-cell table:formula="of:=[$Monsters.K39]" office:value-type="float" office:value="0" calcext:value-type="float">
            <text:p>0</text:p>
          </table:table-cell>
          <table:table-cell table:number-columns-repeated="1014"/>
        </table:table-row>
        <table:table-row table:style-name="ro9">
          <table:table-cell table:formula="of:=[$Monsters.A40]" office:value-type="string" office:string-value="Renfield" calcext:value-type="string">
            <text:p>Renfield</text:p>
          </table:table-cell>
          <table:table-cell table:formula="of:=[$Monsters.B40]" office:value-type="float" office:value="3" calcext:value-type="float">
            <text:p>3</text:p>
          </table:table-cell>
          <table:table-cell table:formula="of:=[.A40]&amp;IF([.E40]&gt;0;&quot;💀&quot;&amp;[.E40];&quot;&quot;)&amp;COM.MICROSOFT.SWITCH([.F40];&quot;Claw&quot;;&quot;🐺&quot;;&quot;Fang&quot;;&quot;🦇&quot;;&quot;None&quot;;&quot;&quot;)&amp;CHAR(10)&amp;IF(LEN([.G40])&gt;0;&quot;→&quot;&amp;[.G40]&amp;&quot;&quot;;&quot;&quot;)&amp;IF(OR(LEN([.H40])&gt;0;LEN([.I40])&gt;0);CHAR(10);&quot;&quot;)&amp;IF(LEN([.H40])&gt;0;&quot;●=&quot;&amp;[.H40];&quot;&quot;)&amp;IF(LEN([.I40])&gt;0;&quot;  ⌛=&quot;&amp;[.I40];&quot;&quot;)&amp;IF(LEN([.J40])&gt;1;CHAR(10)&amp;[.J40];&quot;&quot;)" office:value-type="string" office:string-value="Renfield💀5&#10;→2×○|OB|●&#10;●=0&#10;Can be traded in for Count Dracula (when available) for 200" calcext:value-type="string">
            <text:p>Renfield💀5</text:p>
            <text:p>→2×○|OB|●</text:p>
            <text:p>●=0</text:p>
            <text:p>Can be traded in for Count Dracula (when available) for 200</text:p>
          </table:table-cell>
          <table:table-cell table:formula="of:=[$Monsters.C40]" office:value-type="float" office:value="450" calcext:value-type="float">
            <text:p>450</text:p>
          </table:table-cell>
          <table:table-cell table:formula="of:=[$Monsters.I40]" office:value-type="float" office:value="5" calcext:value-type="float">
            <text:p>5</text:p>
          </table:table-cell>
          <table:table-cell table:formula="of:=IF(LEN([$Monsters.J40])&gt;0;[$Monsters.J40];&quot;None&quot;)" office:value-type="string" office:string-value="None" calcext:value-type="string">
            <text:p>None</text:p>
          </table:table-cell>
          <table:table-cell table:number-matrix-columns-spanned="1" table:number-matrix-rows-spanned="1" table:formula="of:=COM.MICROSOFT.SWITCH([$Monsters.D40];1;&quot;○&quot;;&quot;N/A&quot;;&quot;&quot;;COM.MICROSOFT.CONCAT([$Monsters.D40];&quot;×&quot;;&quot;○&quot;;IF([$Monsters.G40]=&quot;Yes&quot;;&quot;|OB&quot;;&quot;&quot;); IF([$Monsters.F42]=&quot;Yes&quot;;&quot;|●&quot;;&quot;+∞●&quot;)))" office:value-type="string" office:string-value="2×○|OB|●" calcext:value-type="string">
            <text:p>2×○|OB|●</text:p>
          </table:table-cell>
          <table:table-cell table:formula="of:=IF([$Monsters.E40]=&quot;N/A&quot;;&quot;&quot;;[$Monsters.E40])" office:value-type="float" office:value="0" calcext:value-type="float">
            <text:p>0</text:p>
          </table:table-cell>
          <table:table-cell table:formula="of:=IF([$Monsters.H40]&gt;0;[$Monsters.H40];&quot;&quot;)">
            <text:p/>
          </table:table-cell>
          <table:table-cell table:formula="of:=[$Monsters.K40]" office:value-type="string" office:string-value="Can be traded in for Count Dracula (when available) for 200" calcext:value-type="string">
            <text:p>Can be traded in for Count Dracula (when available) for 200</text:p>
          </table:table-cell>
          <table:table-cell table:number-columns-repeated="1014"/>
        </table:table-row>
        <table:table-row table:style-name="ro7">
          <table:table-cell table:formula="of:=[$Monsters.A41]" office:value-type="string" office:string-value="Werewolf" calcext:value-type="string">
            <text:p>Werewolf</text:p>
          </table:table-cell>
          <table:table-cell table:formula="of:=[$Monsters.B41]" office:value-type="float" office:value="4" calcext:value-type="float">
            <text:p>4</text:p>
          </table:table-cell>
          <table:table-cell table:formula="of:=[.A41]&amp;IF([.E41]&gt;0;&quot;💀&quot;&amp;[.E41];&quot;&quot;)&amp;COM.MICROSOFT.SWITCH([.F41];&quot;Claw&quot;;&quot;🐺&quot;;&quot;Fang&quot;;&quot;🦇&quot;;&quot;None&quot;;&quot;&quot;)&amp;CHAR(10)&amp;IF(LEN([.G41])&gt;0;&quot;→&quot;&amp;[.G41]&amp;&quot;&quot;;&quot;&quot;)&amp;IF(OR(LEN([.H41])&gt;0;LEN([.I41])&gt;0);CHAR(10);&quot;&quot;)&amp;IF(LEN([.H41])&gt;0;&quot;●=&quot;&amp;[.H41];&quot;&quot;)&amp;IF(LEN([.I41])&gt;0;&quot;  ⌛=&quot;&amp;[.I41];&quot;&quot;)&amp;IF(LEN([.J41])&gt;1;CHAR(10)&amp;[.J41];&quot;&quot;)" office:value-type="string" office:string-value="Werewolf🐺&#10;→7×○|●&#10;●=20" calcext:value-type="string">
            <text:p>Werewolf🐺</text:p>
            <text:p>→7×○|●</text:p>
            <text:p>●=20</text:p>
          </table:table-cell>
          <table:table-cell table:formula="of:=[$Monsters.C41]" office:value-type="float" office:value="700" calcext:value-type="float">
            <text:p>700</text:p>
          </table:table-cell>
          <table:table-cell table:formula="of:=[$Monsters.I41]" office:value-type="float" office:value="0" calcext:value-type="float">
            <text:p>0</text:p>
          </table:table-cell>
          <table:table-cell table:formula="of:=IF(LEN([$Monsters.J41])&gt;0;[$Monsters.J41];&quot;None&quot;)" office:value-type="string" office:string-value="Claw" calcext:value-type="string">
            <text:p>Claw</text:p>
          </table:table-cell>
          <table:table-cell table:number-matrix-columns-spanned="1" table:number-matrix-rows-spanned="1" table:formula="of:=COM.MICROSOFT.SWITCH([$Monsters.D41];1;&quot;○&quot;;&quot;N/A&quot;;&quot;&quot;;COM.MICROSOFT.CONCAT([$Monsters.D41];&quot;×&quot;;&quot;○&quot;;IF([$Monsters.G41]=&quot;Yes&quot;;&quot;|OB&quot;;&quot;&quot;); IF([$Monsters.F43]=&quot;Yes&quot;;&quot;|●&quot;;&quot;+∞●&quot;)))" office:value-type="string" office:string-value="7×○|●" calcext:value-type="string">
            <text:p>7×○|●</text:p>
          </table:table-cell>
          <table:table-cell table:formula="of:=IF([$Monsters.E41]=&quot;N/A&quot;;&quot;&quot;;[$Monsters.E41])" office:value-type="float" office:value="20" calcext:value-type="float">
            <text:p>20</text:p>
          </table:table-cell>
          <table:table-cell table:formula="of:=IF([$Monsters.H41]&gt;0;[$Monsters.H41];&quot;&quot;)">
            <text:p/>
          </table:table-cell>
          <table:table-cell table:formula="of:=[$Monsters.K41]" office:value-type="float" office:value="0" calcext:value-type="float">
            <text:p>0</text:p>
          </table:table-cell>
          <table:table-cell table:number-columns-repeated="1014"/>
        </table:table-row>
        <table:table-row table:style-name="ro7">
          <table:table-cell table:formula="of:=[$Monsters.A42]" office:value-type="string" office:string-value="Werewolf" calcext:value-type="string">
            <text:p>Werewolf</text:p>
          </table:table-cell>
          <table:table-cell table:formula="of:=[$Monsters.B42]" office:value-type="float" office:value="4" calcext:value-type="float">
            <text:p>4</text:p>
          </table:table-cell>
          <table:table-cell table:formula="of:=[.A42]&amp;IF([.E42]&gt;0;&quot;💀&quot;&amp;[.E42];&quot;&quot;)&amp;COM.MICROSOFT.SWITCH([.F42];&quot;Claw&quot;;&quot;🐺&quot;;&quot;Fang&quot;;&quot;🦇&quot;;&quot;None&quot;;&quot;&quot;)&amp;CHAR(10)&amp;IF(LEN([.G42])&gt;0;&quot;→&quot;&amp;[.G42]&amp;&quot;&quot;;&quot;&quot;)&amp;IF(OR(LEN([.H42])&gt;0;LEN([.I42])&gt;0);CHAR(10);&quot;&quot;)&amp;IF(LEN([.H42])&gt;0;&quot;●=&quot;&amp;[.H42];&quot;&quot;)&amp;IF(LEN([.I42])&gt;0;&quot;  ⌛=&quot;&amp;[.I42];&quot;&quot;)&amp;IF(LEN([.J42])&gt;1;CHAR(10)&amp;[.J42];&quot;&quot;)" office:value-type="string" office:string-value="Werewolf🐺&#10;→7×○|●&#10;●=20" calcext:value-type="string">
            <text:p>Werewolf🐺</text:p>
            <text:p>→7×○|●</text:p>
            <text:p>●=20</text:p>
          </table:table-cell>
          <table:table-cell table:formula="of:=[$Monsters.C42]" office:value-type="float" office:value="700" calcext:value-type="float">
            <text:p>700</text:p>
          </table:table-cell>
          <table:table-cell table:formula="of:=[$Monsters.I42]" office:value-type="float" office:value="0" calcext:value-type="float">
            <text:p>0</text:p>
          </table:table-cell>
          <table:table-cell table:formula="of:=IF(LEN([$Monsters.J42])&gt;0;[$Monsters.J42];&quot;None&quot;)" office:value-type="string" office:string-value="Claw" calcext:value-type="string">
            <text:p>Claw</text:p>
          </table:table-cell>
          <table:table-cell table:number-matrix-columns-spanned="1" table:number-matrix-rows-spanned="1" table:formula="of:=COM.MICROSOFT.SWITCH([$Monsters.D42];1;&quot;○&quot;;&quot;N/A&quot;;&quot;&quot;;COM.MICROSOFT.CONCAT([$Monsters.D42];&quot;×&quot;;&quot;○&quot;;IF([$Monsters.G42]=&quot;Yes&quot;;&quot;|OB&quot;;&quot;&quot;); IF([$Monsters.F44]=&quot;Yes&quot;;&quot;|●&quot;;&quot;+∞●&quot;)))" office:value-type="string" office:string-value="7×○|●" calcext:value-type="string">
            <text:p>7×○|●</text:p>
          </table:table-cell>
          <table:table-cell table:formula="of:=IF([$Monsters.E42]=&quot;N/A&quot;;&quot;&quot;;[$Monsters.E42])" office:value-type="float" office:value="20" calcext:value-type="float">
            <text:p>20</text:p>
          </table:table-cell>
          <table:table-cell table:formula="of:=IF([$Monsters.H42]&gt;0;[$Monsters.H42];&quot;&quot;)">
            <text:p/>
          </table:table-cell>
          <table:table-cell table:formula="of:=[$Monsters.K42]" office:value-type="float" office:value="0" calcext:value-type="float">
            <text:p>0</text:p>
          </table:table-cell>
          <table:table-cell table:number-columns-repeated="1014"/>
        </table:table-row>
        <table:table-row table:style-name="ro7">
          <table:table-cell table:formula="of:=[$Monsters.A43]" office:value-type="string" office:string-value="Werewolf" calcext:value-type="string">
            <text:p>Werewolf</text:p>
          </table:table-cell>
          <table:table-cell table:formula="of:=[$Monsters.B43]" office:value-type="float" office:value="4" calcext:value-type="float">
            <text:p>4</text:p>
          </table:table-cell>
          <table:table-cell table:formula="of:=[.A43]&amp;IF([.E43]&gt;0;&quot;💀&quot;&amp;[.E43];&quot;&quot;)&amp;COM.MICROSOFT.SWITCH([.F43];&quot;Claw&quot;;&quot;🐺&quot;;&quot;Fang&quot;;&quot;🦇&quot;;&quot;None&quot;;&quot;&quot;)&amp;CHAR(10)&amp;IF(LEN([.G43])&gt;0;&quot;→&quot;&amp;[.G43]&amp;&quot;&quot;;&quot;&quot;)&amp;IF(OR(LEN([.H43])&gt;0;LEN([.I43])&gt;0);CHAR(10);&quot;&quot;)&amp;IF(LEN([.H43])&gt;0;&quot;●=&quot;&amp;[.H43];&quot;&quot;)&amp;IF(LEN([.I43])&gt;0;&quot;  ⌛=&quot;&amp;[.I43];&quot;&quot;)&amp;IF(LEN([.J43])&gt;1;CHAR(10)&amp;[.J43];&quot;&quot;)" office:value-type="string" office:string-value="Werewolf🐺&#10;→7×○+∞●&#10;●=20" calcext:value-type="string">
            <text:p>Werewolf🐺</text:p>
            <text:p>→7×○+∞●</text:p>
            <text:p>●=20</text:p>
          </table:table-cell>
          <table:table-cell table:formula="of:=[$Monsters.C43]" office:value-type="float" office:value="700" calcext:value-type="float">
            <text:p>700</text:p>
          </table:table-cell>
          <table:table-cell table:formula="of:=[$Monsters.I43]" office:value-type="float" office:value="0" calcext:value-type="float">
            <text:p>0</text:p>
          </table:table-cell>
          <table:table-cell table:formula="of:=IF(LEN([$Monsters.J43])&gt;0;[$Monsters.J43];&quot;None&quot;)" office:value-type="string" office:string-value="Claw" calcext:value-type="string">
            <text:p>Claw</text:p>
          </table:table-cell>
          <table:table-cell table:number-matrix-columns-spanned="1" table:number-matrix-rows-spanned="1" table:formula="of:=COM.MICROSOFT.SWITCH([$Monsters.D43];1;&quot;○&quot;;&quot;N/A&quot;;&quot;&quot;;COM.MICROSOFT.CONCAT([$Monsters.D43];&quot;×&quot;;&quot;○&quot;;IF([$Monsters.G43]=&quot;Yes&quot;;&quot;|OB&quot;;&quot;&quot;); IF([$Monsters.F45]=&quot;Yes&quot;;&quot;|●&quot;;&quot;+∞●&quot;)))" office:value-type="string" office:string-value="7×○+∞●" calcext:value-type="string">
            <text:p>7×○+∞●</text:p>
          </table:table-cell>
          <table:table-cell table:formula="of:=IF([$Monsters.E43]=&quot;N/A&quot;;&quot;&quot;;[$Monsters.E43])" office:value-type="float" office:value="20" calcext:value-type="float">
            <text:p>20</text:p>
          </table:table-cell>
          <table:table-cell table:formula="of:=IF([$Monsters.H43]&gt;0;[$Monsters.H43];&quot;&quot;)">
            <text:p/>
          </table:table-cell>
          <table:table-cell table:formula="of:=[$Monsters.K43]" office:value-type="float" office:value="0" calcext:value-type="float">
            <text:p>0</text:p>
          </table:table-cell>
          <table:table-cell table:number-columns-repeated="1014"/>
        </table:table-row>
        <table:table-row table:style-name="ro7">
          <table:table-cell table:formula="of:=[$Monsters.A44]" office:value-type="string" office:string-value="Aſsaſsin" calcext:value-type="string">
            <text:p>Aſsaſsin</text:p>
          </table:table-cell>
          <table:table-cell table:formula="of:=[$Monsters.B44]" office:value-type="float" office:value="4" calcext:value-type="float">
            <text:p>4</text:p>
          </table:table-cell>
          <table:table-cell table:formula="of:=[.A44]&amp;IF([.E44]&gt;0;&quot;💀&quot;&amp;[.E44];&quot;&quot;)&amp;COM.MICROSOFT.SWITCH([.F44];&quot;Claw&quot;;&quot;🐺&quot;;&quot;Fang&quot;;&quot;🦇&quot;;&quot;None&quot;;&quot;&quot;)&amp;CHAR(10)&amp;IF(LEN([.G44])&gt;0;&quot;→&quot;&amp;[.G44]&amp;&quot;&quot;;&quot;&quot;)&amp;IF(OR(LEN([.H44])&gt;0;LEN([.I44])&gt;0);CHAR(10);&quot;&quot;)&amp;IF(LEN([.H44])&gt;0;&quot;●=&quot;&amp;[.H44];&quot;&quot;)&amp;IF(LEN([.I44])&gt;0;&quot;  ⌛=&quot;&amp;[.I44];&quot;&quot;)&amp;IF(LEN([.J44])&gt;1;CHAR(10)&amp;[.J44];&quot;&quot;)" office:value-type="string" office:string-value="Aſsaſsin&#10;→7×○|OB+∞●&#10;●=10" calcext:value-type="string">
            <text:p>Aſsaſsin</text:p>
            <text:p>→7×○|OB+∞●</text:p>
            <text:p>●=10</text:p>
          </table:table-cell>
          <table:table-cell table:formula="of:=[$Monsters.C44]" office:value-type="float" office:value="700" calcext:value-type="float">
            <text:p>700</text:p>
          </table:table-cell>
          <table:table-cell table:formula="of:=[$Monsters.I44]" office:value-type="float" office:value="0" calcext:value-type="float">
            <text:p>0</text:p>
          </table:table-cell>
          <table:table-cell table:formula="of:=IF(LEN([$Monsters.J44])&gt;0;[$Monsters.J44];&quot;None&quot;)" office:value-type="string" office:string-value="None" calcext:value-type="string">
            <text:p>None</text:p>
          </table:table-cell>
          <table:table-cell table:number-matrix-columns-spanned="1" table:number-matrix-rows-spanned="1" table:formula="of:=COM.MICROSOFT.SWITCH([$Monsters.D44];1;&quot;○&quot;;&quot;N/A&quot;;&quot;&quot;;COM.MICROSOFT.CONCAT([$Monsters.D44];&quot;×&quot;;&quot;○&quot;;IF([$Monsters.G44]=&quot;Yes&quot;;&quot;|OB&quot;;&quot;&quot;); IF([$Monsters.F46]=&quot;Yes&quot;;&quot;|●&quot;;&quot;+∞●&quot;)))" office:value-type="string" office:string-value="7×○|OB+∞●" calcext:value-type="string">
            <text:p>7×○|OB+∞●</text:p>
          </table:table-cell>
          <table:table-cell table:formula="of:=IF([$Monsters.E44]=&quot;N/A&quot;;&quot;&quot;;[$Monsters.E44])" office:value-type="float" office:value="10" calcext:value-type="float">
            <text:p>10</text:p>
          </table:table-cell>
          <table:table-cell table:formula="of:=IF([$Monsters.H44]&gt;0;[$Monsters.H44];&quot;&quot;)">
            <text:p/>
          </table:table-cell>
          <table:table-cell table:formula="of:=[$Monsters.K44]" office:value-type="float" office:value="0" calcext:value-type="float">
            <text:p>0</text:p>
          </table:table-cell>
          <table:table-cell table:number-columns-repeated="1014"/>
        </table:table-row>
        <table:table-row table:style-name="ro7">
          <table:table-cell table:formula="of:=[$Monsters.A45]" office:value-type="string" office:string-value="Vampire" calcext:value-type="string">
            <text:p>Vampire</text:p>
          </table:table-cell>
          <table:table-cell table:formula="of:=[$Monsters.B45]" office:value-type="float" office:value="4" calcext:value-type="float">
            <text:p>4</text:p>
          </table:table-cell>
          <table:table-cell table:formula="of:=[.A45]&amp;IF([.E45]&gt;0;&quot;💀&quot;&amp;[.E45];&quot;&quot;)&amp;COM.MICROSOFT.SWITCH([.F45];&quot;Claw&quot;;&quot;🐺&quot;;&quot;Fang&quot;;&quot;🦇&quot;;&quot;None&quot;;&quot;&quot;)&amp;CHAR(10)&amp;IF(LEN([.G45])&gt;0;&quot;→&quot;&amp;[.G45]&amp;&quot;&quot;;&quot;&quot;)&amp;IF(OR(LEN([.H45])&gt;0;LEN([.I45])&gt;0);CHAR(10);&quot;&quot;)&amp;IF(LEN([.H45])&gt;0;&quot;●=&quot;&amp;[.H45];&quot;&quot;)&amp;IF(LEN([.I45])&gt;0;&quot;  ⌛=&quot;&amp;[.I45];&quot;&quot;)&amp;IF(LEN([.J45])&gt;1;CHAR(10)&amp;[.J45];&quot;&quot;)" office:value-type="string" office:string-value="Vampire🦇&#10;→6×○|OB+∞●&#10;●=0  ⌛=1" calcext:value-type="string">
            <text:p>Vampire🦇</text:p>
            <text:p>→6×○|OB+∞●</text:p>
            <text:p>●=0  ⌛=1</text:p>
          </table:table-cell>
          <table:table-cell table:formula="of:=[$Monsters.C45]" office:value-type="float" office:value="700" calcext:value-type="float">
            <text:p>700</text:p>
          </table:table-cell>
          <table:table-cell table:formula="of:=[$Monsters.I45]" office:value-type="float" office:value="0" calcext:value-type="float">
            <text:p>0</text:p>
          </table:table-cell>
          <table:table-cell table:formula="of:=IF(LEN([$Monsters.J45])&gt;0;[$Monsters.J45];&quot;None&quot;)" office:value-type="string" office:string-value="Fang" calcext:value-type="string">
            <text:p>Fang</text:p>
          </table:table-cell>
          <table:table-cell table:number-matrix-columns-spanned="1" table:number-matrix-rows-spanned="1" table:formula="of:=COM.MICROSOFT.SWITCH([$Monsters.D45];1;&quot;○&quot;;&quot;N/A&quot;;&quot;&quot;;COM.MICROSOFT.CONCAT([$Monsters.D45];&quot;×&quot;;&quot;○&quot;;IF([$Monsters.G45]=&quot;Yes&quot;;&quot;|OB&quot;;&quot;&quot;); IF([$Monsters.F47]=&quot;Yes&quot;;&quot;|●&quot;;&quot;+∞●&quot;)))" office:value-type="string" office:string-value="6×○|OB+∞●" calcext:value-type="string">
            <text:p>6×○|OB+∞●</text:p>
          </table:table-cell>
          <table:table-cell table:formula="of:=IF([$Monsters.E45]=&quot;N/A&quot;;&quot;&quot;;[$Monsters.E45])" office:value-type="float" office:value="0" calcext:value-type="float">
            <text:p>0</text:p>
          </table:table-cell>
          <table:table-cell table:formula="of:=IF([$Monsters.H45]&gt;0;[$Monsters.H45];&quot;&quot;)" office:value-type="float" office:value="1" calcext:value-type="float">
            <text:p>1</text:p>
          </table:table-cell>
          <table:table-cell table:formula="of:=[$Monsters.K45]" office:value-type="float" office:value="0" calcext:value-type="float">
            <text:p>0</text:p>
          </table:table-cell>
          <table:table-cell table:number-columns-repeated="1014"/>
        </table:table-row>
        <table:table-row table:style-name="ro7">
          <table:table-cell table:formula="of:=[$Monsters.A46]" office:value-type="string" office:string-value="Vampire" calcext:value-type="string">
            <text:p>Vampire</text:p>
          </table:table-cell>
          <table:table-cell table:formula="of:=[$Monsters.B46]" office:value-type="float" office:value="4" calcext:value-type="float">
            <text:p>4</text:p>
          </table:table-cell>
          <table:table-cell table:formula="of:=[.A46]&amp;IF([.E46]&gt;0;&quot;💀&quot;&amp;[.E46];&quot;&quot;)&amp;COM.MICROSOFT.SWITCH([.F46];&quot;Claw&quot;;&quot;🐺&quot;;&quot;Fang&quot;;&quot;🦇&quot;;&quot;None&quot;;&quot;&quot;)&amp;CHAR(10)&amp;IF(LEN([.G46])&gt;0;&quot;→&quot;&amp;[.G46]&amp;&quot;&quot;;&quot;&quot;)&amp;IF(OR(LEN([.H46])&gt;0;LEN([.I46])&gt;0);CHAR(10);&quot;&quot;)&amp;IF(LEN([.H46])&gt;0;&quot;●=&quot;&amp;[.H46];&quot;&quot;)&amp;IF(LEN([.I46])&gt;0;&quot;  ⌛=&quot;&amp;[.I46];&quot;&quot;)&amp;IF(LEN([.J46])&gt;1;CHAR(10)&amp;[.J46];&quot;&quot;)" office:value-type="string" office:string-value="Vampire🦇&#10;→6×○|OB+∞●&#10;●=0  ⌛=1" calcext:value-type="string">
            <text:p>Vampire🦇</text:p>
            <text:p>→6×○|OB+∞●</text:p>
            <text:p>●=0  ⌛=1</text:p>
          </table:table-cell>
          <table:table-cell table:formula="of:=[$Monsters.C46]" office:value-type="float" office:value="700" calcext:value-type="float">
            <text:p>700</text:p>
          </table:table-cell>
          <table:table-cell table:formula="of:=[$Monsters.I46]" office:value-type="float" office:value="0" calcext:value-type="float">
            <text:p>0</text:p>
          </table:table-cell>
          <table:table-cell table:formula="of:=IF(LEN([$Monsters.J46])&gt;0;[$Monsters.J46];&quot;None&quot;)" office:value-type="string" office:string-value="Fang" calcext:value-type="string">
            <text:p>Fang</text:p>
          </table:table-cell>
          <table:table-cell table:number-matrix-columns-spanned="1" table:number-matrix-rows-spanned="1" table:formula="of:=COM.MICROSOFT.SWITCH([$Monsters.D46];1;&quot;○&quot;;&quot;N/A&quot;;&quot;&quot;;COM.MICROSOFT.CONCAT([$Monsters.D46];&quot;×&quot;;&quot;○&quot;;IF([$Monsters.G46]=&quot;Yes&quot;;&quot;|OB&quot;;&quot;&quot;); IF([$Monsters.F48]=&quot;Yes&quot;;&quot;|●&quot;;&quot;+∞●&quot;)))" office:value-type="string" office:string-value="6×○|OB+∞●" calcext:value-type="string">
            <text:p>6×○|OB+∞●</text:p>
          </table:table-cell>
          <table:table-cell table:formula="of:=IF([$Monsters.E46]=&quot;N/A&quot;;&quot;&quot;;[$Monsters.E46])" office:value-type="float" office:value="0" calcext:value-type="float">
            <text:p>0</text:p>
          </table:table-cell>
          <table:table-cell table:formula="of:=IF([$Monsters.H46]&gt;0;[$Monsters.H46];&quot;&quot;)" office:value-type="float" office:value="1" calcext:value-type="float">
            <text:p>1</text:p>
          </table:table-cell>
          <table:table-cell table:formula="of:=[$Monsters.K46]" office:value-type="float" office:value="0" calcext:value-type="float">
            <text:p>0</text:p>
          </table:table-cell>
          <table:table-cell table:number-columns-repeated="1014"/>
        </table:table-row>
        <table:table-row table:style-name="ro7">
          <table:table-cell table:formula="of:=[$Monsters.A47]" office:value-type="string" office:string-value="Vampire" calcext:value-type="string">
            <text:p>Vampire</text:p>
          </table:table-cell>
          <table:table-cell table:formula="of:=[$Monsters.B47]" office:value-type="float" office:value="4" calcext:value-type="float">
            <text:p>4</text:p>
          </table:table-cell>
          <table:table-cell table:formula="of:=[.A47]&amp;IF([.E47]&gt;0;&quot;💀&quot;&amp;[.E47];&quot;&quot;)&amp;COM.MICROSOFT.SWITCH([.F47];&quot;Claw&quot;;&quot;🐺&quot;;&quot;Fang&quot;;&quot;🦇&quot;;&quot;None&quot;;&quot;&quot;)&amp;CHAR(10)&amp;IF(LEN([.G47])&gt;0;&quot;→&quot;&amp;[.G47]&amp;&quot;&quot;;&quot;&quot;)&amp;IF(OR(LEN([.H47])&gt;0;LEN([.I47])&gt;0);CHAR(10);&quot;&quot;)&amp;IF(LEN([.H47])&gt;0;&quot;●=&quot;&amp;[.H47];&quot;&quot;)&amp;IF(LEN([.I47])&gt;0;&quot;  ⌛=&quot;&amp;[.I47];&quot;&quot;)&amp;IF(LEN([.J47])&gt;1;CHAR(10)&amp;[.J47];&quot;&quot;)" office:value-type="string" office:string-value="Vampire🦇&#10;→6×○|OB+∞●&#10;●=0  ⌛=1" calcext:value-type="string">
            <text:p>Vampire🦇</text:p>
            <text:p>→6×○|OB+∞●</text:p>
            <text:p>●=0  ⌛=1</text:p>
          </table:table-cell>
          <table:table-cell table:formula="of:=[$Monsters.C47]" office:value-type="float" office:value="700" calcext:value-type="float">
            <text:p>700</text:p>
          </table:table-cell>
          <table:table-cell table:formula="of:=[$Monsters.I47]" office:value-type="float" office:value="0" calcext:value-type="float">
            <text:p>0</text:p>
          </table:table-cell>
          <table:table-cell table:formula="of:=IF(LEN([$Monsters.J47])&gt;0;[$Monsters.J47];&quot;None&quot;)" office:value-type="string" office:string-value="Fang" calcext:value-type="string">
            <text:p>Fang</text:p>
          </table:table-cell>
          <table:table-cell table:number-matrix-columns-spanned="1" table:number-matrix-rows-spanned="1" table:formula="of:=COM.MICROSOFT.SWITCH([$Monsters.D47];1;&quot;○&quot;;&quot;N/A&quot;;&quot;&quot;;COM.MICROSOFT.CONCAT([$Monsters.D47];&quot;×&quot;;&quot;○&quot;;IF([$Monsters.G47]=&quot;Yes&quot;;&quot;|OB&quot;;&quot;&quot;); IF([$Monsters.F49]=&quot;Yes&quot;;&quot;|●&quot;;&quot;+∞●&quot;)))" office:value-type="string" office:string-value="6×○|OB+∞●" calcext:value-type="string">
            <text:p>6×○|OB+∞●</text:p>
          </table:table-cell>
          <table:table-cell table:formula="of:=IF([$Monsters.E47]=&quot;N/A&quot;;&quot;&quot;;[$Monsters.E47])" office:value-type="float" office:value="0" calcext:value-type="float">
            <text:p>0</text:p>
          </table:table-cell>
          <table:table-cell table:formula="of:=IF([$Monsters.H47]&gt;0;[$Monsters.H47];&quot;&quot;)" office:value-type="float" office:value="1" calcext:value-type="float">
            <text:p>1</text:p>
          </table:table-cell>
          <table:table-cell table:formula="of:=[$Monsters.K47]" office:value-type="float" office:value="0" calcext:value-type="float">
            <text:p>0</text:p>
          </table:table-cell>
          <table:table-cell table:number-columns-repeated="1014"/>
        </table:table-row>
        <table:table-row table:style-name="ro6">
          <table:table-cell table:formula="of:=[$Monsters.A48]" office:value-type="string" office:string-value="The Headleſs Duke" calcext:value-type="string">
            <text:p>The Headleſs Duke</text:p>
          </table:table-cell>
          <table:table-cell table:formula="of:=[$Monsters.B48]" office:value-type="float" office:value="5" calcext:value-type="float">
            <text:p>5</text:p>
          </table:table-cell>
          <table:table-cell table:formula="of:=[.A48]&amp;IF([.E48]&gt;0;&quot;💀&quot;&amp;[.E48];&quot;&quot;)&amp;COM.MICROSOFT.SWITCH([.F48];&quot;Claw&quot;;&quot;🐺&quot;;&quot;Fang&quot;;&quot;🦇&quot;;&quot;None&quot;;&quot;&quot;)&amp;CHAR(10)&amp;IF(LEN([.G48])&gt;0;&quot;→&quot;&amp;[.G48]&amp;&quot;&quot;;&quot;&quot;)&amp;IF(OR(LEN([.H48])&gt;0;LEN([.I48])&gt;0);CHAR(10);&quot;&quot;)&amp;IF(LEN([.H48])&gt;0;&quot;●=&quot;&amp;[.H48];&quot;&quot;)&amp;IF(LEN([.I48])&gt;0;&quot;  ⌛=&quot;&amp;[.I48];&quot;&quot;)&amp;IF(LEN([.J48])&gt;1;CHAR(10)&amp;[.J48];&quot;&quot;)" office:value-type="string" office:string-value="The Headleſs Duke&#10;→6×○|OB+∞●&#10;●=10&#10;Can move through token blocked cities" calcext:value-type="string">
            <text:p>The Headleſs Duke</text:p>
            <text:p>→6×○|OB+∞●</text:p>
            <text:p>●=10</text:p>
            <text:p>Can move through token blocked cities</text:p>
          </table:table-cell>
          <table:table-cell table:formula="of:=[$Monsters.C48]" office:value-type="float" office:value="950" calcext:value-type="float">
            <text:p>950</text:p>
          </table:table-cell>
          <table:table-cell table:formula="of:=[$Monsters.I48]" office:value-type="float" office:value="0" calcext:value-type="float">
            <text:p>0</text:p>
          </table:table-cell>
          <table:table-cell table:formula="of:=IF(LEN([$Monsters.J48])&gt;0;[$Monsters.J48];&quot;None&quot;)" office:value-type="string" office:string-value="None" calcext:value-type="string">
            <text:p>None</text:p>
          </table:table-cell>
          <table:table-cell table:number-matrix-columns-spanned="1" table:number-matrix-rows-spanned="1" table:formula="of:=COM.MICROSOFT.SWITCH([$Monsters.D48];1;&quot;○&quot;;&quot;N/A&quot;;&quot;&quot;;COM.MICROSOFT.CONCAT([$Monsters.D48];&quot;×&quot;;&quot;○&quot;;IF([$Monsters.G48]=&quot;Yes&quot;;&quot;|OB&quot;;&quot;&quot;); IF([$Monsters.F50]=&quot;Yes&quot;;&quot;|●&quot;;&quot;+∞●&quot;)))" office:value-type="string" office:string-value="6×○|OB+∞●" calcext:value-type="string">
            <text:p>6×○|OB+∞●</text:p>
          </table:table-cell>
          <table:table-cell table:formula="of:=IF([$Monsters.E48]=&quot;N/A&quot;;&quot;&quot;;[$Monsters.E48])" office:value-type="float" office:value="10" calcext:value-type="float">
            <text:p>10</text:p>
          </table:table-cell>
          <table:table-cell table:formula="of:=IF([$Monsters.H48]&gt;0;[$Monsters.H48];&quot;&quot;)">
            <text:p/>
          </table:table-cell>
          <table:table-cell table:formula="of:=[$Monsters.K48]" office:value-type="string" office:string-value="Can move through token blocked cities" calcext:value-type="string">
            <text:p>Can move through token blocked cities</text:p>
          </table:table-cell>
          <table:table-cell table:number-columns-repeated="1014"/>
        </table:table-row>
        <table:table-row table:style-name="ro10">
          <table:table-cell table:formula="of:=[$Monsters.A49]" office:value-type="string" office:string-value="Grouſtfrat, the Necromancer" calcext:value-type="string">
            <text:p>Grouſtfrat, the Necromancer</text:p>
          </table:table-cell>
          <table:table-cell table:formula="of:=[$Monsters.B49]" office:value-type="float" office:value="5" calcext:value-type="float">
            <text:p>5</text:p>
          </table:table-cell>
          <table:table-cell table:formula="of:=[.A49]&amp;IF([.E49]&gt;0;&quot;💀&quot;&amp;[.E49];&quot;&quot;)&amp;COM.MICROSOFT.SWITCH([.F49];&quot;Claw&quot;;&quot;🐺&quot;;&quot;Fang&quot;;&quot;🦇&quot;;&quot;None&quot;;&quot;&quot;)&amp;CHAR(10)&amp;IF(LEN([.G49])&gt;0;&quot;→&quot;&amp;[.G49]&amp;&quot;&quot;;&quot;&quot;)&amp;IF(OR(LEN([.H49])&gt;0;LEN([.I49])&gt;0);CHAR(10);&quot;&quot;)&amp;IF(LEN([.H49])&gt;0;&quot;●=&quot;&amp;[.H49];&quot;&quot;)&amp;IF(LEN([.I49])&gt;0;&quot;  ⌛=&quot;&amp;[.I49];&quot;&quot;)&amp;IF(LEN([.J49])&gt;1;CHAR(10)&amp;[.J49];&quot;&quot;)" office:value-type="string" office:string-value="Grouſtfrat, the Necromancer&#10;&#10;Functions as 4 skeletons" calcext:value-type="string">
            <text:p>Grouſtfrat, the Necromancer</text:p>
            <text:p/>
            <text:p>Functions as 4 skeletons</text:p>
          </table:table-cell>
          <table:table-cell table:formula="of:=[$Monsters.C49]" office:value-type="float" office:value="950" calcext:value-type="float">
            <text:p>950</text:p>
          </table:table-cell>
          <table:table-cell table:formula="of:=[$Monsters.I49]" office:value-type="float" office:value="0" calcext:value-type="float">
            <text:p>0</text:p>
          </table:table-cell>
          <table:table-cell table:formula="of:=IF(LEN([$Monsters.J49])&gt;0;[$Monsters.J49];&quot;None&quot;)" office:value-type="string" office:string-value="None" calcext:value-type="string">
            <text:p>None</text:p>
          </table:table-cell>
          <table:table-cell table:number-matrix-columns-spanned="1" table:number-matrix-rows-spanned="1" table:formula="of:=COM.MICROSOFT.SWITCH([$Monsters.D49];1;&quot;○&quot;;&quot;N/A&quot;;&quot;&quot;;COM.MICROSOFT.CONCAT([$Monsters.D49];&quot;×&quot;;&quot;○&quot;;IF([$Monsters.G49]=&quot;Yes&quot;;&quot;|OB&quot;;&quot;&quot;); IF([$Monsters.F51]=&quot;Yes&quot;;&quot;|●&quot;;&quot;+∞●&quot;)))">
            <text:p/>
          </table:table-cell>
          <table:table-cell table:formula="of:=IF([$Monsters.E49]=&quot;N/A&quot;;&quot;&quot;;[$Monsters.E49])">
            <text:p/>
          </table:table-cell>
          <table:table-cell table:formula="of:=IF([$Monsters.H49]&gt;0;[$Monsters.H49];&quot;&quot;)">
            <text:p/>
          </table:table-cell>
          <table:table-cell table:formula="of:=[$Monsters.K49]" office:value-type="string" office:string-value="Functions as 4 skeletons" calcext:value-type="string">
            <text:p>Functions as 4 skeletons</text:p>
          </table:table-cell>
          <table:table-cell table:number-columns-repeated="1014"/>
        </table:table-row>
        <table:table-row table:style-name="ro6">
          <table:table-cell table:formula="of:=[$Monsters.A50]" office:value-type="string" office:string-value="Doctor Frankenſtein" calcext:value-type="string">
            <text:p>Doctor Frankenſtein</text:p>
          </table:table-cell>
          <table:table-cell table:formula="of:=[$Monsters.B50]" office:value-type="float" office:value="5" calcext:value-type="float">
            <text:p>5</text:p>
          </table:table-cell>
          <table:table-cell table:formula="of:=[.A50]&amp;IF([.E50]&gt;0;&quot;💀&quot;&amp;[.E50];&quot;&quot;)&amp;COM.MICROSOFT.SWITCH([.F50];&quot;Claw&quot;;&quot;🐺&quot;;&quot;Fang&quot;;&quot;🦇&quot;;&quot;None&quot;;&quot;&quot;)&amp;CHAR(10)&amp;IF(LEN([.G50])&gt;0;&quot;→&quot;&amp;[.G50]&amp;&quot;&quot;;&quot;&quot;)&amp;IF(OR(LEN([.H50])&gt;0;LEN([.I50])&gt;0);CHAR(10);&quot;&quot;)&amp;IF(LEN([.H50])&gt;0;&quot;●=&quot;&amp;[.H50];&quot;&quot;)&amp;IF(LEN([.I50])&gt;0;&quot;  ⌛=&quot;&amp;[.I50];&quot;&quot;)&amp;IF(LEN([.J50])&gt;1;CHAR(10)&amp;[.J50];&quot;&quot;)" office:value-type="string" office:string-value="Doctor Frankenſtein&#10;→5×○|OB+∞●&#10;●=10&#10;Does not require a token on route." calcext:value-type="string">
            <text:p>Doctor Frankenſtein</text:p>
            <text:p>→5×○|OB+∞●</text:p>
            <text:p>●=10</text:p>
            <text:p>Does not require a token on route.</text:p>
          </table:table-cell>
          <table:table-cell table:formula="of:=[$Monsters.C50]" office:value-type="float" office:value="950" calcext:value-type="float">
            <text:p>950</text:p>
          </table:table-cell>
          <table:table-cell table:formula="of:=[$Monsters.I50]" office:value-type="float" office:value="0" calcext:value-type="float">
            <text:p>0</text:p>
          </table:table-cell>
          <table:table-cell table:formula="of:=IF(LEN([$Monsters.J50])&gt;0;[$Monsters.J50];&quot;None&quot;)" office:value-type="string" office:string-value="None" calcext:value-type="string">
            <text:p>None</text:p>
          </table:table-cell>
          <table:table-cell table:number-matrix-columns-spanned="1" table:number-matrix-rows-spanned="1" table:formula="of:=COM.MICROSOFT.SWITCH([$Monsters.D50];1;&quot;○&quot;;&quot;N/A&quot;;&quot;&quot;;COM.MICROSOFT.CONCAT([$Monsters.D50];&quot;×&quot;;&quot;○&quot;;IF([$Monsters.G50]=&quot;Yes&quot;;&quot;|OB&quot;;&quot;&quot;); IF([$Monsters.F52]=&quot;Yes&quot;;&quot;|●&quot;;&quot;+∞●&quot;)))" office:value-type="string" office:string-value="5×○|OB+∞●" calcext:value-type="string">
            <text:p>5×○|OB+∞●</text:p>
          </table:table-cell>
          <table:table-cell table:formula="of:=IF([$Monsters.E50]=&quot;N/A&quot;;&quot;&quot;;[$Monsters.E50])" office:value-type="float" office:value="10" calcext:value-type="float">
            <text:p>10</text:p>
          </table:table-cell>
          <table:table-cell table:formula="of:=IF([$Monsters.H50]&gt;0;[$Monsters.H50];&quot;&quot;)">
            <text:p/>
          </table:table-cell>
          <table:table-cell table:formula="of:=[$Monsters.K50]" office:value-type="string" office:string-value="Does not require a token on route." calcext:value-type="string">
            <text:p>Does not require a token on route.</text:p>
          </table:table-cell>
          <table:table-cell table:number-columns-repeated="1014"/>
        </table:table-row>
        <table:table-row table:style-name="ro8">
          <table:table-cell table:formula="of:=[$Monsters.A51]" office:value-type="string" office:string-value="Count Vlad" calcext:value-type="string">
            <text:p>Count Vlad</text:p>
          </table:table-cell>
          <table:table-cell table:formula="of:=[$Monsters.B51]" office:value-type="float" office:value="5" calcext:value-type="float">
            <text:p>5</text:p>
          </table:table-cell>
          <table:table-cell table:formula="of:=[.A51]&amp;IF([.E51]&gt;0;&quot;💀&quot;&amp;[.E51];&quot;&quot;)&amp;COM.MICROSOFT.SWITCH([.F51];&quot;Claw&quot;;&quot;🐺&quot;;&quot;Fang&quot;;&quot;🦇&quot;;&quot;None&quot;;&quot;&quot;)&amp;CHAR(10)&amp;IF(LEN([.G51])&gt;0;&quot;→&quot;&amp;[.G51]&amp;&quot;&quot;;&quot;&quot;)&amp;IF(OR(LEN([.H51])&gt;0;LEN([.I51])&gt;0);CHAR(10);&quot;&quot;)&amp;IF(LEN([.H51])&gt;0;&quot;●=&quot;&amp;[.H51];&quot;&quot;)&amp;IF(LEN([.I51])&gt;0;&quot;  ⌛=&quot;&amp;[.I51];&quot;&quot;)&amp;IF(LEN([.J51])&gt;1;CHAR(10)&amp;[.J51];&quot;&quot;)" office:value-type="string" office:string-value="Count Vlad🦇&#10;→7×○|OB+∞●&#10;●=0  ⌛=1&#10;Can jump once between two tokens belonging to the employer during the route" calcext:value-type="string">
            <text:p>Count Vlad🦇</text:p>
            <text:p>→7×○|OB+∞●</text:p>
            <text:p>●=0  ⌛=1</text:p>
            <text:p>Can jump once between two tokens belonging to the employer during the route</text:p>
          </table:table-cell>
          <table:table-cell table:formula="of:=[$Monsters.C51]" office:value-type="float" office:value="1050" calcext:value-type="float">
            <text:p>1050</text:p>
          </table:table-cell>
          <table:table-cell table:formula="of:=[$Monsters.I51]" office:value-type="float" office:value="0" calcext:value-type="float">
            <text:p>0</text:p>
          </table:table-cell>
          <table:table-cell table:formula="of:=IF(LEN([$Monsters.J51])&gt;0;[$Monsters.J51];&quot;None&quot;)" office:value-type="string" office:string-value="Fang" calcext:value-type="string">
            <text:p>Fang</text:p>
          </table:table-cell>
          <table:table-cell table:number-matrix-columns-spanned="1" table:number-matrix-rows-spanned="1" table:formula="of:=COM.MICROSOFT.SWITCH([$Monsters.D51];1;&quot;○&quot;;&quot;N/A&quot;;&quot;&quot;;COM.MICROSOFT.CONCAT([$Monsters.D51];&quot;×&quot;;&quot;○&quot;;IF([$Monsters.G51]=&quot;Yes&quot;;&quot;|OB&quot;;&quot;&quot;); IF([$Monsters.F53]=&quot;Yes&quot;;&quot;|●&quot;;&quot;+∞●&quot;)))" office:value-type="string" office:string-value="7×○|OB+∞●" calcext:value-type="string">
            <text:p>7×○|OB+∞●</text:p>
          </table:table-cell>
          <table:table-cell table:formula="of:=IF([$Monsters.E51]=&quot;N/A&quot;;&quot;&quot;;[$Monsters.E51])" office:value-type="float" office:value="0" calcext:value-type="float">
            <text:p>0</text:p>
          </table:table-cell>
          <table:table-cell table:formula="of:=IF([$Monsters.H51]&gt;0;[$Monsters.H51];&quot;&quot;)" office:value-type="float" office:value="1" calcext:value-type="float">
            <text:p>1</text:p>
          </table:table-cell>
          <table:table-cell table:formula="of:=[$Monsters.K51]" office:value-type="string" office:string-value="Can jump once between two tokens belonging to the employer during the route" calcext:value-type="string">
            <text:p>Can jump once between two tokens belonging to the employer during the route</text:p>
          </table:table-cell>
          <table:table-cell table:number-columns-repeated="1014"/>
        </table:table-row>
        <table:table-row table:style-name="ro6">
          <table:table-cell table:formula="of:=[$Monsters.A52]" office:value-type="string" office:string-value="Count Dracula" calcext:value-type="string">
            <text:p>Count Dracula</text:p>
          </table:table-cell>
          <table:table-cell table:formula="of:=[$Monsters.B52]" office:value-type="float" office:value="5" calcext:value-type="float">
            <text:p>5</text:p>
          </table:table-cell>
          <table:table-cell table:formula="of:=[.A52]&amp;IF([.E52]&gt;0;&quot;💀&quot;&amp;[.E52];&quot;&quot;)&amp;COM.MICROSOFT.SWITCH([.F52];&quot;Claw&quot;;&quot;🐺&quot;;&quot;Fang&quot;;&quot;🦇&quot;;&quot;None&quot;;&quot;&quot;)&amp;CHAR(10)&amp;IF(LEN([.G52])&gt;0;&quot;→&quot;&amp;[.G52]&amp;&quot;&quot;;&quot;&quot;)&amp;IF(OR(LEN([.H52])&gt;0;LEN([.I52])&gt;0);CHAR(10);&quot;&quot;)&amp;IF(LEN([.H52])&gt;0;&quot;●=&quot;&amp;[.H52];&quot;&quot;)&amp;IF(LEN([.I52])&gt;0;&quot;  ⌛=&quot;&amp;[.I52];&quot;&quot;)&amp;IF(LEN([.J52])&gt;1;CHAR(10)&amp;[.J52];&quot;&quot;)" office:value-type="string" office:string-value="Count Dracula🦇&#10;→∞×○|OB|●&#10;●=0  ⌛=2&#10;Can use Dracula's Moving Castle as a token" calcext:value-type="string">
            <text:p>Count Dracula🦇</text:p>
            <text:p>→∞×○|OB|●</text:p>
            <text:p>●=0  ⌛=2</text:p>
            <text:p>Can use Dracula's Moving Castle as a token</text:p>
          </table:table-cell>
          <table:table-cell table:formula="of:=[$Monsters.C52]" office:value-type="float" office:value="1200" calcext:value-type="float">
            <text:p>1200</text:p>
          </table:table-cell>
          <table:table-cell table:formula="of:=[$Monsters.I52]" office:value-type="float" office:value="0" calcext:value-type="float">
            <text:p>0</text:p>
          </table:table-cell>
          <table:table-cell table:formula="of:=IF(LEN([$Monsters.J52])&gt;0;[$Monsters.J52];&quot;None&quot;)" office:value-type="string" office:string-value="Fang" calcext:value-type="string">
            <text:p>Fang</text:p>
          </table:table-cell>
          <table:table-cell table:number-matrix-columns-spanned="1" table:number-matrix-rows-spanned="1" table:formula="of:=COM.MICROSOFT.SWITCH([$Monsters.D52];1;&quot;○&quot;;&quot;N/A&quot;;&quot;&quot;;COM.MICROSOFT.CONCAT([$Monsters.D52];&quot;×&quot;;&quot;○&quot;;IF([$Monsters.G52]=&quot;Yes&quot;;&quot;|OB&quot;;&quot;&quot;); IF([$Monsters.F54]=&quot;Yes&quot;;&quot;|●&quot;;&quot;+∞●&quot;)))" office:value-type="string" office:string-value="∞×○|OB|●" calcext:value-type="string">
            <text:p>∞×○|OB|●</text:p>
          </table:table-cell>
          <table:table-cell table:formula="of:=IF([$Monsters.E52]=&quot;N/A&quot;;&quot;&quot;;[$Monsters.E52])" office:value-type="float" office:value="0" calcext:value-type="float">
            <text:p>0</text:p>
          </table:table-cell>
          <table:table-cell table:formula="of:=IF([$Monsters.H52]&gt;0;[$Monsters.H52];&quot;&quot;)" office:value-type="float" office:value="2" calcext:value-type="float">
            <text:p>2</text:p>
          </table:table-cell>
          <table:table-cell table:formula="of:=[$Monsters.K52]" office:value-type="string" office:string-value="Can use Dracula's Moving Castle as a token" calcext:value-type="string">
            <text:p>Can use Dracula's Moving Castle as a token</text:p>
          </table:table-cell>
          <table:table-cell table:number-columns-repeated="1014"/>
        </table:table-row>
        <table:table-row table:style-name="ro11">
          <table:table-cell table:formula="of:=[$Monsters.A53]" office:value-type="string" office:string-value="Duke Lupin" calcext:value-type="string">
            <text:p>Duke Lupin</text:p>
          </table:table-cell>
          <table:table-cell table:formula="of:=[$Monsters.B53]" office:value-type="float" office:value="5" calcext:value-type="float">
            <text:p>5</text:p>
          </table:table-cell>
          <table:table-cell table:formula="of:=[.A53]&amp;IF([.E53]&gt;0;&quot;💀&quot;&amp;[.E53];&quot;&quot;)&amp;COM.MICROSOFT.SWITCH([.F53];&quot;Claw&quot;;&quot;🐺&quot;;&quot;Fang&quot;;&quot;🦇&quot;;&quot;None&quot;;&quot;&quot;)&amp;CHAR(10)&amp;IF(LEN([.G53])&gt;0;&quot;→&quot;&amp;[.G53]&amp;&quot;&quot;;&quot;&quot;)&amp;IF(OR(LEN([.H53])&gt;0;LEN([.I53])&gt;0);CHAR(10);&quot;&quot;)&amp;IF(LEN([.H53])&gt;0;&quot;●=&quot;&amp;[.H53];&quot;&quot;)&amp;IF(LEN([.I53])&gt;0;&quot;  ⌛=&quot;&amp;[.I53];&quot;&quot;)&amp;IF(LEN([.J53])&gt;1;CHAR(10)&amp;[.J53];&quot;&quot;)" office:value-type="string" office:string-value="Duke Lupin🐺&#10;&#10;●=20&#10;Can visit all cities with front’s tokens and all immediately adjacent open routes. Does not prevent route being covered by another monster." calcext:value-type="string">
            <text:p>Duke Lupin🐺</text:p>
            <text:p/>
            <text:p>●=20</text:p>
            <text:p>Can visit all cities with front’s tokens and all immediately adjacent open routes. Does not prevent route being covered by another monster.</text:p>
          </table:table-cell>
          <table:table-cell table:formula="of:=[$Monsters.C53]" office:value-type="float" office:value="1200" calcext:value-type="float">
            <text:p>1200</text:p>
          </table:table-cell>
          <table:table-cell table:formula="of:=[$Monsters.I53]" office:value-type="float" office:value="0" calcext:value-type="float">
            <text:p>0</text:p>
          </table:table-cell>
          <table:table-cell table:formula="of:=IF(LEN([$Monsters.J53])&gt;0;[$Monsters.J53];&quot;None&quot;)" office:value-type="string" office:string-value="Claw" calcext:value-type="string">
            <text:p>Claw</text:p>
          </table:table-cell>
          <table:table-cell table:number-matrix-columns-spanned="1" table:number-matrix-rows-spanned="1" table:formula="of:=COM.MICROSOFT.SWITCH([$Monsters.D53];1;&quot;○&quot;;&quot;N/A&quot;;&quot;&quot;;COM.MICROSOFT.CONCAT([$Monsters.D53];&quot;×&quot;;&quot;○&quot;;IF([$Monsters.G53]=&quot;Yes&quot;;&quot;|OB&quot;;&quot;&quot;); IF([$Monsters.F55]=&quot;Yes&quot;;&quot;|●&quot;;&quot;+∞●&quot;)))">
            <text:p/>
          </table:table-cell>
          <table:table-cell table:formula="of:=IF([$Monsters.E53]=&quot;N/A&quot;;&quot;&quot;;[$Monsters.E53])" office:value-type="float" office:value="20" calcext:value-type="float">
            <text:p>20</text:p>
          </table:table-cell>
          <table:table-cell table:formula="of:=IF([$Monsters.H53]&gt;0;[$Monsters.H53];&quot;&quot;)">
            <text:p/>
          </table:table-cell>
          <table:table-cell table:formula="of:=[$Monsters.K53]" office:value-type="string" office:string-value="Can visit all cities with front’s tokens and all immediately adjacent open routes. Does not prevent route being covered by another monster." calcext:value-type="string">
            <text:p>Can visit all cities with front’s tokens and all immediately adjacent open routes. Does not prevent route being covered by another monster.</text:p>
          </table:table-cell>
          <table:table-cell table:number-columns-repeated="1014"/>
        </table:table-row>
        <table:table-row table:style-name="ro6">
          <table:table-cell table:formula="of:=[$Monsters.A54]" office:value-type="string" office:string-value="Maſter Aſsaſsin" calcext:value-type="string">
            <text:p>Maſter Aſsaſsin</text:p>
          </table:table-cell>
          <table:table-cell table:formula="of:=[$Monsters.B54]" office:value-type="float" office:value="5" calcext:value-type="float">
            <text:p>5</text:p>
          </table:table-cell>
          <table:table-cell table:formula="of:=[.A54]&amp;IF([.E54]&gt;0;&quot;💀&quot;&amp;[.E54];&quot;&quot;)&amp;COM.MICROSOFT.SWITCH([.F54];&quot;Claw&quot;;&quot;🐺&quot;;&quot;Fang&quot;;&quot;🦇&quot;;&quot;None&quot;;&quot;&quot;)&amp;CHAR(10)&amp;IF(LEN([.G54])&gt;0;&quot;→&quot;&amp;[.G54]&amp;&quot;&quot;;&quot;&quot;)&amp;IF(OR(LEN([.H54])&gt;0;LEN([.I54])&gt;0);CHAR(10);&quot;&quot;)&amp;IF(LEN([.H54])&gt;0;&quot;●=&quot;&amp;[.H54];&quot;&quot;)&amp;IF(LEN([.I54])&gt;0;&quot;  ⌛=&quot;&amp;[.I54];&quot;&quot;)&amp;IF(LEN([.J54])&gt;1;CHAR(10)&amp;[.J54];&quot;&quot;)" office:value-type="string" office:string-value="Maſter Aſsaſsin&#10;→∞×○|OB|●&#10;●=20&#10;Costs 900 if trading Assassin" calcext:value-type="string">
            <text:p>Maſter Aſsaſsin</text:p>
            <text:p>→∞×○|OB|●</text:p>
            <text:p>●=20</text:p>
            <text:p>Costs 900 if trading Assassin</text:p>
          </table:table-cell>
          <table:table-cell table:formula="of:=[$Monsters.C54]" office:value-type="float" office:value="1250" calcext:value-type="float">
            <text:p>1250</text:p>
          </table:table-cell>
          <table:table-cell table:formula="of:=[$Monsters.I54]" office:value-type="float" office:value="0" calcext:value-type="float">
            <text:p>0</text:p>
          </table:table-cell>
          <table:table-cell table:formula="of:=IF(LEN([$Monsters.J54])&gt;0;[$Monsters.J54];&quot;None&quot;)" office:value-type="string" office:string-value="None" calcext:value-type="string">
            <text:p>None</text:p>
          </table:table-cell>
          <table:table-cell table:number-matrix-columns-spanned="1" table:number-matrix-rows-spanned="1" table:formula="of:=COM.MICROSOFT.SWITCH([$Monsters.D54];1;&quot;○&quot;;&quot;N/A&quot;;&quot;&quot;;COM.MICROSOFT.CONCAT([$Monsters.D54];&quot;×&quot;;&quot;○&quot;;IF([$Monsters.G54]=&quot;Yes&quot;;&quot;|OB&quot;;&quot;&quot;); IF([$Monsters.F56]=&quot;Yes&quot;;&quot;|●&quot;;&quot;+∞●&quot;)))" office:value-type="string" office:string-value="∞×○|OB|●" calcext:value-type="string">
            <text:p>∞×○|OB|●</text:p>
          </table:table-cell>
          <table:table-cell table:formula="of:=IF([$Monsters.E54]=&quot;N/A&quot;;&quot;&quot;;[$Monsters.E54])" office:value-type="float" office:value="20" calcext:value-type="float">
            <text:p>20</text:p>
          </table:table-cell>
          <table:table-cell table:formula="of:=IF([$Monsters.H54]&gt;0;[$Monsters.H54];&quot;&quot;)">
            <text:p/>
          </table:table-cell>
          <table:table-cell table:formula="of:=[$Monsters.K54]" office:value-type="string" office:string-value="Costs 900 if trading Assassin" calcext:value-type="string">
            <text:p>Costs 900 if trading Assassin</text:p>
          </table:table-cell>
          <table:table-cell table:number-columns-repeated="1014"/>
        </table:table-row>
        <table:table-row table:style-name="ro6">
          <table:table-cell table:formula="of:=[$Monsters.A55]" office:value-type="string" office:string-value="Werewolf Lord" calcext:value-type="string">
            <text:p>Werewolf Lord</text:p>
          </table:table-cell>
          <table:table-cell table:formula="of:=[$Monsters.B55]" office:value-type="float" office:value="5" calcext:value-type="float">
            <text:p>5</text:p>
          </table:table-cell>
          <table:table-cell table:formula="of:=[.A55]&amp;IF([.E55]&gt;0;&quot;💀&quot;&amp;[.E55];&quot;&quot;)&amp;COM.MICROSOFT.SWITCH([.F55];&quot;Claw&quot;;&quot;🐺&quot;;&quot;Fang&quot;;&quot;🦇&quot;;&quot;None&quot;;&quot;&quot;)&amp;CHAR(10)&amp;IF(LEN([.G55])&gt;0;&quot;→&quot;&amp;[.G55]&amp;&quot;&quot;;&quot;&quot;)&amp;IF(OR(LEN([.H55])&gt;0;LEN([.I55])&gt;0);CHAR(10);&quot;&quot;)&amp;IF(LEN([.H55])&gt;0;&quot;●=&quot;&amp;[.H55];&quot;&quot;)&amp;IF(LEN([.I55])&gt;0;&quot;  ⌛=&quot;&amp;[.I55];&quot;&quot;)&amp;IF(LEN([.J55])&gt;1;CHAR(10)&amp;[.J55];&quot;&quot;)" office:value-type="string" office:string-value="Werewolf Lord🐺&#10;→10×○|●&#10;●=20&#10;Costs 800 if trading in Werewolf" calcext:value-type="string">
            <text:p>Werewolf Lord🐺</text:p>
            <text:p>→10×○|●</text:p>
            <text:p>●=20</text:p>
            <text:p>Costs 800 if trading in Werewolf</text:p>
          </table:table-cell>
          <table:table-cell table:formula="of:=[$Monsters.C55]" office:value-type="float" office:value="1100" calcext:value-type="float">
            <text:p>1100</text:p>
          </table:table-cell>
          <table:table-cell table:formula="of:=[$Monsters.I55]" office:value-type="float" office:value="0" calcext:value-type="float">
            <text:p>0</text:p>
          </table:table-cell>
          <table:table-cell table:formula="of:=IF(LEN([$Monsters.J55])&gt;0;[$Monsters.J55];&quot;None&quot;)" office:value-type="string" office:string-value="Claw" calcext:value-type="string">
            <text:p>Claw</text:p>
          </table:table-cell>
          <table:table-cell table:number-matrix-columns-spanned="1" table:number-matrix-rows-spanned="1" table:formula="of:=COM.MICROSOFT.SWITCH([$Monsters.D55];1;&quot;○&quot;;&quot;N/A&quot;;&quot;&quot;;COM.MICROSOFT.CONCAT([$Monsters.D55];&quot;×&quot;;&quot;○&quot;;IF([$Monsters.G55]=&quot;Yes&quot;;&quot;|OB&quot;;&quot;&quot;); IF([$Monsters.F57]=&quot;Yes&quot;;&quot;|●&quot;;&quot;+∞●&quot;)))" office:value-type="string" office:string-value="10×○|●" calcext:value-type="string">
            <text:p>10×○|●</text:p>
          </table:table-cell>
          <table:table-cell table:formula="of:=IF([$Monsters.E55]=&quot;N/A&quot;;&quot;&quot;;[$Monsters.E55])" office:value-type="float" office:value="20" calcext:value-type="float">
            <text:p>20</text:p>
          </table:table-cell>
          <table:table-cell table:formula="of:=IF([$Monsters.H55]&gt;0;[$Monsters.H55];&quot;&quot;)">
            <text:p/>
          </table:table-cell>
          <table:table-cell table:formula="of:=[$Monsters.K55]"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56]" office:value-type="string" office:string-value="Werewolf Lord" calcext:value-type="string">
            <text:p>Werewolf Lord</text:p>
          </table:table-cell>
          <table:table-cell table:formula="of:=[$Monsters.B56]" office:value-type="float" office:value="5" calcext:value-type="float">
            <text:p>5</text:p>
          </table:table-cell>
          <table:table-cell table:formula="of:=[.A56]&amp;IF([.E56]&gt;0;&quot;💀&quot;&amp;[.E56];&quot;&quot;)&amp;COM.MICROSOFT.SWITCH([.F56];&quot;Claw&quot;;&quot;🐺&quot;;&quot;Fang&quot;;&quot;🦇&quot;;&quot;None&quot;;&quot;&quot;)&amp;CHAR(10)&amp;IF(LEN([.G56])&gt;0;&quot;→&quot;&amp;[.G56]&amp;&quot;&quot;;&quot;&quot;)&amp;IF(OR(LEN([.H56])&gt;0;LEN([.I56])&gt;0);CHAR(10);&quot;&quot;)&amp;IF(LEN([.H56])&gt;0;&quot;●=&quot;&amp;[.H56];&quot;&quot;)&amp;IF(LEN([.I56])&gt;0;&quot;  ⌛=&quot;&amp;[.I56];&quot;&quot;)&amp;IF(LEN([.J56])&gt;1;CHAR(10)&amp;[.J56];&quot;&quot;)" office:value-type="string" office:string-value="Werewolf Lord🐺&#10;→10×○|●&#10;●=20&#10;Costs 800 if trading in Werewolf" calcext:value-type="string">
            <text:p>Werewolf Lord🐺</text:p>
            <text:p>→10×○|●</text:p>
            <text:p>●=20</text:p>
            <text:p>Costs 800 if trading in Werewolf</text:p>
          </table:table-cell>
          <table:table-cell table:formula="of:=[$Monsters.C56]" office:value-type="float" office:value="1100" calcext:value-type="float">
            <text:p>1100</text:p>
          </table:table-cell>
          <table:table-cell table:formula="of:=[$Monsters.I56]" office:value-type="float" office:value="0" calcext:value-type="float">
            <text:p>0</text:p>
          </table:table-cell>
          <table:table-cell table:formula="of:=IF(LEN([$Monsters.J56])&gt;0;[$Monsters.J56];&quot;None&quot;)" office:value-type="string" office:string-value="Claw" calcext:value-type="string">
            <text:p>Claw</text:p>
          </table:table-cell>
          <table:table-cell table:number-matrix-columns-spanned="1" table:number-matrix-rows-spanned="1" table:formula="of:=COM.MICROSOFT.SWITCH([$Monsters.D56];1;&quot;○&quot;;&quot;N/A&quot;;&quot;&quot;;COM.MICROSOFT.CONCAT([$Monsters.D56];&quot;×&quot;;&quot;○&quot;;IF([$Monsters.G56]=&quot;Yes&quot;;&quot;|OB&quot;;&quot;&quot;); IF([$Monsters.F58]=&quot;Yes&quot;;&quot;|●&quot;;&quot;+∞●&quot;)))" office:value-type="string" office:string-value="10×○|●" calcext:value-type="string">
            <text:p>10×○|●</text:p>
          </table:table-cell>
          <table:table-cell table:formula="of:=IF([$Monsters.E56]=&quot;N/A&quot;;&quot;&quot;;[$Monsters.E56])" office:value-type="float" office:value="20" calcext:value-type="float">
            <text:p>20</text:p>
          </table:table-cell>
          <table:table-cell table:formula="of:=IF([$Monsters.H56]&gt;0;[$Monsters.H56];&quot;&quot;)">
            <text:p/>
          </table:table-cell>
          <table:table-cell table:formula="of:=[$Monsters.K56]" office:value-type="string" office:string-value="Costs 800 if trading in Werewolf" calcext:value-type="string">
            <text:p>Costs 800 if trading in Werewolf</text:p>
          </table:table-cell>
          <table:table-cell table:number-columns-repeated="1014"/>
        </table:table-row>
        <table:table-row table:style-name="ro12">
          <table:table-cell table:formula="of:=[$Monsters.A57]" office:value-type="string" office:string-value="Werewolf Lord" calcext:value-type="string">
            <text:p>Werewolf Lord</text:p>
          </table:table-cell>
          <table:table-cell table:formula="of:=[$Monsters.B57]" office:value-type="float" office:value="5" calcext:value-type="float">
            <text:p>5</text:p>
          </table:table-cell>
          <table:table-cell table:formula="of:=[.A57]&amp;IF([.E57]&gt;0;&quot;💀&quot;&amp;[.E57];&quot;&quot;)&amp;COM.MICROSOFT.SWITCH([.F57];&quot;Claw&quot;;&quot;🐺&quot;;&quot;Fang&quot;;&quot;🦇&quot;;&quot;None&quot;;&quot;&quot;)&amp;CHAR(10)&amp;IF(LEN([.G57])&gt;0;&quot;→&quot;&amp;[.G57]&amp;&quot;&quot;;&quot;&quot;)&amp;IF(OR(LEN([.H57])&gt;0;LEN([.I57])&gt;0);CHAR(10);&quot;&quot;)&amp;IF(LEN([.H57])&gt;0;&quot;●=&quot;&amp;[.H57];&quot;&quot;)&amp;IF(LEN([.I57])&gt;0;&quot;  ⌛=&quot;&amp;[.I57];&quot;&quot;)&amp;IF(LEN([.J57])&gt;1;CHAR(10)&amp;[.J57];&quot;&quot;)" office:value-type="string" office:string-value="Werewolf Lord🐺&#10;→10×○|●&#10;●=20&#10;Costs 800 if trading in Werewolf" calcext:value-type="string">
            <text:p>Werewolf Lord🐺</text:p>
            <text:p>→10×○|●</text:p>
            <text:p>●=20</text:p>
            <text:p>Costs 800 if trading in Werewolf</text:p>
          </table:table-cell>
          <table:table-cell table:formula="of:=[$Monsters.C57]" office:value-type="float" office:value="1100" calcext:value-type="float">
            <text:p>1100</text:p>
          </table:table-cell>
          <table:table-cell table:formula="of:=[$Monsters.I57]" office:value-type="float" office:value="0" calcext:value-type="float">
            <text:p>0</text:p>
          </table:table-cell>
          <table:table-cell table:formula="of:=IF(LEN([$Monsters.J57])&gt;0;[$Monsters.J57];&quot;None&quot;)" office:value-type="string" office:string-value="Claw" calcext:value-type="string">
            <text:p>Claw</text:p>
          </table:table-cell>
          <table:table-cell table:number-matrix-columns-spanned="1" table:number-matrix-rows-spanned="1" table:formula="of:=COM.MICROSOFT.SWITCH([$Monsters.D57];1;&quot;○&quot;;&quot;N/A&quot;;&quot;&quot;;COM.MICROSOFT.CONCAT([$Monsters.D57];&quot;×&quot;;&quot;○&quot;;IF([$Monsters.G57]=&quot;Yes&quot;;&quot;|OB&quot;;&quot;&quot;); IF([$Monsters.F59]=&quot;Yes&quot;;&quot;|●&quot;;&quot;+∞●&quot;)))" office:value-type="string" office:string-value="10×○|●" calcext:value-type="string">
            <text:p>10×○|●</text:p>
          </table:table-cell>
          <table:table-cell table:formula="of:=IF([$Monsters.E57]=&quot;N/A&quot;;&quot;&quot;;[$Monsters.E57])" office:value-type="float" office:value="20" calcext:value-type="float">
            <text:p>20</text:p>
          </table:table-cell>
          <table:table-cell table:formula="of:=IF([$Monsters.H57]&gt;0;[$Monsters.H57];&quot;&quot;)">
            <text:p/>
          </table:table-cell>
          <table:table-cell table:formula="of:=[$Monsters.K57]"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58]" office:value-type="string" office:string-value="Werewolf Lord" calcext:value-type="string">
            <text:p>Werewolf Lord</text:p>
          </table:table-cell>
          <table:table-cell table:formula="of:=[$Monsters.B58]" office:value-type="float" office:value="5" calcext:value-type="float">
            <text:p>5</text:p>
          </table:table-cell>
          <table:table-cell table:formula="of:=[.A58]&amp;IF([.E58]&gt;0;&quot;💀&quot;&amp;[.E58];&quot;&quot;)&amp;COM.MICROSOFT.SWITCH([.F58];&quot;Claw&quot;;&quot;🐺&quot;;&quot;Fang&quot;;&quot;🦇&quot;;&quot;None&quot;;&quot;&quot;)&amp;CHAR(10)&amp;IF(LEN([.G58])&gt;0;&quot;→&quot;&amp;[.G58]&amp;&quot;&quot;;&quot;&quot;)&amp;IF(OR(LEN([.H58])&gt;0;LEN([.I58])&gt;0);CHAR(10);&quot;&quot;)&amp;IF(LEN([.H58])&gt;0;&quot;●=&quot;&amp;[.H58];&quot;&quot;)&amp;IF(LEN([.I58])&gt;0;&quot;  ⌛=&quot;&amp;[.I58];&quot;&quot;)&amp;IF(LEN([.J58])&gt;1;CHAR(10)&amp;[.J58];&quot;&quot;)" office:value-type="string" office:string-value="Werewolf Lord🐺&#10;→10×○|●&#10;●=20&#10;Costs 800 if trading in Werewolf" calcext:value-type="string">
            <text:p>Werewolf Lord🐺</text:p>
            <text:p>→10×○|●</text:p>
            <text:p>●=20</text:p>
            <text:p>Costs 800 if trading in Werewolf</text:p>
          </table:table-cell>
          <table:table-cell table:formula="of:=[$Monsters.C58]" office:value-type="float" office:value="1100" calcext:value-type="float">
            <text:p>1100</text:p>
          </table:table-cell>
          <table:table-cell table:formula="of:=[$Monsters.I58]" office:value-type="float" office:value="0" calcext:value-type="float">
            <text:p>0</text:p>
          </table:table-cell>
          <table:table-cell table:formula="of:=IF(LEN([$Monsters.J58])&gt;0;[$Monsters.J58];&quot;None&quot;)" office:value-type="string" office:string-value="Claw" calcext:value-type="string">
            <text:p>Claw</text:p>
          </table:table-cell>
          <table:table-cell table:number-matrix-columns-spanned="1" table:number-matrix-rows-spanned="1" table:formula="of:=COM.MICROSOFT.SWITCH([$Monsters.D58];1;&quot;○&quot;;&quot;N/A&quot;;&quot;&quot;;COM.MICROSOFT.CONCAT([$Monsters.D58];&quot;×&quot;;&quot;○&quot;;IF([$Monsters.G58]=&quot;Yes&quot;;&quot;|OB&quot;;&quot;&quot;); IF([$Monsters.F60]=&quot;Yes&quot;;&quot;|●&quot;;&quot;+∞●&quot;)))" office:value-type="string" office:string-value="10×○|●" calcext:value-type="string">
            <text:p>10×○|●</text:p>
          </table:table-cell>
          <table:table-cell table:formula="of:=IF([$Monsters.E58]=&quot;N/A&quot;;&quot;&quot;;[$Monsters.E58])" office:value-type="float" office:value="20" calcext:value-type="float">
            <text:p>20</text:p>
          </table:table-cell>
          <table:table-cell table:formula="of:=IF([$Monsters.H58]&gt;0;[$Monsters.H58];&quot;&quot;)">
            <text:p/>
          </table:table-cell>
          <table:table-cell table:formula="of:=[$Monsters.K58]"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59]" office:value-type="string" office:string-value="Werewolf Lord" calcext:value-type="string">
            <text:p>Werewolf Lord</text:p>
          </table:table-cell>
          <table:table-cell table:formula="of:=[$Monsters.B59]" office:value-type="float" office:value="5" calcext:value-type="float">
            <text:p>5</text:p>
          </table:table-cell>
          <table:table-cell table:formula="of:=[.A59]&amp;IF([.E59]&gt;0;&quot;💀&quot;&amp;[.E59];&quot;&quot;)&amp;COM.MICROSOFT.SWITCH([.F59];&quot;Claw&quot;;&quot;🐺&quot;;&quot;Fang&quot;;&quot;🦇&quot;;&quot;None&quot;;&quot;&quot;)&amp;CHAR(10)&amp;IF(LEN([.G59])&gt;0;&quot;→&quot;&amp;[.G59]&amp;&quot;&quot;;&quot;&quot;)&amp;IF(OR(LEN([.H59])&gt;0;LEN([.I59])&gt;0);CHAR(10);&quot;&quot;)&amp;IF(LEN([.H59])&gt;0;&quot;●=&quot;&amp;[.H59];&quot;&quot;)&amp;IF(LEN([.I59])&gt;0;&quot;  ⌛=&quot;&amp;[.I59];&quot;&quot;)&amp;IF(LEN([.J59])&gt;1;CHAR(10)&amp;[.J59];&quot;&quot;)" office:value-type="string" office:string-value="Werewolf Lord🐺&#10;→10×○|●&#10;●=20&#10;Costs 800 if trading in Werewolf" calcext:value-type="string">
            <text:p>Werewolf Lord🐺</text:p>
            <text:p>→10×○|●</text:p>
            <text:p>●=20</text:p>
            <text:p>Costs 800 if trading in Werewolf</text:p>
          </table:table-cell>
          <table:table-cell table:formula="of:=[$Monsters.C59]" office:value-type="float" office:value="1100" calcext:value-type="float">
            <text:p>1100</text:p>
          </table:table-cell>
          <table:table-cell table:formula="of:=[$Monsters.I59]" office:value-type="float" office:value="0" calcext:value-type="float">
            <text:p>0</text:p>
          </table:table-cell>
          <table:table-cell table:formula="of:=IF(LEN([$Monsters.J59])&gt;0;[$Monsters.J59];&quot;None&quot;)" office:value-type="string" office:string-value="Claw" calcext:value-type="string">
            <text:p>Claw</text:p>
          </table:table-cell>
          <table:table-cell table:number-matrix-columns-spanned="1" table:number-matrix-rows-spanned="1" table:formula="of:=COM.MICROSOFT.SWITCH([$Monsters.D59];1;&quot;○&quot;;&quot;N/A&quot;;&quot;&quot;;COM.MICROSOFT.CONCAT([$Monsters.D59];&quot;×&quot;;&quot;○&quot;;IF([$Monsters.G59]=&quot;Yes&quot;;&quot;|OB&quot;;&quot;&quot;); IF([$Monsters.F61]=&quot;Yes&quot;;&quot;|●&quot;;&quot;+∞●&quot;)))" office:value-type="string" office:string-value="10×○|●" calcext:value-type="string">
            <text:p>10×○|●</text:p>
          </table:table-cell>
          <table:table-cell table:formula="of:=IF([$Monsters.E59]=&quot;N/A&quot;;&quot;&quot;;[$Monsters.E59])" office:value-type="float" office:value="20" calcext:value-type="float">
            <text:p>20</text:p>
          </table:table-cell>
          <table:table-cell table:formula="of:=IF([$Monsters.H59]&gt;0;[$Monsters.H59];&quot;&quot;)">
            <text:p/>
          </table:table-cell>
          <table:table-cell table:formula="of:=[$Monsters.K59]"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0]" office:value-type="string" office:string-value="Werewolf Lord" calcext:value-type="string">
            <text:p>Werewolf Lord</text:p>
          </table:table-cell>
          <table:table-cell table:formula="of:=[$Monsters.B60]" office:value-type="float" office:value="5" calcext:value-type="float">
            <text:p>5</text:p>
          </table:table-cell>
          <table:table-cell table:formula="of:=[.A60]&amp;IF([.E60]&gt;0;&quot;💀&quot;&amp;[.E60];&quot;&quot;)&amp;COM.MICROSOFT.SWITCH([.F60];&quot;Claw&quot;;&quot;🐺&quot;;&quot;Fang&quot;;&quot;🦇&quot;;&quot;None&quot;;&quot;&quot;)&amp;CHAR(10)&amp;IF(LEN([.G60])&gt;0;&quot;→&quot;&amp;[.G60]&amp;&quot;&quot;;&quot;&quot;)&amp;IF(OR(LEN([.H60])&gt;0;LEN([.I60])&gt;0);CHAR(10);&quot;&quot;)&amp;IF(LEN([.H60])&gt;0;&quot;●=&quot;&amp;[.H60];&quot;&quot;)&amp;IF(LEN([.I60])&gt;0;&quot;  ⌛=&quot;&amp;[.I60];&quot;&quot;)&amp;IF(LEN([.J60])&gt;1;CHAR(10)&amp;[.J60];&quot;&quot;)" office:value-type="string" office:string-value="Werewolf Lord🐺&#10;→10×○|●&#10;●=20&#10;Costs 800 if trading in Werewolf" calcext:value-type="string">
            <text:p>Werewolf Lord🐺</text:p>
            <text:p>→10×○|●</text:p>
            <text:p>●=20</text:p>
            <text:p>Costs 800 if trading in Werewolf</text:p>
          </table:table-cell>
          <table:table-cell table:formula="of:=[$Monsters.C60]" office:value-type="float" office:value="1100" calcext:value-type="float">
            <text:p>1100</text:p>
          </table:table-cell>
          <table:table-cell table:formula="of:=[$Monsters.I60]" office:value-type="float" office:value="0" calcext:value-type="float">
            <text:p>0</text:p>
          </table:table-cell>
          <table:table-cell table:formula="of:=IF(LEN([$Monsters.J60])&gt;0;[$Monsters.J60];&quot;None&quot;)" office:value-type="string" office:string-value="Claw" calcext:value-type="string">
            <text:p>Claw</text:p>
          </table:table-cell>
          <table:table-cell table:number-matrix-columns-spanned="1" table:number-matrix-rows-spanned="1" table:formula="of:=COM.MICROSOFT.SWITCH([$Monsters.D60];1;&quot;○&quot;;&quot;N/A&quot;;&quot;&quot;;COM.MICROSOFT.CONCAT([$Monsters.D60];&quot;×&quot;;&quot;○&quot;;IF([$Monsters.G60]=&quot;Yes&quot;;&quot;|OB&quot;;&quot;&quot;); IF([$Monsters.F62]=&quot;Yes&quot;;&quot;|●&quot;;&quot;+∞●&quot;)))" office:value-type="string" office:string-value="10×○|●" calcext:value-type="string">
            <text:p>10×○|●</text:p>
          </table:table-cell>
          <table:table-cell table:formula="of:=IF([$Monsters.E60]=&quot;N/A&quot;;&quot;&quot;;[$Monsters.E60])" office:value-type="float" office:value="20" calcext:value-type="float">
            <text:p>20</text:p>
          </table:table-cell>
          <table:table-cell table:formula="of:=IF([$Monsters.H60]&gt;0;[$Monsters.H60];&quot;&quot;)">
            <text:p/>
          </table:table-cell>
          <table:table-cell table:formula="of:=[$Monsters.K60]"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1]" office:value-type="string" office:string-value="Werewolf Lord" calcext:value-type="string">
            <text:p>Werewolf Lord</text:p>
          </table:table-cell>
          <table:table-cell table:formula="of:=[$Monsters.B61]" office:value-type="float" office:value="5" calcext:value-type="float">
            <text:p>5</text:p>
          </table:table-cell>
          <table:table-cell table:formula="of:=[.A61]&amp;IF([.E61]&gt;0;&quot;💀&quot;&amp;[.E61];&quot;&quot;)&amp;COM.MICROSOFT.SWITCH([.F61];&quot;Claw&quot;;&quot;🐺&quot;;&quot;Fang&quot;;&quot;🦇&quot;;&quot;None&quot;;&quot;&quot;)&amp;CHAR(10)&amp;IF(LEN([.G61])&gt;0;&quot;→&quot;&amp;[.G61]&amp;&quot;&quot;;&quot;&quot;)&amp;IF(OR(LEN([.H61])&gt;0;LEN([.I61])&gt;0);CHAR(10);&quot;&quot;)&amp;IF(LEN([.H61])&gt;0;&quot;●=&quot;&amp;[.H61];&quot;&quot;)&amp;IF(LEN([.I61])&gt;0;&quot;  ⌛=&quot;&amp;[.I61];&quot;&quot;)&amp;IF(LEN([.J61])&gt;1;CHAR(10)&amp;[.J61];&quot;&quot;)" office:value-type="string" office:string-value="Werewolf Lord🐺&#10;→10×○|●&#10;●=20&#10;Costs 800 if trading in Werewolf" calcext:value-type="string">
            <text:p>Werewolf Lord🐺</text:p>
            <text:p>→10×○|●</text:p>
            <text:p>●=20</text:p>
            <text:p>Costs 800 if trading in Werewolf</text:p>
          </table:table-cell>
          <table:table-cell table:formula="of:=[$Monsters.C61]" office:value-type="float" office:value="1100" calcext:value-type="float">
            <text:p>1100</text:p>
          </table:table-cell>
          <table:table-cell table:formula="of:=[$Monsters.I61]" office:value-type="float" office:value="0" calcext:value-type="float">
            <text:p>0</text:p>
          </table:table-cell>
          <table:table-cell table:formula="of:=IF(LEN([$Monsters.J61])&gt;0;[$Monsters.J61];&quot;None&quot;)" office:value-type="string" office:string-value="Claw" calcext:value-type="string">
            <text:p>Claw</text:p>
          </table:table-cell>
          <table:table-cell table:number-matrix-columns-spanned="1" table:number-matrix-rows-spanned="1" table:formula="of:=COM.MICROSOFT.SWITCH([$Monsters.D61];1;&quot;○&quot;;&quot;N/A&quot;;&quot;&quot;;COM.MICROSOFT.CONCAT([$Monsters.D61];&quot;×&quot;;&quot;○&quot;;IF([$Monsters.G61]=&quot;Yes&quot;;&quot;|OB&quot;;&quot;&quot;); IF([$Monsters.F63]=&quot;Yes&quot;;&quot;|●&quot;;&quot;+∞●&quot;)))" office:value-type="string" office:string-value="10×○|●" calcext:value-type="string">
            <text:p>10×○|●</text:p>
          </table:table-cell>
          <table:table-cell table:formula="of:=IF([$Monsters.E61]=&quot;N/A&quot;;&quot;&quot;;[$Monsters.E61])" office:value-type="float" office:value="20" calcext:value-type="float">
            <text:p>20</text:p>
          </table:table-cell>
          <table:table-cell table:formula="of:=IF([$Monsters.H61]&gt;0;[$Monsters.H61];&quot;&quot;)">
            <text:p/>
          </table:table-cell>
          <table:table-cell table:formula="of:=[$Monsters.K61]"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2]" office:value-type="string" office:string-value="Werewolf Lord" calcext:value-type="string">
            <text:p>Werewolf Lord</text:p>
          </table:table-cell>
          <table:table-cell table:formula="of:=[$Monsters.B62]" office:value-type="float" office:value="5" calcext:value-type="float">
            <text:p>5</text:p>
          </table:table-cell>
          <table:table-cell table:formula="of:=[.A62]&amp;IF([.E62]&gt;0;&quot;💀&quot;&amp;[.E62];&quot;&quot;)&amp;COM.MICROSOFT.SWITCH([.F62];&quot;Claw&quot;;&quot;🐺&quot;;&quot;Fang&quot;;&quot;🦇&quot;;&quot;None&quot;;&quot;&quot;)&amp;CHAR(10)&amp;IF(LEN([.G62])&gt;0;&quot;→&quot;&amp;[.G62]&amp;&quot;&quot;;&quot;&quot;)&amp;IF(OR(LEN([.H62])&gt;0;LEN([.I62])&gt;0);CHAR(10);&quot;&quot;)&amp;IF(LEN([.H62])&gt;0;&quot;●=&quot;&amp;[.H62];&quot;&quot;)&amp;IF(LEN([.I62])&gt;0;&quot;  ⌛=&quot;&amp;[.I62];&quot;&quot;)&amp;IF(LEN([.J62])&gt;1;CHAR(10)&amp;[.J62];&quot;&quot;)" office:value-type="string" office:string-value="Werewolf Lord🐺&#10;→10×○|●&#10;●=20&#10;Costs 800 if trading in Werewolf" calcext:value-type="string">
            <text:p>Werewolf Lord🐺</text:p>
            <text:p>→10×○|●</text:p>
            <text:p>●=20</text:p>
            <text:p>Costs 800 if trading in Werewolf</text:p>
          </table:table-cell>
          <table:table-cell table:formula="of:=[$Monsters.C62]" office:value-type="float" office:value="1100" calcext:value-type="float">
            <text:p>1100</text:p>
          </table:table-cell>
          <table:table-cell table:formula="of:=[$Monsters.I62]" office:value-type="float" office:value="0" calcext:value-type="float">
            <text:p>0</text:p>
          </table:table-cell>
          <table:table-cell table:formula="of:=IF(LEN([$Monsters.J62])&gt;0;[$Monsters.J62];&quot;None&quot;)" office:value-type="string" office:string-value="Claw" calcext:value-type="string">
            <text:p>Claw</text:p>
          </table:table-cell>
          <table:table-cell table:number-matrix-columns-spanned="1" table:number-matrix-rows-spanned="1" table:formula="of:=COM.MICROSOFT.SWITCH([$Monsters.D62];1;&quot;○&quot;;&quot;N/A&quot;;&quot;&quot;;COM.MICROSOFT.CONCAT([$Monsters.D62];&quot;×&quot;;&quot;○&quot;;IF([$Monsters.G62]=&quot;Yes&quot;;&quot;|OB&quot;;&quot;&quot;); IF([$Monsters.F64]=&quot;Yes&quot;;&quot;|●&quot;;&quot;+∞●&quot;)))" office:value-type="string" office:string-value="10×○|●" calcext:value-type="string">
            <text:p>10×○|●</text:p>
          </table:table-cell>
          <table:table-cell table:formula="of:=IF([$Monsters.E62]=&quot;N/A&quot;;&quot;&quot;;[$Monsters.E62])" office:value-type="float" office:value="20" calcext:value-type="float">
            <text:p>20</text:p>
          </table:table-cell>
          <table:table-cell table:formula="of:=IF([$Monsters.H62]&gt;0;[$Monsters.H62];&quot;&quot;)">
            <text:p/>
          </table:table-cell>
          <table:table-cell table:formula="of:=[$Monsters.K62]"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3]" office:value-type="string" office:string-value="Werewolf Lord" calcext:value-type="string">
            <text:p>Werewolf Lord</text:p>
          </table:table-cell>
          <table:table-cell table:formula="of:=[$Monsters.B63]" office:value-type="float" office:value="5" calcext:value-type="float">
            <text:p>5</text:p>
          </table:table-cell>
          <table:table-cell table:formula="of:=[.A63]&amp;IF([.E63]&gt;0;&quot;💀&quot;&amp;[.E63];&quot;&quot;)&amp;COM.MICROSOFT.SWITCH([.F63];&quot;Claw&quot;;&quot;🐺&quot;;&quot;Fang&quot;;&quot;🦇&quot;;&quot;None&quot;;&quot;&quot;)&amp;CHAR(10)&amp;IF(LEN([.G63])&gt;0;&quot;→&quot;&amp;[.G63]&amp;&quot;&quot;;&quot;&quot;)&amp;IF(OR(LEN([.H63])&gt;0;LEN([.I63])&gt;0);CHAR(10);&quot;&quot;)&amp;IF(LEN([.H63])&gt;0;&quot;●=&quot;&amp;[.H63];&quot;&quot;)&amp;IF(LEN([.I63])&gt;0;&quot;  ⌛=&quot;&amp;[.I63];&quot;&quot;)&amp;IF(LEN([.J63])&gt;1;CHAR(10)&amp;[.J63];&quot;&quot;)" office:value-type="string" office:string-value="Werewolf Lord🐺&#10;→10×○|●&#10;●=20&#10;Costs 800 if trading in Werewolf" calcext:value-type="string">
            <text:p>Werewolf Lord🐺</text:p>
            <text:p>→10×○|●</text:p>
            <text:p>●=20</text:p>
            <text:p>Costs 800 if trading in Werewolf</text:p>
          </table:table-cell>
          <table:table-cell table:formula="of:=[$Monsters.C63]" office:value-type="float" office:value="1100" calcext:value-type="float">
            <text:p>1100</text:p>
          </table:table-cell>
          <table:table-cell table:formula="of:=[$Monsters.I63]" office:value-type="float" office:value="0" calcext:value-type="float">
            <text:p>0</text:p>
          </table:table-cell>
          <table:table-cell table:formula="of:=IF(LEN([$Monsters.J63])&gt;0;[$Monsters.J63];&quot;None&quot;)" office:value-type="string" office:string-value="Claw" calcext:value-type="string">
            <text:p>Claw</text:p>
          </table:table-cell>
          <table:table-cell table:number-matrix-columns-spanned="1" table:number-matrix-rows-spanned="1" table:formula="of:=COM.MICROSOFT.SWITCH([$Monsters.D63];1;&quot;○&quot;;&quot;N/A&quot;;&quot;&quot;;COM.MICROSOFT.CONCAT([$Monsters.D63];&quot;×&quot;;&quot;○&quot;;IF([$Monsters.G63]=&quot;Yes&quot;;&quot;|OB&quot;;&quot;&quot;); IF([$Monsters.F65]=&quot;Yes&quot;;&quot;|●&quot;;&quot;+∞●&quot;)))" office:value-type="string" office:string-value="10×○|●" calcext:value-type="string">
            <text:p>10×○|●</text:p>
          </table:table-cell>
          <table:table-cell table:formula="of:=IF([$Monsters.E63]=&quot;N/A&quot;;&quot;&quot;;[$Monsters.E63])" office:value-type="float" office:value="20" calcext:value-type="float">
            <text:p>20</text:p>
          </table:table-cell>
          <table:table-cell table:formula="of:=IF([$Monsters.H63]&gt;0;[$Monsters.H63];&quot;&quot;)">
            <text:p/>
          </table:table-cell>
          <table:table-cell table:formula="of:=[$Monsters.K63]"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4]" office:value-type="string" office:string-value="Werewolf Lord" calcext:value-type="string">
            <text:p>Werewolf Lord</text:p>
          </table:table-cell>
          <table:table-cell table:formula="of:=[$Monsters.B64]" office:value-type="float" office:value="5" calcext:value-type="float">
            <text:p>5</text:p>
          </table:table-cell>
          <table:table-cell table:formula="of:=[.A64]&amp;IF([.E64]&gt;0;&quot;💀&quot;&amp;[.E64];&quot;&quot;)&amp;COM.MICROSOFT.SWITCH([.F64];&quot;Claw&quot;;&quot;🐺&quot;;&quot;Fang&quot;;&quot;🦇&quot;;&quot;None&quot;;&quot;&quot;)&amp;CHAR(10)&amp;IF(LEN([.G64])&gt;0;&quot;→&quot;&amp;[.G64]&amp;&quot;&quot;;&quot;&quot;)&amp;IF(OR(LEN([.H64])&gt;0;LEN([.I64])&gt;0);CHAR(10);&quot;&quot;)&amp;IF(LEN([.H64])&gt;0;&quot;●=&quot;&amp;[.H64];&quot;&quot;)&amp;IF(LEN([.I64])&gt;0;&quot;  ⌛=&quot;&amp;[.I64];&quot;&quot;)&amp;IF(LEN([.J64])&gt;1;CHAR(10)&amp;[.J64];&quot;&quot;)" office:value-type="string" office:string-value="Werewolf Lord🐺&#10;→10×○|●&#10;●=20&#10;Costs 800 if trading in Werewolf" calcext:value-type="string">
            <text:p>Werewolf Lord🐺</text:p>
            <text:p>→10×○|●</text:p>
            <text:p>●=20</text:p>
            <text:p>Costs 800 if trading in Werewolf</text:p>
          </table:table-cell>
          <table:table-cell table:formula="of:=[$Monsters.C64]" office:value-type="float" office:value="1100" calcext:value-type="float">
            <text:p>1100</text:p>
          </table:table-cell>
          <table:table-cell table:formula="of:=[$Monsters.I64]" office:value-type="float" office:value="0" calcext:value-type="float">
            <text:p>0</text:p>
          </table:table-cell>
          <table:table-cell table:formula="of:=IF(LEN([$Monsters.J64])&gt;0;[$Monsters.J64];&quot;None&quot;)" office:value-type="string" office:string-value="Claw" calcext:value-type="string">
            <text:p>Claw</text:p>
          </table:table-cell>
          <table:table-cell table:number-matrix-columns-spanned="1" table:number-matrix-rows-spanned="1" table:formula="of:=COM.MICROSOFT.SWITCH([$Monsters.D64];1;&quot;○&quot;;&quot;N/A&quot;;&quot;&quot;;COM.MICROSOFT.CONCAT([$Monsters.D64];&quot;×&quot;;&quot;○&quot;;IF([$Monsters.G64]=&quot;Yes&quot;;&quot;|OB&quot;;&quot;&quot;); IF([$Monsters.F66]=&quot;Yes&quot;;&quot;|●&quot;;&quot;+∞●&quot;)))" office:value-type="string" office:string-value="10×○|●" calcext:value-type="string">
            <text:p>10×○|●</text:p>
          </table:table-cell>
          <table:table-cell table:formula="of:=IF([$Monsters.E64]=&quot;N/A&quot;;&quot;&quot;;[$Monsters.E64])" office:value-type="float" office:value="20" calcext:value-type="float">
            <text:p>20</text:p>
          </table:table-cell>
          <table:table-cell table:formula="of:=IF([$Monsters.H64]&gt;0;[$Monsters.H64];&quot;&quot;)">
            <text:p/>
          </table:table-cell>
          <table:table-cell table:formula="of:=[$Monsters.K64]"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5]" office:value-type="string" office:string-value="Werewolf Lord" calcext:value-type="string">
            <text:p>Werewolf Lord</text:p>
          </table:table-cell>
          <table:table-cell table:formula="of:=[$Monsters.B65]" office:value-type="float" office:value="5" calcext:value-type="float">
            <text:p>5</text:p>
          </table:table-cell>
          <table:table-cell table:formula="of:=[.A65]&amp;IF([.E65]&gt;0;&quot;💀&quot;&amp;[.E65];&quot;&quot;)&amp;COM.MICROSOFT.SWITCH([.F65];&quot;Claw&quot;;&quot;🐺&quot;;&quot;Fang&quot;;&quot;🦇&quot;;&quot;None&quot;;&quot;&quot;)&amp;CHAR(10)&amp;IF(LEN([.G65])&gt;0;&quot;→&quot;&amp;[.G65]&amp;&quot;&quot;;&quot;&quot;)&amp;IF(OR(LEN([.H65])&gt;0;LEN([.I65])&gt;0);CHAR(10);&quot;&quot;)&amp;IF(LEN([.H65])&gt;0;&quot;●=&quot;&amp;[.H65];&quot;&quot;)&amp;IF(LEN([.I65])&gt;0;&quot;  ⌛=&quot;&amp;[.I65];&quot;&quot;)&amp;IF(LEN([.J65])&gt;1;CHAR(10)&amp;[.J65];&quot;&quot;)" office:value-type="string" office:string-value="Werewolf Lord🐺&#10;→10×○|●&#10;●=20&#10;Costs 800 if trading in Werewolf" calcext:value-type="string">
            <text:p>Werewolf Lord🐺</text:p>
            <text:p>→10×○|●</text:p>
            <text:p>●=20</text:p>
            <text:p>Costs 800 if trading in Werewolf</text:p>
          </table:table-cell>
          <table:table-cell table:formula="of:=[$Monsters.C65]" office:value-type="float" office:value="1100" calcext:value-type="float">
            <text:p>1100</text:p>
          </table:table-cell>
          <table:table-cell table:formula="of:=[$Monsters.I65]" office:value-type="float" office:value="0" calcext:value-type="float">
            <text:p>0</text:p>
          </table:table-cell>
          <table:table-cell table:formula="of:=IF(LEN([$Monsters.J65])&gt;0;[$Monsters.J65];&quot;None&quot;)" office:value-type="string" office:string-value="Claw" calcext:value-type="string">
            <text:p>Claw</text:p>
          </table:table-cell>
          <table:table-cell table:number-matrix-columns-spanned="1" table:number-matrix-rows-spanned="1" table:formula="of:=COM.MICROSOFT.SWITCH([$Monsters.D65];1;&quot;○&quot;;&quot;N/A&quot;;&quot;&quot;;COM.MICROSOFT.CONCAT([$Monsters.D65];&quot;×&quot;;&quot;○&quot;;IF([$Monsters.G65]=&quot;Yes&quot;;&quot;|OB&quot;;&quot;&quot;); IF([$Monsters.F67]=&quot;Yes&quot;;&quot;|●&quot;;&quot;+∞●&quot;)))" office:value-type="string" office:string-value="10×○|●" calcext:value-type="string">
            <text:p>10×○|●</text:p>
          </table:table-cell>
          <table:table-cell table:formula="of:=IF([$Monsters.E65]=&quot;N/A&quot;;&quot;&quot;;[$Monsters.E65])" office:value-type="float" office:value="20" calcext:value-type="float">
            <text:p>20</text:p>
          </table:table-cell>
          <table:table-cell table:formula="of:=IF([$Monsters.H65]&gt;0;[$Monsters.H65];&quot;&quot;)">
            <text:p/>
          </table:table-cell>
          <table:table-cell table:formula="of:=[$Monsters.K65]"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6]" office:value-type="string" office:string-value="Werewolf Lord" calcext:value-type="string">
            <text:p>Werewolf Lord</text:p>
          </table:table-cell>
          <table:table-cell table:formula="of:=[$Monsters.B66]" office:value-type="float" office:value="5" calcext:value-type="float">
            <text:p>5</text:p>
          </table:table-cell>
          <table:table-cell table:formula="of:=[.A66]&amp;IF([.E66]&gt;0;&quot;💀&quot;&amp;[.E66];&quot;&quot;)&amp;COM.MICROSOFT.SWITCH([.F66];&quot;Claw&quot;;&quot;🐺&quot;;&quot;Fang&quot;;&quot;🦇&quot;;&quot;None&quot;;&quot;&quot;)&amp;CHAR(10)&amp;IF(LEN([.G66])&gt;0;&quot;→&quot;&amp;[.G66]&amp;&quot;&quot;;&quot;&quot;)&amp;IF(OR(LEN([.H66])&gt;0;LEN([.I66])&gt;0);CHAR(10);&quot;&quot;)&amp;IF(LEN([.H66])&gt;0;&quot;●=&quot;&amp;[.H66];&quot;&quot;)&amp;IF(LEN([.I66])&gt;0;&quot;  ⌛=&quot;&amp;[.I66];&quot;&quot;)&amp;IF(LEN([.J66])&gt;1;CHAR(10)&amp;[.J66];&quot;&quot;)" office:value-type="string" office:string-value="Werewolf Lord🐺&#10;→10×○|●&#10;●=20&#10;Costs 800 if trading in Werewolf" calcext:value-type="string">
            <text:p>Werewolf Lord🐺</text:p>
            <text:p>→10×○|●</text:p>
            <text:p>●=20</text:p>
            <text:p>Costs 800 if trading in Werewolf</text:p>
          </table:table-cell>
          <table:table-cell table:formula="of:=[$Monsters.C66]" office:value-type="float" office:value="1100" calcext:value-type="float">
            <text:p>1100</text:p>
          </table:table-cell>
          <table:table-cell table:formula="of:=[$Monsters.I66]" office:value-type="float" office:value="0" calcext:value-type="float">
            <text:p>0</text:p>
          </table:table-cell>
          <table:table-cell table:formula="of:=IF(LEN([$Monsters.J66])&gt;0;[$Monsters.J66];&quot;None&quot;)" office:value-type="string" office:string-value="Claw" calcext:value-type="string">
            <text:p>Claw</text:p>
          </table:table-cell>
          <table:table-cell table:number-matrix-columns-spanned="1" table:number-matrix-rows-spanned="1" table:formula="of:=COM.MICROSOFT.SWITCH([$Monsters.D66];1;&quot;○&quot;;&quot;N/A&quot;;&quot;&quot;;COM.MICROSOFT.CONCAT([$Monsters.D66];&quot;×&quot;;&quot;○&quot;;IF([$Monsters.G66]=&quot;Yes&quot;;&quot;|OB&quot;;&quot;&quot;); IF([$Monsters.F68]=&quot;Yes&quot;;&quot;|●&quot;;&quot;+∞●&quot;)))" office:value-type="string" office:string-value="10×○|●" calcext:value-type="string">
            <text:p>10×○|●</text:p>
          </table:table-cell>
          <table:table-cell table:formula="of:=IF([$Monsters.E66]=&quot;N/A&quot;;&quot;&quot;;[$Monsters.E66])" office:value-type="float" office:value="20" calcext:value-type="float">
            <text:p>20</text:p>
          </table:table-cell>
          <table:table-cell table:formula="of:=IF([$Monsters.H66]&gt;0;[$Monsters.H66];&quot;&quot;)">
            <text:p/>
          </table:table-cell>
          <table:table-cell table:formula="of:=[$Monsters.K66]"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7]" office:value-type="string" office:string-value="Werewolf Lord" calcext:value-type="string">
            <text:p>Werewolf Lord</text:p>
          </table:table-cell>
          <table:table-cell table:formula="of:=[$Monsters.B67]" office:value-type="float" office:value="5" calcext:value-type="float">
            <text:p>5</text:p>
          </table:table-cell>
          <table:table-cell table:formula="of:=[.A67]&amp;IF([.E67]&gt;0;&quot;💀&quot;&amp;[.E67];&quot;&quot;)&amp;COM.MICROSOFT.SWITCH([.F67];&quot;Claw&quot;;&quot;🐺&quot;;&quot;Fang&quot;;&quot;🦇&quot;;&quot;None&quot;;&quot;&quot;)&amp;CHAR(10)&amp;IF(LEN([.G67])&gt;0;&quot;→&quot;&amp;[.G67]&amp;&quot;&quot;;&quot;&quot;)&amp;IF(OR(LEN([.H67])&gt;0;LEN([.I67])&gt;0);CHAR(10);&quot;&quot;)&amp;IF(LEN([.H67])&gt;0;&quot;●=&quot;&amp;[.H67];&quot;&quot;)&amp;IF(LEN([.I67])&gt;0;&quot;  ⌛=&quot;&amp;[.I67];&quot;&quot;)&amp;IF(LEN([.J67])&gt;1;CHAR(10)&amp;[.J67];&quot;&quot;)" office:value-type="string" office:string-value="Werewolf Lord🐺&#10;→10×○|●&#10;●=20&#10;Costs 800 if trading in Werewolf" calcext:value-type="string">
            <text:p>Werewolf Lord🐺</text:p>
            <text:p>→10×○|●</text:p>
            <text:p>●=20</text:p>
            <text:p>Costs 800 if trading in Werewolf</text:p>
          </table:table-cell>
          <table:table-cell table:formula="of:=[$Monsters.C67]" office:value-type="float" office:value="1100" calcext:value-type="float">
            <text:p>1100</text:p>
          </table:table-cell>
          <table:table-cell table:formula="of:=[$Monsters.I67]" office:value-type="float" office:value="0" calcext:value-type="float">
            <text:p>0</text:p>
          </table:table-cell>
          <table:table-cell table:formula="of:=IF(LEN([$Monsters.J67])&gt;0;[$Monsters.J67];&quot;None&quot;)" office:value-type="string" office:string-value="Claw" calcext:value-type="string">
            <text:p>Claw</text:p>
          </table:table-cell>
          <table:table-cell table:number-matrix-columns-spanned="1" table:number-matrix-rows-spanned="1" table:formula="of:=COM.MICROSOFT.SWITCH([$Monsters.D67];1;&quot;○&quot;;&quot;N/A&quot;;&quot;&quot;;COM.MICROSOFT.CONCAT([$Monsters.D67];&quot;×&quot;;&quot;○&quot;;IF([$Monsters.G67]=&quot;Yes&quot;;&quot;|OB&quot;;&quot;&quot;); IF([$Monsters.F69]=&quot;Yes&quot;;&quot;|●&quot;;&quot;+∞●&quot;)))" office:value-type="string" office:string-value="10×○|●" calcext:value-type="string">
            <text:p>10×○|●</text:p>
          </table:table-cell>
          <table:table-cell table:formula="of:=IF([$Monsters.E67]=&quot;N/A&quot;;&quot;&quot;;[$Monsters.E67])" office:value-type="float" office:value="20" calcext:value-type="float">
            <text:p>20</text:p>
          </table:table-cell>
          <table:table-cell table:formula="of:=IF([$Monsters.H67]&gt;0;[$Monsters.H67];&quot;&quot;)">
            <text:p/>
          </table:table-cell>
          <table:table-cell table:formula="of:=[$Monsters.K67]"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8]" office:value-type="string" office:string-value="Werewolf Lord" calcext:value-type="string">
            <text:p>Werewolf Lord</text:p>
          </table:table-cell>
          <table:table-cell table:formula="of:=[$Monsters.B68]" office:value-type="float" office:value="5" calcext:value-type="float">
            <text:p>5</text:p>
          </table:table-cell>
          <table:table-cell table:formula="of:=[.A68]&amp;IF([.E68]&gt;0;&quot;💀&quot;&amp;[.E68];&quot;&quot;)&amp;COM.MICROSOFT.SWITCH([.F68];&quot;Claw&quot;;&quot;🐺&quot;;&quot;Fang&quot;;&quot;🦇&quot;;&quot;None&quot;;&quot;&quot;)&amp;CHAR(10)&amp;IF(LEN([.G68])&gt;0;&quot;→&quot;&amp;[.G68]&amp;&quot;&quot;;&quot;&quot;)&amp;IF(OR(LEN([.H68])&gt;0;LEN([.I68])&gt;0);CHAR(10);&quot;&quot;)&amp;IF(LEN([.H68])&gt;0;&quot;●=&quot;&amp;[.H68];&quot;&quot;)&amp;IF(LEN([.I68])&gt;0;&quot;  ⌛=&quot;&amp;[.I68];&quot;&quot;)&amp;IF(LEN([.J68])&gt;1;CHAR(10)&amp;[.J68];&quot;&quot;)" office:value-type="string" office:string-value="Werewolf Lord🐺&#10;→10×○|●&#10;●=20&#10;Costs 800 if trading in Werewolf" calcext:value-type="string">
            <text:p>Werewolf Lord🐺</text:p>
            <text:p>→10×○|●</text:p>
            <text:p>●=20</text:p>
            <text:p>Costs 800 if trading in Werewolf</text:p>
          </table:table-cell>
          <table:table-cell table:formula="of:=[$Monsters.C68]" office:value-type="float" office:value="1100" calcext:value-type="float">
            <text:p>1100</text:p>
          </table:table-cell>
          <table:table-cell table:formula="of:=[$Monsters.I68]" office:value-type="float" office:value="0" calcext:value-type="float">
            <text:p>0</text:p>
          </table:table-cell>
          <table:table-cell table:formula="of:=IF(LEN([$Monsters.J68])&gt;0;[$Monsters.J68];&quot;None&quot;)" office:value-type="string" office:string-value="Claw" calcext:value-type="string">
            <text:p>Claw</text:p>
          </table:table-cell>
          <table:table-cell table:number-matrix-columns-spanned="1" table:number-matrix-rows-spanned="1" table:formula="of:=COM.MICROSOFT.SWITCH([$Monsters.D68];1;&quot;○&quot;;&quot;N/A&quot;;&quot;&quot;;COM.MICROSOFT.CONCAT([$Monsters.D68];&quot;×&quot;;&quot;○&quot;;IF([$Monsters.G68]=&quot;Yes&quot;;&quot;|OB&quot;;&quot;&quot;); IF([$Monsters.F70]=&quot;Yes&quot;;&quot;|●&quot;;&quot;+∞●&quot;)))" office:value-type="string" office:string-value="10×○|●" calcext:value-type="string">
            <text:p>10×○|●</text:p>
          </table:table-cell>
          <table:table-cell table:formula="of:=IF([$Monsters.E68]=&quot;N/A&quot;;&quot;&quot;;[$Monsters.E68])" office:value-type="float" office:value="20" calcext:value-type="float">
            <text:p>20</text:p>
          </table:table-cell>
          <table:table-cell table:formula="of:=IF([$Monsters.H68]&gt;0;[$Monsters.H68];&quot;&quot;)">
            <text:p/>
          </table:table-cell>
          <table:table-cell table:formula="of:=[$Monsters.K68]"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69]" office:value-type="string" office:string-value="Werewolf Lord" calcext:value-type="string">
            <text:p>Werewolf Lord</text:p>
          </table:table-cell>
          <table:table-cell table:formula="of:=[$Monsters.B69]" office:value-type="float" office:value="5" calcext:value-type="float">
            <text:p>5</text:p>
          </table:table-cell>
          <table:table-cell table:formula="of:=[.A69]&amp;IF([.E69]&gt;0;&quot;💀&quot;&amp;[.E69];&quot;&quot;)&amp;COM.MICROSOFT.SWITCH([.F69];&quot;Claw&quot;;&quot;🐺&quot;;&quot;Fang&quot;;&quot;🦇&quot;;&quot;None&quot;;&quot;&quot;)&amp;CHAR(10)&amp;IF(LEN([.G69])&gt;0;&quot;→&quot;&amp;[.G69]&amp;&quot;&quot;;&quot;&quot;)&amp;IF(OR(LEN([.H69])&gt;0;LEN([.I69])&gt;0);CHAR(10);&quot;&quot;)&amp;IF(LEN([.H69])&gt;0;&quot;●=&quot;&amp;[.H69];&quot;&quot;)&amp;IF(LEN([.I69])&gt;0;&quot;  ⌛=&quot;&amp;[.I69];&quot;&quot;)&amp;IF(LEN([.J69])&gt;1;CHAR(10)&amp;[.J69];&quot;&quot;)" office:value-type="string" office:string-value="Werewolf Lord🐺&#10;→10×○+∞●&#10;●=20&#10;Costs 800 if trading in Werewolf" calcext:value-type="string">
            <text:p>Werewolf Lord🐺</text:p>
            <text:p>→10×○+∞●</text:p>
            <text:p>●=20</text:p>
            <text:p>Costs 800 if trading in Werewolf</text:p>
          </table:table-cell>
          <table:table-cell table:formula="of:=[$Monsters.C69]" office:value-type="float" office:value="1100" calcext:value-type="float">
            <text:p>1100</text:p>
          </table:table-cell>
          <table:table-cell table:formula="of:=[$Monsters.I69]" office:value-type="float" office:value="0" calcext:value-type="float">
            <text:p>0</text:p>
          </table:table-cell>
          <table:table-cell table:formula="of:=IF(LEN([$Monsters.J69])&gt;0;[$Monsters.J69];&quot;None&quot;)" office:value-type="string" office:string-value="Claw" calcext:value-type="string">
            <text:p>Claw</text:p>
          </table:table-cell>
          <table:table-cell table:number-matrix-columns-spanned="1" table:number-matrix-rows-spanned="1" table:formula="of:=COM.MICROSOFT.SWITCH([$Monsters.D69];1;&quot;○&quot;;&quot;N/A&quot;;&quot;&quot;;COM.MICROSOFT.CONCAT([$Monsters.D69];&quot;×&quot;;&quot;○&quot;;IF([$Monsters.G69]=&quot;Yes&quot;;&quot;|OB&quot;;&quot;&quot;); IF([$Monsters.F71]=&quot;Yes&quot;;&quot;|●&quot;;&quot;+∞●&quot;)))" office:value-type="string" office:string-value="10×○+∞●" calcext:value-type="string">
            <text:p>10×○+∞●</text:p>
          </table:table-cell>
          <table:table-cell table:formula="of:=IF([$Monsters.E69]=&quot;N/A&quot;;&quot;&quot;;[$Monsters.E69])" office:value-type="float" office:value="20" calcext:value-type="float">
            <text:p>20</text:p>
          </table:table-cell>
          <table:table-cell table:formula="of:=IF([$Monsters.H69]&gt;0;[$Monsters.H69];&quot;&quot;)">
            <text:p/>
          </table:table-cell>
          <table:table-cell table:formula="of:=[$Monsters.K69]" office:value-type="string" office:string-value="Costs 800 if trading in Werewolf" calcext:value-type="string">
            <text:p>Costs 800 if trading in Werewolf</text:p>
          </table:table-cell>
          <table:table-cell table:number-columns-repeated="1014"/>
        </table:table-row>
        <table:table-row table:style-name="ro13">
          <table:table-cell table:formula="of:=[$Monsters.A70]" office:value-type="string" office:string-value="Werewolf Lord" calcext:value-type="string">
            <text:p>Werewolf Lord</text:p>
          </table:table-cell>
          <table:table-cell table:formula="of:=[$Monsters.B70]" office:value-type="float" office:value="5" calcext:value-type="float">
            <text:p>5</text:p>
          </table:table-cell>
          <table:table-cell table:formula="of:=[.A70]&amp;IF([.E70]&gt;0;&quot;💀&quot;&amp;[.E70];&quot;&quot;)&amp;COM.MICROSOFT.SWITCH([.F70];&quot;Claw&quot;;&quot;🐺&quot;;&quot;Fang&quot;;&quot;🦇&quot;;&quot;None&quot;;&quot;&quot;)&amp;CHAR(10)&amp;IF(LEN([.G70])&gt;0;&quot;→&quot;&amp;[.G70]&amp;&quot;&quot;;&quot;&quot;)&amp;IF(OR(LEN([.H70])&gt;0;LEN([.I70])&gt;0);CHAR(10);&quot;&quot;)&amp;IF(LEN([.H70])&gt;0;&quot;●=&quot;&amp;[.H70];&quot;&quot;)&amp;IF(LEN([.I70])&gt;0;&quot;  ⌛=&quot;&amp;[.I70];&quot;&quot;)&amp;IF(LEN([.J70])&gt;1;CHAR(10)&amp;[.J70];&quot;&quot;)" office:value-type="string" office:string-value="Werewolf Lord🐺&#10;→10×○+∞●&#10;●=20&#10;Costs 800 if trading in Werewolf" calcext:value-type="string">
            <text:p>Werewolf Lord🐺</text:p>
            <text:p>→10×○+∞●</text:p>
            <text:p>●=20</text:p>
            <text:p>Costs 800 if trading in Werewolf</text:p>
          </table:table-cell>
          <table:table-cell table:formula="of:=[$Monsters.C70]" office:value-type="float" office:value="1100" calcext:value-type="float">
            <text:p>1100</text:p>
          </table:table-cell>
          <table:table-cell table:formula="of:=[$Monsters.I70]" office:value-type="float" office:value="0" calcext:value-type="float">
            <text:p>0</text:p>
          </table:table-cell>
          <table:table-cell table:formula="of:=IF(LEN([$Monsters.J70])&gt;0;[$Monsters.J70];&quot;None&quot;)" office:value-type="string" office:string-value="Claw" calcext:value-type="string">
            <text:p>Claw</text:p>
          </table:table-cell>
          <table:table-cell table:number-matrix-columns-spanned="1" table:number-matrix-rows-spanned="1" table:formula="of:=COM.MICROSOFT.SWITCH([$Monsters.D70];1;&quot;○&quot;;&quot;N/A&quot;;&quot;&quot;;COM.MICROSOFT.CONCAT([$Monsters.D70];&quot;×&quot;;&quot;○&quot;;IF([$Monsters.G70]=&quot;Yes&quot;;&quot;|OB&quot;;&quot;&quot;); IF([$Monsters.F72]=&quot;Yes&quot;;&quot;|●&quot;;&quot;+∞●&quot;)))" office:value-type="string" office:string-value="10×○+∞●" calcext:value-type="string">
            <text:p>10×○+∞●</text:p>
          </table:table-cell>
          <table:table-cell table:formula="of:=IF([$Monsters.E70]=&quot;N/A&quot;;&quot;&quot;;[$Monsters.E70])" office:value-type="float" office:value="20" calcext:value-type="float">
            <text:p>20</text:p>
          </table:table-cell>
          <table:table-cell table:formula="of:=IF([$Monsters.H70]&gt;0;[$Monsters.H70];&quot;&quot;)">
            <text:p/>
          </table:table-cell>
          <table:table-cell table:formula="of:=[$Monsters.K70]" office:value-type="string" office:string-value="Costs 800 if trading in Werewolf" calcext:value-type="string">
            <text:p>Costs 800 if trading in Werewolf</text:p>
          </table:table-cell>
          <table:table-cell table:number-columns-repeated="1014"/>
        </table:table-row>
        <table:table-row table:style-name="ro6">
          <table:table-cell table:formula="of:=[$Monsters.A71]" office:value-type="string" office:string-value="Vampire Lord" calcext:value-type="string">
            <text:p>Vampire Lord</text:p>
          </table:table-cell>
          <table:table-cell table:formula="of:=[$Monsters.B71]" office:value-type="float" office:value="5" calcext:value-type="float">
            <text:p>5</text:p>
          </table:table-cell>
          <table:table-cell table:formula="of:=[.A71]&amp;IF([.E71]&gt;0;&quot;💀&quot;&amp;[.E71];&quot;&quot;)&amp;COM.MICROSOFT.SWITCH([.F71];&quot;Claw&quot;;&quot;🐺&quot;;&quot;Fang&quot;;&quot;🦇&quot;;&quot;None&quot;;&quot;&quot;)&amp;CHAR(10)&amp;IF(LEN([.G71])&gt;0;&quot;→&quot;&amp;[.G71]&amp;&quot;&quot;;&quot;&quot;)&amp;IF(OR(LEN([.H71])&gt;0;LEN([.I71])&gt;0);CHAR(10);&quot;&quot;)&amp;IF(LEN([.H71])&gt;0;&quot;●=&quot;&amp;[.H71];&quot;&quot;)&amp;IF(LEN([.I71])&gt;0;&quot;  ⌛=&quot;&amp;[.I71];&quot;&quot;)&amp;IF(LEN([.J71])&gt;1;CHAR(10)&amp;[.J71];&quot;&quot;)" office:value-type="string" office:string-value="Vampire Lord🦇&#10;→∞×○|OB+∞●&#10;●=0  ⌛=2&#10;Costs 800 if trading in Vampire" calcext:value-type="string">
            <text:p>Vampire Lord🦇</text:p>
            <text:p>→∞×○|OB+∞●</text:p>
            <text:p>●=0  ⌛=2</text:p>
            <text:p>Costs 800 if trading in Vampire</text:p>
          </table:table-cell>
          <table:table-cell table:formula="of:=[$Monsters.C71]" office:value-type="float" office:value="1100" calcext:value-type="float">
            <text:p>1100</text:p>
          </table:table-cell>
          <table:table-cell table:formula="of:=[$Monsters.I71]" office:value-type="float" office:value="0" calcext:value-type="float">
            <text:p>0</text:p>
          </table:table-cell>
          <table:table-cell table:formula="of:=IF(LEN([$Monsters.J71])&gt;0;[$Monsters.J71];&quot;None&quot;)" office:value-type="string" office:string-value="Fang" calcext:value-type="string">
            <text:p>Fang</text:p>
          </table:table-cell>
          <table:table-cell table:number-matrix-columns-spanned="1" table:number-matrix-rows-spanned="1" table:formula="of:=COM.MICROSOFT.SWITCH([$Monsters.D71];1;&quot;○&quot;;&quot;N/A&quot;;&quot;&quot;;COM.MICROSOFT.CONCAT([$Monsters.D71];&quot;×&quot;;&quot;○&quot;;IF([$Monsters.G71]=&quot;Yes&quot;;&quot;|OB&quot;;&quot;&quot;); IF([$Monsters.F73]=&quot;Yes&quot;;&quot;|●&quot;;&quot;+∞●&quot;)))" office:value-type="string" office:string-value="∞×○|OB+∞●" calcext:value-type="string">
            <text:p>∞×○|OB+∞●</text:p>
          </table:table-cell>
          <table:table-cell table:formula="of:=IF([$Monsters.E71]=&quot;N/A&quot;;&quot;&quot;;[$Monsters.E71])" office:value-type="float" office:value="0" calcext:value-type="float">
            <text:p>0</text:p>
          </table:table-cell>
          <table:table-cell table:formula="of:=IF([$Monsters.H71]&gt;0;[$Monsters.H71];&quot;&quot;)" office:value-type="float" office:value="2" calcext:value-type="float">
            <text:p>2</text:p>
          </table:table-cell>
          <table:table-cell table:formula="of:=[$Monsters.K71]"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2]" office:value-type="string" office:string-value="Vampire Lord" calcext:value-type="string">
            <text:p>Vampire Lord</text:p>
          </table:table-cell>
          <table:table-cell table:formula="of:=[$Monsters.B72]" office:value-type="float" office:value="5" calcext:value-type="float">
            <text:p>5</text:p>
          </table:table-cell>
          <table:table-cell table:formula="of:=[.A72]&amp;IF([.E72]&gt;0;&quot;💀&quot;&amp;[.E72];&quot;&quot;)&amp;COM.MICROSOFT.SWITCH([.F72];&quot;Claw&quot;;&quot;🐺&quot;;&quot;Fang&quot;;&quot;🦇&quot;;&quot;None&quot;;&quot;&quot;)&amp;CHAR(10)&amp;IF(LEN([.G72])&gt;0;&quot;→&quot;&amp;[.G72]&amp;&quot;&quot;;&quot;&quot;)&amp;IF(OR(LEN([.H72])&gt;0;LEN([.I72])&gt;0);CHAR(10);&quot;&quot;)&amp;IF(LEN([.H72])&gt;0;&quot;●=&quot;&amp;[.H72];&quot;&quot;)&amp;IF(LEN([.I72])&gt;0;&quot;  ⌛=&quot;&amp;[.I72];&quot;&quot;)&amp;IF(LEN([.J72])&gt;1;CHAR(10)&amp;[.J72];&quot;&quot;)" office:value-type="string" office:string-value="Vampire Lord🦇&#10;→∞×○|OB+∞●&#10;●=0  ⌛=2&#10;Costs 800 if trading in Vampire" calcext:value-type="string">
            <text:p>Vampire Lord🦇</text:p>
            <text:p>→∞×○|OB+∞●</text:p>
            <text:p>●=0  ⌛=2</text:p>
            <text:p>Costs 800 if trading in Vampire</text:p>
          </table:table-cell>
          <table:table-cell table:formula="of:=[$Monsters.C72]" office:value-type="float" office:value="1100" calcext:value-type="float">
            <text:p>1100</text:p>
          </table:table-cell>
          <table:table-cell table:formula="of:=[$Monsters.I72]" office:value-type="float" office:value="0" calcext:value-type="float">
            <text:p>0</text:p>
          </table:table-cell>
          <table:table-cell table:formula="of:=IF(LEN([$Monsters.J72])&gt;0;[$Monsters.J72];&quot;None&quot;)" office:value-type="string" office:string-value="Fang" calcext:value-type="string">
            <text:p>Fang</text:p>
          </table:table-cell>
          <table:table-cell table:number-matrix-columns-spanned="1" table:number-matrix-rows-spanned="1" table:formula="of:=COM.MICROSOFT.SWITCH([$Monsters.D72];1;&quot;○&quot;;&quot;N/A&quot;;&quot;&quot;;COM.MICROSOFT.CONCAT([$Monsters.D72];&quot;×&quot;;&quot;○&quot;;IF([$Monsters.G72]=&quot;Yes&quot;;&quot;|OB&quot;;&quot;&quot;); IF([$Monsters.F74]=&quot;Yes&quot;;&quot;|●&quot;;&quot;+∞●&quot;)))" office:value-type="string" office:string-value="∞×○|OB+∞●" calcext:value-type="string">
            <text:p>∞×○|OB+∞●</text:p>
          </table:table-cell>
          <table:table-cell table:formula="of:=IF([$Monsters.E72]=&quot;N/A&quot;;&quot;&quot;;[$Monsters.E72])" office:value-type="float" office:value="0" calcext:value-type="float">
            <text:p>0</text:p>
          </table:table-cell>
          <table:table-cell table:formula="of:=IF([$Monsters.H72]&gt;0;[$Monsters.H72];&quot;&quot;)" office:value-type="float" office:value="2" calcext:value-type="float">
            <text:p>2</text:p>
          </table:table-cell>
          <table:table-cell table:formula="of:=[$Monsters.K72]"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3]" office:value-type="string" office:string-value="Vampire Lord" calcext:value-type="string">
            <text:p>Vampire Lord</text:p>
          </table:table-cell>
          <table:table-cell table:formula="of:=[$Monsters.B73]" office:value-type="float" office:value="5" calcext:value-type="float">
            <text:p>5</text:p>
          </table:table-cell>
          <table:table-cell table:formula="of:=[.A73]&amp;IF([.E73]&gt;0;&quot;💀&quot;&amp;[.E73];&quot;&quot;)&amp;COM.MICROSOFT.SWITCH([.F73];&quot;Claw&quot;;&quot;🐺&quot;;&quot;Fang&quot;;&quot;🦇&quot;;&quot;None&quot;;&quot;&quot;)&amp;CHAR(10)&amp;IF(LEN([.G73])&gt;0;&quot;→&quot;&amp;[.G73]&amp;&quot;&quot;;&quot;&quot;)&amp;IF(OR(LEN([.H73])&gt;0;LEN([.I73])&gt;0);CHAR(10);&quot;&quot;)&amp;IF(LEN([.H73])&gt;0;&quot;●=&quot;&amp;[.H73];&quot;&quot;)&amp;IF(LEN([.I73])&gt;0;&quot;  ⌛=&quot;&amp;[.I73];&quot;&quot;)&amp;IF(LEN([.J73])&gt;1;CHAR(10)&amp;[.J73];&quot;&quot;)" office:value-type="string" office:string-value="Vampire Lord🦇&#10;→∞×○|OB+∞●&#10;●=0  ⌛=2&#10;Costs 800 if trading in Vampire" calcext:value-type="string">
            <text:p>Vampire Lord🦇</text:p>
            <text:p>→∞×○|OB+∞●</text:p>
            <text:p>●=0  ⌛=2</text:p>
            <text:p>Costs 800 if trading in Vampire</text:p>
          </table:table-cell>
          <table:table-cell table:formula="of:=[$Monsters.C73]" office:value-type="float" office:value="1100" calcext:value-type="float">
            <text:p>1100</text:p>
          </table:table-cell>
          <table:table-cell table:formula="of:=[$Monsters.I73]" office:value-type="float" office:value="0" calcext:value-type="float">
            <text:p>0</text:p>
          </table:table-cell>
          <table:table-cell table:formula="of:=IF(LEN([$Monsters.J73])&gt;0;[$Monsters.J73];&quot;None&quot;)" office:value-type="string" office:string-value="Fang" calcext:value-type="string">
            <text:p>Fang</text:p>
          </table:table-cell>
          <table:table-cell table:number-matrix-columns-spanned="1" table:number-matrix-rows-spanned="1" table:formula="of:=COM.MICROSOFT.SWITCH([$Monsters.D73];1;&quot;○&quot;;&quot;N/A&quot;;&quot;&quot;;COM.MICROSOFT.CONCAT([$Monsters.D73];&quot;×&quot;;&quot;○&quot;;IF([$Monsters.G73]=&quot;Yes&quot;;&quot;|OB&quot;;&quot;&quot;); IF([$Monsters.F75]=&quot;Yes&quot;;&quot;|●&quot;;&quot;+∞●&quot;)))" office:value-type="string" office:string-value="∞×○|OB+∞●" calcext:value-type="string">
            <text:p>∞×○|OB+∞●</text:p>
          </table:table-cell>
          <table:table-cell table:formula="of:=IF([$Monsters.E73]=&quot;N/A&quot;;&quot;&quot;;[$Monsters.E73])" office:value-type="float" office:value="0" calcext:value-type="float">
            <text:p>0</text:p>
          </table:table-cell>
          <table:table-cell table:formula="of:=IF([$Monsters.H73]&gt;0;[$Monsters.H73];&quot;&quot;)" office:value-type="float" office:value="2" calcext:value-type="float">
            <text:p>2</text:p>
          </table:table-cell>
          <table:table-cell table:formula="of:=[$Monsters.K73]"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4]" office:value-type="string" office:string-value="Vampire Lord" calcext:value-type="string">
            <text:p>Vampire Lord</text:p>
          </table:table-cell>
          <table:table-cell table:formula="of:=[$Monsters.B74]" office:value-type="float" office:value="5" calcext:value-type="float">
            <text:p>5</text:p>
          </table:table-cell>
          <table:table-cell table:formula="of:=[.A74]&amp;IF([.E74]&gt;0;&quot;💀&quot;&amp;[.E74];&quot;&quot;)&amp;COM.MICROSOFT.SWITCH([.F74];&quot;Claw&quot;;&quot;🐺&quot;;&quot;Fang&quot;;&quot;🦇&quot;;&quot;None&quot;;&quot;&quot;)&amp;CHAR(10)&amp;IF(LEN([.G74])&gt;0;&quot;→&quot;&amp;[.G74]&amp;&quot;&quot;;&quot;&quot;)&amp;IF(OR(LEN([.H74])&gt;0;LEN([.I74])&gt;0);CHAR(10);&quot;&quot;)&amp;IF(LEN([.H74])&gt;0;&quot;●=&quot;&amp;[.H74];&quot;&quot;)&amp;IF(LEN([.I74])&gt;0;&quot;  ⌛=&quot;&amp;[.I74];&quot;&quot;)&amp;IF(LEN([.J74])&gt;1;CHAR(10)&amp;[.J74];&quot;&quot;)" office:value-type="string" office:string-value="Vampire Lord🦇&#10;→∞×○|OB+∞●&#10;●=0  ⌛=2&#10;Costs 800 if trading in Vampire" calcext:value-type="string">
            <text:p>Vampire Lord🦇</text:p>
            <text:p>→∞×○|OB+∞●</text:p>
            <text:p>●=0  ⌛=2</text:p>
            <text:p>Costs 800 if trading in Vampire</text:p>
          </table:table-cell>
          <table:table-cell table:formula="of:=[$Monsters.C74]" office:value-type="float" office:value="1100" calcext:value-type="float">
            <text:p>1100</text:p>
          </table:table-cell>
          <table:table-cell table:formula="of:=[$Monsters.I74]" office:value-type="float" office:value="0" calcext:value-type="float">
            <text:p>0</text:p>
          </table:table-cell>
          <table:table-cell table:formula="of:=IF(LEN([$Monsters.J74])&gt;0;[$Monsters.J74];&quot;None&quot;)" office:value-type="string" office:string-value="Fang" calcext:value-type="string">
            <text:p>Fang</text:p>
          </table:table-cell>
          <table:table-cell table:number-matrix-columns-spanned="1" table:number-matrix-rows-spanned="1" table:formula="of:=COM.MICROSOFT.SWITCH([$Monsters.D74];1;&quot;○&quot;;&quot;N/A&quot;;&quot;&quot;;COM.MICROSOFT.CONCAT([$Monsters.D74];&quot;×&quot;;&quot;○&quot;;IF([$Monsters.G74]=&quot;Yes&quot;;&quot;|OB&quot;;&quot;&quot;); IF([$Monsters.F76]=&quot;Yes&quot;;&quot;|●&quot;;&quot;+∞●&quot;)))" office:value-type="string" office:string-value="∞×○|OB+∞●" calcext:value-type="string">
            <text:p>∞×○|OB+∞●</text:p>
          </table:table-cell>
          <table:table-cell table:formula="of:=IF([$Monsters.E74]=&quot;N/A&quot;;&quot;&quot;;[$Monsters.E74])" office:value-type="float" office:value="0" calcext:value-type="float">
            <text:p>0</text:p>
          </table:table-cell>
          <table:table-cell table:formula="of:=IF([$Monsters.H74]&gt;0;[$Monsters.H74];&quot;&quot;)" office:value-type="float" office:value="2" calcext:value-type="float">
            <text:p>2</text:p>
          </table:table-cell>
          <table:table-cell table:formula="of:=[$Monsters.K74]"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5]" office:value-type="string" office:string-value="Vampire Lord" calcext:value-type="string">
            <text:p>Vampire Lord</text:p>
          </table:table-cell>
          <table:table-cell table:formula="of:=[$Monsters.B75]" office:value-type="float" office:value="5" calcext:value-type="float">
            <text:p>5</text:p>
          </table:table-cell>
          <table:table-cell table:formula="of:=[.A75]&amp;IF([.E75]&gt;0;&quot;💀&quot;&amp;[.E75];&quot;&quot;)&amp;COM.MICROSOFT.SWITCH([.F75];&quot;Claw&quot;;&quot;🐺&quot;;&quot;Fang&quot;;&quot;🦇&quot;;&quot;None&quot;;&quot;&quot;)&amp;CHAR(10)&amp;IF(LEN([.G75])&gt;0;&quot;→&quot;&amp;[.G75]&amp;&quot;&quot;;&quot;&quot;)&amp;IF(OR(LEN([.H75])&gt;0;LEN([.I75])&gt;0);CHAR(10);&quot;&quot;)&amp;IF(LEN([.H75])&gt;0;&quot;●=&quot;&amp;[.H75];&quot;&quot;)&amp;IF(LEN([.I75])&gt;0;&quot;  ⌛=&quot;&amp;[.I75];&quot;&quot;)&amp;IF(LEN([.J75])&gt;1;CHAR(10)&amp;[.J75];&quot;&quot;)" office:value-type="string" office:string-value="Vampire Lord🦇&#10;→∞×○|OB+∞●&#10;●=0  ⌛=2&#10;Costs 800 if trading in Vampire" calcext:value-type="string">
            <text:p>Vampire Lord🦇</text:p>
            <text:p>→∞×○|OB+∞●</text:p>
            <text:p>●=0  ⌛=2</text:p>
            <text:p>Costs 800 if trading in Vampire</text:p>
          </table:table-cell>
          <table:table-cell table:formula="of:=[$Monsters.C75]" office:value-type="float" office:value="1100" calcext:value-type="float">
            <text:p>1100</text:p>
          </table:table-cell>
          <table:table-cell table:formula="of:=[$Monsters.I75]" office:value-type="float" office:value="0" calcext:value-type="float">
            <text:p>0</text:p>
          </table:table-cell>
          <table:table-cell table:formula="of:=IF(LEN([$Monsters.J75])&gt;0;[$Monsters.J75];&quot;None&quot;)" office:value-type="string" office:string-value="Fang" calcext:value-type="string">
            <text:p>Fang</text:p>
          </table:table-cell>
          <table:table-cell table:number-matrix-columns-spanned="1" table:number-matrix-rows-spanned="1" table:formula="of:=COM.MICROSOFT.SWITCH([$Monsters.D75];1;&quot;○&quot;;&quot;N/A&quot;;&quot;&quot;;COM.MICROSOFT.CONCAT([$Monsters.D75];&quot;×&quot;;&quot;○&quot;;IF([$Monsters.G75]=&quot;Yes&quot;;&quot;|OB&quot;;&quot;&quot;); IF([$Monsters.F77]=&quot;Yes&quot;;&quot;|●&quot;;&quot;+∞●&quot;)))" office:value-type="string" office:string-value="∞×○|OB+∞●" calcext:value-type="string">
            <text:p>∞×○|OB+∞●</text:p>
          </table:table-cell>
          <table:table-cell table:formula="of:=IF([$Monsters.E75]=&quot;N/A&quot;;&quot;&quot;;[$Monsters.E75])" office:value-type="float" office:value="0" calcext:value-type="float">
            <text:p>0</text:p>
          </table:table-cell>
          <table:table-cell table:formula="of:=IF([$Monsters.H75]&gt;0;[$Monsters.H75];&quot;&quot;)" office:value-type="float" office:value="2" calcext:value-type="float">
            <text:p>2</text:p>
          </table:table-cell>
          <table:table-cell table:formula="of:=[$Monsters.K75]"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6]" office:value-type="string" office:string-value="Vampire Lord" calcext:value-type="string">
            <text:p>Vampire Lord</text:p>
          </table:table-cell>
          <table:table-cell table:formula="of:=[$Monsters.B76]" office:value-type="float" office:value="5" calcext:value-type="float">
            <text:p>5</text:p>
          </table:table-cell>
          <table:table-cell table:formula="of:=[.A76]&amp;IF([.E76]&gt;0;&quot;💀&quot;&amp;[.E76];&quot;&quot;)&amp;COM.MICROSOFT.SWITCH([.F76];&quot;Claw&quot;;&quot;🐺&quot;;&quot;Fang&quot;;&quot;🦇&quot;;&quot;None&quot;;&quot;&quot;)&amp;CHAR(10)&amp;IF(LEN([.G76])&gt;0;&quot;→&quot;&amp;[.G76]&amp;&quot;&quot;;&quot;&quot;)&amp;IF(OR(LEN([.H76])&gt;0;LEN([.I76])&gt;0);CHAR(10);&quot;&quot;)&amp;IF(LEN([.H76])&gt;0;&quot;●=&quot;&amp;[.H76];&quot;&quot;)&amp;IF(LEN([.I76])&gt;0;&quot;  ⌛=&quot;&amp;[.I76];&quot;&quot;)&amp;IF(LEN([.J76])&gt;1;CHAR(10)&amp;[.J76];&quot;&quot;)" office:value-type="string" office:string-value="Vampire Lord🦇&#10;→∞×○|OB+∞●&#10;●=0  ⌛=2&#10;Costs 800 if trading in Vampire" calcext:value-type="string">
            <text:p>Vampire Lord🦇</text:p>
            <text:p>→∞×○|OB+∞●</text:p>
            <text:p>●=0  ⌛=2</text:p>
            <text:p>Costs 800 if trading in Vampire</text:p>
          </table:table-cell>
          <table:table-cell table:formula="of:=[$Monsters.C76]" office:value-type="float" office:value="1100" calcext:value-type="float">
            <text:p>1100</text:p>
          </table:table-cell>
          <table:table-cell table:formula="of:=[$Monsters.I76]" office:value-type="float" office:value="0" calcext:value-type="float">
            <text:p>0</text:p>
          </table:table-cell>
          <table:table-cell table:formula="of:=IF(LEN([$Monsters.J76])&gt;0;[$Monsters.J76];&quot;None&quot;)" office:value-type="string" office:string-value="Fang" calcext:value-type="string">
            <text:p>Fang</text:p>
          </table:table-cell>
          <table:table-cell table:number-matrix-columns-spanned="1" table:number-matrix-rows-spanned="1" table:formula="of:=COM.MICROSOFT.SWITCH([$Monsters.D76];1;&quot;○&quot;;&quot;N/A&quot;;&quot;&quot;;COM.MICROSOFT.CONCAT([$Monsters.D76];&quot;×&quot;;&quot;○&quot;;IF([$Monsters.G76]=&quot;Yes&quot;;&quot;|OB&quot;;&quot;&quot;); IF([$Monsters.F78]=&quot;Yes&quot;;&quot;|●&quot;;&quot;+∞●&quot;)))" office:value-type="string" office:string-value="∞×○|OB+∞●" calcext:value-type="string">
            <text:p>∞×○|OB+∞●</text:p>
          </table:table-cell>
          <table:table-cell table:formula="of:=IF([$Monsters.E76]=&quot;N/A&quot;;&quot;&quot;;[$Monsters.E76])" office:value-type="float" office:value="0" calcext:value-type="float">
            <text:p>0</text:p>
          </table:table-cell>
          <table:table-cell table:formula="of:=IF([$Monsters.H76]&gt;0;[$Monsters.H76];&quot;&quot;)" office:value-type="float" office:value="2" calcext:value-type="float">
            <text:p>2</text:p>
          </table:table-cell>
          <table:table-cell table:formula="of:=[$Monsters.K76]"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7]" office:value-type="string" office:string-value="Vampire Lord" calcext:value-type="string">
            <text:p>Vampire Lord</text:p>
          </table:table-cell>
          <table:table-cell table:formula="of:=[$Monsters.B77]" office:value-type="float" office:value="5" calcext:value-type="float">
            <text:p>5</text:p>
          </table:table-cell>
          <table:table-cell table:formula="of:=[.A77]&amp;IF([.E77]&gt;0;&quot;💀&quot;&amp;[.E77];&quot;&quot;)&amp;COM.MICROSOFT.SWITCH([.F77];&quot;Claw&quot;;&quot;🐺&quot;;&quot;Fang&quot;;&quot;🦇&quot;;&quot;None&quot;;&quot;&quot;)&amp;CHAR(10)&amp;IF(LEN([.G77])&gt;0;&quot;→&quot;&amp;[.G77]&amp;&quot;&quot;;&quot;&quot;)&amp;IF(OR(LEN([.H77])&gt;0;LEN([.I77])&gt;0);CHAR(10);&quot;&quot;)&amp;IF(LEN([.H77])&gt;0;&quot;●=&quot;&amp;[.H77];&quot;&quot;)&amp;IF(LEN([.I77])&gt;0;&quot;  ⌛=&quot;&amp;[.I77];&quot;&quot;)&amp;IF(LEN([.J77])&gt;1;CHAR(10)&amp;[.J77];&quot;&quot;)" office:value-type="string" office:string-value="Vampire Lord🦇&#10;→∞×○|OB+∞●&#10;●=0  ⌛=2&#10;Costs 800 if trading in Vampire" calcext:value-type="string">
            <text:p>Vampire Lord🦇</text:p>
            <text:p>→∞×○|OB+∞●</text:p>
            <text:p>●=0  ⌛=2</text:p>
            <text:p>Costs 800 if trading in Vampire</text:p>
          </table:table-cell>
          <table:table-cell table:formula="of:=[$Monsters.C77]" office:value-type="float" office:value="1100" calcext:value-type="float">
            <text:p>1100</text:p>
          </table:table-cell>
          <table:table-cell table:formula="of:=[$Monsters.I77]" office:value-type="float" office:value="0" calcext:value-type="float">
            <text:p>0</text:p>
          </table:table-cell>
          <table:table-cell table:formula="of:=IF(LEN([$Monsters.J77])&gt;0;[$Monsters.J77];&quot;None&quot;)" office:value-type="string" office:string-value="Fang" calcext:value-type="string">
            <text:p>Fang</text:p>
          </table:table-cell>
          <table:table-cell table:number-matrix-columns-spanned="1" table:number-matrix-rows-spanned="1" table:formula="of:=COM.MICROSOFT.SWITCH([$Monsters.D77];1;&quot;○&quot;;&quot;N/A&quot;;&quot;&quot;;COM.MICROSOFT.CONCAT([$Monsters.D77];&quot;×&quot;;&quot;○&quot;;IF([$Monsters.G77]=&quot;Yes&quot;;&quot;|OB&quot;;&quot;&quot;); IF([$Monsters.F79]=&quot;Yes&quot;;&quot;|●&quot;;&quot;+∞●&quot;)))" office:value-type="string" office:string-value="∞×○|OB+∞●" calcext:value-type="string">
            <text:p>∞×○|OB+∞●</text:p>
          </table:table-cell>
          <table:table-cell table:formula="of:=IF([$Monsters.E77]=&quot;N/A&quot;;&quot;&quot;;[$Monsters.E77])" office:value-type="float" office:value="0" calcext:value-type="float">
            <text:p>0</text:p>
          </table:table-cell>
          <table:table-cell table:formula="of:=IF([$Monsters.H77]&gt;0;[$Monsters.H77];&quot;&quot;)" office:value-type="float" office:value="2" calcext:value-type="float">
            <text:p>2</text:p>
          </table:table-cell>
          <table:table-cell table:formula="of:=[$Monsters.K77]"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8]" office:value-type="string" office:string-value="Vampire Lord" calcext:value-type="string">
            <text:p>Vampire Lord</text:p>
          </table:table-cell>
          <table:table-cell table:formula="of:=[$Monsters.B78]" office:value-type="float" office:value="5" calcext:value-type="float">
            <text:p>5</text:p>
          </table:table-cell>
          <table:table-cell table:formula="of:=[.A78]&amp;IF([.E78]&gt;0;&quot;💀&quot;&amp;[.E78];&quot;&quot;)&amp;COM.MICROSOFT.SWITCH([.F78];&quot;Claw&quot;;&quot;🐺&quot;;&quot;Fang&quot;;&quot;🦇&quot;;&quot;None&quot;;&quot;&quot;)&amp;CHAR(10)&amp;IF(LEN([.G78])&gt;0;&quot;→&quot;&amp;[.G78]&amp;&quot;&quot;;&quot;&quot;)&amp;IF(OR(LEN([.H78])&gt;0;LEN([.I78])&gt;0);CHAR(10);&quot;&quot;)&amp;IF(LEN([.H78])&gt;0;&quot;●=&quot;&amp;[.H78];&quot;&quot;)&amp;IF(LEN([.I78])&gt;0;&quot;  ⌛=&quot;&amp;[.I78];&quot;&quot;)&amp;IF(LEN([.J78])&gt;1;CHAR(10)&amp;[.J78];&quot;&quot;)" office:value-type="string" office:string-value="Vampire Lord🦇&#10;→∞×○|OB+∞●&#10;●=0  ⌛=2&#10;Costs 800 if trading in Vampire" calcext:value-type="string">
            <text:p>Vampire Lord🦇</text:p>
            <text:p>→∞×○|OB+∞●</text:p>
            <text:p>●=0  ⌛=2</text:p>
            <text:p>Costs 800 if trading in Vampire</text:p>
          </table:table-cell>
          <table:table-cell table:formula="of:=[$Monsters.C78]" office:value-type="float" office:value="1100" calcext:value-type="float">
            <text:p>1100</text:p>
          </table:table-cell>
          <table:table-cell table:formula="of:=[$Monsters.I78]" office:value-type="float" office:value="0" calcext:value-type="float">
            <text:p>0</text:p>
          </table:table-cell>
          <table:table-cell table:formula="of:=IF(LEN([$Monsters.J78])&gt;0;[$Monsters.J78];&quot;None&quot;)" office:value-type="string" office:string-value="Fang" calcext:value-type="string">
            <text:p>Fang</text:p>
          </table:table-cell>
          <table:table-cell table:number-matrix-columns-spanned="1" table:number-matrix-rows-spanned="1" table:formula="of:=COM.MICROSOFT.SWITCH([$Monsters.D78];1;&quot;○&quot;;&quot;N/A&quot;;&quot;&quot;;COM.MICROSOFT.CONCAT([$Monsters.D78];&quot;×&quot;;&quot;○&quot;;IF([$Monsters.G78]=&quot;Yes&quot;;&quot;|OB&quot;;&quot;&quot;); IF([$Monsters.F80]=&quot;Yes&quot;;&quot;|●&quot;;&quot;+∞●&quot;)))" office:value-type="string" office:string-value="∞×○|OB+∞●" calcext:value-type="string">
            <text:p>∞×○|OB+∞●</text:p>
          </table:table-cell>
          <table:table-cell table:formula="of:=IF([$Monsters.E78]=&quot;N/A&quot;;&quot;&quot;;[$Monsters.E78])" office:value-type="float" office:value="0" calcext:value-type="float">
            <text:p>0</text:p>
          </table:table-cell>
          <table:table-cell table:formula="of:=IF([$Monsters.H78]&gt;0;[$Monsters.H78];&quot;&quot;)" office:value-type="float" office:value="2" calcext:value-type="float">
            <text:p>2</text:p>
          </table:table-cell>
          <table:table-cell table:formula="of:=[$Monsters.K78]"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79]" office:value-type="string" office:string-value="Vampire Lord" calcext:value-type="string">
            <text:p>Vampire Lord</text:p>
          </table:table-cell>
          <table:table-cell table:formula="of:=[$Monsters.B79]" office:value-type="float" office:value="5" calcext:value-type="float">
            <text:p>5</text:p>
          </table:table-cell>
          <table:table-cell table:formula="of:=[.A79]&amp;IF([.E79]&gt;0;&quot;💀&quot;&amp;[.E79];&quot;&quot;)&amp;COM.MICROSOFT.SWITCH([.F79];&quot;Claw&quot;;&quot;🐺&quot;;&quot;Fang&quot;;&quot;🦇&quot;;&quot;None&quot;;&quot;&quot;)&amp;CHAR(10)&amp;IF(LEN([.G79])&gt;0;&quot;→&quot;&amp;[.G79]&amp;&quot;&quot;;&quot;&quot;)&amp;IF(OR(LEN([.H79])&gt;0;LEN([.I79])&gt;0);CHAR(10);&quot;&quot;)&amp;IF(LEN([.H79])&gt;0;&quot;●=&quot;&amp;[.H79];&quot;&quot;)&amp;IF(LEN([.I79])&gt;0;&quot;  ⌛=&quot;&amp;[.I79];&quot;&quot;)&amp;IF(LEN([.J79])&gt;1;CHAR(10)&amp;[.J79];&quot;&quot;)" office:value-type="string" office:string-value="Vampire Lord🦇&#10;→∞×○|OB+∞●&#10;●=0  ⌛=2&#10;Costs 800 if trading in Vampire" calcext:value-type="string">
            <text:p>Vampire Lord🦇</text:p>
            <text:p>→∞×○|OB+∞●</text:p>
            <text:p>●=0  ⌛=2</text:p>
            <text:p>Costs 800 if trading in Vampire</text:p>
          </table:table-cell>
          <table:table-cell table:formula="of:=[$Monsters.C79]" office:value-type="float" office:value="1100" calcext:value-type="float">
            <text:p>1100</text:p>
          </table:table-cell>
          <table:table-cell table:formula="of:=[$Monsters.I79]" office:value-type="float" office:value="0" calcext:value-type="float">
            <text:p>0</text:p>
          </table:table-cell>
          <table:table-cell table:formula="of:=IF(LEN([$Monsters.J79])&gt;0;[$Monsters.J79];&quot;None&quot;)" office:value-type="string" office:string-value="Fang" calcext:value-type="string">
            <text:p>Fang</text:p>
          </table:table-cell>
          <table:table-cell table:number-matrix-columns-spanned="1" table:number-matrix-rows-spanned="1" table:formula="of:=COM.MICROSOFT.SWITCH([$Monsters.D79];1;&quot;○&quot;;&quot;N/A&quot;;&quot;&quot;;COM.MICROSOFT.CONCAT([$Monsters.D79];&quot;×&quot;;&quot;○&quot;;IF([$Monsters.G79]=&quot;Yes&quot;;&quot;|OB&quot;;&quot;&quot;); IF([$Monsters.F81]=&quot;Yes&quot;;&quot;|●&quot;;&quot;+∞●&quot;)))" office:value-type="string" office:string-value="∞×○|OB+∞●" calcext:value-type="string">
            <text:p>∞×○|OB+∞●</text:p>
          </table:table-cell>
          <table:table-cell table:formula="of:=IF([$Monsters.E79]=&quot;N/A&quot;;&quot;&quot;;[$Monsters.E79])" office:value-type="float" office:value="0" calcext:value-type="float">
            <text:p>0</text:p>
          </table:table-cell>
          <table:table-cell table:formula="of:=IF([$Monsters.H79]&gt;0;[$Monsters.H79];&quot;&quot;)" office:value-type="float" office:value="2" calcext:value-type="float">
            <text:p>2</text:p>
          </table:table-cell>
          <table:table-cell table:formula="of:=[$Monsters.K79]"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0]" office:value-type="string" office:string-value="Vampire Lord" calcext:value-type="string">
            <text:p>Vampire Lord</text:p>
          </table:table-cell>
          <table:table-cell table:formula="of:=[$Monsters.B80]" office:value-type="float" office:value="5" calcext:value-type="float">
            <text:p>5</text:p>
          </table:table-cell>
          <table:table-cell table:formula="of:=[.A80]&amp;IF([.E80]&gt;0;&quot;💀&quot;&amp;[.E80];&quot;&quot;)&amp;COM.MICROSOFT.SWITCH([.F80];&quot;Claw&quot;;&quot;🐺&quot;;&quot;Fang&quot;;&quot;🦇&quot;;&quot;None&quot;;&quot;&quot;)&amp;CHAR(10)&amp;IF(LEN([.G80])&gt;0;&quot;→&quot;&amp;[.G80]&amp;&quot;&quot;;&quot;&quot;)&amp;IF(OR(LEN([.H80])&gt;0;LEN([.I80])&gt;0);CHAR(10);&quot;&quot;)&amp;IF(LEN([.H80])&gt;0;&quot;●=&quot;&amp;[.H80];&quot;&quot;)&amp;IF(LEN([.I80])&gt;0;&quot;  ⌛=&quot;&amp;[.I80];&quot;&quot;)&amp;IF(LEN([.J80])&gt;1;CHAR(10)&amp;[.J80];&quot;&quot;)" office:value-type="string" office:string-value="Vampire Lord🦇&#10;→∞×○|OB+∞●&#10;●=0  ⌛=2&#10;Costs 800 if trading in Vampire" calcext:value-type="string">
            <text:p>Vampire Lord🦇</text:p>
            <text:p>→∞×○|OB+∞●</text:p>
            <text:p>●=0  ⌛=2</text:p>
            <text:p>Costs 800 if trading in Vampire</text:p>
          </table:table-cell>
          <table:table-cell table:formula="of:=[$Monsters.C80]" office:value-type="float" office:value="1100" calcext:value-type="float">
            <text:p>1100</text:p>
          </table:table-cell>
          <table:table-cell table:formula="of:=[$Monsters.I80]" office:value-type="float" office:value="0" calcext:value-type="float">
            <text:p>0</text:p>
          </table:table-cell>
          <table:table-cell table:formula="of:=IF(LEN([$Monsters.J80])&gt;0;[$Monsters.J80];&quot;None&quot;)" office:value-type="string" office:string-value="Fang" calcext:value-type="string">
            <text:p>Fang</text:p>
          </table:table-cell>
          <table:table-cell table:number-matrix-columns-spanned="1" table:number-matrix-rows-spanned="1" table:formula="of:=COM.MICROSOFT.SWITCH([$Monsters.D80];1;&quot;○&quot;;&quot;N/A&quot;;&quot;&quot;;COM.MICROSOFT.CONCAT([$Monsters.D80];&quot;×&quot;;&quot;○&quot;;IF([$Monsters.G80]=&quot;Yes&quot;;&quot;|OB&quot;;&quot;&quot;); IF([$Monsters.F82]=&quot;Yes&quot;;&quot;|●&quot;;&quot;+∞●&quot;)))" office:value-type="string" office:string-value="∞×○|OB+∞●" calcext:value-type="string">
            <text:p>∞×○|OB+∞●</text:p>
          </table:table-cell>
          <table:table-cell table:formula="of:=IF([$Monsters.E80]=&quot;N/A&quot;;&quot;&quot;;[$Monsters.E80])" office:value-type="float" office:value="0" calcext:value-type="float">
            <text:p>0</text:p>
          </table:table-cell>
          <table:table-cell table:formula="of:=IF([$Monsters.H80]&gt;0;[$Monsters.H80];&quot;&quot;)" office:value-type="float" office:value="2" calcext:value-type="float">
            <text:p>2</text:p>
          </table:table-cell>
          <table:table-cell table:formula="of:=[$Monsters.K80]"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1]" office:value-type="string" office:string-value="Vampire Lord" calcext:value-type="string">
            <text:p>Vampire Lord</text:p>
          </table:table-cell>
          <table:table-cell table:formula="of:=[$Monsters.B81]" office:value-type="float" office:value="5" calcext:value-type="float">
            <text:p>5</text:p>
          </table:table-cell>
          <table:table-cell table:formula="of:=[.A81]&amp;IF([.E81]&gt;0;&quot;💀&quot;&amp;[.E81];&quot;&quot;)&amp;COM.MICROSOFT.SWITCH([.F81];&quot;Claw&quot;;&quot;🐺&quot;;&quot;Fang&quot;;&quot;🦇&quot;;&quot;None&quot;;&quot;&quot;)&amp;CHAR(10)&amp;IF(LEN([.G81])&gt;0;&quot;→&quot;&amp;[.G81]&amp;&quot;&quot;;&quot;&quot;)&amp;IF(OR(LEN([.H81])&gt;0;LEN([.I81])&gt;0);CHAR(10);&quot;&quot;)&amp;IF(LEN([.H81])&gt;0;&quot;●=&quot;&amp;[.H81];&quot;&quot;)&amp;IF(LEN([.I81])&gt;0;&quot;  ⌛=&quot;&amp;[.I81];&quot;&quot;)&amp;IF(LEN([.J81])&gt;1;CHAR(10)&amp;[.J81];&quot;&quot;)" office:value-type="string" office:string-value="Vampire Lord🦇&#10;→∞×○|OB+∞●&#10;●=0  ⌛=2&#10;Costs 800 if trading in Vampire" calcext:value-type="string">
            <text:p>Vampire Lord🦇</text:p>
            <text:p>→∞×○|OB+∞●</text:p>
            <text:p>●=0  ⌛=2</text:p>
            <text:p>Costs 800 if trading in Vampire</text:p>
          </table:table-cell>
          <table:table-cell table:formula="of:=[$Monsters.C81]" office:value-type="float" office:value="1100" calcext:value-type="float">
            <text:p>1100</text:p>
          </table:table-cell>
          <table:table-cell table:formula="of:=[$Monsters.I81]" office:value-type="float" office:value="0" calcext:value-type="float">
            <text:p>0</text:p>
          </table:table-cell>
          <table:table-cell table:formula="of:=IF(LEN([$Monsters.J81])&gt;0;[$Monsters.J81];&quot;None&quot;)" office:value-type="string" office:string-value="Fang" calcext:value-type="string">
            <text:p>Fang</text:p>
          </table:table-cell>
          <table:table-cell table:number-matrix-columns-spanned="1" table:number-matrix-rows-spanned="1" table:formula="of:=COM.MICROSOFT.SWITCH([$Monsters.D81];1;&quot;○&quot;;&quot;N/A&quot;;&quot;&quot;;COM.MICROSOFT.CONCAT([$Monsters.D81];&quot;×&quot;;&quot;○&quot;;IF([$Monsters.G81]=&quot;Yes&quot;;&quot;|OB&quot;;&quot;&quot;); IF([$Monsters.F83]=&quot;Yes&quot;;&quot;|●&quot;;&quot;+∞●&quot;)))" office:value-type="string" office:string-value="∞×○|OB+∞●" calcext:value-type="string">
            <text:p>∞×○|OB+∞●</text:p>
          </table:table-cell>
          <table:table-cell table:formula="of:=IF([$Monsters.E81]=&quot;N/A&quot;;&quot;&quot;;[$Monsters.E81])" office:value-type="float" office:value="0" calcext:value-type="float">
            <text:p>0</text:p>
          </table:table-cell>
          <table:table-cell table:formula="of:=IF([$Monsters.H81]&gt;0;[$Monsters.H81];&quot;&quot;)" office:value-type="float" office:value="2" calcext:value-type="float">
            <text:p>2</text:p>
          </table:table-cell>
          <table:table-cell table:formula="of:=[$Monsters.K81]"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2]" office:value-type="string" office:string-value="Vampire Lord" calcext:value-type="string">
            <text:p>Vampire Lord</text:p>
          </table:table-cell>
          <table:table-cell table:formula="of:=[$Monsters.B82]" office:value-type="float" office:value="5" calcext:value-type="float">
            <text:p>5</text:p>
          </table:table-cell>
          <table:table-cell table:formula="of:=[.A82]&amp;IF([.E82]&gt;0;&quot;💀&quot;&amp;[.E82];&quot;&quot;)&amp;COM.MICROSOFT.SWITCH([.F82];&quot;Claw&quot;;&quot;🐺&quot;;&quot;Fang&quot;;&quot;🦇&quot;;&quot;None&quot;;&quot;&quot;)&amp;CHAR(10)&amp;IF(LEN([.G82])&gt;0;&quot;→&quot;&amp;[.G82]&amp;&quot;&quot;;&quot;&quot;)&amp;IF(OR(LEN([.H82])&gt;0;LEN([.I82])&gt;0);CHAR(10);&quot;&quot;)&amp;IF(LEN([.H82])&gt;0;&quot;●=&quot;&amp;[.H82];&quot;&quot;)&amp;IF(LEN([.I82])&gt;0;&quot;  ⌛=&quot;&amp;[.I82];&quot;&quot;)&amp;IF(LEN([.J82])&gt;1;CHAR(10)&amp;[.J82];&quot;&quot;)" office:value-type="string" office:string-value="Vampire Lord🦇&#10;→∞×○|OB+∞●&#10;●=0  ⌛=2&#10;Costs 800 if trading in Vampire" calcext:value-type="string">
            <text:p>Vampire Lord🦇</text:p>
            <text:p>→∞×○|OB+∞●</text:p>
            <text:p>●=0  ⌛=2</text:p>
            <text:p>Costs 800 if trading in Vampire</text:p>
          </table:table-cell>
          <table:table-cell table:formula="of:=[$Monsters.C82]" office:value-type="float" office:value="1100" calcext:value-type="float">
            <text:p>1100</text:p>
          </table:table-cell>
          <table:table-cell table:formula="of:=[$Monsters.I82]" office:value-type="float" office:value="0" calcext:value-type="float">
            <text:p>0</text:p>
          </table:table-cell>
          <table:table-cell table:formula="of:=IF(LEN([$Monsters.J82])&gt;0;[$Monsters.J82];&quot;None&quot;)" office:value-type="string" office:string-value="Fang" calcext:value-type="string">
            <text:p>Fang</text:p>
          </table:table-cell>
          <table:table-cell table:number-matrix-columns-spanned="1" table:number-matrix-rows-spanned="1" table:formula="of:=COM.MICROSOFT.SWITCH([$Monsters.D82];1;&quot;○&quot;;&quot;N/A&quot;;&quot;&quot;;COM.MICROSOFT.CONCAT([$Monsters.D82];&quot;×&quot;;&quot;○&quot;;IF([$Monsters.G82]=&quot;Yes&quot;;&quot;|OB&quot;;&quot;&quot;); IF([$Monsters.F84]=&quot;Yes&quot;;&quot;|●&quot;;&quot;+∞●&quot;)))" office:value-type="string" office:string-value="∞×○|OB+∞●" calcext:value-type="string">
            <text:p>∞×○|OB+∞●</text:p>
          </table:table-cell>
          <table:table-cell table:formula="of:=IF([$Monsters.E82]=&quot;N/A&quot;;&quot;&quot;;[$Monsters.E82])" office:value-type="float" office:value="0" calcext:value-type="float">
            <text:p>0</text:p>
          </table:table-cell>
          <table:table-cell table:formula="of:=IF([$Monsters.H82]&gt;0;[$Monsters.H82];&quot;&quot;)" office:value-type="float" office:value="2" calcext:value-type="float">
            <text:p>2</text:p>
          </table:table-cell>
          <table:table-cell table:formula="of:=[$Monsters.K82]"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3]" office:value-type="string" office:string-value="Vampire Lord" calcext:value-type="string">
            <text:p>Vampire Lord</text:p>
          </table:table-cell>
          <table:table-cell table:formula="of:=[$Monsters.B83]" office:value-type="float" office:value="5" calcext:value-type="float">
            <text:p>5</text:p>
          </table:table-cell>
          <table:table-cell table:formula="of:=[.A83]&amp;IF([.E83]&gt;0;&quot;💀&quot;&amp;[.E83];&quot;&quot;)&amp;COM.MICROSOFT.SWITCH([.F83];&quot;Claw&quot;;&quot;🐺&quot;;&quot;Fang&quot;;&quot;🦇&quot;;&quot;None&quot;;&quot;&quot;)&amp;CHAR(10)&amp;IF(LEN([.G83])&gt;0;&quot;→&quot;&amp;[.G83]&amp;&quot;&quot;;&quot;&quot;)&amp;IF(OR(LEN([.H83])&gt;0;LEN([.I83])&gt;0);CHAR(10);&quot;&quot;)&amp;IF(LEN([.H83])&gt;0;&quot;●=&quot;&amp;[.H83];&quot;&quot;)&amp;IF(LEN([.I83])&gt;0;&quot;  ⌛=&quot;&amp;[.I83];&quot;&quot;)&amp;IF(LEN([.J83])&gt;1;CHAR(10)&amp;[.J83];&quot;&quot;)" office:value-type="string" office:string-value="Vampire Lord🦇&#10;→∞×○|OB+∞●&#10;●=0  ⌛=2&#10;Costs 800 if trading in Vampire" calcext:value-type="string">
            <text:p>Vampire Lord🦇</text:p>
            <text:p>→∞×○|OB+∞●</text:p>
            <text:p>●=0  ⌛=2</text:p>
            <text:p>Costs 800 if trading in Vampire</text:p>
          </table:table-cell>
          <table:table-cell table:formula="of:=[$Monsters.C83]" office:value-type="float" office:value="1100" calcext:value-type="float">
            <text:p>1100</text:p>
          </table:table-cell>
          <table:table-cell table:formula="of:=[$Monsters.I83]" office:value-type="float" office:value="0" calcext:value-type="float">
            <text:p>0</text:p>
          </table:table-cell>
          <table:table-cell table:formula="of:=IF(LEN([$Monsters.J83])&gt;0;[$Monsters.J83];&quot;None&quot;)" office:value-type="string" office:string-value="Fang" calcext:value-type="string">
            <text:p>Fang</text:p>
          </table:table-cell>
          <table:table-cell table:number-matrix-columns-spanned="1" table:number-matrix-rows-spanned="1" table:formula="of:=COM.MICROSOFT.SWITCH([$Monsters.D83];1;&quot;○&quot;;&quot;N/A&quot;;&quot;&quot;;COM.MICROSOFT.CONCAT([$Monsters.D83];&quot;×&quot;;&quot;○&quot;;IF([$Monsters.G83]=&quot;Yes&quot;;&quot;|OB&quot;;&quot;&quot;); IF([$Monsters.F85]=&quot;Yes&quot;;&quot;|●&quot;;&quot;+∞●&quot;)))" office:value-type="string" office:string-value="∞×○|OB+∞●" calcext:value-type="string">
            <text:p>∞×○|OB+∞●</text:p>
          </table:table-cell>
          <table:table-cell table:formula="of:=IF([$Monsters.E83]=&quot;N/A&quot;;&quot;&quot;;[$Monsters.E83])" office:value-type="float" office:value="0" calcext:value-type="float">
            <text:p>0</text:p>
          </table:table-cell>
          <table:table-cell table:formula="of:=IF([$Monsters.H83]&gt;0;[$Monsters.H83];&quot;&quot;)" office:value-type="float" office:value="2" calcext:value-type="float">
            <text:p>2</text:p>
          </table:table-cell>
          <table:table-cell table:formula="of:=[$Monsters.K83]"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4]" office:value-type="string" office:string-value="Vampire Lord" calcext:value-type="string">
            <text:p>Vampire Lord</text:p>
          </table:table-cell>
          <table:table-cell table:formula="of:=[$Monsters.B84]" office:value-type="float" office:value="5" calcext:value-type="float">
            <text:p>5</text:p>
          </table:table-cell>
          <table:table-cell table:formula="of:=[.A84]&amp;IF([.E84]&gt;0;&quot;💀&quot;&amp;[.E84];&quot;&quot;)&amp;COM.MICROSOFT.SWITCH([.F84];&quot;Claw&quot;;&quot;🐺&quot;;&quot;Fang&quot;;&quot;🦇&quot;;&quot;None&quot;;&quot;&quot;)&amp;CHAR(10)&amp;IF(LEN([.G84])&gt;0;&quot;→&quot;&amp;[.G84]&amp;&quot;&quot;;&quot;&quot;)&amp;IF(OR(LEN([.H84])&gt;0;LEN([.I84])&gt;0);CHAR(10);&quot;&quot;)&amp;IF(LEN([.H84])&gt;0;&quot;●=&quot;&amp;[.H84];&quot;&quot;)&amp;IF(LEN([.I84])&gt;0;&quot;  ⌛=&quot;&amp;[.I84];&quot;&quot;)&amp;IF(LEN([.J84])&gt;1;CHAR(10)&amp;[.J84];&quot;&quot;)" office:value-type="string" office:string-value="Vampire Lord🦇&#10;→∞×○|OB+∞●&#10;●=0  ⌛=2&#10;Costs 800 if trading in Vampire" calcext:value-type="string">
            <text:p>Vampire Lord🦇</text:p>
            <text:p>→∞×○|OB+∞●</text:p>
            <text:p>●=0  ⌛=2</text:p>
            <text:p>Costs 800 if trading in Vampire</text:p>
          </table:table-cell>
          <table:table-cell table:formula="of:=[$Monsters.C84]" office:value-type="float" office:value="1100" calcext:value-type="float">
            <text:p>1100</text:p>
          </table:table-cell>
          <table:table-cell table:formula="of:=[$Monsters.I84]" office:value-type="float" office:value="0" calcext:value-type="float">
            <text:p>0</text:p>
          </table:table-cell>
          <table:table-cell table:formula="of:=IF(LEN([$Monsters.J84])&gt;0;[$Monsters.J84];&quot;None&quot;)" office:value-type="string" office:string-value="Fang" calcext:value-type="string">
            <text:p>Fang</text:p>
          </table:table-cell>
          <table:table-cell table:number-matrix-columns-spanned="1" table:number-matrix-rows-spanned="1" table:formula="of:=COM.MICROSOFT.SWITCH([$Monsters.D84];1;&quot;○&quot;;&quot;N/A&quot;;&quot;&quot;;COM.MICROSOFT.CONCAT([$Monsters.D84];&quot;×&quot;;&quot;○&quot;;IF([$Monsters.G84]=&quot;Yes&quot;;&quot;|OB&quot;;&quot;&quot;); IF([$Monsters.F86]=&quot;Yes&quot;;&quot;|●&quot;;&quot;+∞●&quot;)))" office:value-type="string" office:string-value="∞×○|OB+∞●" calcext:value-type="string">
            <text:p>∞×○|OB+∞●</text:p>
          </table:table-cell>
          <table:table-cell table:formula="of:=IF([$Monsters.E84]=&quot;N/A&quot;;&quot;&quot;;[$Monsters.E84])" office:value-type="float" office:value="0" calcext:value-type="float">
            <text:p>0</text:p>
          </table:table-cell>
          <table:table-cell table:formula="of:=IF([$Monsters.H84]&gt;0;[$Monsters.H84];&quot;&quot;)" office:value-type="float" office:value="2" calcext:value-type="float">
            <text:p>2</text:p>
          </table:table-cell>
          <table:table-cell table:formula="of:=[$Monsters.K84]"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5]" office:value-type="string" office:string-value="Vampire Lord" calcext:value-type="string">
            <text:p>Vampire Lord</text:p>
          </table:table-cell>
          <table:table-cell table:formula="of:=[$Monsters.B85]" office:value-type="float" office:value="5" calcext:value-type="float">
            <text:p>5</text:p>
          </table:table-cell>
          <table:table-cell table:formula="of:=[.A85]&amp;IF([.E85]&gt;0;&quot;💀&quot;&amp;[.E85];&quot;&quot;)&amp;COM.MICROSOFT.SWITCH([.F85];&quot;Claw&quot;;&quot;🐺&quot;;&quot;Fang&quot;;&quot;🦇&quot;;&quot;None&quot;;&quot;&quot;)&amp;CHAR(10)&amp;IF(LEN([.G85])&gt;0;&quot;→&quot;&amp;[.G85]&amp;&quot;&quot;;&quot;&quot;)&amp;IF(OR(LEN([.H85])&gt;0;LEN([.I85])&gt;0);CHAR(10);&quot;&quot;)&amp;IF(LEN([.H85])&gt;0;&quot;●=&quot;&amp;[.H85];&quot;&quot;)&amp;IF(LEN([.I85])&gt;0;&quot;  ⌛=&quot;&amp;[.I85];&quot;&quot;)&amp;IF(LEN([.J85])&gt;1;CHAR(10)&amp;[.J85];&quot;&quot;)" office:value-type="string" office:string-value="Vampire Lord🦇&#10;→∞×○|OB+∞●&#10;●=0  ⌛=2&#10;Costs 800 if trading in Vampire" calcext:value-type="string">
            <text:p>Vampire Lord🦇</text:p>
            <text:p>→∞×○|OB+∞●</text:p>
            <text:p>●=0  ⌛=2</text:p>
            <text:p>Costs 800 if trading in Vampire</text:p>
          </table:table-cell>
          <table:table-cell table:formula="of:=[$Monsters.C85]" office:value-type="float" office:value="1100" calcext:value-type="float">
            <text:p>1100</text:p>
          </table:table-cell>
          <table:table-cell table:formula="of:=[$Monsters.I85]" office:value-type="float" office:value="0" calcext:value-type="float">
            <text:p>0</text:p>
          </table:table-cell>
          <table:table-cell table:formula="of:=IF(LEN([$Monsters.J85])&gt;0;[$Monsters.J85];&quot;None&quot;)" office:value-type="string" office:string-value="Fang" calcext:value-type="string">
            <text:p>Fang</text:p>
          </table:table-cell>
          <table:table-cell table:number-matrix-columns-spanned="1" table:number-matrix-rows-spanned="1" table:formula="of:=COM.MICROSOFT.SWITCH([$Monsters.D85];1;&quot;○&quot;;&quot;N/A&quot;;&quot;&quot;;COM.MICROSOFT.CONCAT([$Monsters.D85];&quot;×&quot;;&quot;○&quot;;IF([$Monsters.G85]=&quot;Yes&quot;;&quot;|OB&quot;;&quot;&quot;); IF([$Monsters.F87]=&quot;Yes&quot;;&quot;|●&quot;;&quot;+∞●&quot;)))" office:value-type="string" office:string-value="∞×○|OB+∞●" calcext:value-type="string">
            <text:p>∞×○|OB+∞●</text:p>
          </table:table-cell>
          <table:table-cell table:formula="of:=IF([$Monsters.E85]=&quot;N/A&quot;;&quot;&quot;;[$Monsters.E85])" office:value-type="float" office:value="0" calcext:value-type="float">
            <text:p>0</text:p>
          </table:table-cell>
          <table:table-cell table:formula="of:=IF([$Monsters.H85]&gt;0;[$Monsters.H85];&quot;&quot;)" office:value-type="float" office:value="2" calcext:value-type="float">
            <text:p>2</text:p>
          </table:table-cell>
          <table:table-cell table:formula="of:=[$Monsters.K85]" office:value-type="string" office:string-value="Costs 800 if trading in Vampire" calcext:value-type="string">
            <text:p>Costs 800 if trading in Vampire</text:p>
          </table:table-cell>
          <table:table-cell table:number-columns-repeated="1014"/>
        </table:table-row>
        <table:table-row table:style-name="ro6">
          <table:table-cell table:formula="of:=[$Monsters.A86]" office:value-type="string" office:string-value="Vampire Lord" calcext:value-type="string">
            <text:p>Vampire Lord</text:p>
          </table:table-cell>
          <table:table-cell table:formula="of:=[$Monsters.B86]" office:value-type="float" office:value="5" calcext:value-type="float">
            <text:p>5</text:p>
          </table:table-cell>
          <table:table-cell table:formula="of:=[.A86]&amp;IF([.E86]&gt;0;&quot;💀&quot;&amp;[.E86];&quot;&quot;)&amp;COM.MICROSOFT.SWITCH([.F86];&quot;Claw&quot;;&quot;🐺&quot;;&quot;Fang&quot;;&quot;🦇&quot;;&quot;None&quot;;&quot;&quot;)&amp;CHAR(10)&amp;IF(LEN([.G86])&gt;0;&quot;→&quot;&amp;[.G86]&amp;&quot;&quot;;&quot;&quot;)&amp;IF(OR(LEN([.H86])&gt;0;LEN([.I86])&gt;0);CHAR(10);&quot;&quot;)&amp;IF(LEN([.H86])&gt;0;&quot;●=&quot;&amp;[.H86];&quot;&quot;)&amp;IF(LEN([.I86])&gt;0;&quot;  ⌛=&quot;&amp;[.I86];&quot;&quot;)&amp;IF(LEN([.J86])&gt;1;CHAR(10)&amp;[.J86];&quot;&quot;)" office:value-type="string" office:string-value="Vampire Lord🦇&#10;→∞×○|OB+∞●&#10;●=0  ⌛=2&#10;Costs 800 if trading in Vampire" calcext:value-type="string">
            <text:p>Vampire Lord🦇</text:p>
            <text:p>→∞×○|OB+∞●</text:p>
            <text:p>●=0  ⌛=2</text:p>
            <text:p>Costs 800 if trading in Vampire</text:p>
          </table:table-cell>
          <table:table-cell table:formula="of:=[$Monsters.C86]" office:value-type="float" office:value="1100" calcext:value-type="float">
            <text:p>1100</text:p>
          </table:table-cell>
          <table:table-cell table:formula="of:=[$Monsters.I86]" office:value-type="float" office:value="0" calcext:value-type="float">
            <text:p>0</text:p>
          </table:table-cell>
          <table:table-cell table:formula="of:=IF(LEN([$Monsters.J86])&gt;0;[$Monsters.J86];&quot;None&quot;)" office:value-type="string" office:string-value="Fang" calcext:value-type="string">
            <text:p>Fang</text:p>
          </table:table-cell>
          <table:table-cell table:number-matrix-columns-spanned="1" table:number-matrix-rows-spanned="1" table:formula="of:=COM.MICROSOFT.SWITCH([$Monsters.D86];1;&quot;○&quot;;&quot;N/A&quot;;&quot;&quot;;COM.MICROSOFT.CONCAT([$Monsters.D86];&quot;×&quot;;&quot;○&quot;;IF([$Monsters.G86]=&quot;Yes&quot;;&quot;|OB&quot;;&quot;&quot;); IF([$Monsters.F88]=&quot;Yes&quot;;&quot;|●&quot;;&quot;+∞●&quot;)))" office:value-type="string" office:string-value="∞×○|OB+∞●" calcext:value-type="string">
            <text:p>∞×○|OB+∞●</text:p>
          </table:table-cell>
          <table:table-cell table:formula="of:=IF([$Monsters.E86]=&quot;N/A&quot;;&quot;&quot;;[$Monsters.E86])" office:value-type="float" office:value="0" calcext:value-type="float">
            <text:p>0</text:p>
          </table:table-cell>
          <table:table-cell table:formula="of:=IF([$Monsters.H86]&gt;0;[$Monsters.H86];&quot;&quot;)" office:value-type="float" office:value="2" calcext:value-type="float">
            <text:p>2</text:p>
          </table:table-cell>
          <table:table-cell table:formula="of:=[$Monsters.K86]" office:value-type="string" office:string-value="Costs 800 if trading in Vampire" calcext:value-type="string">
            <text:p>Costs 800 if trading in Vampire</text:p>
          </table:table-cell>
          <table:table-cell table:number-columns-repeated="1014"/>
        </table:table-row>
        <table:table-row table:style-name="ro7">
          <table:table-cell table:formula="of:=[$Monsters.A87]" office:value-type="float" office:value="0" calcext:value-type="float">
            <text:p>0</text:p>
          </table:table-cell>
          <table:table-cell table:formula="of:=[$Monsters.B87]" office:value-type="float" office:value="0" calcext:value-type="float">
            <text:p>0</text:p>
          </table:table-cell>
          <table:table-cell table:formula="of:=[.A87]&amp;IF([.E87]&gt;0;&quot;💀&quot;&amp;[.E87];&quot;&quot;)&amp;COM.MICROSOFT.SWITCH([.F87];&quot;Claw&quot;;&quot;🐺&quot;;&quot;Fang&quot;;&quot;🦇&quot;;&quot;None&quot;;&quot;&quot;)&amp;CHAR(10)&amp;IF(LEN([.G87])&gt;0;&quot;→&quot;&amp;[.G87]&amp;&quot;&quot;;&quot;&quot;)&amp;IF(OR(LEN([.H87])&gt;0;LEN([.I87])&gt;0);CHAR(10);&quot;&quot;)&amp;IF(LEN([.H87])&gt;0;&quot;●=&quot;&amp;[.H87];&quot;&quot;)&amp;IF(LEN([.I87])&gt;0;&quot;  ⌛=&quot;&amp;[.I87];&quot;&quot;)&amp;IF(LEN([.J87])&gt;1;CHAR(10)&amp;[.J87];&quot;&quot;)" office:value-type="string" office:string-value="0&#10;→×○+∞●&#10;●=0" calcext:value-type="string">
            <text:p>0</text:p>
            <text:p>→×○+∞●</text:p>
            <text:p>●=0</text:p>
          </table:table-cell>
          <table:table-cell table:formula="of:=[$Monsters.C87]" office:value-type="float" office:value="0" calcext:value-type="float">
            <text:p>0</text:p>
          </table:table-cell>
          <table:table-cell table:formula="of:=[$Monsters.I87]" office:value-type="float" office:value="0" calcext:value-type="float">
            <text:p>0</text:p>
          </table:table-cell>
          <table:table-cell table:formula="of:=IF(LEN([$Monsters.J87])&gt;0;[$Monsters.J87];&quot;None&quot;)" office:value-type="string" office:string-value="None" calcext:value-type="string">
            <text:p>None</text:p>
          </table:table-cell>
          <table:table-cell table:number-matrix-columns-spanned="1" table:number-matrix-rows-spanned="1" table:formula="of:=COM.MICROSOFT.SWITCH([$Monsters.D87];1;&quot;○&quot;;&quot;N/A&quot;;&quot;&quot;;COM.MICROSOFT.CONCAT([$Monsters.D87];&quot;×&quot;;&quot;○&quot;;IF([$Monsters.G87]=&quot;Yes&quot;;&quot;|OB&quot;;&quot;&quot;); IF([$Monsters.F89]=&quot;Yes&quot;;&quot;|●&quot;;&quot;+∞●&quot;)))" office:value-type="string" office:string-value="×○+∞●" calcext:value-type="string">
            <text:p>×○+∞●</text:p>
          </table:table-cell>
          <table:table-cell table:formula="of:=IF([$Monsters.E87]=&quot;N/A&quot;;&quot;&quot;;[$Monsters.E87])" office:value-type="float" office:value="0" calcext:value-type="float">
            <text:p>0</text:p>
          </table:table-cell>
          <table:table-cell table:formula="of:=IF([$Monsters.H87]&gt;0;[$Monsters.H87];&quot;&quot;)">
            <text:p/>
          </table:table-cell>
          <table:table-cell table:formula="of:=[$Monsters.K87]" office:value-type="float" office:value="0" calcext:value-type="float">
            <text:p>0</text:p>
          </table:table-cell>
          <table:table-cell table:number-columns-repeated="1014"/>
        </table:table-row>
        <table:table-row table:style-name="ro7">
          <table:table-cell table:formula="of:=[$Monsters.A88]" office:value-type="float" office:value="0" calcext:value-type="float">
            <text:p>0</text:p>
          </table:table-cell>
          <table:table-cell table:formula="of:=[$Monsters.B88]" office:value-type="float" office:value="0" calcext:value-type="float">
            <text:p>0</text:p>
          </table:table-cell>
          <table:table-cell table:formula="of:=[.A88]&amp;IF([.E88]&gt;0;&quot;💀&quot;&amp;[.E88];&quot;&quot;)&amp;COM.MICROSOFT.SWITCH([.F88];&quot;Claw&quot;;&quot;🐺&quot;;&quot;Fang&quot;;&quot;🦇&quot;;&quot;None&quot;;&quot;&quot;)&amp;CHAR(10)&amp;IF(LEN([.G88])&gt;0;&quot;→&quot;&amp;[.G88]&amp;&quot;&quot;;&quot;&quot;)&amp;IF(OR(LEN([.H88])&gt;0;LEN([.I88])&gt;0);CHAR(10);&quot;&quot;)&amp;IF(LEN([.H88])&gt;0;&quot;●=&quot;&amp;[.H88];&quot;&quot;)&amp;IF(LEN([.I88])&gt;0;&quot;  ⌛=&quot;&amp;[.I88];&quot;&quot;)&amp;IF(LEN([.J88])&gt;1;CHAR(10)&amp;[.J88];&quot;&quot;)" office:value-type="string" office:string-value="0&#10;→×○+∞●&#10;●=0" calcext:value-type="string">
            <text:p>0</text:p>
            <text:p>→×○+∞●</text:p>
            <text:p>●=0</text:p>
          </table:table-cell>
          <table:table-cell table:formula="of:=[$Monsters.C88]" office:value-type="float" office:value="0" calcext:value-type="float">
            <text:p>0</text:p>
          </table:table-cell>
          <table:table-cell table:formula="of:=[$Monsters.I88]" office:value-type="float" office:value="0" calcext:value-type="float">
            <text:p>0</text:p>
          </table:table-cell>
          <table:table-cell table:formula="of:=IF(LEN([$Monsters.J88])&gt;0;[$Monsters.J88];&quot;None&quot;)" office:value-type="string" office:string-value="None" calcext:value-type="string">
            <text:p>None</text:p>
          </table:table-cell>
          <table:table-cell table:number-matrix-columns-spanned="1" table:number-matrix-rows-spanned="1" table:formula="of:=COM.MICROSOFT.SWITCH([$Monsters.D88];1;&quot;○&quot;;&quot;N/A&quot;;&quot;&quot;;COM.MICROSOFT.CONCAT([$Monsters.D88];&quot;×&quot;;&quot;○&quot;;IF([$Monsters.G88]=&quot;Yes&quot;;&quot;|OB&quot;;&quot;&quot;); IF([$Monsters.F90]=&quot;Yes&quot;;&quot;|●&quot;;&quot;+∞●&quot;)))" office:value-type="string" office:string-value="×○+∞●" calcext:value-type="string">
            <text:p>×○+∞●</text:p>
          </table:table-cell>
          <table:table-cell table:formula="of:=IF([$Monsters.E88]=&quot;N/A&quot;;&quot;&quot;;[$Monsters.E88])" office:value-type="float" office:value="0" calcext:value-type="float">
            <text:p>0</text:p>
          </table:table-cell>
          <table:table-cell table:formula="of:=IF([$Monsters.H88]&gt;0;[$Monsters.H88];&quot;&quot;)">
            <text:p/>
          </table:table-cell>
          <table:table-cell table:formula="of:=[$Monsters.K88]" office:value-type="float" office:value="0" calcext:value-type="float">
            <text:p>0</text:p>
          </table:table-cell>
          <table:table-cell table:number-columns-repeated="1014"/>
        </table:table-row>
        <table:table-row table:style-name="ro7">
          <table:table-cell table:formula="of:=[$Monsters.A89]" office:value-type="float" office:value="0" calcext:value-type="float">
            <text:p>0</text:p>
          </table:table-cell>
          <table:table-cell table:formula="of:=[$Monsters.B89]" office:value-type="float" office:value="0" calcext:value-type="float">
            <text:p>0</text:p>
          </table:table-cell>
          <table:table-cell table:formula="of:=[.A89]&amp;IF([.E89]&gt;0;&quot;💀&quot;&amp;[.E89];&quot;&quot;)&amp;COM.MICROSOFT.SWITCH([.F89];&quot;Claw&quot;;&quot;🐺&quot;;&quot;Fang&quot;;&quot;🦇&quot;;&quot;None&quot;;&quot;&quot;)&amp;CHAR(10)&amp;IF(LEN([.G89])&gt;0;&quot;→&quot;&amp;[.G89]&amp;&quot;&quot;;&quot;&quot;)&amp;IF(OR(LEN([.H89])&gt;0;LEN([.I89])&gt;0);CHAR(10);&quot;&quot;)&amp;IF(LEN([.H89])&gt;0;&quot;●=&quot;&amp;[.H89];&quot;&quot;)&amp;IF(LEN([.I89])&gt;0;&quot;  ⌛=&quot;&amp;[.I89];&quot;&quot;)&amp;IF(LEN([.J89])&gt;1;CHAR(10)&amp;[.J89];&quot;&quot;)" office:value-type="string" office:string-value="0&#10;→×○+∞●&#10;●=0" calcext:value-type="string">
            <text:p>0</text:p>
            <text:p>→×○+∞●</text:p>
            <text:p>●=0</text:p>
          </table:table-cell>
          <table:table-cell table:formula="of:=[$Monsters.C89]" office:value-type="float" office:value="0" calcext:value-type="float">
            <text:p>0</text:p>
          </table:table-cell>
          <table:table-cell table:formula="of:=[$Monsters.I89]" office:value-type="float" office:value="0" calcext:value-type="float">
            <text:p>0</text:p>
          </table:table-cell>
          <table:table-cell table:formula="of:=IF(LEN([$Monsters.J89])&gt;0;[$Monsters.J89];&quot;None&quot;)" office:value-type="string" office:string-value="None" calcext:value-type="string">
            <text:p>None</text:p>
          </table:table-cell>
          <table:table-cell table:number-matrix-columns-spanned="1" table:number-matrix-rows-spanned="1" table:formula="of:=COM.MICROSOFT.SWITCH([$Monsters.D89];1;&quot;○&quot;;&quot;N/A&quot;;&quot;&quot;;COM.MICROSOFT.CONCAT([$Monsters.D89];&quot;×&quot;;&quot;○&quot;;IF([$Monsters.G89]=&quot;Yes&quot;;&quot;|OB&quot;;&quot;&quot;); IF([$Monsters.F91]=&quot;Yes&quot;;&quot;|●&quot;;&quot;+∞●&quot;)))" office:value-type="string" office:string-value="×○+∞●" calcext:value-type="string">
            <text:p>×○+∞●</text:p>
          </table:table-cell>
          <table:table-cell table:formula="of:=IF([$Monsters.E89]=&quot;N/A&quot;;&quot;&quot;;[$Monsters.E89])" office:value-type="float" office:value="0" calcext:value-type="float">
            <text:p>0</text:p>
          </table:table-cell>
          <table:table-cell table:formula="of:=IF([$Monsters.H89]&gt;0;[$Monsters.H89];&quot;&quot;)">
            <text:p/>
          </table:table-cell>
          <table:table-cell table:formula="of:=[$Monsters.K89]" office:value-type="float" office:value="0" calcext:value-type="float">
            <text:p>0</text:p>
          </table:table-cell>
          <table:table-cell table:number-columns-repeated="1014"/>
        </table:table-row>
        <table:table-row table:style-name="ro7">
          <table:table-cell table:formula="of:=[$Monsters.A90]" office:value-type="float" office:value="0" calcext:value-type="float">
            <text:p>0</text:p>
          </table:table-cell>
          <table:table-cell table:formula="of:=[$Monsters.B90]" office:value-type="float" office:value="0" calcext:value-type="float">
            <text:p>0</text:p>
          </table:table-cell>
          <table:table-cell table:formula="of:=[.A90]&amp;IF([.E90]&gt;0;&quot;💀&quot;&amp;[.E90];&quot;&quot;)&amp;COM.MICROSOFT.SWITCH([.F90];&quot;Claw&quot;;&quot;🐺&quot;;&quot;Fang&quot;;&quot;🦇&quot;;&quot;None&quot;;&quot;&quot;)&amp;CHAR(10)&amp;IF(LEN([.G90])&gt;0;&quot;→&quot;&amp;[.G90]&amp;&quot;&quot;;&quot;&quot;)&amp;IF(OR(LEN([.H90])&gt;0;LEN([.I90])&gt;0);CHAR(10);&quot;&quot;)&amp;IF(LEN([.H90])&gt;0;&quot;●=&quot;&amp;[.H90];&quot;&quot;)&amp;IF(LEN([.I90])&gt;0;&quot;  ⌛=&quot;&amp;[.I90];&quot;&quot;)&amp;IF(LEN([.J90])&gt;1;CHAR(10)&amp;[.J90];&quot;&quot;)" office:value-type="string" office:string-value="0&#10;→×○+∞●&#10;●=0" calcext:value-type="string">
            <text:p>0</text:p>
            <text:p>→×○+∞●</text:p>
            <text:p>●=0</text:p>
          </table:table-cell>
          <table:table-cell table:formula="of:=[$Monsters.C90]" office:value-type="float" office:value="0" calcext:value-type="float">
            <text:p>0</text:p>
          </table:table-cell>
          <table:table-cell table:formula="of:=[$Monsters.I90]" office:value-type="float" office:value="0" calcext:value-type="float">
            <text:p>0</text:p>
          </table:table-cell>
          <table:table-cell table:formula="of:=IF(LEN([$Monsters.J90])&gt;0;[$Monsters.J90];&quot;None&quot;)" office:value-type="string" office:string-value="None" calcext:value-type="string">
            <text:p>None</text:p>
          </table:table-cell>
          <table:table-cell table:number-matrix-columns-spanned="1" table:number-matrix-rows-spanned="1" table:formula="of:=COM.MICROSOFT.SWITCH([$Monsters.D90];1;&quot;○&quot;;&quot;N/A&quot;;&quot;&quot;;COM.MICROSOFT.CONCAT([$Monsters.D90];&quot;×&quot;;&quot;○&quot;;IF([$Monsters.G90]=&quot;Yes&quot;;&quot;|OB&quot;;&quot;&quot;); IF([$Monsters.F92]=&quot;Yes&quot;;&quot;|●&quot;;&quot;+∞●&quot;)))" office:value-type="string" office:string-value="×○+∞●" calcext:value-type="string">
            <text:p>×○+∞●</text:p>
          </table:table-cell>
          <table:table-cell table:formula="of:=IF([$Monsters.E90]=&quot;N/A&quot;;&quot;&quot;;[$Monsters.E90])" office:value-type="float" office:value="0" calcext:value-type="float">
            <text:p>0</text:p>
          </table:table-cell>
          <table:table-cell table:formula="of:=IF([$Monsters.H90]&gt;0;[$Monsters.H90];&quot;&quot;)">
            <text:p/>
          </table:table-cell>
          <table:table-cell table:formula="of:=[$Monsters.K90]" office:value-type="float" office:value="0" calcext:value-type="float">
            <text:p>0</text:p>
          </table:table-cell>
          <table:table-cell table:number-columns-repeated="1014"/>
        </table:table-row>
        <table:table-row table:style-name="ro7">
          <table:table-cell table:formula="of:=[$Monsters.A91]" office:value-type="float" office:value="0" calcext:value-type="float">
            <text:p>0</text:p>
          </table:table-cell>
          <table:table-cell table:formula="of:=[$Monsters.B91]" office:value-type="float" office:value="0" calcext:value-type="float">
            <text:p>0</text:p>
          </table:table-cell>
          <table:table-cell table:formula="of:=[.A91]&amp;IF([.E91]&gt;0;&quot;💀&quot;&amp;[.E91];&quot;&quot;)&amp;COM.MICROSOFT.SWITCH([.F91];&quot;Claw&quot;;&quot;🐺&quot;;&quot;Fang&quot;;&quot;🦇&quot;;&quot;None&quot;;&quot;&quot;)&amp;CHAR(10)&amp;IF(LEN([.G91])&gt;0;&quot;→&quot;&amp;[.G91]&amp;&quot;&quot;;&quot;&quot;)&amp;IF(OR(LEN([.H91])&gt;0;LEN([.I91])&gt;0);CHAR(10);&quot;&quot;)&amp;IF(LEN([.H91])&gt;0;&quot;●=&quot;&amp;[.H91];&quot;&quot;)&amp;IF(LEN([.I91])&gt;0;&quot;  ⌛=&quot;&amp;[.I91];&quot;&quot;)&amp;IF(LEN([.J91])&gt;1;CHAR(10)&amp;[.J91];&quot;&quot;)" office:value-type="string" office:string-value="0&#10;→×○+∞●&#10;●=0" calcext:value-type="string">
            <text:p>0</text:p>
            <text:p>→×○+∞●</text:p>
            <text:p>●=0</text:p>
          </table:table-cell>
          <table:table-cell table:formula="of:=[$Monsters.C91]" office:value-type="float" office:value="0" calcext:value-type="float">
            <text:p>0</text:p>
          </table:table-cell>
          <table:table-cell table:formula="of:=[$Monsters.I91]" office:value-type="float" office:value="0" calcext:value-type="float">
            <text:p>0</text:p>
          </table:table-cell>
          <table:table-cell table:formula="of:=IF(LEN([$Monsters.J91])&gt;0;[$Monsters.J91];&quot;None&quot;)" office:value-type="string" office:string-value="None" calcext:value-type="string">
            <text:p>None</text:p>
          </table:table-cell>
          <table:table-cell table:number-matrix-columns-spanned="1" table:number-matrix-rows-spanned="1" table:formula="of:=COM.MICROSOFT.SWITCH([$Monsters.D91];1;&quot;○&quot;;&quot;N/A&quot;;&quot;&quot;;COM.MICROSOFT.CONCAT([$Monsters.D91];&quot;×&quot;;&quot;○&quot;;IF([$Monsters.G91]=&quot;Yes&quot;;&quot;|OB&quot;;&quot;&quot;); IF([$Monsters.F93]=&quot;Yes&quot;;&quot;|●&quot;;&quot;+∞●&quot;)))" office:value-type="string" office:string-value="×○+∞●" calcext:value-type="string">
            <text:p>×○+∞●</text:p>
          </table:table-cell>
          <table:table-cell table:formula="of:=IF([$Monsters.E91]=&quot;N/A&quot;;&quot;&quot;;[$Monsters.E91])" office:value-type="float" office:value="0" calcext:value-type="float">
            <text:p>0</text:p>
          </table:table-cell>
          <table:table-cell table:formula="of:=IF([$Monsters.H91]&gt;0;[$Monsters.H91];&quot;&quot;)">
            <text:p/>
          </table:table-cell>
          <table:table-cell table:formula="of:=[$Monsters.K91]" office:value-type="float" office:value="0" calcext:value-type="float">
            <text:p>0</text:p>
          </table:table-cell>
          <table:table-cell table:number-columns-repeated="1014"/>
        </table:table-row>
        <table:table-row table:style-name="ro7">
          <table:table-cell table:formula="of:=[$Monsters.A92]" office:value-type="float" office:value="0" calcext:value-type="float">
            <text:p>0</text:p>
          </table:table-cell>
          <table:table-cell table:formula="of:=[$Monsters.B92]" office:value-type="float" office:value="0" calcext:value-type="float">
            <text:p>0</text:p>
          </table:table-cell>
          <table:table-cell table:formula="of:=[.A92]&amp;IF([.E92]&gt;0;&quot;💀&quot;&amp;[.E92];&quot;&quot;)&amp;COM.MICROSOFT.SWITCH([.F92];&quot;Claw&quot;;&quot;🐺&quot;;&quot;Fang&quot;;&quot;🦇&quot;;&quot;None&quot;;&quot;&quot;)&amp;CHAR(10)&amp;IF(LEN([.G92])&gt;0;&quot;→&quot;&amp;[.G92]&amp;&quot;&quot;;&quot;&quot;)&amp;IF(OR(LEN([.H92])&gt;0;LEN([.I92])&gt;0);CHAR(10);&quot;&quot;)&amp;IF(LEN([.H92])&gt;0;&quot;●=&quot;&amp;[.H92];&quot;&quot;)&amp;IF(LEN([.I92])&gt;0;&quot;  ⌛=&quot;&amp;[.I92];&quot;&quot;)&amp;IF(LEN([.J92])&gt;1;CHAR(10)&amp;[.J92];&quot;&quot;)" office:value-type="string" office:string-value="0&#10;→×○+∞●&#10;●=0" calcext:value-type="string">
            <text:p>0</text:p>
            <text:p>→×○+∞●</text:p>
            <text:p>●=0</text:p>
          </table:table-cell>
          <table:table-cell table:formula="of:=[$Monsters.C92]" office:value-type="float" office:value="0" calcext:value-type="float">
            <text:p>0</text:p>
          </table:table-cell>
          <table:table-cell table:formula="of:=[$Monsters.I92]" office:value-type="float" office:value="0" calcext:value-type="float">
            <text:p>0</text:p>
          </table:table-cell>
          <table:table-cell table:formula="of:=IF(LEN([$Monsters.J92])&gt;0;[$Monsters.J92];&quot;None&quot;)" office:value-type="string" office:string-value="None" calcext:value-type="string">
            <text:p>None</text:p>
          </table:table-cell>
          <table:table-cell table:number-matrix-columns-spanned="1" table:number-matrix-rows-spanned="1" table:formula="of:=COM.MICROSOFT.SWITCH([$Monsters.D92];1;&quot;○&quot;;&quot;N/A&quot;;&quot;&quot;;COM.MICROSOFT.CONCAT([$Monsters.D92];&quot;×&quot;;&quot;○&quot;;IF([$Monsters.G92]=&quot;Yes&quot;;&quot;|OB&quot;;&quot;&quot;); IF([$Monsters.F94]=&quot;Yes&quot;;&quot;|●&quot;;&quot;+∞●&quot;)))" office:value-type="string" office:string-value="×○+∞●" calcext:value-type="string">
            <text:p>×○+∞●</text:p>
          </table:table-cell>
          <table:table-cell table:formula="of:=IF([$Monsters.E92]=&quot;N/A&quot;;&quot;&quot;;[$Monsters.E92])" office:value-type="float" office:value="0" calcext:value-type="float">
            <text:p>0</text:p>
          </table:table-cell>
          <table:table-cell table:formula="of:=IF([$Monsters.H92]&gt;0;[$Monsters.H92];&quot;&quot;)">
            <text:p/>
          </table:table-cell>
          <table:table-cell table:formula="of:=[$Monsters.K92]" office:value-type="float" office:value="0" calcext:value-type="float">
            <text:p>0</text:p>
          </table:table-cell>
          <table:table-cell table:number-columns-repeated="1014"/>
        </table:table-row>
        <table:table-row table:style-name="ro4" table:number-rows-repeated="1048483">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Monsters.A1:Monsters.A1048576"/>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n" fo:country="AU" style:font-name-asian="Microsoft YaHei" style:language-asian="zh" style:country-asian="CN" style:font-name-complex="Lucida Sans" style:language-complex="hi" style:country-complex="IN"/>
    </style:default-style>
    <number:number-style style:name="N0">
      <number:number number:min-integer-digits="1"/>
    </number:number-style>
    <number:date-style style:name="N109">
      <number:day/>
      <number:text>/</number:text>
      <number:month number:style="long"/>
      <number:text>/</number:text>
      <number:year number:style="long"/>
    </number:date-style>
    <number:date-style style:name="N110">
      <number:day/>
      <number:text>-</number:text>
      <number:month number:textual="true"/>
      <number:text>-</number:text>
      <number:year/>
    </number:date-style>
    <number:date-style style:name="N111">
      <number:day/>
      <number:text>-</number:text>
      <number:month number:textual="true"/>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currency-style style:name="N123P0" style:volatile="true">
      <number:text> </number:text>
      <number:currency-symbol/>
      <number:fill-character> </number:fill-character>
      <number:number number:decimal-places="0" number:min-decimal-places="0" number:min-integer-digits="1" number:grouping="true"/>
      <number:text> </number:text>
    </number:currency-style>
    <number:currency-style style:name="N123P1" style:volatile="true">
      <number:text>-</number:text>
      <number:currency-symbol/>
      <number:fill-character> </number:fill-character>
      <number:number number:decimal-places="0" number:min-decimal-places="0" number:min-integer-digits="1" number:grouping="true"/>
      <number:text> </number:text>
    </number:currency-style>
    <number:currency-style style:name="N123P2" style:volatile="true">
      <number:text> </number:text>
      <number:currency-symbol/>
      <number:fill-character> </number:fill-character>
      <number:text>- </number:text>
    </number:currency-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5P0" style:volatile="true">
      <number:text> </number:text>
      <number:currency-symbol/>
      <number:fill-character> </number:fill-character>
      <number:number number:decimal-places="2" number:min-decimal-places="2" number:min-integer-digits="1" number:grouping="true"/>
      <number:text> </number:text>
    </number:currency-style>
    <number:currency-style style:name="N125P1" style:volatile="true">
      <number:text>-</number:text>
      <number:currency-symbol/>
      <number:fill-character> </number:fill-character>
      <number:number number:decimal-places="2" number:min-decimal-places="2" number:min-integer-digits="1" number:grouping="true"/>
      <number:text> </number:text>
    </number:currency-style>
    <number:currency-style style:name="N125P2" style:volatile="true">
      <number:text> </number:text>
      <number:currency-symbol/>
      <number:fill-character> </number:fill-character>
      <number:text>-</number:text>
      <number:number number:decimal-places="0" number:min-decimal-places="0" number:min-integer-digits="0"/>
      <number:text> </number:text>
    </number:currency-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hase_20_Colours" style:display-name="PageStyle_Phase Colours" style:page-layout-name="Mpm3">
      <style:header style:display="false"/>
      <style:header-left style:display="false"/>
      <style:footer style:display="false"/>
      <style:footer-left style:display="false"/>
    </style:master-page>
    <style:master-page style:name="PageStyle_5f_CSV" style:display-name="PageStyle_CSV" style:page-layout-name="Mpm4">
      <style:header style:display="false"/>
      <style:header-left style:display="false"/>
      <style:footer style:display="false"/>
      <style:footer-left style:display="false"/>
    </style:master-page>
    <style:master-page style:name="PageStyle_5f_Monsters" style:display-name="PageStyle_Monsters" style:page-layout-name="Mpm3">
      <style:header style:display="false"/>
      <style:header-left style:display="false"/>
      <style:footer style:display="false"/>
      <style:footer-left style:display="false"/>
    </style:master-page>
    <style:master-page style:name="PageStyle_5f_Board18Sheet" style:display-name="PageStyle_Board18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0-21T11:40:59</meta:creation-date>
    <meta:initial-creator>Lachlan</meta:initial-creator>
    <dc:language>en-AU</dc:language>
    <meta:print-date>2020-10-12T21:07:03</meta:print-date>
    <dc:date>2020-11-13T13:51:24.753000000</dc:date>
    <meta:editing-cycles>7</meta:editing-cycles>
    <meta:editing-duration>PT1H59M11S</meta:editing-duration>
    <meta:generator>LibreOffice/7.0.3.1$Windows_X86_64 LibreOffice_project/d7547858d014d4cf69878db179d326fc3483e082</meta:generator>
    <meta:document-statistic meta:table-count="4" meta:cell-count="3063"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